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2.221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083cm"/>
    </style:style>
    <style:style style:name="co11" style:family="table-column">
      <style:table-column-properties fo:break-before="auto" style:column-width="3.528cm"/>
    </style:style>
    <style:style style:name="co12" style:family="table-column">
      <style:table-column-properties fo:break-before="auto" style:column-width="3.8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no open-clos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1009" table:default-cell-style-name="ce1"/>
        <table:table-row table:style-name="ro1">
          <table:table-cell office:value-type="string">
            <text:p>Clients</text:p>
          </table:table-cell>
          <table:table-cell table:style-name="ce2" office:value-type="string">
            <text:p>Open_avg</text:p>
          </table:table-cell>
          <table:table-cell table:style-name="ce2" office:value-type="string">
            <text:p>Open_std</text:p>
          </table:table-cell>
          <table:table-cell table:style-name="ce2" office:value-type="string">
            <text:p>Begin_avg</text:p>
          </table:table-cell>
          <table:table-cell table:style-name="ce2" office:value-type="string">
            <text:p>Begin_std</text:p>
          </table:table-cell>
          <table:table-cell table:style-name="ce2" office:value-type="string">
            <text:p>Commit_avg</text:p>
          </table:table-cell>
          <table:table-cell table:style-name="ce2" office:value-type="string">
            <text:p>Commit_std</text:p>
          </table:table-cell>
          <table:table-cell table:style-name="ce2" office:value-type="string">
            <text:p>Close_avg</text:p>
          </table:table-cell>
          <table:table-cell table:style-name="ce2" office:value-type="string">
            <text:p>Close_std</text:p>
          </table:table-cell>
          <table:table-cell table:style-name="ce2" office:value-type="string">
            <text:p>Tot_avg</text:p>
          </table:table-cell>
          <table:table-cell office:value-type="string">
            <text:p>Server_threads</text:p>
          </table:table-cell>
          <table:table-cell office:value-type="string">
            <text:p>min_e</text:p>
          </table:table-cell>
          <table:table-cell office:value-type="string">
            <text:p>max_e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8.537">
            <text:p>8,537</text:p>
          </table:table-cell>
          <table:table-cell table:style-name="ce3" office:value-type="float" office:value="5.071">
            <text:p>5,071</text:p>
          </table:table-cell>
          <table:table-cell table:style-name="ce3" office:value-type="float" office:value="2.225">
            <text:p>2,225</text:p>
          </table:table-cell>
          <table:table-cell table:style-name="ce3" office:value-type="float" office:value="0.725">
            <text:p>0,725</text:p>
          </table:table-cell>
          <table:table-cell table:style-name="ce3" office:value-type="float" office:value="4.014">
            <text:p>4,014</text:p>
          </table:table-cell>
          <table:table-cell table:style-name="ce3" office:value-type="float" office:value="0.979">
            <text:p>0,979</text:p>
          </table:table-cell>
          <table:table-cell table:style-name="ce3" office:value-type="float" office:value="0.572">
            <text:p>0,572</text:p>
          </table:table-cell>
          <table:table-cell table:style-name="ce3" office:value-type="float" office:value="0.117">
            <text:p>0,117</text:p>
          </table:table-cell>
          <table:table-cell table:style-name="ce3" table:formula="of:=([.B2]+([.D2]+[.F2])*100+[.H2])/1000" office:value-type="float" office:value="0.633009">
            <text:p>0,6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2];&quot;/delay=&quot;;[.L2];&quot;ms&quot;)" office:value-type="string" office:string-value="Threads=1/delay=0ms">
            <text:p>Threads=1/delay=0ms</text:p>
          </table:table-cell>
          <table:table-cell/>
          <table:table-cell>
            <draw:frame table:end-cell-address="'no open-close'.AA31" table:end-x="0.836cm" table:end-y="0.03cm" draw:z-index="0" draw:style-name="gr1" svg:width="25.641cm" svg:height="13.125cm" svg:x="0.034cm" svg:y="0.002cm">
              <draw:object draw:notify-on-update-of-ranges="'no open-close'.A2:'no open-close'.A11 'no open-close'.N2:'no open-close'.N2 'no open-close'.B2:'no open-close'.B11 'no open-close'.N12:'no open-close'.N12 'no open-close'.B12:'no open-close'.B21 'no open-close'.N23:'no open-close'.N23 'no open-close'.B22:'no open-close'.B31 'no open-close'.N32:'no open-close'.N32 'no open-close'.B32:'no open-close'.B41 'no open-close'.N42:'no open-close'.N42 'no open-close'.B42:'no open-close'.B51 'no open-close'.N52:'no open-close'.N52 'no open-close'.B52:'no open-close'.B61 'no open-close'.N62:'no open-close'.N62 'no open-close'.B62:'no open-close'.B71 'no open-close'.N72:'no open-close'.N72 'no open-close'.B72:'no open-close'.B81 'no open-close'.N82:'no open-close'.N82 'no open-close'.B82:'no open-close'.B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3.602">
            <text:p>23,602</text:p>
          </table:table-cell>
          <table:table-cell table:style-name="ce3" office:value-type="float" office:value="14.348">
            <text:p>14,348</text:p>
          </table:table-cell>
          <table:table-cell table:style-name="ce3" office:value-type="float" office:value="3.761">
            <text:p>3,761</text:p>
          </table:table-cell>
          <table:table-cell table:style-name="ce3" office:value-type="float" office:value="1.381">
            <text:p>1,381</text:p>
          </table:table-cell>
          <table:table-cell table:style-name="ce3" office:value-type="float" office:value="7.145">
            <text:p>7,145</text:p>
          </table:table-cell>
          <table:table-cell table:style-name="ce3" office:value-type="float" office:value="2.377">
            <text:p>2,377</text:p>
          </table:table-cell>
          <table:table-cell table:style-name="ce3" office:value-type="float" office:value="1.827">
            <text:p>1,827</text:p>
          </table:table-cell>
          <table:table-cell table:style-name="ce3" office:value-type="float" office:value="2.155">
            <text:p>2,155</text:p>
          </table:table-cell>
          <table:table-cell table:style-name="ce3" table:formula="of:=([.B3]+([.D3]+[.F3])*100+[.H3])/1000" office:value-type="float" office:value="1.116029">
            <text:p>1,1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];&quot;/delay=&quot;;[.L3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5.765">
            <text:p>35,765</text:p>
          </table:table-cell>
          <table:table-cell table:style-name="ce3" office:value-type="float" office:value="21.906">
            <text:p>21,906</text:p>
          </table:table-cell>
          <table:table-cell table:style-name="ce3" office:value-type="float" office:value="6.833">
            <text:p>6,833</text:p>
          </table:table-cell>
          <table:table-cell table:style-name="ce3" office:value-type="float" office:value="2.124">
            <text:p>2,124</text:p>
          </table:table-cell>
          <table:table-cell table:style-name="ce3" office:value-type="float" office:value="13.133">
            <text:p>13,133</text:p>
          </table:table-cell>
          <table:table-cell table:style-name="ce3" office:value-type="float" office:value="3.523">
            <text:p>3,523</text:p>
          </table:table-cell>
          <table:table-cell table:style-name="ce3" office:value-type="float" office:value="3.156">
            <text:p>3,156</text:p>
          </table:table-cell>
          <table:table-cell table:style-name="ce3" office:value-type="float" office:value="3.236">
            <text:p>3,236</text:p>
          </table:table-cell>
          <table:table-cell table:style-name="ce3" table:formula="of:=([.B4]+([.D4]+[.F4])*100+[.H4])/1000" office:value-type="float" office:value="2.035521">
            <text:p>2,0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];&quot;/delay=&quot;;[.L4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48.597">
            <text:p>48,597</text:p>
          </table:table-cell>
          <table:table-cell table:style-name="ce3" office:value-type="float" office:value="29.507">
            <text:p>29,507</text:p>
          </table:table-cell>
          <table:table-cell table:style-name="ce3" office:value-type="float" office:value="12.509">
            <text:p>12,509</text:p>
          </table:table-cell>
          <table:table-cell table:style-name="ce3" office:value-type="float" office:value="2.712">
            <text:p>2,712</text:p>
          </table:table-cell>
          <table:table-cell table:style-name="ce3" office:value-type="float" office:value="21.243">
            <text:p>21,243</text:p>
          </table:table-cell>
          <table:table-cell table:style-name="ce3" office:value-type="float" office:value="3.894">
            <text:p>3,894</text:p>
          </table:table-cell>
          <table:table-cell table:style-name="ce3" office:value-type="float" office:value="6.187">
            <text:p>6,187</text:p>
          </table:table-cell>
          <table:table-cell table:style-name="ce3" office:value-type="float" office:value="5.197">
            <text:p>5,197</text:p>
          </table:table-cell>
          <table:table-cell table:style-name="ce3" table:formula="of:=([.B5]+([.D5]+[.F5])*100+[.H5])/1000" office:value-type="float" office:value="3.429984">
            <text:p>3,4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5];&quot;/delay=&quot;;[.L5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67.24">
            <text:p>67,240</text:p>
          </table:table-cell>
          <table:table-cell table:style-name="ce3" office:value-type="float" office:value="44.794">
            <text:p>44,794</text:p>
          </table:table-cell>
          <table:table-cell table:style-name="ce3" office:value-type="float" office:value="17.485">
            <text:p>17,485</text:p>
          </table:table-cell>
          <table:table-cell table:style-name="ce3" office:value-type="float" office:value="3.224">
            <text:p>3,224</text:p>
          </table:table-cell>
          <table:table-cell table:style-name="ce3" office:value-type="float" office:value="27.769">
            <text:p>27,769</text:p>
          </table:table-cell>
          <table:table-cell table:style-name="ce3" office:value-type="float" office:value="4.642">
            <text:p>4,642</text:p>
          </table:table-cell>
          <table:table-cell table:style-name="ce3" office:value-type="float" office:value="10.093">
            <text:p>10,093</text:p>
          </table:table-cell>
          <table:table-cell table:style-name="ce3" office:value-type="float" office:value="7.339">
            <text:p>7,339</text:p>
          </table:table-cell>
          <table:table-cell table:style-name="ce3" table:formula="of:=([.B6]+([.D6]+[.F6])*100+[.H6])/1000" office:value-type="float" office:value="4.602733">
            <text:p>4,6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];&quot;/delay=&quot;;[.L6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91.141">
            <text:p>91,141</text:p>
          </table:table-cell>
          <table:table-cell table:style-name="ce3" office:value-type="float" office:value="67.217">
            <text:p>67,217</text:p>
          </table:table-cell>
          <table:table-cell table:style-name="ce3" office:value-type="float" office:value="23.25">
            <text:p>23,250</text:p>
          </table:table-cell>
          <table:table-cell table:style-name="ce3" office:value-type="float" office:value="4.361">
            <text:p>4,361</text:p>
          </table:table-cell>
          <table:table-cell table:style-name="ce3" office:value-type="float" office:value="35.12">
            <text:p>35,120</text:p>
          </table:table-cell>
          <table:table-cell table:style-name="ce3" office:value-type="float" office:value="6.337">
            <text:p>6,337</text:p>
          </table:table-cell>
          <table:table-cell table:style-name="ce3" office:value-type="float" office:value="12.375">
            <text:p>12,375</text:p>
          </table:table-cell>
          <table:table-cell table:style-name="ce3" office:value-type="float" office:value="9.234">
            <text:p>9,234</text:p>
          </table:table-cell>
          <table:table-cell table:style-name="ce3" table:formula="of:=([.B7]+([.D7]+[.F7])*100+[.H7])/1000" office:value-type="float" office:value="5.940516">
            <text:p>5,9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];&quot;/delay=&quot;;[.L7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137.666">
            <text:p>137,666</text:p>
          </table:table-cell>
          <table:table-cell table:style-name="ce3" office:value-type="float" office:value="112.799">
            <text:p>112,799</text:p>
          </table:table-cell>
          <table:table-cell table:style-name="ce3" office:value-type="float" office:value="28.954">
            <text:p>28,954</text:p>
          </table:table-cell>
          <table:table-cell table:style-name="ce3" office:value-type="float" office:value="4.142">
            <text:p>4,142</text:p>
          </table:table-cell>
          <table:table-cell table:style-name="ce3" office:value-type="float" office:value="42.536">
            <text:p>42,536</text:p>
          </table:table-cell>
          <table:table-cell table:style-name="ce3" office:value-type="float" office:value="6.606">
            <text:p>6,606</text:p>
          </table:table-cell>
          <table:table-cell table:style-name="ce3" office:value-type="float" office:value="15.485">
            <text:p>15,485</text:p>
          </table:table-cell>
          <table:table-cell table:style-name="ce3" office:value-type="float" office:value="11.615">
            <text:p>11,615</text:p>
          </table:table-cell>
          <table:table-cell table:style-name="ce3" table:formula="of:=([.B8]+([.D8]+[.F8])*100+[.H8])/1000" office:value-type="float" office:value="7.302151">
            <text:p>7,30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8];&quot;/delay=&quot;;[.L8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65.663">
            <text:p>165,663</text:p>
          </table:table-cell>
          <table:table-cell table:style-name="ce3" office:value-type="float" office:value="141.395">
            <text:p>141,395</text:p>
          </table:table-cell>
          <table:table-cell table:style-name="ce3" office:value-type="float" office:value="34.604">
            <text:p>34,604</text:p>
          </table:table-cell>
          <table:table-cell table:style-name="ce3" office:value-type="float" office:value="4.653">
            <text:p>4,653</text:p>
          </table:table-cell>
          <table:table-cell table:style-name="ce3" office:value-type="float" office:value="50.185">
            <text:p>50,185</text:p>
          </table:table-cell>
          <table:table-cell table:style-name="ce3" office:value-type="float" office:value="7.451">
            <text:p>7,451</text:p>
          </table:table-cell>
          <table:table-cell table:style-name="ce3" office:value-type="float" office:value="18.538">
            <text:p>18,538</text:p>
          </table:table-cell>
          <table:table-cell table:style-name="ce3" office:value-type="float" office:value="12.803">
            <text:p>12,803</text:p>
          </table:table-cell>
          <table:table-cell table:style-name="ce3" table:formula="of:=([.B9]+([.D9]+[.F9])*100+[.H9])/1000" office:value-type="float" office:value="8.663101">
            <text:p>8,6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9];&quot;/delay=&quot;;[.L9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215.81">
            <text:p>215,810</text:p>
          </table:table-cell>
          <table:table-cell table:style-name="ce3" office:value-type="float" office:value="188.833">
            <text:p>188,833</text:p>
          </table:table-cell>
          <table:table-cell table:style-name="ce3" office:value-type="float" office:value="41.447">
            <text:p>41,447</text:p>
          </table:table-cell>
          <table:table-cell table:style-name="ce3" office:value-type="float" office:value="5.889">
            <text:p>5,889</text:p>
          </table:table-cell>
          <table:table-cell table:style-name="ce3" office:value-type="float" office:value="58.975">
            <text:p>58,975</text:p>
          </table:table-cell>
          <table:table-cell table:style-name="ce3" office:value-type="float" office:value="9.331">
            <text:p>9,331</text:p>
          </table:table-cell>
          <table:table-cell table:style-name="ce3" office:value-type="float" office:value="21.015">
            <text:p>21,015</text:p>
          </table:table-cell>
          <table:table-cell table:style-name="ce3" office:value-type="float" office:value="14.642">
            <text:p>14,642</text:p>
          </table:table-cell>
          <table:table-cell table:style-name="ce3" table:formula="of:=([.B10]+([.D10]+[.F10])*100+[.H10])/1000" office:value-type="float" office:value="10.279025">
            <text:p>10,2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10];&quot;/delay=&quot;;[.L10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75.74">
            <text:p>275,740</text:p>
          </table:table-cell>
          <table:table-cell table:style-name="ce3" office:value-type="float" office:value="245.302">
            <text:p>245,302</text:p>
          </table:table-cell>
          <table:table-cell table:style-name="ce3" office:value-type="float" office:value="48.671">
            <text:p>48,671</text:p>
          </table:table-cell>
          <table:table-cell table:style-name="ce3" office:value-type="float" office:value="6.943">
            <text:p>6,943</text:p>
          </table:table-cell>
          <table:table-cell table:style-name="ce3" office:value-type="float" office:value="68.552">
            <text:p>68,552</text:p>
          </table:table-cell>
          <table:table-cell table:style-name="ce3" office:value-type="float" office:value="10.996">
            <text:p>10,996</text:p>
          </table:table-cell>
          <table:table-cell table:style-name="ce3" office:value-type="float" office:value="24.42">
            <text:p>24,420</text:p>
          </table:table-cell>
          <table:table-cell table:style-name="ce3" office:value-type="float" office:value="17.348">
            <text:p>17,348</text:p>
          </table:table-cell>
          <table:table-cell table:style-name="ce3" table:formula="of:=([.B11]+([.D11]+[.F11])*100+[.H11])/1000" office:value-type="float" office:value="12.02246">
            <text:p>12,0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11];&quot;/delay=&quot;;[.L11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8.035">
            <text:p>8,035</text:p>
          </table:table-cell>
          <table:table-cell table:style-name="ce3" office:value-type="float" office:value="3.869">
            <text:p>3,869</text:p>
          </table:table-cell>
          <table:table-cell table:style-name="ce3" office:value-type="float" office:value="1.365">
            <text:p>1,365</text:p>
          </table:table-cell>
          <table:table-cell table:style-name="ce3" office:value-type="float" office:value="0.521">
            <text:p>0,521</text:p>
          </table:table-cell>
          <table:table-cell table:style-name="ce3" office:value-type="float" office:value="2.338">
            <text:p>2,338</text:p>
          </table:table-cell>
          <table:table-cell table:style-name="ce3" office:value-type="float" office:value="0.703">
            <text:p>0,703</text:p>
          </table:table-cell>
          <table:table-cell table:style-name="ce3" office:value-type="float" office:value="0.731">
            <text:p>0,731</text:p>
          </table:table-cell>
          <table:table-cell table:style-name="ce3" office:value-type="float" office:value="0.268">
            <text:p>0,268</text:p>
          </table:table-cell>
          <table:table-cell table:style-name="ce3" table:formula="of:=([.B12]+([.D12]+[.F12])*100+[.H12])/1000" office:value-type="float" office:value="0.379066">
            <text:p>0,37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2];&quot;/delay=&quot;;[.L12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5.803">
            <text:p>15,803</text:p>
          </table:table-cell>
          <table:table-cell table:style-name="ce3" office:value-type="float" office:value="8.081">
            <text:p>8,081</text:p>
          </table:table-cell>
          <table:table-cell table:style-name="ce3" office:value-type="float" office:value="1.667">
            <text:p>1,667</text:p>
          </table:table-cell>
          <table:table-cell table:style-name="ce3" office:value-type="float" office:value="0.837">
            <text:p>0,837</text:p>
          </table:table-cell>
          <table:table-cell table:style-name="ce3" office:value-type="float" office:value="2.558">
            <text:p>2,558</text:p>
          </table:table-cell>
          <table:table-cell table:style-name="ce3" office:value-type="float" office:value="1.007">
            <text:p>1,007</text:p>
          </table:table-cell>
          <table:table-cell table:style-name="ce3" office:value-type="float" office:value="0.644">
            <text:p>0,644</text:p>
          </table:table-cell>
          <table:table-cell table:style-name="ce3" office:value-type="float" office:value="0.187">
            <text:p>0,187</text:p>
          </table:table-cell>
          <table:table-cell table:style-name="ce3" table:formula="of:=([.B13]+([.D13]+[.F13])*100+[.H13])/1000" office:value-type="float" office:value="0.438947">
            <text:p>0,43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3];&quot;/delay=&quot;;[.L13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4.358">
            <text:p>24,358</text:p>
          </table:table-cell>
          <table:table-cell table:style-name="ce3" office:value-type="float" office:value="13.173">
            <text:p>13,173</text:p>
          </table:table-cell>
          <table:table-cell table:style-name="ce3" office:value-type="float" office:value="2.131">
            <text:p>2,131</text:p>
          </table:table-cell>
          <table:table-cell table:style-name="ce3" office:value-type="float" office:value="1.265">
            <text:p>1,265</text:p>
          </table:table-cell>
          <table:table-cell table:style-name="ce3" office:value-type="float" office:value="3.199">
            <text:p>3,199</text:p>
          </table:table-cell>
          <table:table-cell table:style-name="ce3" office:value-type="float" office:value="1.518">
            <text:p>1,518</text:p>
          </table:table-cell>
          <table:table-cell table:style-name="ce3" office:value-type="float" office:value="0.793">
            <text:p>0,793</text:p>
          </table:table-cell>
          <table:table-cell table:style-name="ce3" office:value-type="float" office:value="0.573">
            <text:p>0,573</text:p>
          </table:table-cell>
          <table:table-cell table:style-name="ce3" table:formula="of:=([.B14]+([.D14]+[.F14])*100+[.H14])/1000" office:value-type="float" office:value="0.558151">
            <text:p>0,55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4];&quot;/delay=&quot;;[.L14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1.894">
            <text:p>31,894</text:p>
          </table:table-cell>
          <table:table-cell table:style-name="ce3" office:value-type="float" office:value="17.522">
            <text:p>17,522</text:p>
          </table:table-cell>
          <table:table-cell table:style-name="ce3" office:value-type="float" office:value="3.406">
            <text:p>3,406</text:p>
          </table:table-cell>
          <table:table-cell table:style-name="ce3" office:value-type="float" office:value="1.963">
            <text:p>1,963</text:p>
          </table:table-cell>
          <table:table-cell table:style-name="ce3" office:value-type="float" office:value="4.672">
            <text:p>4,672</text:p>
          </table:table-cell>
          <table:table-cell table:style-name="ce3" office:value-type="float" office:value="2.468">
            <text:p>2,468</text:p>
          </table:table-cell>
          <table:table-cell table:style-name="ce3" office:value-type="float" office:value="1.08">
            <text:p>1,080</text:p>
          </table:table-cell>
          <table:table-cell table:style-name="ce3" office:value-type="float" office:value="0.804">
            <text:p>0,804</text:p>
          </table:table-cell>
          <table:table-cell table:style-name="ce3" table:formula="of:=([.B15]+([.D15]+[.F15])*100+[.H15])/1000" office:value-type="float" office:value="0.840774">
            <text:p>0,84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5];&quot;/delay=&quot;;[.L15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41.448">
            <text:p>41,448</text:p>
          </table:table-cell>
          <table:table-cell table:style-name="ce3" office:value-type="float" office:value="22.519">
            <text:p>22,519</text:p>
          </table:table-cell>
          <table:table-cell table:style-name="ce3" office:value-type="float" office:value="5.092">
            <text:p>5,092</text:p>
          </table:table-cell>
          <table:table-cell table:style-name="ce3" office:value-type="float" office:value="2.381">
            <text:p>2,381</text:p>
          </table:table-cell>
          <table:table-cell table:style-name="ce3" office:value-type="float" office:value="7.505">
            <text:p>7,505</text:p>
          </table:table-cell>
          <table:table-cell table:style-name="ce3" office:value-type="float" office:value="3.916">
            <text:p>3,916</text:p>
          </table:table-cell>
          <table:table-cell table:style-name="ce3" office:value-type="float" office:value="1.433">
            <text:p>1,433</text:p>
          </table:table-cell>
          <table:table-cell table:style-name="ce3" office:value-type="float" office:value="1.808">
            <text:p>1,808</text:p>
          </table:table-cell>
          <table:table-cell table:style-name="ce3" table:formula="of:=([.B16]+([.D16]+[.F16])*100+[.H16])/1000" office:value-type="float" office:value="1.302581">
            <text:p>1,30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6];&quot;/delay=&quot;;[.L16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54.542">
            <text:p>54,542</text:p>
          </table:table-cell>
          <table:table-cell table:style-name="ce3" office:value-type="float" office:value="30.564">
            <text:p>30,564</text:p>
          </table:table-cell>
          <table:table-cell table:style-name="ce3" office:value-type="float" office:value="8.169">
            <text:p>8,169</text:p>
          </table:table-cell>
          <table:table-cell table:style-name="ce3" office:value-type="float" office:value="3.06">
            <text:p>3,060</text:p>
          </table:table-cell>
          <table:table-cell table:style-name="ce3" office:value-type="float" office:value="13.842">
            <text:p>13,842</text:p>
          </table:table-cell>
          <table:table-cell table:style-name="ce3" office:value-type="float" office:value="5.362">
            <text:p>5,362</text:p>
          </table:table-cell>
          <table:table-cell table:style-name="ce3" office:value-type="float" office:value="2.734">
            <text:p>2,734</text:p>
          </table:table-cell>
          <table:table-cell table:style-name="ce3" office:value-type="float" office:value="3.243">
            <text:p>3,243</text:p>
          </table:table-cell>
          <table:table-cell table:style-name="ce3" table:formula="of:=([.B17]+([.D17]+[.F17])*100+[.H17])/1000" office:value-type="float" office:value="2.258376">
            <text:p>2,25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7];&quot;/delay=&quot;;[.L17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63.928">
            <text:p>63,928</text:p>
          </table:table-cell>
          <table:table-cell table:style-name="ce3" office:value-type="float" office:value="38.71">
            <text:p>38,710</text:p>
          </table:table-cell>
          <table:table-cell table:style-name="ce3" office:value-type="float" office:value="15.886">
            <text:p>15,886</text:p>
          </table:table-cell>
          <table:table-cell table:style-name="ce3" office:value-type="float" office:value="4.777">
            <text:p>4,777</text:p>
          </table:table-cell>
          <table:table-cell table:style-name="ce3" office:value-type="float" office:value="25.907">
            <text:p>25,907</text:p>
          </table:table-cell>
          <table:table-cell table:style-name="ce3" office:value-type="float" office:value="6.897">
            <text:p>6,897</text:p>
          </table:table-cell>
          <table:table-cell table:style-name="ce3" office:value-type="float" office:value="5.068">
            <text:p>5,068</text:p>
          </table:table-cell>
          <table:table-cell table:style-name="ce3" office:value-type="float" office:value="5.336">
            <text:p>5,336</text:p>
          </table:table-cell>
          <table:table-cell table:style-name="ce3" table:formula="of:=([.B18]+([.D18]+[.F18])*100+[.H18])/1000" office:value-type="float" office:value="4.248296">
            <text:p>4,24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8];&quot;/delay=&quot;;[.L18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83.141">
            <text:p>83,141</text:p>
          </table:table-cell>
          <table:table-cell table:style-name="ce3" office:value-type="float" office:value="59.99">
            <text:p>59,990</text:p>
          </table:table-cell>
          <table:table-cell table:style-name="ce3" office:value-type="float" office:value="24.63">
            <text:p>24,630</text:p>
          </table:table-cell>
          <table:table-cell table:style-name="ce3" office:value-type="float" office:value="4.951">
            <text:p>4,951</text:p>
          </table:table-cell>
          <table:table-cell table:style-name="ce3" office:value-type="float" office:value="36.884">
            <text:p>36,884</text:p>
          </table:table-cell>
          <table:table-cell table:style-name="ce3" office:value-type="float" office:value="7.261">
            <text:p>7,261</text:p>
          </table:table-cell>
          <table:table-cell table:style-name="ce3" office:value-type="float" office:value="8.329">
            <text:p>8,329</text:p>
          </table:table-cell>
          <table:table-cell table:style-name="ce3" office:value-type="float" office:value="9.428">
            <text:p>9,428</text:p>
          </table:table-cell>
          <table:table-cell table:style-name="ce3" table:formula="of:=([.B19]+([.D19]+[.F19])*100+[.H19])/1000" office:value-type="float" office:value="6.24287">
            <text:p>6,24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9];&quot;/delay=&quot;;[.L19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15.541">
            <text:p>115,541</text:p>
          </table:table-cell>
          <table:table-cell table:style-name="ce3" office:value-type="float" office:value="99.929">
            <text:p>99,929</text:p>
          </table:table-cell>
          <table:table-cell table:style-name="ce3" office:value-type="float" office:value="33.267">
            <text:p>33,267</text:p>
          </table:table-cell>
          <table:table-cell table:style-name="ce3" office:value-type="float" office:value="7.146">
            <text:p>7,146</text:p>
          </table:table-cell>
          <table:table-cell table:style-name="ce3" office:value-type="float" office:value="48.456">
            <text:p>48,456</text:p>
          </table:table-cell>
          <table:table-cell table:style-name="ce3" office:value-type="float" office:value="10.461">
            <text:p>10,461</text:p>
          </table:table-cell>
          <table:table-cell table:style-name="ce3" office:value-type="float" office:value="11.516">
            <text:p>11,516</text:p>
          </table:table-cell>
          <table:table-cell table:style-name="ce3" office:value-type="float" office:value="12.945">
            <text:p>12,945</text:p>
          </table:table-cell>
          <table:table-cell table:style-name="ce3" table:formula="of:=([.B20]+([.D20]+[.F20])*100+[.H20])/1000" office:value-type="float" office:value="8.299357">
            <text:p>8,29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20];&quot;/delay=&quot;;[.L20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39.436">
            <text:p>139,436</text:p>
          </table:table-cell>
          <table:table-cell table:style-name="ce3" office:value-type="float" office:value="128.126">
            <text:p>128,126</text:p>
          </table:table-cell>
          <table:table-cell table:style-name="ce3" office:value-type="float" office:value="46.992">
            <text:p>46,992</text:p>
          </table:table-cell>
          <table:table-cell table:style-name="ce3" office:value-type="float" office:value="8.581">
            <text:p>8,581</text:p>
          </table:table-cell>
          <table:table-cell table:style-name="ce3" office:value-type="float" office:value="66.511">
            <text:p>66,511</text:p>
          </table:table-cell>
          <table:table-cell table:style-name="ce3" office:value-type="float" office:value="12.786">
            <text:p>12,786</text:p>
          </table:table-cell>
          <table:table-cell table:style-name="ce3" office:value-type="float" office:value="14.97">
            <text:p>14,970</text:p>
          </table:table-cell>
          <table:table-cell table:style-name="ce3" office:value-type="float" office:value="17.135">
            <text:p>17,135</text:p>
          </table:table-cell>
          <table:table-cell table:style-name="ce3" table:formula="of:=([.B21]+([.D21]+[.F21])*100+[.H21])/1000" office:value-type="float" office:value="11.504706">
            <text:p>11,50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21];&quot;/delay=&quot;;[.L21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7.705">
            <text:p>7,705</text:p>
          </table:table-cell>
          <table:table-cell table:style-name="ce3" office:value-type="float" office:value="3.3">
            <text:p>3,300</text:p>
          </table:table-cell>
          <table:table-cell table:style-name="ce3" office:value-type="float" office:value="1.347">
            <text:p>1,347</text:p>
          </table:table-cell>
          <table:table-cell table:style-name="ce3" office:value-type="float" office:value="0.565">
            <text:p>0,565</text:p>
          </table:table-cell>
          <table:table-cell table:style-name="ce3" office:value-type="float" office:value="2.182">
            <text:p>2,182</text:p>
          </table:table-cell>
          <table:table-cell table:style-name="ce3" office:value-type="float" office:value="0.68">
            <text:p>0,680</text:p>
          </table:table-cell>
          <table:table-cell table:style-name="ce3" office:value-type="float" office:value="0.564">
            <text:p>0,564</text:p>
          </table:table-cell>
          <table:table-cell table:style-name="ce3" office:value-type="float" office:value="0.082">
            <text:p>0,082</text:p>
          </table:table-cell>
          <table:table-cell table:style-name="ce3" table:formula="of:=([.B22]+([.D22]+[.F22])*100+[.H22])/1000" office:value-type="float" office:value="0.361169">
            <text:p>0,36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2];&quot;/delay=&quot;;[.L22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4.843">
            <text:p>14,843</text:p>
          </table:table-cell>
          <table:table-cell table:style-name="ce3" office:value-type="float" office:value="8.343">
            <text:p>8,343</text:p>
          </table:table-cell>
          <table:table-cell table:style-name="ce3" office:value-type="float" office:value="1.531">
            <text:p>1,531</text:p>
          </table:table-cell>
          <table:table-cell table:style-name="ce3" office:value-type="float" office:value="0.803">
            <text:p>0,803</text:p>
          </table:table-cell>
          <table:table-cell table:style-name="ce3" office:value-type="float" office:value="2.433">
            <text:p>2,433</text:p>
          </table:table-cell>
          <table:table-cell table:style-name="ce3" office:value-type="float" office:value="1.016">
            <text:p>1,016</text:p>
          </table:table-cell>
          <table:table-cell table:style-name="ce3" office:value-type="float" office:value="0.903">
            <text:p>0,903</text:p>
          </table:table-cell>
          <table:table-cell table:style-name="ce3" office:value-type="float" office:value="0.572">
            <text:p>0,572</text:p>
          </table:table-cell>
          <table:table-cell table:style-name="ce3" table:formula="of:=([.B23]+([.D23]+[.F23])*100+[.H23])/1000" office:value-type="float" office:value="0.412146">
            <text:p>0,4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3];&quot;/delay=&quot;;[.L23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3.579">
            <text:p>23,579</text:p>
          </table:table-cell>
          <table:table-cell table:style-name="ce3" office:value-type="float" office:value="12.643">
            <text:p>12,643</text:p>
          </table:table-cell>
          <table:table-cell table:style-name="ce3" office:value-type="float" office:value="1.944">
            <text:p>1,944</text:p>
          </table:table-cell>
          <table:table-cell table:style-name="ce3" office:value-type="float" office:value="1.122">
            <text:p>1,122</text:p>
          </table:table-cell>
          <table:table-cell table:style-name="ce3" office:value-type="float" office:value="2.924">
            <text:p>2,924</text:p>
          </table:table-cell>
          <table:table-cell table:style-name="ce3" office:value-type="float" office:value="1.419">
            <text:p>1,419</text:p>
          </table:table-cell>
          <table:table-cell table:style-name="ce3" office:value-type="float" office:value="0.966">
            <text:p>0,966</text:p>
          </table:table-cell>
          <table:table-cell table:style-name="ce3" office:value-type="float" office:value="0.722">
            <text:p>0,722</text:p>
          </table:table-cell>
          <table:table-cell table:style-name="ce3" table:formula="of:=([.B24]+([.D24]+[.F24])*100+[.H24])/1000" office:value-type="float" office:value="0.511345">
            <text:p>0,5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4];&quot;/delay=&quot;;[.L24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0.174">
            <text:p>30,174</text:p>
          </table:table-cell>
          <table:table-cell table:style-name="ce3" office:value-type="float" office:value="17.088">
            <text:p>17,088</text:p>
          </table:table-cell>
          <table:table-cell table:style-name="ce3" office:value-type="float" office:value="2.499">
            <text:p>2,499</text:p>
          </table:table-cell>
          <table:table-cell table:style-name="ce3" office:value-type="float" office:value="1.484">
            <text:p>1,484</text:p>
          </table:table-cell>
          <table:table-cell table:style-name="ce3" office:value-type="float" office:value="3.872">
            <text:p>3,872</text:p>
          </table:table-cell>
          <table:table-cell table:style-name="ce3" office:value-type="float" office:value="2.073">
            <text:p>2,073</text:p>
          </table:table-cell>
          <table:table-cell table:style-name="ce3" office:value-type="float" office:value="1.03">
            <text:p>1,030</text:p>
          </table:table-cell>
          <table:table-cell table:style-name="ce3" office:value-type="float" office:value="0.712">
            <text:p>0,712</text:p>
          </table:table-cell>
          <table:table-cell table:style-name="ce3" table:formula="of:=([.B25]+([.D25]+[.F25])*100+[.H25])/1000" office:value-type="float" office:value="0.668304">
            <text:p>0,66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5];&quot;/delay=&quot;;[.L25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40.472">
            <text:p>40,472</text:p>
          </table:table-cell>
          <table:table-cell table:style-name="ce3" office:value-type="float" office:value="21.241">
            <text:p>21,241</text:p>
          </table:table-cell>
          <table:table-cell table:style-name="ce3" office:value-type="float" office:value="3.307">
            <text:p>3,307</text:p>
          </table:table-cell>
          <table:table-cell table:style-name="ce3" office:value-type="float" office:value="1.779">
            <text:p>1,779</text:p>
          </table:table-cell>
          <table:table-cell table:style-name="ce3" office:value-type="float" office:value="5.384">
            <text:p>5,384</text:p>
          </table:table-cell>
          <table:table-cell table:style-name="ce3" office:value-type="float" office:value="2.743">
            <text:p>2,743</text:p>
          </table:table-cell>
          <table:table-cell table:style-name="ce3" office:value-type="float" office:value="1.305">
            <text:p>1,305</text:p>
          </table:table-cell>
          <table:table-cell table:style-name="ce3" office:value-type="float" office:value="0.923">
            <text:p>0,923</text:p>
          </table:table-cell>
          <table:table-cell table:style-name="ce3" table:formula="of:=([.B26]+([.D26]+[.F26])*100+[.H26])/1000" office:value-type="float" office:value="0.910877">
            <text:p>0,9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6];&quot;/delay=&quot;;[.L26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49.512">
            <text:p>49,512</text:p>
          </table:table-cell>
          <table:table-cell table:style-name="ce3" office:value-type="float" office:value="26.164">
            <text:p>26,164</text:p>
          </table:table-cell>
          <table:table-cell table:style-name="ce3" office:value-type="float" office:value="5.454">
            <text:p>5,454</text:p>
          </table:table-cell>
          <table:table-cell table:style-name="ce3" office:value-type="float" office:value="2.986">
            <text:p>2,986</text:p>
          </table:table-cell>
          <table:table-cell table:style-name="ce3" office:value-type="float" office:value="9.259">
            <text:p>9,259</text:p>
          </table:table-cell>
          <table:table-cell table:style-name="ce3" office:value-type="float" office:value="4.497">
            <text:p>4,497</text:p>
          </table:table-cell>
          <table:table-cell table:style-name="ce3" office:value-type="float" office:value="1.636">
            <text:p>1,636</text:p>
          </table:table-cell>
          <table:table-cell table:style-name="ce3" office:value-type="float" office:value="1.862">
            <text:p>1,862</text:p>
          </table:table-cell>
          <table:table-cell table:style-name="ce3" table:formula="of:=([.B27]+([.D27]+[.F27])*100+[.H27])/1000" office:value-type="float" office:value="1.522448">
            <text:p>1,5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7];&quot;/delay=&quot;;[.L27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60.718">
            <text:p>60,718</text:p>
          </table:table-cell>
          <table:table-cell table:style-name="ce3" office:value-type="float" office:value="34.748">
            <text:p>34,748</text:p>
          </table:table-cell>
          <table:table-cell table:style-name="ce3" office:value-type="float" office:value="10.059">
            <text:p>10,059</text:p>
          </table:table-cell>
          <table:table-cell table:style-name="ce3" office:value-type="float" office:value="4.159">
            <text:p>4,159</text:p>
          </table:table-cell>
          <table:table-cell table:style-name="ce3" office:value-type="float" office:value="17.045">
            <text:p>17,045</text:p>
          </table:table-cell>
          <table:table-cell table:style-name="ce3" office:value-type="float" office:value="6.084">
            <text:p>6,084</text:p>
          </table:table-cell>
          <table:table-cell table:style-name="ce3" office:value-type="float" office:value="3.32">
            <text:p>3,320</text:p>
          </table:table-cell>
          <table:table-cell table:style-name="ce3" office:value-type="float" office:value="4.987">
            <text:p>4,987</text:p>
          </table:table-cell>
          <table:table-cell table:style-name="ce3" table:formula="of:=([.B28]+([.D28]+[.F28])*100+[.H28])/1000" office:value-type="float" office:value="2.774438">
            <text:p>2,77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8];&quot;/delay=&quot;;[.L28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72.763">
            <text:p>72,763</text:p>
          </table:table-cell>
          <table:table-cell table:style-name="ce3" office:value-type="float" office:value="48.456">
            <text:p>48,456</text:p>
          </table:table-cell>
          <table:table-cell table:style-name="ce3" office:value-type="float" office:value="17.089">
            <text:p>17,089</text:p>
          </table:table-cell>
          <table:table-cell table:style-name="ce3" office:value-type="float" office:value="5.088">
            <text:p>5,088</text:p>
          </table:table-cell>
          <table:table-cell table:style-name="ce3" office:value-type="float" office:value="27.668">
            <text:p>27,668</text:p>
          </table:table-cell>
          <table:table-cell table:style-name="ce3" office:value-type="float" office:value="7.562">
            <text:p>7,562</text:p>
          </table:table-cell>
          <table:table-cell table:style-name="ce3" office:value-type="float" office:value="5.215">
            <text:p>5,215</text:p>
          </table:table-cell>
          <table:table-cell table:style-name="ce3" office:value-type="float" office:value="6.488">
            <text:p>6,488</text:p>
          </table:table-cell>
          <table:table-cell table:style-name="ce3" table:formula="of:=([.B29]+([.D29]+[.F29])*100+[.H29])/1000" office:value-type="float" office:value="4.553678">
            <text:p>4,55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9];&quot;/delay=&quot;;[.L29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92.903">
            <text:p>92,903</text:p>
          </table:table-cell>
          <table:table-cell table:style-name="ce3" office:value-type="float" office:value="73.954">
            <text:p>73,954</text:p>
          </table:table-cell>
          <table:table-cell table:style-name="ce3" office:value-type="float" office:value="24.941">
            <text:p>24,941</text:p>
          </table:table-cell>
          <table:table-cell table:style-name="ce3" office:value-type="float" office:value="5.69">
            <text:p>5,690</text:p>
          </table:table-cell>
          <table:table-cell table:style-name="ce3" office:value-type="float" office:value="38.498">
            <text:p>38,498</text:p>
          </table:table-cell>
          <table:table-cell table:style-name="ce3" office:value-type="float" office:value="8.943">
            <text:p>8,943</text:p>
          </table:table-cell>
          <table:table-cell table:style-name="ce3" office:value-type="float" office:value="7.605">
            <text:p>7,605</text:p>
          </table:table-cell>
          <table:table-cell table:style-name="ce3" office:value-type="float" office:value="8.765">
            <text:p>8,765</text:p>
          </table:table-cell>
          <table:table-cell table:style-name="ce3" table:formula="of:=([.B30]+([.D30]+[.F30])*100+[.H30])/1000" office:value-type="float" office:value="6.444408">
            <text:p>6,44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30];&quot;/delay=&quot;;[.L30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22.694">
            <text:p>122,694</text:p>
          </table:table-cell>
          <table:table-cell table:style-name="ce3" office:value-type="float" office:value="107.427">
            <text:p>107,427</text:p>
          </table:table-cell>
          <table:table-cell table:style-name="ce3" office:value-type="float" office:value="35.495">
            <text:p>35,495</text:p>
          </table:table-cell>
          <table:table-cell table:style-name="ce3" office:value-type="float" office:value="7.434">
            <text:p>7,434</text:p>
          </table:table-cell>
          <table:table-cell table:style-name="ce3" office:value-type="float" office:value="51.708">
            <text:p>51,708</text:p>
          </table:table-cell>
          <table:table-cell table:style-name="ce3" office:value-type="float" office:value="10.906">
            <text:p>10,906</text:p>
          </table:table-cell>
          <table:table-cell table:style-name="ce3" office:value-type="float" office:value="11.801">
            <text:p>11,801</text:p>
          </table:table-cell>
          <table:table-cell table:style-name="ce3" office:value-type="float" office:value="13.39">
            <text:p>13,390</text:p>
          </table:table-cell>
          <table:table-cell table:style-name="ce3" table:formula="of:=([.B31]+([.D31]+[.F31])*100+[.H31])/1000" office:value-type="float" office:value="8.854795">
            <text:p>8,85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31];&quot;/delay=&quot;;[.L31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6.376">
            <text:p>6,376</text:p>
          </table:table-cell>
          <table:table-cell table:style-name="ce3" office:value-type="float" office:value="2.469">
            <text:p>2,469</text:p>
          </table:table-cell>
          <table:table-cell table:style-name="ce3" office:value-type="float" office:value="1.878">
            <text:p>1,878</text:p>
          </table:table-cell>
          <table:table-cell table:style-name="ce3" office:value-type="float" office:value="0.907">
            <text:p>0,907</text:p>
          </table:table-cell>
          <table:table-cell table:style-name="ce3" office:value-type="float" office:value="3.259">
            <text:p>3,259</text:p>
          </table:table-cell>
          <table:table-cell table:style-name="ce3" office:value-type="float" office:value="1.791">
            <text:p>1,791</text:p>
          </table:table-cell>
          <table:table-cell table:style-name="ce3" office:value-type="float" office:value="0.773">
            <text:p>0,773</text:p>
          </table:table-cell>
          <table:table-cell table:style-name="ce3" office:value-type="float" office:value="0.367">
            <text:p>0,367</text:p>
          </table:table-cell>
          <table:table-cell table:style-name="ce3" table:formula="of:=([.B32]+([.D32]+[.F32])*100+[.H32])/1000" office:value-type="float" office:value="0.520849">
            <text:p>0,52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2];&quot;/delay=&quot;;[.L32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6.261">
            <text:p>16,261</text:p>
          </table:table-cell>
          <table:table-cell table:style-name="ce3" office:value-type="float" office:value="8.881">
            <text:p>8,881</text:p>
          </table:table-cell>
          <table:table-cell table:style-name="ce3" office:value-type="float" office:value="2.714">
            <text:p>2,714</text:p>
          </table:table-cell>
          <table:table-cell table:style-name="ce3" office:value-type="float" office:value="1.404">
            <text:p>1,404</text:p>
          </table:table-cell>
          <table:table-cell table:style-name="ce3" office:value-type="float" office:value="5.016">
            <text:p>5,016</text:p>
          </table:table-cell>
          <table:table-cell table:style-name="ce3" office:value-type="float" office:value="2.57">
            <text:p>2,570</text:p>
          </table:table-cell>
          <table:table-cell table:style-name="ce3" office:value-type="float" office:value="1.005">
            <text:p>1,005</text:p>
          </table:table-cell>
          <table:table-cell table:style-name="ce3" office:value-type="float" office:value="0.746">
            <text:p>0,746</text:p>
          </table:table-cell>
          <table:table-cell table:style-name="ce3" table:formula="of:=([.B33]+([.D33]+[.F33])*100+[.H33])/1000" office:value-type="float" office:value="0.790266">
            <text:p>0,79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3];&quot;/delay=&quot;;[.L33];&quot;ms&quot;)" office:value-type="string" office:string-value="Threads=2/delay=0ms">
            <text:p>Threads=2/delay=0ms</text:p>
          </table:table-cell>
          <table:table-cell/>
          <table:table-cell>
            <draw:frame table:end-cell-address="'no open-close'.AA62" table:end-x="0.836cm" table:end-y="0.029cm" draw:z-index="1" draw:style-name="gr1" svg:width="25.641cm" svg:height="13.125cm" svg:x="0.034cm" svg:y="0.001cm">
              <draw:object draw:notify-on-update-of-ranges="'no open-close'.A2:'no open-close'.A11 'no open-close'.N2:'no open-close'.N2 'no open-close'.D2:'no open-close'.D11 'no open-close'.N12:'no open-close'.N12 'no open-close'.D12:'no open-close'.D21 'no open-close'.N23:'no open-close'.N23 'no open-close'.D22:'no open-close'.D31 'no open-close'.N32:'no open-close'.N32 'no open-close'.D32:'no open-close'.D41 'no open-close'.N42:'no open-close'.N42 'no open-close'.D42:'no open-close'.D51 'no open-close'.N52:'no open-close'.N52 'no open-close'.D52:'no open-close'.D61 'no open-close'.N62:'no open-close'.N62 'no open-close'.D62:'no open-close'.D71 'no open-close'.N72:'no open-close'.N72 'no open-close'.D72:'no open-close'.D81 'no open-close'.N82:'no open-close'.N82 'no open-close'.D82:'no open-close'.D9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8.655">
            <text:p>28,655</text:p>
          </table:table-cell>
          <table:table-cell table:style-name="ce3" office:value-type="float" office:value="18.371">
            <text:p>18,371</text:p>
          </table:table-cell>
          <table:table-cell table:style-name="ce3" office:value-type="float" office:value="4.678">
            <text:p>4,678</text:p>
          </table:table-cell>
          <table:table-cell table:style-name="ce3" office:value-type="float" office:value="3.13">
            <text:p>3,130</text:p>
          </table:table-cell>
          <table:table-cell table:style-name="ce3" office:value-type="float" office:value="8.613">
            <text:p>8,613</text:p>
          </table:table-cell>
          <table:table-cell table:style-name="ce3" office:value-type="float" office:value="5.132">
            <text:p>5,132</text:p>
          </table:table-cell>
          <table:table-cell table:style-name="ce3" office:value-type="float" office:value="1.153">
            <text:p>1,153</text:p>
          </table:table-cell>
          <table:table-cell table:style-name="ce3" office:value-type="float" office:value="0.866">
            <text:p>0,866</text:p>
          </table:table-cell>
          <table:table-cell table:style-name="ce3" table:formula="of:=([.B34]+([.D34]+[.F34])*100+[.H34])/1000" office:value-type="float" office:value="1.358908">
            <text:p>1,35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4];&quot;/delay=&quot;;[.L34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41.93">
            <text:p>41,930</text:p>
          </table:table-cell>
          <table:table-cell table:style-name="ce3" office:value-type="float" office:value="27.45">
            <text:p>27,450</text:p>
          </table:table-cell>
          <table:table-cell table:style-name="ce3" office:value-type="float" office:value="8.203">
            <text:p>8,203</text:p>
          </table:table-cell>
          <table:table-cell table:style-name="ce3" office:value-type="float" office:value="6.628">
            <text:p>6,628</text:p>
          </table:table-cell>
          <table:table-cell table:style-name="ce3" office:value-type="float" office:value="14.692">
            <text:p>14,692</text:p>
          </table:table-cell>
          <table:table-cell table:style-name="ce3" office:value-type="float" office:value="10.159">
            <text:p>10,159</text:p>
          </table:table-cell>
          <table:table-cell table:style-name="ce3" office:value-type="float" office:value="1.9">
            <text:p>1,900</text:p>
          </table:table-cell>
          <table:table-cell table:style-name="ce3" office:value-type="float" office:value="1.93">
            <text:p>1,930</text:p>
          </table:table-cell>
          <table:table-cell table:style-name="ce3" table:formula="of:=([.B35]+([.D35]+[.F35])*100+[.H35])/1000" office:value-type="float" office:value="2.33333">
            <text:p>2,33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5];&quot;/delay=&quot;;[.L35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50.3">
            <text:p>50,300</text:p>
          </table:table-cell>
          <table:table-cell table:style-name="ce3" office:value-type="float" office:value="31.526">
            <text:p>31,526</text:p>
          </table:table-cell>
          <table:table-cell table:style-name="ce3" office:value-type="float" office:value="11.527">
            <text:p>11,527</text:p>
          </table:table-cell>
          <table:table-cell table:style-name="ce3" office:value-type="float" office:value="5.715">
            <text:p>5,715</text:p>
          </table:table-cell>
          <table:table-cell table:style-name="ce3" office:value-type="float" office:value="20.524">
            <text:p>20,524</text:p>
          </table:table-cell>
          <table:table-cell table:style-name="ce3" office:value-type="float" office:value="13.755">
            <text:p>13,755</text:p>
          </table:table-cell>
          <table:table-cell table:style-name="ce3" office:value-type="float" office:value="2.876">
            <text:p>2,876</text:p>
          </table:table-cell>
          <table:table-cell table:style-name="ce3" office:value-type="float" office:value="3.766">
            <text:p>3,766</text:p>
          </table:table-cell>
          <table:table-cell table:style-name="ce3" table:formula="of:=([.B36]+([.D36]+[.F36])*100+[.H36])/1000" office:value-type="float" office:value="3.258276">
            <text:p>3,25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6];&quot;/delay=&quot;;[.L36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82.169">
            <text:p>82,169</text:p>
          </table:table-cell>
          <table:table-cell table:style-name="ce3" office:value-type="float" office:value="57.901">
            <text:p>57,901</text:p>
          </table:table-cell>
          <table:table-cell table:style-name="ce3" office:value-type="float" office:value="21.279">
            <text:p>21,279</text:p>
          </table:table-cell>
          <table:table-cell table:style-name="ce3" office:value-type="float" office:value="4.425">
            <text:p>4,425</text:p>
          </table:table-cell>
          <table:table-cell table:style-name="ce3" office:value-type="float" office:value="32.757">
            <text:p>32,757</text:p>
          </table:table-cell>
          <table:table-cell table:style-name="ce3" office:value-type="float" office:value="6.614">
            <text:p>6,614</text:p>
          </table:table-cell>
          <table:table-cell table:style-name="ce3" office:value-type="float" office:value="12.504">
            <text:p>12,504</text:p>
          </table:table-cell>
          <table:table-cell table:style-name="ce3" office:value-type="float" office:value="9.053">
            <text:p>9,053</text:p>
          </table:table-cell>
          <table:table-cell table:style-name="ce3" table:formula="of:=([.B37]+([.D37]+[.F37])*100+[.H37])/1000" office:value-type="float" office:value="5.498273">
            <text:p>5,49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7];&quot;/delay=&quot;;[.L37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115.243">
            <text:p>115,243</text:p>
          </table:table-cell>
          <table:table-cell table:style-name="ce3" office:value-type="float" office:value="94.869">
            <text:p>94,869</text:p>
          </table:table-cell>
          <table:table-cell table:style-name="ce3" office:value-type="float" office:value="28.222">
            <text:p>28,222</text:p>
          </table:table-cell>
          <table:table-cell table:style-name="ce3" office:value-type="float" office:value="5.053">
            <text:p>5,053</text:p>
          </table:table-cell>
          <table:table-cell table:style-name="ce3" office:value-type="float" office:value="41.716">
            <text:p>41,716</text:p>
          </table:table-cell>
          <table:table-cell table:style-name="ce3" office:value-type="float" office:value="7.657">
            <text:p>7,657</text:p>
          </table:table-cell>
          <table:table-cell table:style-name="ce3" office:value-type="float" office:value="15.422">
            <text:p>15,422</text:p>
          </table:table-cell>
          <table:table-cell table:style-name="ce3" office:value-type="float" office:value="10.543">
            <text:p>10,543</text:p>
          </table:table-cell>
          <table:table-cell table:style-name="ce3" table:formula="of:=([.B38]+([.D38]+[.F38])*100+[.H38])/1000" office:value-type="float" office:value="7.124465">
            <text:p>7,1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8];&quot;/delay=&quot;;[.L38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206.913">
            <text:p>206,913</text:p>
          </table:table-cell>
          <table:table-cell table:style-name="ce3" office:value-type="float" office:value="172.478">
            <text:p>172,478</text:p>
          </table:table-cell>
          <table:table-cell table:style-name="ce3" office:value-type="float" office:value="28.851">
            <text:p>28,851</text:p>
          </table:table-cell>
          <table:table-cell table:style-name="ce3" office:value-type="float" office:value="13.78">
            <text:p>13,780</text:p>
          </table:table-cell>
          <table:table-cell table:style-name="ce3" office:value-type="float" office:value="42.03">
            <text:p>42,030</text:p>
          </table:table-cell>
          <table:table-cell table:style-name="ce3" office:value-type="float" office:value="18.138">
            <text:p>18,138</text:p>
          </table:table-cell>
          <table:table-cell table:style-name="ce3" office:value-type="float" office:value="10.64">
            <text:p>10,640</text:p>
          </table:table-cell>
          <table:table-cell table:style-name="ce3" office:value-type="float" office:value="9.564">
            <text:p>9,564</text:p>
          </table:table-cell>
          <table:table-cell table:style-name="ce3" table:formula="of:=([.B39]+([.D39]+[.F39])*100+[.H39])/1000" office:value-type="float" office:value="7.305653">
            <text:p>7,30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9];&quot;/delay=&quot;;[.L39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82.002">
            <text:p>182,002</text:p>
          </table:table-cell>
          <table:table-cell table:style-name="ce3" office:value-type="float" office:value="147.874">
            <text:p>147,874</text:p>
          </table:table-cell>
          <table:table-cell table:style-name="ce3" office:value-type="float" office:value="37.965">
            <text:p>37,965</text:p>
          </table:table-cell>
          <table:table-cell table:style-name="ce3" office:value-type="float" office:value="13.058">
            <text:p>13,058</text:p>
          </table:table-cell>
          <table:table-cell table:style-name="ce3" office:value-type="float" office:value="53.49">
            <text:p>53,490</text:p>
          </table:table-cell>
          <table:table-cell table:style-name="ce3" office:value-type="float" office:value="17.01">
            <text:p>17,010</text:p>
          </table:table-cell>
          <table:table-cell table:style-name="ce3" office:value-type="float" office:value="10.659">
            <text:p>10,659</text:p>
          </table:table-cell>
          <table:table-cell table:style-name="ce3" office:value-type="float" office:value="8.978">
            <text:p>8,978</text:p>
          </table:table-cell>
          <table:table-cell table:style-name="ce3" table:formula="of:=([.B40]+([.D40]+[.F40])*100+[.H40])/1000" office:value-type="float" office:value="9.338161">
            <text:p>9,33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0];&quot;/delay=&quot;;[.L40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57.425">
            <text:p>257,425</text:p>
          </table:table-cell>
          <table:table-cell table:style-name="ce3" office:value-type="float" office:value="236.374">
            <text:p>236,374</text:p>
          </table:table-cell>
          <table:table-cell table:style-name="ce3" office:value-type="float" office:value="50.418">
            <text:p>50,418</text:p>
          </table:table-cell>
          <table:table-cell table:style-name="ce3" office:value-type="float" office:value="10.866">
            <text:p>10,866</text:p>
          </table:table-cell>
          <table:table-cell table:style-name="ce3" office:value-type="float" office:value="70.721">
            <text:p>70,721</text:p>
          </table:table-cell>
          <table:table-cell table:style-name="ce3" office:value-type="float" office:value="15.793">
            <text:p>15,793</text:p>
          </table:table-cell>
          <table:table-cell table:style-name="ce3" office:value-type="float" office:value="25.385">
            <text:p>25,385</text:p>
          </table:table-cell>
          <table:table-cell table:style-name="ce3" office:value-type="float" office:value="17.442">
            <text:p>17,442</text:p>
          </table:table-cell>
          <table:table-cell table:style-name="ce3" table:formula="of:=([.B41]+([.D41]+[.F41])*100+[.H41])/1000" office:value-type="float" office:value="12.39671">
            <text:p>12,39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1];&quot;/delay=&quot;;[.L41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8.261">
            <text:p>8,261</text:p>
          </table:table-cell>
          <table:table-cell table:style-name="ce3" office:value-type="float" office:value="4.268">
            <text:p>4,268</text:p>
          </table:table-cell>
          <table:table-cell table:style-name="ce3" office:value-type="float" office:value="1.298">
            <text:p>1,298</text:p>
          </table:table-cell>
          <table:table-cell table:style-name="ce3" office:value-type="float" office:value="0.708">
            <text:p>0,708</text:p>
          </table:table-cell>
          <table:table-cell table:style-name="ce3" office:value-type="float" office:value="2.305">
            <text:p>2,305</text:p>
          </table:table-cell>
          <table:table-cell table:style-name="ce3" office:value-type="float" office:value="0.764">
            <text:p>0,764</text:p>
          </table:table-cell>
          <table:table-cell table:style-name="ce3" office:value-type="float" office:value="1.047">
            <text:p>1,047</text:p>
          </table:table-cell>
          <table:table-cell table:style-name="ce3" office:value-type="float" office:value="0.892">
            <text:p>0,892</text:p>
          </table:table-cell>
          <table:table-cell table:style-name="ce3" table:formula="of:=([.B42]+([.D42]+[.F42])*100+[.H42])/1000" office:value-type="float" office:value="0.369608">
            <text:p>0,37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2];&quot;/delay=&quot;;[.L42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5.552">
            <text:p>15,552</text:p>
          </table:table-cell>
          <table:table-cell table:style-name="ce3" office:value-type="float" office:value="7.665">
            <text:p>7,665</text:p>
          </table:table-cell>
          <table:table-cell table:style-name="ce3" office:value-type="float" office:value="1.525">
            <text:p>1,525</text:p>
          </table:table-cell>
          <table:table-cell table:style-name="ce3" office:value-type="float" office:value="0.906">
            <text:p>0,906</text:p>
          </table:table-cell>
          <table:table-cell table:style-name="ce3" office:value-type="float" office:value="2.478">
            <text:p>2,478</text:p>
          </table:table-cell>
          <table:table-cell table:style-name="ce3" office:value-type="float" office:value="0.976">
            <text:p>0,976</text:p>
          </table:table-cell>
          <table:table-cell table:style-name="ce3" office:value-type="float" office:value="0.656">
            <text:p>0,656</text:p>
          </table:table-cell>
          <table:table-cell table:style-name="ce3" office:value-type="float" office:value="0.295">
            <text:p>0,295</text:p>
          </table:table-cell>
          <table:table-cell table:style-name="ce3" table:formula="of:=([.B43]+([.D43]+[.F43])*100+[.H43])/1000" office:value-type="float" office:value="0.416508">
            <text:p>0,4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3];&quot;/delay=&quot;;[.L43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3.833">
            <text:p>23,833</text:p>
          </table:table-cell>
          <table:table-cell table:style-name="ce3" office:value-type="float" office:value="13.272">
            <text:p>13,272</text:p>
          </table:table-cell>
          <table:table-cell table:style-name="ce3" office:value-type="float" office:value="1.879">
            <text:p>1,879</text:p>
          </table:table-cell>
          <table:table-cell table:style-name="ce3" office:value-type="float" office:value="1.25">
            <text:p>1,250</text:p>
          </table:table-cell>
          <table:table-cell table:style-name="ce3" office:value-type="float" office:value="3.013">
            <text:p>3,013</text:p>
          </table:table-cell>
          <table:table-cell table:style-name="ce3" office:value-type="float" office:value="1.678">
            <text:p>1,678</text:p>
          </table:table-cell>
          <table:table-cell table:style-name="ce3" office:value-type="float" office:value="0.815">
            <text:p>0,815</text:p>
          </table:table-cell>
          <table:table-cell table:style-name="ce3" office:value-type="float" office:value="0.557">
            <text:p>0,557</text:p>
          </table:table-cell>
          <table:table-cell table:style-name="ce3" table:formula="of:=([.B44]+([.D44]+[.F44])*100+[.H44])/1000" office:value-type="float" office:value="0.513848">
            <text:p>0,5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4];&quot;/delay=&quot;;[.L44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0.236">
            <text:p>30,236</text:p>
          </table:table-cell>
          <table:table-cell table:style-name="ce3" office:value-type="float" office:value="17.212">
            <text:p>17,212</text:p>
          </table:table-cell>
          <table:table-cell table:style-name="ce3" office:value-type="float" office:value="2.772">
            <text:p>2,772</text:p>
          </table:table-cell>
          <table:table-cell table:style-name="ce3" office:value-type="float" office:value="2.416">
            <text:p>2,416</text:p>
          </table:table-cell>
          <table:table-cell table:style-name="ce3" office:value-type="float" office:value="4.296">
            <text:p>4,296</text:p>
          </table:table-cell>
          <table:table-cell table:style-name="ce3" office:value-type="float" office:value="3.362">
            <text:p>3,362</text:p>
          </table:table-cell>
          <table:table-cell table:style-name="ce3" office:value-type="float" office:value="0.797">
            <text:p>0,797</text:p>
          </table:table-cell>
          <table:table-cell table:style-name="ce3" office:value-type="float" office:value="0.626">
            <text:p>0,626</text:p>
          </table:table-cell>
          <table:table-cell table:style-name="ce3" table:formula="of:=([.B45]+([.D45]+[.F45])*100+[.H45])/1000" office:value-type="float" office:value="0.737833">
            <text:p>0,73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5];&quot;/delay=&quot;;[.L45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9.008">
            <text:p>39,008</text:p>
          </table:table-cell>
          <table:table-cell table:style-name="ce3" office:value-type="float" office:value="20.655">
            <text:p>20,655</text:p>
          </table:table-cell>
          <table:table-cell table:style-name="ce3" office:value-type="float" office:value="4.384">
            <text:p>4,384</text:p>
          </table:table-cell>
          <table:table-cell table:style-name="ce3" office:value-type="float" office:value="3.993">
            <text:p>3,993</text:p>
          </table:table-cell>
          <table:table-cell table:style-name="ce3" office:value-type="float" office:value="6.085">
            <text:p>6,085</text:p>
          </table:table-cell>
          <table:table-cell table:style-name="ce3" office:value-type="float" office:value="4.804">
            <text:p>4,804</text:p>
          </table:table-cell>
          <table:table-cell table:style-name="ce3" office:value-type="float" office:value="1.246">
            <text:p>1,246</text:p>
          </table:table-cell>
          <table:table-cell table:style-name="ce3" office:value-type="float" office:value="1.391">
            <text:p>1,391</text:p>
          </table:table-cell>
          <table:table-cell table:style-name="ce3" table:formula="of:=([.B46]+([.D46]+[.F46])*100+[.H46])/1000" office:value-type="float" office:value="1.087154">
            <text:p>1,08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6];&quot;/delay=&quot;;[.L46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50.299">
            <text:p>50,299</text:p>
          </table:table-cell>
          <table:table-cell table:style-name="ce3" office:value-type="float" office:value="28.748">
            <text:p>28,748</text:p>
          </table:table-cell>
          <table:table-cell table:style-name="ce3" office:value-type="float" office:value="7.97">
            <text:p>7,970</text:p>
          </table:table-cell>
          <table:table-cell table:style-name="ce3" office:value-type="float" office:value="3.785">
            <text:p>3,785</text:p>
          </table:table-cell>
          <table:table-cell table:style-name="ce3" office:value-type="float" office:value="13.56">
            <text:p>13,560</text:p>
          </table:table-cell>
          <table:table-cell table:style-name="ce3" office:value-type="float" office:value="6.419">
            <text:p>6,419</text:p>
          </table:table-cell>
          <table:table-cell table:style-name="ce3" office:value-type="float" office:value="1.957">
            <text:p>1,957</text:p>
          </table:table-cell>
          <table:table-cell table:style-name="ce3" office:value-type="float" office:value="2.164">
            <text:p>2,164</text:p>
          </table:table-cell>
          <table:table-cell table:style-name="ce3" table:formula="of:=([.B47]+([.D47]+[.F47])*100+[.H47])/1000" office:value-type="float" office:value="2.205256">
            <text:p>2,20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7];&quot;/delay=&quot;;[.L47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61.104">
            <text:p>61,104</text:p>
          </table:table-cell>
          <table:table-cell table:style-name="ce3" office:value-type="float" office:value="36.77">
            <text:p>36,770</text:p>
          </table:table-cell>
          <table:table-cell table:style-name="ce3" office:value-type="float" office:value="16.073">
            <text:p>16,073</text:p>
          </table:table-cell>
          <table:table-cell table:style-name="ce3" office:value-type="float" office:value="8.134">
            <text:p>8,134</text:p>
          </table:table-cell>
          <table:table-cell table:style-name="ce3" office:value-type="float" office:value="25.47">
            <text:p>25,470</text:p>
          </table:table-cell>
          <table:table-cell table:style-name="ce3" office:value-type="float" office:value="11.898">
            <text:p>11,898</text:p>
          </table:table-cell>
          <table:table-cell table:style-name="ce3" office:value-type="float" office:value="3.808">
            <text:p>3,808</text:p>
          </table:table-cell>
          <table:table-cell table:style-name="ce3" office:value-type="float" office:value="5.49">
            <text:p>5,490</text:p>
          </table:table-cell>
          <table:table-cell table:style-name="ce3" table:formula="of:=([.B48]+([.D48]+[.F48])*100+[.H48])/1000" office:value-type="float" office:value="4.219212">
            <text:p>4,2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8];&quot;/delay=&quot;;[.L48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64.787">
            <text:p>64,787</text:p>
          </table:table-cell>
          <table:table-cell table:style-name="ce3" office:value-type="float" office:value="38.751">
            <text:p>38,751</text:p>
          </table:table-cell>
          <table:table-cell table:style-name="ce3" office:value-type="float" office:value="16.399">
            <text:p>16,399</text:p>
          </table:table-cell>
          <table:table-cell table:style-name="ce3" office:value-type="float" office:value="12.314">
            <text:p>12,314</text:p>
          </table:table-cell>
          <table:table-cell table:style-name="ce3" office:value-type="float" office:value="22.665">
            <text:p>22,665</text:p>
          </table:table-cell>
          <table:table-cell table:style-name="ce3" office:value-type="float" office:value="17.063">
            <text:p>17,063</text:p>
          </table:table-cell>
          <table:table-cell table:style-name="ce3" office:value-type="float" office:value="1.962">
            <text:p>1,962</text:p>
          </table:table-cell>
          <table:table-cell table:style-name="ce3" office:value-type="float" office:value="2.957">
            <text:p>2,957</text:p>
          </table:table-cell>
          <table:table-cell table:style-name="ce3" table:formula="of:=([.B49]+([.D49]+[.F49])*100+[.H49])/1000" office:value-type="float" office:value="3.973149">
            <text:p>3,97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9];&quot;/delay=&quot;;[.L49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84.123">
            <text:p>84,123</text:p>
          </table:table-cell>
          <table:table-cell table:style-name="ce3" office:value-type="float" office:value="58.956">
            <text:p>58,956</text:p>
          </table:table-cell>
          <table:table-cell table:style-name="ce3" office:value-type="float" office:value="22.722">
            <text:p>22,722</text:p>
          </table:table-cell>
          <table:table-cell table:style-name="ce3" office:value-type="float" office:value="19.807">
            <text:p>19,807</text:p>
          </table:table-cell>
          <table:table-cell table:style-name="ce3" office:value-type="float" office:value="30.393">
            <text:p>30,393</text:p>
          </table:table-cell>
          <table:table-cell table:style-name="ce3" office:value-type="float" office:value="26.638">
            <text:p>26,638</text:p>
          </table:table-cell>
          <table:table-cell table:style-name="ce3" office:value-type="float" office:value="2.035">
            <text:p>2,035</text:p>
          </table:table-cell>
          <table:table-cell table:style-name="ce3" office:value-type="float" office:value="3.153">
            <text:p>3,153</text:p>
          </table:table-cell>
          <table:table-cell table:style-name="ce3" table:formula="of:=([.B50]+([.D50]+[.F50])*100+[.H50])/1000" office:value-type="float" office:value="5.397658">
            <text:p>5,39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50];&quot;/delay=&quot;;[.L50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50.114">
            <text:p>150,114</text:p>
          </table:table-cell>
          <table:table-cell table:style-name="ce3" office:value-type="float" office:value="150.365">
            <text:p>150,365</text:p>
          </table:table-cell>
          <table:table-cell table:style-name="ce3" office:value-type="float" office:value="49.507">
            <text:p>49,507</text:p>
          </table:table-cell>
          <table:table-cell table:style-name="ce3" office:value-type="float" office:value="11.26">
            <text:p>11,260</text:p>
          </table:table-cell>
          <table:table-cell table:style-name="ce3" office:value-type="float" office:value="69.47">
            <text:p>69,470</text:p>
          </table:table-cell>
          <table:table-cell table:style-name="ce3" office:value-type="float" office:value="16.54">
            <text:p>16,540</text:p>
          </table:table-cell>
          <table:table-cell table:style-name="ce3" office:value-type="float" office:value="15.243">
            <text:p>15,243</text:p>
          </table:table-cell>
          <table:table-cell table:style-name="ce3" office:value-type="float" office:value="16.25">
            <text:p>16,250</text:p>
          </table:table-cell>
          <table:table-cell table:style-name="ce3" table:formula="of:=([.B51]+([.D51]+[.F51])*100+[.H51])/1000" office:value-type="float" office:value="12.063057">
            <text:p>12,06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51];&quot;/delay=&quot;;[.L51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8.045">
            <text:p>8,045</text:p>
          </table:table-cell>
          <table:table-cell table:style-name="ce3" office:value-type="float" office:value="4.009">
            <text:p>4,009</text:p>
          </table:table-cell>
          <table:table-cell table:style-name="ce3" office:value-type="float" office:value="1.259">
            <text:p>1,259</text:p>
          </table:table-cell>
          <table:table-cell table:style-name="ce3" office:value-type="float" office:value="0.545">
            <text:p>0,545</text:p>
          </table:table-cell>
          <table:table-cell table:style-name="ce3" office:value-type="float" office:value="2.238">
            <text:p>2,238</text:p>
          </table:table-cell>
          <table:table-cell table:style-name="ce3" office:value-type="float" office:value="0.767">
            <text:p>0,767</text:p>
          </table:table-cell>
          <table:table-cell table:style-name="ce3" office:value-type="float" office:value="0.517">
            <text:p>0,517</text:p>
          </table:table-cell>
          <table:table-cell table:style-name="ce3" office:value-type="float" office:value="0.066">
            <text:p>0,066</text:p>
          </table:table-cell>
          <table:table-cell table:style-name="ce3" table:formula="of:=([.B52]+([.D52]+[.F52])*100+[.H52])/1000" office:value-type="float" office:value="0.358262">
            <text:p>0,35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2];&quot;/delay=&quot;;[.L52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5.737">
            <text:p>15,737</text:p>
          </table:table-cell>
          <table:table-cell table:style-name="ce3" office:value-type="float" office:value="8.013">
            <text:p>8,013</text:p>
          </table:table-cell>
          <table:table-cell table:style-name="ce3" office:value-type="float" office:value="1.379">
            <text:p>1,379</text:p>
          </table:table-cell>
          <table:table-cell table:style-name="ce3" office:value-type="float" office:value="0.646">
            <text:p>0,646</text:p>
          </table:table-cell>
          <table:table-cell table:style-name="ce3" office:value-type="float" office:value="2.261">
            <text:p>2,261</text:p>
          </table:table-cell>
          <table:table-cell table:style-name="ce3" office:value-type="float" office:value="0.866">
            <text:p>0,866</text:p>
          </table:table-cell>
          <table:table-cell table:style-name="ce3" office:value-type="float" office:value="0.58">
            <text:p>0,580</text:p>
          </table:table-cell>
          <table:table-cell table:style-name="ce3" office:value-type="float" office:value="0.164">
            <text:p>0,164</text:p>
          </table:table-cell>
          <table:table-cell table:style-name="ce3" table:formula="of:=([.B53]+([.D53]+[.F53])*100+[.H53])/1000" office:value-type="float" office:value="0.380317">
            <text:p>0,38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3];&quot;/delay=&quot;;[.L53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0.591">
            <text:p>20,591</text:p>
          </table:table-cell>
          <table:table-cell table:style-name="ce3" office:value-type="float" office:value="11.517">
            <text:p>11,517</text:p>
          </table:table-cell>
          <table:table-cell table:style-name="ce3" office:value-type="float" office:value="1.774">
            <text:p>1,774</text:p>
          </table:table-cell>
          <table:table-cell table:style-name="ce3" office:value-type="float" office:value="1.27">
            <text:p>1,270</text:p>
          </table:table-cell>
          <table:table-cell table:style-name="ce3" office:value-type="float" office:value="2.764">
            <text:p>2,764</text:p>
          </table:table-cell>
          <table:table-cell table:style-name="ce3" office:value-type="float" office:value="1.491">
            <text:p>1,491</text:p>
          </table:table-cell>
          <table:table-cell table:style-name="ce3" office:value-type="float" office:value="0.69">
            <text:p>0,690</text:p>
          </table:table-cell>
          <table:table-cell table:style-name="ce3" office:value-type="float" office:value="0.284">
            <text:p>0,284</text:p>
          </table:table-cell>
          <table:table-cell table:style-name="ce3" table:formula="of:=([.B54]+([.D54]+[.F54])*100+[.H54])/1000" office:value-type="float" office:value="0.475081">
            <text:p>0,47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4];&quot;/delay=&quot;;[.L54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0.002">
            <text:p>30,002</text:p>
          </table:table-cell>
          <table:table-cell table:style-name="ce3" office:value-type="float" office:value="16.172">
            <text:p>16,172</text:p>
          </table:table-cell>
          <table:table-cell table:style-name="ce3" office:value-type="float" office:value="2.273">
            <text:p>2,273</text:p>
          </table:table-cell>
          <table:table-cell table:style-name="ce3" office:value-type="float" office:value="1.771">
            <text:p>1,771</text:p>
          </table:table-cell>
          <table:table-cell table:style-name="ce3" office:value-type="float" office:value="3.645">
            <text:p>3,645</text:p>
          </table:table-cell>
          <table:table-cell table:style-name="ce3" office:value-type="float" office:value="2.643">
            <text:p>2,643</text:p>
          </table:table-cell>
          <table:table-cell table:style-name="ce3" office:value-type="float" office:value="0.788">
            <text:p>0,788</text:p>
          </table:table-cell>
          <table:table-cell table:style-name="ce3" office:value-type="float" office:value="0.48">
            <text:p>0,480</text:p>
          </table:table-cell>
          <table:table-cell table:style-name="ce3" table:formula="of:=([.B55]+([.D55]+[.F55])*100+[.H55])/1000" office:value-type="float" office:value="0.62259">
            <text:p>0,62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5];&quot;/delay=&quot;;[.L55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6.546">
            <text:p>36,546</text:p>
          </table:table-cell>
          <table:table-cell table:style-name="ce3" office:value-type="float" office:value="20.154">
            <text:p>20,154</text:p>
          </table:table-cell>
          <table:table-cell table:style-name="ce3" office:value-type="float" office:value="3.513">
            <text:p>3,513</text:p>
          </table:table-cell>
          <table:table-cell table:style-name="ce3" office:value-type="float" office:value="3.22">
            <text:p>3,220</text:p>
          </table:table-cell>
          <table:table-cell table:style-name="ce3" office:value-type="float" office:value="5.269">
            <text:p>5,269</text:p>
          </table:table-cell>
          <table:table-cell table:style-name="ce3" office:value-type="float" office:value="4.263">
            <text:p>4,263</text:p>
          </table:table-cell>
          <table:table-cell table:style-name="ce3" office:value-type="float" office:value="0.847">
            <text:p>0,847</text:p>
          </table:table-cell>
          <table:table-cell table:style-name="ce3" office:value-type="float" office:value="0.565">
            <text:p>0,565</text:p>
          </table:table-cell>
          <table:table-cell table:style-name="ce3" table:formula="of:=([.B56]+([.D56]+[.F56])*100+[.H56])/1000" office:value-type="float" office:value="0.915593">
            <text:p>0,91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6];&quot;/delay=&quot;;[.L56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51.634">
            <text:p>51,634</text:p>
          </table:table-cell>
          <table:table-cell table:style-name="ce3" office:value-type="float" office:value="28.017">
            <text:p>28,017</text:p>
          </table:table-cell>
          <table:table-cell table:style-name="ce3" office:value-type="float" office:value="6.3">
            <text:p>6,300</text:p>
          </table:table-cell>
          <table:table-cell table:style-name="ce3" office:value-type="float" office:value="5.921">
            <text:p>5,921</text:p>
          </table:table-cell>
          <table:table-cell table:style-name="ce3" office:value-type="float" office:value="8.407">
            <text:p>8,407</text:p>
          </table:table-cell>
          <table:table-cell table:style-name="ce3" office:value-type="float" office:value="6.453">
            <text:p>6,453</text:p>
          </table:table-cell>
          <table:table-cell table:style-name="ce3" office:value-type="float" office:value="1.225">
            <text:p>1,225</text:p>
          </table:table-cell>
          <table:table-cell table:style-name="ce3" office:value-type="float" office:value="1.457">
            <text:p>1,457</text:p>
          </table:table-cell>
          <table:table-cell table:style-name="ce3" table:formula="of:=([.B57]+([.D57]+[.F57])*100+[.H57])/1000" office:value-type="float" office:value="1.523559">
            <text:p>1,52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7];&quot;/delay=&quot;;[.L57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50.78">
            <text:p>50,780</text:p>
          </table:table-cell>
          <table:table-cell table:style-name="ce3" office:value-type="float" office:value="28.85">
            <text:p>28,850</text:p>
          </table:table-cell>
          <table:table-cell table:style-name="ce3" office:value-type="float" office:value="8.893">
            <text:p>8,893</text:p>
          </table:table-cell>
          <table:table-cell table:style-name="ce3" office:value-type="float" office:value="7.743">
            <text:p>7,743</text:p>
          </table:table-cell>
          <table:table-cell table:style-name="ce3" office:value-type="float" office:value="12.026">
            <text:p>12,026</text:p>
          </table:table-cell>
          <table:table-cell table:style-name="ce3" office:value-type="float" office:value="7.933">
            <text:p>7,933</text:p>
          </table:table-cell>
          <table:table-cell table:style-name="ce3" office:value-type="float" office:value="1.513">
            <text:p>1,513</text:p>
          </table:table-cell>
          <table:table-cell table:style-name="ce3" office:value-type="float" office:value="2.972">
            <text:p>2,972</text:p>
          </table:table-cell>
          <table:table-cell table:style-name="ce3" table:formula="of:=([.B58]+([.D58]+[.F58])*100+[.H58])/1000" office:value-type="float" office:value="2.144193">
            <text:p>2,14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8];&quot;/delay=&quot;;[.L58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68.937">
            <text:p>68,937</text:p>
          </table:table-cell>
          <table:table-cell table:style-name="ce3" office:value-type="float" office:value="44.102">
            <text:p>44,102</text:p>
          </table:table-cell>
          <table:table-cell table:style-name="ce3" office:value-type="float" office:value="17.395">
            <text:p>17,395</text:p>
          </table:table-cell>
          <table:table-cell table:style-name="ce3" office:value-type="float" office:value="6.583">
            <text:p>6,583</text:p>
          </table:table-cell>
          <table:table-cell table:style-name="ce3" office:value-type="float" office:value="28.001">
            <text:p>28,001</text:p>
          </table:table-cell>
          <table:table-cell table:style-name="ce3" office:value-type="float" office:value="9.748">
            <text:p>9,748</text:p>
          </table:table-cell>
          <table:table-cell table:style-name="ce3" office:value-type="float" office:value="3.903">
            <text:p>3,903</text:p>
          </table:table-cell>
          <table:table-cell table:style-name="ce3" office:value-type="float" office:value="4.779">
            <text:p>4,779</text:p>
          </table:table-cell>
          <table:table-cell table:style-name="ce3" table:formula="of:=([.B59]+([.D59]+[.F59])*100+[.H59])/1000" office:value-type="float" office:value="4.61244">
            <text:p>4,6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9];&quot;/delay=&quot;;[.L59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98.094">
            <text:p>98,094</text:p>
          </table:table-cell>
          <table:table-cell table:style-name="ce3" office:value-type="float" office:value="79.587">
            <text:p>79,587</text:p>
          </table:table-cell>
          <table:table-cell table:style-name="ce3" office:value-type="float" office:value="25.827">
            <text:p>25,827</text:p>
          </table:table-cell>
          <table:table-cell table:style-name="ce3" office:value-type="float" office:value="7.301">
            <text:p>7,301</text:p>
          </table:table-cell>
          <table:table-cell table:style-name="ce3" office:value-type="float" office:value="39.442">
            <text:p>39,442</text:p>
          </table:table-cell>
          <table:table-cell table:style-name="ce3" office:value-type="float" office:value="10.944">
            <text:p>10,944</text:p>
          </table:table-cell>
          <table:table-cell table:style-name="ce3" office:value-type="float" office:value="7.376">
            <text:p>7,376</text:p>
          </table:table-cell>
          <table:table-cell table:style-name="ce3" office:value-type="float" office:value="8.933">
            <text:p>8,933</text:p>
          </table:table-cell>
          <table:table-cell table:style-name="ce3" table:formula="of:=([.B60]+([.D60]+[.F60])*100+[.H60])/1000" office:value-type="float" office:value="6.63237">
            <text:p>6,63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60];&quot;/delay=&quot;;[.L60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26.463">
            <text:p>126,463</text:p>
          </table:table-cell>
          <table:table-cell table:style-name="ce3" office:value-type="float" office:value="111.637">
            <text:p>111,637</text:p>
          </table:table-cell>
          <table:table-cell table:style-name="ce3" office:value-type="float" office:value="35.473">
            <text:p>35,473</text:p>
          </table:table-cell>
          <table:table-cell table:style-name="ce3" office:value-type="float" office:value="9.162">
            <text:p>9,162</text:p>
          </table:table-cell>
          <table:table-cell table:style-name="ce3" office:value-type="float" office:value="51.658">
            <text:p>51,658</text:p>
          </table:table-cell>
          <table:table-cell table:style-name="ce3" office:value-type="float" office:value="13.184">
            <text:p>13,184</text:p>
          </table:table-cell>
          <table:table-cell table:style-name="ce3" office:value-type="float" office:value="10.702">
            <text:p>10,702</text:p>
          </table:table-cell>
          <table:table-cell table:style-name="ce3" office:value-type="float" office:value="11.889">
            <text:p>11,889</text:p>
          </table:table-cell>
          <table:table-cell table:style-name="ce3" table:formula="of:=([.B61]+([.D61]+[.F61])*100+[.H61])/1000" office:value-type="float" office:value="8.850265">
            <text:p>8,85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61];&quot;/delay=&quot;;[.L61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8.66">
            <text:p>8,660</text:p>
          </table:table-cell>
          <table:table-cell table:style-name="ce3" office:value-type="float" office:value="4.514">
            <text:p>4,514</text:p>
          </table:table-cell>
          <table:table-cell table:style-name="ce3" office:value-type="float" office:value="1.924">
            <text:p>1,924</text:p>
          </table:table-cell>
          <table:table-cell table:style-name="ce3" office:value-type="float" office:value="1.253">
            <text:p>1,253</text:p>
          </table:table-cell>
          <table:table-cell table:style-name="ce3" office:value-type="float" office:value="3.479">
            <text:p>3,479</text:p>
          </table:table-cell>
          <table:table-cell table:style-name="ce3" office:value-type="float" office:value="1.849">
            <text:p>1,849</text:p>
          </table:table-cell>
          <table:table-cell table:style-name="ce3" office:value-type="float" office:value="0.749">
            <text:p>0,749</text:p>
          </table:table-cell>
          <table:table-cell table:style-name="ce3" office:value-type="float" office:value="0.56">
            <text:p>0,560</text:p>
          </table:table-cell>
          <table:table-cell table:style-name="ce3" table:formula="of:=([.B62]+([.D62]+[.F62])*100+[.H62])/1000" office:value-type="float" office:value="0.549709">
            <text:p>0,5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2];&quot;/delay=&quot;;[.L62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6.921">
            <text:p>16,921</text:p>
          </table:table-cell>
          <table:table-cell table:style-name="ce3" office:value-type="float" office:value="10.64">
            <text:p>10,640</text:p>
          </table:table-cell>
          <table:table-cell table:style-name="ce3" office:value-type="float" office:value="2.575">
            <text:p>2,575</text:p>
          </table:table-cell>
          <table:table-cell table:style-name="ce3" office:value-type="float" office:value="1.854">
            <text:p>1,854</text:p>
          </table:table-cell>
          <table:table-cell table:style-name="ce3" office:value-type="float" office:value="4.827">
            <text:p>4,827</text:p>
          </table:table-cell>
          <table:table-cell table:style-name="ce3" office:value-type="float" office:value="3.565">
            <text:p>3,565</text:p>
          </table:table-cell>
          <table:table-cell table:style-name="ce3" office:value-type="float" office:value="0.641">
            <text:p>0,641</text:p>
          </table:table-cell>
          <table:table-cell table:style-name="ce3" office:value-type="float" office:value="0.222">
            <text:p>0,222</text:p>
          </table:table-cell>
          <table:table-cell table:style-name="ce3" table:formula="of:=([.B63]+([.D63]+[.F63])*100+[.H63])/1000" office:value-type="float" office:value="0.757762">
            <text:p>0,7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3];&quot;/delay=&quot;;[.L63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7.83">
            <text:p>27,830</text:p>
          </table:table-cell>
          <table:table-cell table:style-name="ce3" office:value-type="float" office:value="20.737">
            <text:p>20,737</text:p>
          </table:table-cell>
          <table:table-cell table:style-name="ce3" office:value-type="float" office:value="4.637">
            <text:p>4,637</text:p>
          </table:table-cell>
          <table:table-cell table:style-name="ce3" office:value-type="float" office:value="4.588">
            <text:p>4,588</text:p>
          </table:table-cell>
          <table:table-cell table:style-name="ce3" office:value-type="float" office:value="8.659">
            <text:p>8,659</text:p>
          </table:table-cell>
          <table:table-cell table:style-name="ce3" office:value-type="float" office:value="8.261">
            <text:p>8,261</text:p>
          </table:table-cell>
          <table:table-cell table:style-name="ce3" office:value-type="float" office:value="1.031">
            <text:p>1,031</text:p>
          </table:table-cell>
          <table:table-cell table:style-name="ce3" office:value-type="float" office:value="0.945">
            <text:p>0,945</text:p>
          </table:table-cell>
          <table:table-cell table:style-name="ce3" table:formula="of:=([.B64]+([.D64]+[.F64])*100+[.H64])/1000" office:value-type="float" office:value="1.358461">
            <text:p>1,3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4];&quot;/delay=&quot;;[.L64];&quot;ms&quot;)" office:value-type="string" office:string-value="Threads=3/delay=0ms">
            <text:p>Threads=3/delay=0ms</text:p>
          </table:table-cell>
          <table:table-cell/>
          <table:table-cell>
            <draw:frame table:end-cell-address="'no open-close'.AA93" table:end-x="0.836cm" table:end-y="0.03cm" draw:z-index="2" draw:style-name="gr1" svg:width="25.641cm" svg:height="13.125cm" svg:x="0.034cm" svg:y="0.002cm">
              <draw:object draw:notify-on-update-of-ranges="'no open-close'.A2:'no open-close'.A11 'no open-close'.N2:'no open-close'.N2 'no open-close'.F2:'no open-close'.F11 'no open-close'.N12:'no open-close'.N12 'no open-close'.F12:'no open-close'.F21 'no open-close'.N23:'no open-close'.N23 'no open-close'.F22:'no open-close'.F31 'no open-close'.N32:'no open-close'.N32 'no open-close'.F32:'no open-close'.F41 'no open-close'.N42:'no open-close'.N42 'no open-close'.F42:'no open-close'.F51 'no open-close'.N52:'no open-close'.N52 'no open-close'.F52:'no open-close'.F61 'no open-close'.N62:'no open-close'.N62 'no open-close'.F62:'no open-close'.F71 'no open-close'.N72:'no open-close'.N72 'no open-close'.F72:'no open-close'.F81 'no open-close'.N82:'no open-close'.N82 'no open-close'.F82:'no open-close'.F9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7.635">
            <text:p>37,635</text:p>
          </table:table-cell>
          <table:table-cell table:style-name="ce3" office:value-type="float" office:value="25.134">
            <text:p>25,134</text:p>
          </table:table-cell>
          <table:table-cell table:style-name="ce3" office:value-type="float" office:value="7.528">
            <text:p>7,528</text:p>
          </table:table-cell>
          <table:table-cell table:style-name="ce3" office:value-type="float" office:value="5.536">
            <text:p>5,536</text:p>
          </table:table-cell>
          <table:table-cell table:style-name="ce3" office:value-type="float" office:value="14.646">
            <text:p>14,646</text:p>
          </table:table-cell>
          <table:table-cell table:style-name="ce3" office:value-type="float" office:value="16.324">
            <text:p>16,324</text:p>
          </table:table-cell>
          <table:table-cell table:style-name="ce3" office:value-type="float" office:value="1.81">
            <text:p>1,810</text:p>
          </table:table-cell>
          <table:table-cell table:style-name="ce3" office:value-type="float" office:value="1.951">
            <text:p>1,951</text:p>
          </table:table-cell>
          <table:table-cell table:style-name="ce3" table:formula="of:=([.B65]+([.D65]+[.F65])*100+[.H65])/1000" office:value-type="float" office:value="2.256845">
            <text:p>2,25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5];&quot;/delay=&quot;;[.L65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54.444">
            <text:p>54,444</text:p>
          </table:table-cell>
          <table:table-cell table:style-name="ce3" office:value-type="float" office:value="40.595">
            <text:p>40,595</text:p>
          </table:table-cell>
          <table:table-cell table:style-name="ce3" office:value-type="float" office:value="12.543">
            <text:p>12,543</text:p>
          </table:table-cell>
          <table:table-cell table:style-name="ce3" office:value-type="float" office:value="6.617">
            <text:p>6,617</text:p>
          </table:table-cell>
          <table:table-cell table:style-name="ce3" office:value-type="float" office:value="21.267">
            <text:p>21,267</text:p>
          </table:table-cell>
          <table:table-cell table:style-name="ce3" office:value-type="float" office:value="22.673">
            <text:p>22,673</text:p>
          </table:table-cell>
          <table:table-cell table:style-name="ce3" office:value-type="float" office:value="4.858">
            <text:p>4,858</text:p>
          </table:table-cell>
          <table:table-cell table:style-name="ce3" office:value-type="float" office:value="5.199">
            <text:p>5,199</text:p>
          </table:table-cell>
          <table:table-cell table:style-name="ce3" table:formula="of:=([.B66]+([.D66]+[.F66])*100+[.H66])/1000" office:value-type="float" office:value="3.440302">
            <text:p>3,44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6];&quot;/delay=&quot;;[.L66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81.905">
            <text:p>81,905</text:p>
          </table:table-cell>
          <table:table-cell table:style-name="ce3" office:value-type="float" office:value="62.54">
            <text:p>62,540</text:p>
          </table:table-cell>
          <table:table-cell table:style-name="ce3" office:value-type="float" office:value="21.274">
            <text:p>21,274</text:p>
          </table:table-cell>
          <table:table-cell table:style-name="ce3" office:value-type="float" office:value="17.808">
            <text:p>17,808</text:p>
          </table:table-cell>
          <table:table-cell table:style-name="ce3" office:value-type="float" office:value="31.783">
            <text:p>31,783</text:p>
          </table:table-cell>
          <table:table-cell table:style-name="ce3" office:value-type="float" office:value="23.686">
            <text:p>23,686</text:p>
          </table:table-cell>
          <table:table-cell table:style-name="ce3" office:value-type="float" office:value="5.359">
            <text:p>5,359</text:p>
          </table:table-cell>
          <table:table-cell table:style-name="ce3" office:value-type="float" office:value="5.453">
            <text:p>5,453</text:p>
          </table:table-cell>
          <table:table-cell table:style-name="ce3" table:formula="of:=([.B67]+([.D67]+[.F67])*100+[.H67])/1000" office:value-type="float" office:value="5.392964">
            <text:p>5,39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7];&quot;/delay=&quot;;[.L67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131.058">
            <text:p>131,058</text:p>
          </table:table-cell>
          <table:table-cell table:style-name="ce3" office:value-type="float" office:value="129.608">
            <text:p>129,608</text:p>
          </table:table-cell>
          <table:table-cell table:style-name="ce3" office:value-type="float" office:value="28.452">
            <text:p>28,452</text:p>
          </table:table-cell>
          <table:table-cell table:style-name="ce3" office:value-type="float" office:value="28.113">
            <text:p>28,113</text:p>
          </table:table-cell>
          <table:table-cell table:style-name="ce3" office:value-type="float" office:value="41.651">
            <text:p>41,651</text:p>
          </table:table-cell>
          <table:table-cell table:style-name="ce3" office:value-type="float" office:value="37.597">
            <text:p>37,597</text:p>
          </table:table-cell>
          <table:table-cell table:style-name="ce3" office:value-type="float" office:value="9.138">
            <text:p>9,138</text:p>
          </table:table-cell>
          <table:table-cell table:style-name="ce3" office:value-type="float" office:value="7.315">
            <text:p>7,315</text:p>
          </table:table-cell>
          <table:table-cell table:style-name="ce3" table:formula="of:=([.B68]+([.D68]+[.F68])*100+[.H68])/1000" office:value-type="float" office:value="7.150496">
            <text:p>7,1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8];&quot;/delay=&quot;;[.L68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44.553">
            <text:p>144,553</text:p>
          </table:table-cell>
          <table:table-cell table:style-name="ce3" office:value-type="float" office:value="145.8">
            <text:p>145,800</text:p>
          </table:table-cell>
          <table:table-cell table:style-name="ce3" office:value-type="float" office:value="33.353">
            <text:p>33,353</text:p>
          </table:table-cell>
          <table:table-cell table:style-name="ce3" office:value-type="float" office:value="30.454">
            <text:p>30,454</text:p>
          </table:table-cell>
          <table:table-cell table:style-name="ce3" office:value-type="float" office:value="49.413">
            <text:p>49,413</text:p>
          </table:table-cell>
          <table:table-cell table:style-name="ce3" office:value-type="float" office:value="42.7">
            <text:p>42,700</text:p>
          </table:table-cell>
          <table:table-cell table:style-name="ce3" office:value-type="float" office:value="10.279">
            <text:p>10,279</text:p>
          </table:table-cell>
          <table:table-cell table:style-name="ce3" office:value-type="float" office:value="9.246">
            <text:p>9,246</text:p>
          </table:table-cell>
          <table:table-cell table:style-name="ce3" table:formula="of:=([.B69]+([.D69]+[.F69])*100+[.H69])/1000" office:value-type="float" office:value="8.431432">
            <text:p>8,4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9];&quot;/delay=&quot;;[.L69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09.729">
            <text:p>109,729</text:p>
          </table:table-cell>
          <table:table-cell table:style-name="ce3" office:value-type="float" office:value="88.733">
            <text:p>88,733</text:p>
          </table:table-cell>
          <table:table-cell table:style-name="ce3" office:value-type="float" office:value="38.128">
            <text:p>38,128</text:p>
          </table:table-cell>
          <table:table-cell table:style-name="ce3" office:value-type="float" office:value="17.587">
            <text:p>17,587</text:p>
          </table:table-cell>
          <table:table-cell table:style-name="ce3" office:value-type="float" office:value="51.604">
            <text:p>51,604</text:p>
          </table:table-cell>
          <table:table-cell table:style-name="ce3" office:value-type="float" office:value="21.135">
            <text:p>21,135</text:p>
          </table:table-cell>
          <table:table-cell table:style-name="ce3" office:value-type="float" office:value="7.62">
            <text:p>7,620</text:p>
          </table:table-cell>
          <table:table-cell table:style-name="ce3" office:value-type="float" office:value="7.985">
            <text:p>7,985</text:p>
          </table:table-cell>
          <table:table-cell table:style-name="ce3" table:formula="of:=([.B70]+([.D70]+[.F70])*100+[.H70])/1000" office:value-type="float" office:value="9.090549">
            <text:p>9,09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0];&quot;/delay=&quot;;[.L70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87.936">
            <text:p>287,936</text:p>
          </table:table-cell>
          <table:table-cell table:style-name="ce3" office:value-type="float" office:value="261.844">
            <text:p>261,844</text:p>
          </table:table-cell>
          <table:table-cell table:style-name="ce3" office:value-type="float" office:value="49.176">
            <text:p>49,176</text:p>
          </table:table-cell>
          <table:table-cell table:style-name="ce3" office:value-type="float" office:value="10.245">
            <text:p>10,245</text:p>
          </table:table-cell>
          <table:table-cell table:style-name="ce3" office:value-type="float" office:value="69.163">
            <text:p>69,163</text:p>
          </table:table-cell>
          <table:table-cell table:style-name="ce3" office:value-type="float" office:value="15.193">
            <text:p>15,193</text:p>
          </table:table-cell>
          <table:table-cell table:style-name="ce3" office:value-type="float" office:value="23.121">
            <text:p>23,121</text:p>
          </table:table-cell>
          <table:table-cell table:style-name="ce3" office:value-type="float" office:value="17.225">
            <text:p>17,225</text:p>
          </table:table-cell>
          <table:table-cell table:style-name="ce3" table:formula="of:=([.B71]+([.D71]+[.F71])*100+[.H71])/1000" office:value-type="float" office:value="12.144957">
            <text:p>12,14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1];&quot;/delay=&quot;;[.L71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9.163">
            <text:p>9,163</text:p>
          </table:table-cell>
          <table:table-cell table:style-name="ce3" office:value-type="float" office:value="3.722">
            <text:p>3,722</text:p>
          </table:table-cell>
          <table:table-cell table:style-name="ce3" office:value-type="float" office:value="1.275">
            <text:p>1,275</text:p>
          </table:table-cell>
          <table:table-cell table:style-name="ce3" office:value-type="float" office:value="0.494">
            <text:p>0,494</text:p>
          </table:table-cell>
          <table:table-cell table:style-name="ce3" office:value-type="float" office:value="2.449">
            <text:p>2,449</text:p>
          </table:table-cell>
          <table:table-cell table:style-name="ce3" office:value-type="float" office:value="0.991">
            <text:p>0,991</text:p>
          </table:table-cell>
          <table:table-cell table:style-name="ce3" office:value-type="float" office:value="0.693">
            <text:p>0,693</text:p>
          </table:table-cell>
          <table:table-cell table:style-name="ce3" office:value-type="float" office:value="0.248">
            <text:p>0,248</text:p>
          </table:table-cell>
          <table:table-cell table:style-name="ce3" table:formula="of:=([.B72]+([.D72]+[.F72])*100+[.H72])/1000" office:value-type="float" office:value="0.382256">
            <text:p>0,38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2];&quot;/delay=&quot;;[.L72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6.258">
            <text:p>16,258</text:p>
          </table:table-cell>
          <table:table-cell table:style-name="ce3" office:value-type="float" office:value="8.088">
            <text:p>8,088</text:p>
          </table:table-cell>
          <table:table-cell table:style-name="ce3" office:value-type="float" office:value="1.449">
            <text:p>1,449</text:p>
          </table:table-cell>
          <table:table-cell table:style-name="ce3" office:value-type="float" office:value="0.821">
            <text:p>0,821</text:p>
          </table:table-cell>
          <table:table-cell table:style-name="ce3" office:value-type="float" office:value="2.519">
            <text:p>2,519</text:p>
          </table:table-cell>
          <table:table-cell table:style-name="ce3" office:value-type="float" office:value="1.074">
            <text:p>1,074</text:p>
          </table:table-cell>
          <table:table-cell table:style-name="ce3" office:value-type="float" office:value="0.658">
            <text:p>0,658</text:p>
          </table:table-cell>
          <table:table-cell table:style-name="ce3" office:value-type="float" office:value="0.285">
            <text:p>0,285</text:p>
          </table:table-cell>
          <table:table-cell table:style-name="ce3" table:formula="of:=([.B73]+([.D73]+[.F73])*100+[.H73])/1000" office:value-type="float" office:value="0.413716">
            <text:p>0,4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3];&quot;/delay=&quot;;[.L73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3.962">
            <text:p>23,962</text:p>
          </table:table-cell>
          <table:table-cell table:style-name="ce3" office:value-type="float" office:value="13.275">
            <text:p>13,275</text:p>
          </table:table-cell>
          <table:table-cell table:style-name="ce3" office:value-type="float" office:value="1.862">
            <text:p>1,862</text:p>
          </table:table-cell>
          <table:table-cell table:style-name="ce3" office:value-type="float" office:value="1.498">
            <text:p>1,498</text:p>
          </table:table-cell>
          <table:table-cell table:style-name="ce3" office:value-type="float" office:value="3.058">
            <text:p>3,058</text:p>
          </table:table-cell>
          <table:table-cell table:style-name="ce3" office:value-type="float" office:value="1.998">
            <text:p>1,998</text:p>
          </table:table-cell>
          <table:table-cell table:style-name="ce3" office:value-type="float" office:value="0.65">
            <text:p>0,650</text:p>
          </table:table-cell>
          <table:table-cell table:style-name="ce3" office:value-type="float" office:value="0.25">
            <text:p>0,250</text:p>
          </table:table-cell>
          <table:table-cell table:style-name="ce3" table:formula="of:=([.B74]+([.D74]+[.F74])*100+[.H74])/1000" office:value-type="float" office:value="0.516612">
            <text:p>0,5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4];&quot;/delay=&quot;;[.L74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0.559">
            <text:p>30,559</text:p>
          </table:table-cell>
          <table:table-cell table:style-name="ce3" office:value-type="float" office:value="17.617">
            <text:p>17,617</text:p>
          </table:table-cell>
          <table:table-cell table:style-name="ce3" office:value-type="float" office:value="2.665">
            <text:p>2,665</text:p>
          </table:table-cell>
          <table:table-cell table:style-name="ce3" office:value-type="float" office:value="2.745">
            <text:p>2,745</text:p>
          </table:table-cell>
          <table:table-cell table:style-name="ce3" office:value-type="float" office:value="4.179">
            <text:p>4,179</text:p>
          </table:table-cell>
          <table:table-cell table:style-name="ce3" office:value-type="float" office:value="3.728">
            <text:p>3,728</text:p>
          </table:table-cell>
          <table:table-cell table:style-name="ce3" office:value-type="float" office:value="0.763">
            <text:p>0,763</text:p>
          </table:table-cell>
          <table:table-cell table:style-name="ce3" office:value-type="float" office:value="0.378">
            <text:p>0,378</text:p>
          </table:table-cell>
          <table:table-cell table:style-name="ce3" table:formula="of:=([.B75]+([.D75]+[.F75])*100+[.H75])/1000" office:value-type="float" office:value="0.715722">
            <text:p>0,71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5];&quot;/delay=&quot;;[.L75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6.356">
            <text:p>36,356</text:p>
          </table:table-cell>
          <table:table-cell table:style-name="ce3" office:value-type="float" office:value="20.905">
            <text:p>20,905</text:p>
          </table:table-cell>
          <table:table-cell table:style-name="ce3" office:value-type="float" office:value="4.265">
            <text:p>4,265</text:p>
          </table:table-cell>
          <table:table-cell table:style-name="ce3" office:value-type="float" office:value="4.001">
            <text:p>4,001</text:p>
          </table:table-cell>
          <table:table-cell table:style-name="ce3" office:value-type="float" office:value="6.932">
            <text:p>6,932</text:p>
          </table:table-cell>
          <table:table-cell table:style-name="ce3" office:value-type="float" office:value="6.041">
            <text:p>6,041</text:p>
          </table:table-cell>
          <table:table-cell table:style-name="ce3" office:value-type="float" office:value="0.872">
            <text:p>0,872</text:p>
          </table:table-cell>
          <table:table-cell table:style-name="ce3" office:value-type="float" office:value="0.557">
            <text:p>0,557</text:p>
          </table:table-cell>
          <table:table-cell table:style-name="ce3" table:formula="of:=([.B76]+([.D76]+[.F76])*100+[.H76])/1000" office:value-type="float" office:value="1.156928">
            <text:p>1,15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6];&quot;/delay=&quot;;[.L76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47.753">
            <text:p>47,753</text:p>
          </table:table-cell>
          <table:table-cell table:style-name="ce3" office:value-type="float" office:value="28.296">
            <text:p>28,296</text:p>
          </table:table-cell>
          <table:table-cell table:style-name="ce3" office:value-type="float" office:value="8.195">
            <text:p>8,195</text:p>
          </table:table-cell>
          <table:table-cell table:style-name="ce3" office:value-type="float" office:value="6.246">
            <text:p>6,246</text:p>
          </table:table-cell>
          <table:table-cell table:style-name="ce3" office:value-type="float" office:value="13.395">
            <text:p>13,395</text:p>
          </table:table-cell>
          <table:table-cell table:style-name="ce3" office:value-type="float" office:value="9.772">
            <text:p>9,772</text:p>
          </table:table-cell>
          <table:table-cell table:style-name="ce3" office:value-type="float" office:value="1.128">
            <text:p>1,128</text:p>
          </table:table-cell>
          <table:table-cell table:style-name="ce3" office:value-type="float" office:value="1.123">
            <text:p>1,123</text:p>
          </table:table-cell>
          <table:table-cell table:style-name="ce3" table:formula="of:=([.B77]+([.D77]+[.F77])*100+[.H77])/1000" office:value-type="float" office:value="2.207881">
            <text:p>2,2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7];&quot;/delay=&quot;;[.L77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69.075">
            <text:p>69,075</text:p>
          </table:table-cell>
          <table:table-cell table:style-name="ce3" office:value-type="float" office:value="50.412">
            <text:p>50,412</text:p>
          </table:table-cell>
          <table:table-cell table:style-name="ce3" office:value-type="float" office:value="14.211">
            <text:p>14,211</text:p>
          </table:table-cell>
          <table:table-cell table:style-name="ce3" office:value-type="float" office:value="12.687">
            <text:p>12,687</text:p>
          </table:table-cell>
          <table:table-cell table:style-name="ce3" office:value-type="float" office:value="21.517">
            <text:p>21,517</text:p>
          </table:table-cell>
          <table:table-cell table:style-name="ce3" office:value-type="float" office:value="18.345">
            <text:p>18,345</text:p>
          </table:table-cell>
          <table:table-cell table:style-name="ce3" office:value-type="float" office:value="2.43">
            <text:p>2,430</text:p>
          </table:table-cell>
          <table:table-cell table:style-name="ce3" office:value-type="float" office:value="3.872">
            <text:p>3,872</text:p>
          </table:table-cell>
          <table:table-cell table:style-name="ce3" table:formula="of:=([.B78]+([.D78]+[.F78])*100+[.H78])/1000" office:value-type="float" office:value="3.644305">
            <text:p>3,64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8];&quot;/delay=&quot;;[.L78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80.103">
            <text:p>80,103</text:p>
          </table:table-cell>
          <table:table-cell table:style-name="ce3" office:value-type="float" office:value="59.35">
            <text:p>59,350</text:p>
          </table:table-cell>
          <table:table-cell table:style-name="ce3" office:value-type="float" office:value="23.145">
            <text:p>23,145</text:p>
          </table:table-cell>
          <table:table-cell table:style-name="ce3" office:value-type="float" office:value="8.667">
            <text:p>8,667</text:p>
          </table:table-cell>
          <table:table-cell table:style-name="ce3" office:value-type="float" office:value="34.783">
            <text:p>34,783</text:p>
          </table:table-cell>
          <table:table-cell table:style-name="ce3" office:value-type="float" office:value="12.391">
            <text:p>12,391</text:p>
          </table:table-cell>
          <table:table-cell table:style-name="ce3" office:value-type="float" office:value="5.674">
            <text:p>5,674</text:p>
          </table:table-cell>
          <table:table-cell table:style-name="ce3" office:value-type="float" office:value="6.437">
            <text:p>6,437</text:p>
          </table:table-cell>
          <table:table-cell table:style-name="ce3" table:formula="of:=([.B79]+([.D79]+[.F79])*100+[.H79])/1000" office:value-type="float" office:value="5.878577">
            <text:p>5,87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9];&quot;/delay=&quot;;[.L79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04.04">
            <text:p>104,040</text:p>
          </table:table-cell>
          <table:table-cell table:style-name="ce3" office:value-type="float" office:value="87.288">
            <text:p>87,288</text:p>
          </table:table-cell>
          <table:table-cell table:style-name="ce3" office:value-type="float" office:value="33.468">
            <text:p>33,468</text:p>
          </table:table-cell>
          <table:table-cell table:style-name="ce3" office:value-type="float" office:value="9.528">
            <text:p>9,528</text:p>
          </table:table-cell>
          <table:table-cell table:style-name="ce3" office:value-type="float" office:value="48.541">
            <text:p>48,541</text:p>
          </table:table-cell>
          <table:table-cell table:style-name="ce3" office:value-type="float" office:value="13.392">
            <text:p>13,392</text:p>
          </table:table-cell>
          <table:table-cell table:style-name="ce3" office:value-type="float" office:value="10.855">
            <text:p>10,855</text:p>
          </table:table-cell>
          <table:table-cell table:style-name="ce3" office:value-type="float" office:value="11.924">
            <text:p>11,924</text:p>
          </table:table-cell>
          <table:table-cell table:style-name="ce3" table:formula="of:=([.B80]+([.D80]+[.F80])*100+[.H80])/1000" office:value-type="float" office:value="8.315795">
            <text:p>8,31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80];&quot;/delay=&quot;;[.L80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69.352">
            <text:p>169,352</text:p>
          </table:table-cell>
          <table:table-cell table:style-name="ce3" office:value-type="float" office:value="164.176">
            <text:p>164,176</text:p>
          </table:table-cell>
          <table:table-cell table:style-name="ce3" office:value-type="float" office:value="46.138">
            <text:p>46,138</text:p>
          </table:table-cell>
          <table:table-cell table:style-name="ce3" office:value-type="float" office:value="12.344">
            <text:p>12,344</text:p>
          </table:table-cell>
          <table:table-cell table:style-name="ce3" office:value-type="float" office:value="65.16">
            <text:p>65,160</text:p>
          </table:table-cell>
          <table:table-cell table:style-name="ce3" office:value-type="float" office:value="17.764">
            <text:p>17,764</text:p>
          </table:table-cell>
          <table:table-cell table:style-name="ce3" office:value-type="float" office:value="13.782">
            <text:p>13,782</text:p>
          </table:table-cell>
          <table:table-cell table:style-name="ce3" office:value-type="float" office:value="15.352">
            <text:p>15,352</text:p>
          </table:table-cell>
          <table:table-cell table:style-name="ce3" table:formula="of:=([.B81]+([.D81]+[.F81])*100+[.H81])/1000" office:value-type="float" office:value="11.312934">
            <text:p>11,3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81];&quot;/delay=&quot;;[.L81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7.969">
            <text:p>7,969</text:p>
          </table:table-cell>
          <table:table-cell table:style-name="ce3" office:value-type="float" office:value="4.131">
            <text:p>4,131</text:p>
          </table:table-cell>
          <table:table-cell table:style-name="ce3" office:value-type="float" office:value="1.237">
            <text:p>1,237</text:p>
          </table:table-cell>
          <table:table-cell table:style-name="ce3" office:value-type="float" office:value="0.538">
            <text:p>0,538</text:p>
          </table:table-cell>
          <table:table-cell table:style-name="ce3" office:value-type="float" office:value="2.313">
            <text:p>2,313</text:p>
          </table:table-cell>
          <table:table-cell table:style-name="ce3" office:value-type="float" office:value="0.894">
            <text:p>0,894</text:p>
          </table:table-cell>
          <table:table-cell table:style-name="ce3" office:value-type="float" office:value="0.698">
            <text:p>0,698</text:p>
          </table:table-cell>
          <table:table-cell table:style-name="ce3" office:value-type="float" office:value="0.283">
            <text:p>0,283</text:p>
          </table:table-cell>
          <table:table-cell table:style-name="ce3" table:formula="of:=([.B82]+([.D82]+[.F82])*100+[.H82])/1000" office:value-type="float" office:value="0.363667">
            <text:p>0,36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2];&quot;/delay=&quot;;[.L82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8.559">
            <text:p>18,559</text:p>
          </table:table-cell>
          <table:table-cell table:style-name="ce3" office:value-type="float" office:value="11.002">
            <text:p>11,002</text:p>
          </table:table-cell>
          <table:table-cell table:style-name="ce3" office:value-type="float" office:value="1.365">
            <text:p>1,365</text:p>
          </table:table-cell>
          <table:table-cell table:style-name="ce3" office:value-type="float" office:value="0.725">
            <text:p>0,725</text:p>
          </table:table-cell>
          <table:table-cell table:style-name="ce3" office:value-type="float" office:value="2.384">
            <text:p>2,384</text:p>
          </table:table-cell>
          <table:table-cell table:style-name="ce3" office:value-type="float" office:value="1.058">
            <text:p>1,058</text:p>
          </table:table-cell>
          <table:table-cell table:style-name="ce3" office:value-type="float" office:value="0.741">
            <text:p>0,741</text:p>
          </table:table-cell>
          <table:table-cell table:style-name="ce3" office:value-type="float" office:value="0.555">
            <text:p>0,555</text:p>
          </table:table-cell>
          <table:table-cell table:style-name="ce3" table:formula="of:=([.B83]+([.D83]+[.F83])*100+[.H83])/1000" office:value-type="float" office:value="0.3942">
            <text:p>0,39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3];&quot;/delay=&quot;;[.L83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1.945">
            <text:p>21,945</text:p>
          </table:table-cell>
          <table:table-cell table:style-name="ce3" office:value-type="float" office:value="12.293">
            <text:p>12,293</text:p>
          </table:table-cell>
          <table:table-cell table:style-name="ce3" office:value-type="float" office:value="1.608">
            <text:p>1,608</text:p>
          </table:table-cell>
          <table:table-cell table:style-name="ce3" office:value-type="float" office:value="1.177">
            <text:p>1,177</text:p>
          </table:table-cell>
          <table:table-cell table:style-name="ce3" office:value-type="float" office:value="2.655">
            <text:p>2,655</text:p>
          </table:table-cell>
          <table:table-cell table:style-name="ce3" office:value-type="float" office:value="1.444">
            <text:p>1,444</text:p>
          </table:table-cell>
          <table:table-cell table:style-name="ce3" office:value-type="float" office:value="0.689">
            <text:p>0,689</text:p>
          </table:table-cell>
          <table:table-cell table:style-name="ce3" office:value-type="float" office:value="0.306">
            <text:p>0,306</text:p>
          </table:table-cell>
          <table:table-cell table:style-name="ce3" table:formula="of:=([.B84]+([.D84]+[.F84])*100+[.H84])/1000" office:value-type="float" office:value="0.448934">
            <text:p>0,44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4];&quot;/delay=&quot;;[.L84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29.358">
            <text:p>29,358</text:p>
          </table:table-cell>
          <table:table-cell table:style-name="ce3" office:value-type="float" office:value="15.736">
            <text:p>15,736</text:p>
          </table:table-cell>
          <table:table-cell table:style-name="ce3" office:value-type="float" office:value="2.312">
            <text:p>2,312</text:p>
          </table:table-cell>
          <table:table-cell table:style-name="ce3" office:value-type="float" office:value="2.134">
            <text:p>2,134</text:p>
          </table:table-cell>
          <table:table-cell table:style-name="ce3" office:value-type="float" office:value="3.843">
            <text:p>3,843</text:p>
          </table:table-cell>
          <table:table-cell table:style-name="ce3" office:value-type="float" office:value="3.235">
            <text:p>3,235</text:p>
          </table:table-cell>
          <table:table-cell table:style-name="ce3" office:value-type="float" office:value="0.762">
            <text:p>0,762</text:p>
          </table:table-cell>
          <table:table-cell table:style-name="ce3" office:value-type="float" office:value="0.35">
            <text:p>0,350</text:p>
          </table:table-cell>
          <table:table-cell table:style-name="ce3" table:formula="of:=([.B85]+([.D85]+[.F85])*100+[.H85])/1000" office:value-type="float" office:value="0.64562">
            <text:p>0,64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5];&quot;/delay=&quot;;[.L85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7.279">
            <text:p>37,279</text:p>
          </table:table-cell>
          <table:table-cell table:style-name="ce3" office:value-type="float" office:value="19.267">
            <text:p>19,267</text:p>
          </table:table-cell>
          <table:table-cell table:style-name="ce3" office:value-type="float" office:value="3.45">
            <text:p>3,450</text:p>
          </table:table-cell>
          <table:table-cell table:style-name="ce3" office:value-type="float" office:value="3.994">
            <text:p>3,994</text:p>
          </table:table-cell>
          <table:table-cell table:style-name="ce3" office:value-type="float" office:value="5.583">
            <text:p>5,583</text:p>
          </table:table-cell>
          <table:table-cell table:style-name="ce3" office:value-type="float" office:value="5.752">
            <text:p>5,752</text:p>
          </table:table-cell>
          <table:table-cell table:style-name="ce3" office:value-type="float" office:value="0.835">
            <text:p>0,835</text:p>
          </table:table-cell>
          <table:table-cell table:style-name="ce3" office:value-type="float" office:value="0.649">
            <text:p>0,649</text:p>
          </table:table-cell>
          <table:table-cell table:style-name="ce3" table:formula="of:=([.B86]+([.D86]+[.F86])*100+[.H86])/1000" office:value-type="float" office:value="0.941414">
            <text:p>0,94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6];&quot;/delay=&quot;;[.L86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45.799">
            <text:p>45,799</text:p>
          </table:table-cell>
          <table:table-cell table:style-name="ce3" office:value-type="float" office:value="25.964">
            <text:p>25,964</text:p>
          </table:table-cell>
          <table:table-cell table:style-name="ce3" office:value-type="float" office:value="5.146">
            <text:p>5,146</text:p>
          </table:table-cell>
          <table:table-cell table:style-name="ce3" office:value-type="float" office:value="3.069">
            <text:p>3,069</text:p>
          </table:table-cell>
          <table:table-cell table:style-name="ce3" office:value-type="float" office:value="8.964">
            <text:p>8,964</text:p>
          </table:table-cell>
          <table:table-cell table:style-name="ce3" office:value-type="float" office:value="4.902">
            <text:p>4,902</text:p>
          </table:table-cell>
          <table:table-cell table:style-name="ce3" office:value-type="float" office:value="1.379">
            <text:p>1,379</text:p>
          </table:table-cell>
          <table:table-cell table:style-name="ce3" office:value-type="float" office:value="1.43">
            <text:p>1,430</text:p>
          </table:table-cell>
          <table:table-cell table:style-name="ce3" table:formula="of:=([.B87]+([.D87]+[.F87])*100+[.H87])/1000" office:value-type="float" office:value="1.458178">
            <text:p>1,45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7];&quot;/delay=&quot;;[.L87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64.698">
            <text:p>64,698</text:p>
          </table:table-cell>
          <table:table-cell table:style-name="ce3" office:value-type="float" office:value="44.173">
            <text:p>44,173</text:p>
          </table:table-cell>
          <table:table-cell table:style-name="ce3" office:value-type="float" office:value="10.845">
            <text:p>10,845</text:p>
          </table:table-cell>
          <table:table-cell table:style-name="ce3" office:value-type="float" office:value="5.019">
            <text:p>5,019</text:p>
          </table:table-cell>
          <table:table-cell table:style-name="ce3" office:value-type="float" office:value="18.131">
            <text:p>18,131</text:p>
          </table:table-cell>
          <table:table-cell table:style-name="ce3" office:value-type="float" office:value="7.458">
            <text:p>7,458</text:p>
          </table:table-cell>
          <table:table-cell table:style-name="ce3" office:value-type="float" office:value="2.41">
            <text:p>2,410</text:p>
          </table:table-cell>
          <table:table-cell table:style-name="ce3" office:value-type="float" office:value="2.996">
            <text:p>2,996</text:p>
          </table:table-cell>
          <table:table-cell table:style-name="ce3" table:formula="of:=([.B88]+([.D88]+[.F88])*100+[.H88])/1000" office:value-type="float" office:value="2.964708">
            <text:p>2,96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8];&quot;/delay=&quot;;[.L88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67.69">
            <text:p>67,690</text:p>
          </table:table-cell>
          <table:table-cell table:style-name="ce3" office:value-type="float" office:value="45.887">
            <text:p>45,887</text:p>
          </table:table-cell>
          <table:table-cell table:style-name="ce3" office:value-type="float" office:value="15.764">
            <text:p>15,764</text:p>
          </table:table-cell>
          <table:table-cell table:style-name="ce3" office:value-type="float" office:value="18.704">
            <text:p>18,704</text:p>
          </table:table-cell>
          <table:table-cell table:style-name="ce3" office:value-type="float" office:value="22.585">
            <text:p>22,585</text:p>
          </table:table-cell>
          <table:table-cell table:style-name="ce3" office:value-type="float" office:value="25.246">
            <text:p>25,246</text:p>
          </table:table-cell>
          <table:table-cell table:style-name="ce3" office:value-type="float" office:value="1.148">
            <text:p>1,148</text:p>
          </table:table-cell>
          <table:table-cell table:style-name="ce3" office:value-type="float" office:value="0.92">
            <text:p>0,920</text:p>
          </table:table-cell>
          <table:table-cell table:style-name="ce3" table:formula="of:=([.B89]+([.D89]+[.F89])*100+[.H89])/1000" office:value-type="float" office:value="3.903738">
            <text:p>3,90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9];&quot;/delay=&quot;;[.L89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18.4">
            <text:p>118,400</text:p>
          </table:table-cell>
          <table:table-cell table:style-name="ce3" office:value-type="float" office:value="115.042">
            <text:p>115,042</text:p>
          </table:table-cell>
          <table:table-cell table:style-name="ce3" office:value-type="float" office:value="23.35">
            <text:p>23,350</text:p>
          </table:table-cell>
          <table:table-cell table:style-name="ce3" office:value-type="float" office:value="19.607">
            <text:p>19,607</text:p>
          </table:table-cell>
          <table:table-cell table:style-name="ce3" office:value-type="float" office:value="34.376">
            <text:p>34,376</text:p>
          </table:table-cell>
          <table:table-cell table:style-name="ce3" office:value-type="float" office:value="27.06">
            <text:p>27,060</text:p>
          </table:table-cell>
          <table:table-cell table:style-name="ce3" office:value-type="float" office:value="2.668">
            <text:p>2,668</text:p>
          </table:table-cell>
          <table:table-cell table:style-name="ce3" office:value-type="float" office:value="3.909">
            <text:p>3,909</text:p>
          </table:table-cell>
          <table:table-cell table:style-name="ce3" table:formula="of:=([.B90]+([.D90]+[.F90])*100+[.H90])/1000" office:value-type="float" office:value="5.893668">
            <text:p>5,89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90];&quot;/delay=&quot;;[.L90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65.869">
            <text:p>165,869</text:p>
          </table:table-cell>
          <table:table-cell table:style-name="ce3" office:value-type="float" office:value="172.316">
            <text:p>172,316</text:p>
          </table:table-cell>
          <table:table-cell table:style-name="ce3" office:value-type="float" office:value="30.334">
            <text:p>30,334</text:p>
          </table:table-cell>
          <table:table-cell table:style-name="ce3" office:value-type="float" office:value="25.169">
            <text:p>25,169</text:p>
          </table:table-cell>
          <table:table-cell table:style-name="ce3" office:value-type="float" office:value="44.03">
            <text:p>44,030</text:p>
          </table:table-cell>
          <table:table-cell table:style-name="ce3" office:value-type="float" office:value="34.159">
            <text:p>34,159</text:p>
          </table:table-cell>
          <table:table-cell table:style-name="ce3" office:value-type="float" office:value="4.681">
            <text:p>4,681</text:p>
          </table:table-cell>
          <table:table-cell table:style-name="ce3" office:value-type="float" office:value="6.3">
            <text:p>6,300</text:p>
          </table:table-cell>
          <table:table-cell table:style-name="ce3" table:formula="of:=([.B91]+([.D91]+[.F91])*100+[.H91])/1000" office:value-type="float" office:value="7.60695">
            <text:p>7,60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91];&quot;/delay=&quot;;[.L91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5"/>
          <table:table-cell>
            <draw:frame table:end-cell-address="'no open-close'.AA124" table:end-x="0.947cm" table:end-y="0.003cm" draw:z-index="3" draw:style-name="gr1" svg:width="25.641cm" svg:height="13.125cm" svg:x="0.145cm" svg:y="0.426cm">
              <draw:object draw:notify-on-update-of-ranges="'no open-close'.A2:'no open-close'.A11 'no open-close'.N2:'no open-close'.N2 'no open-close'.H2:'no open-close'.H11 'no open-close'.N12:'no open-close'.N12 'no open-close'.H12:'no open-close'.H21 'no open-close'.N23:'no open-close'.N23 'no open-close'.H22:'no open-close'.H31 'no open-close'.N32:'no open-close'.N32 'no open-close'.H32:'no open-close'.H41 'no open-close'.N42:'no open-close'.N42 'no open-close'.H42:'no open-close'.H51 'no open-close'.N52:'no open-close'.N52 'no open-close'.H52:'no open-close'.H61 'no open-close'.N62:'no open-close'.N62 'no open-close'.H62:'no open-close'.H71 'no open-close'.N72:'no open-close'.N72 'no open-close'.H72:'no open-close'.H81 'no open-close'.N82:'no open-close'.N82 'no open-close'.H82:'no open-close'.H9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31">
          <table:table-cell table:number-columns-repeated="1023"/>
        </table:table-row>
        <table:table-row table:style-name="ro1">
          <table:table-cell table:number-columns-repeated="15"/>
          <table:table-cell>
            <draw:frame table:end-cell-address="'no open-close'.AA155" table:end-x="0.836cm" table:end-y="0.029cm" draw:z-index="4" draw:style-name="gr1" svg:width="25.641cm" svg:height="13.125cm" svg:x="0.034cm" svg:y="0.001cm">
              <draw:object draw:notify-on-update-of-ranges="'no open-close'.A2:'no open-close'.A11 'no open-close'.N2:'no open-close'.N2 'no open-close'.J2:'no open-close'.J11 'no open-close'.N12:'no open-close'.N12 'no open-close'.J12:'no open-close'.J21 'no open-close'.N23:'no open-close'.N23 'no open-close'.J22:'no open-close'.J31 'no open-close'.N32:'no open-close'.N32 'no open-close'.J32:'no open-close'.J41 'no open-close'.N42:'no open-close'.N42 'no open-close'.J42:'no open-close'.J51 'no open-close'.N52:'no open-close'.N52 'no open-close'.J52:'no open-close'.J61 'no open-close'.N62:'no open-close'.N62 'no open-close'.J62:'no open-close'.J71 'no open-close'.N72:'no open-close'.N72 'no open-close'.J72:'no open-close'.J81 'no open-close'.N82:'no open-close'.N82 'no open-close'.J82:'no open-close'.J9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654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en-close" table:style-name="ta1" table:print="false">
        <office:forms form:automatic-focus="false" form:apply-design-mode="false"/>
        <table:table-column table:style-name="co9" table:number-columns-repeated="9" table:default-cell-style-name="ce1"/>
        <table:table-column table:style-name="co11" table:number-columns-repeated="2" table:default-cell-style-name="ce1"/>
        <table:table-column table:style-name="co9" table:number-columns-repeated="2" table:default-cell-style-name="ce1"/>
        <table:table-column table:style-name="co12" table:default-cell-style-name="ce1"/>
        <table:table-column table:style-name="co9" table:number-columns-repeated="1010" table:default-cell-style-name="ce1"/>
        <table:table-row table:style-name="ro1">
          <table:table-cell office:value-type="string">
            <text:p>Clients</text:p>
          </table:table-cell>
          <table:table-cell table:style-name="ce2" office:value-type="string">
            <text:p>Open_avg</text:p>
          </table:table-cell>
          <table:table-cell table:style-name="ce2" office:value-type="string">
            <text:p>Open_std</text:p>
          </table:table-cell>
          <table:table-cell table:style-name="ce2" office:value-type="string">
            <text:p>Begin_avg</text:p>
          </table:table-cell>
          <table:table-cell table:style-name="ce2" office:value-type="string">
            <text:p>Begin_std</text:p>
          </table:table-cell>
          <table:table-cell table:style-name="ce2" office:value-type="string">
            <text:p>Commit_avg</text:p>
          </table:table-cell>
          <table:table-cell table:style-name="ce2" office:value-type="string">
            <text:p>Commit_std</text:p>
          </table:table-cell>
          <table:table-cell table:style-name="ce2" office:value-type="string">
            <text:p>Close_avg</text:p>
          </table:table-cell>
          <table:table-cell table:style-name="ce2" office:value-type="string">
            <text:p>Close_std</text:p>
          </table:table-cell>
          <table:table-cell table:style-name="ce2" office:value-type="string">
            <text:p>Tot_avg</text:p>
          </table:table-cell>
          <table:table-cell office:value-type="string">
            <text:p>Server_Threadss</text:p>
          </table:table-cell>
          <table:table-cell office:value-type="string">
            <text:p>min_e</text:p>
            <draw:frame table:end-cell-address="'open-close'.T1" table:end-x="2.092cm" table:end-y="0cm" draw:z-index="0" draw:style-name="gr1" svg:width="20.969cm" svg:height="2.045cm" svg:x="0.805cm" svg:y="-2.045cm">
              <draw:object draw:notify-on-update-of-ranges="'open-close'.A2:'open-close'.A11 'open-close'.H1:'open-close'.H1 'open-close'.H2:'open-close'.H11 'open-close'.F1:'open-close'.F1 'open-close'.F2:'open-close'.F11 'open-close'.D1:'open-close'.D1 'open-close'.D2:'open-close'.D11 'open-close'.B1:'open-close'.B1 'open-close'.B2:'open-close'.B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string">
            <text:p>max_e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99">
            <text:p>1,990</text:p>
          </table:table-cell>
          <table:table-cell table:style-name="ce3" office:value-type="float" office:value="1.454">
            <text:p>1,454</text:p>
          </table:table-cell>
          <table:table-cell table:style-name="ce3" office:value-type="float" office:value="2.413">
            <text:p>2,413</text:p>
          </table:table-cell>
          <table:table-cell table:style-name="ce3" office:value-type="float" office:value="0.814">
            <text:p>0,814</text:p>
          </table:table-cell>
          <table:table-cell table:style-name="ce3" office:value-type="float" office:value="4.414">
            <text:p>4,414</text:p>
          </table:table-cell>
          <table:table-cell table:style-name="ce3" office:value-type="float" office:value="1.181">
            <text:p>1,181</text:p>
          </table:table-cell>
          <table:table-cell table:style-name="ce3" office:value-type="float" office:value="1.162">
            <text:p>1,162</text:p>
          </table:table-cell>
          <table:table-cell table:style-name="ce3" office:value-type="float" office:value="0.97">
            <text:p>0,970</text:p>
          </table:table-cell>
          <table:table-cell table:style-name="ce3" table:formula="of:=([.B2]+[.D2]+[.F2]+[.H2])/10" office:value-type="float" office:value="0.9979">
            <text:p>0,9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2];&quot;/delay=&quot;;[.L2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6.65">
            <text:p>6,650</text:p>
          </table:table-cell>
          <table:table-cell table:style-name="ce3" office:value-type="float" office:value="4.242">
            <text:p>4,242</text:p>
          </table:table-cell>
          <table:table-cell table:style-name="ce3" office:value-type="float" office:value="5.946">
            <text:p>5,946</text:p>
          </table:table-cell>
          <table:table-cell table:style-name="ce3" office:value-type="float" office:value="2.249">
            <text:p>2,249</text:p>
          </table:table-cell>
          <table:table-cell table:style-name="ce3" office:value-type="float" office:value="9.383">
            <text:p>9,383</text:p>
          </table:table-cell>
          <table:table-cell table:style-name="ce3" office:value-type="float" office:value="2.817">
            <text:p>2,817</text:p>
          </table:table-cell>
          <table:table-cell table:style-name="ce3" office:value-type="float" office:value="4.94">
            <text:p>4,940</text:p>
          </table:table-cell>
          <table:table-cell table:style-name="ce3" office:value-type="float" office:value="2.872">
            <text:p>2,872</text:p>
          </table:table-cell>
          <table:table-cell table:style-name="ce3" table:formula="of:=([.B3]+[.D3]+[.F3]+[.H3])/10" office:value-type="float" office:value="2.6919">
            <text:p>2,6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];&quot;/delay=&quot;;[.L3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17.764">
            <text:p>17,764</text:p>
          </table:table-cell>
          <table:table-cell table:style-name="ce3" office:value-type="float" office:value="7.104">
            <text:p>7,104</text:p>
          </table:table-cell>
          <table:table-cell table:style-name="ce3" office:value-type="float" office:value="12.139">
            <text:p>12,139</text:p>
          </table:table-cell>
          <table:table-cell table:style-name="ce3" office:value-type="float" office:value="2.033">
            <text:p>2,033</text:p>
          </table:table-cell>
          <table:table-cell table:style-name="ce3" office:value-type="float" office:value="17.473">
            <text:p>17,473</text:p>
          </table:table-cell>
          <table:table-cell table:style-name="ce3" office:value-type="float" office:value="2.754">
            <text:p>2,754</text:p>
          </table:table-cell>
          <table:table-cell table:style-name="ce3" office:value-type="float" office:value="12.027">
            <text:p>12,027</text:p>
          </table:table-cell>
          <table:table-cell table:style-name="ce3" office:value-type="float" office:value="2.367">
            <text:p>2,367</text:p>
          </table:table-cell>
          <table:table-cell table:style-name="ce3" table:formula="of:=([.B4]+[.D4]+[.F4]+[.H4])/10" office:value-type="float" office:value="5.9403">
            <text:p>5,9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];&quot;/delay=&quot;;[.L4];&quot;ms&quot;)" office:value-type="string" office:string-value="Threads=1/delay=0ms">
            <text:p>Threads=1/delay=0ms</text:p>
          </table:table-cell>
          <table:table-cell/>
          <table:table-cell>
            <draw:frame table:end-cell-address="'open-close'.AA33" table:end-x="0.802cm" table:end-y="0.052cm" draw:z-index="1" draw:style-name="gr1" svg:width="25.641cm" svg:height="13.125cm" svg:x="0.001cm" svg:y="0.025cm">
              <draw:object draw:notify-on-update-of-ranges="'open-close'.A2:'open-close'.A11 'open-close'.N2:'open-close'.N2 'open-close'.B2:'open-close'.B11 'open-close'.N12:'open-close'.N12 'open-close'.B12:'open-close'.B21 'open-close'.N23:'open-close'.N23 'open-close'.B22:'open-close'.B31 'open-close'.N32:'open-close'.N32 'open-close'.B32:'open-close'.B41 'open-close'.N42:'open-close'.N42 'open-close'.B42:'open-close'.B51 'open-close'.N52:'open-close'.N52 'open-close'.B52:'open-close'.B61 'open-close'.N62:'open-close'.N62 'open-close'.B62:'open-close'.B71 'open-close'.N72:'open-close'.N72 'open-close'.B72:'open-close'.B81 'open-close'.N82:'open-close'.N82 'open-close'.B82:'open-close'.B9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57.14">
            <text:p>57,140</text:p>
          </table:table-cell>
          <table:table-cell table:style-name="ce3" office:value-type="float" office:value="11.79">
            <text:p>11,790</text:p>
          </table:table-cell>
          <table:table-cell table:style-name="ce3" office:value-type="float" office:value="14.694">
            <text:p>14,694</text:p>
          </table:table-cell>
          <table:table-cell table:style-name="ce3" office:value-type="float" office:value="2.236">
            <text:p>2,236</text:p>
          </table:table-cell>
          <table:table-cell table:style-name="ce3" office:value-type="float" office:value="21.029">
            <text:p>21,029</text:p>
          </table:table-cell>
          <table:table-cell table:style-name="ce3" office:value-type="float" office:value="3.159">
            <text:p>3,159</text:p>
          </table:table-cell>
          <table:table-cell table:style-name="ce3" office:value-type="float" office:value="15.125">
            <text:p>15,125</text:p>
          </table:table-cell>
          <table:table-cell table:style-name="ce3" office:value-type="float" office:value="2.274">
            <text:p>2,274</text:p>
          </table:table-cell>
          <table:table-cell table:style-name="ce3" table:formula="of:=([.B5]+[.D5]+[.F5]+[.H5])/10" office:value-type="float" office:value="10.7988">
            <text:p>10,7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5];&quot;/delay=&quot;;[.L5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09.842">
            <text:p>109,842</text:p>
          </table:table-cell>
          <table:table-cell table:style-name="ce3" office:value-type="float" office:value="13.578">
            <text:p>13,578</text:p>
          </table:table-cell>
          <table:table-cell table:style-name="ce3" office:value-type="float" office:value="14.815">
            <text:p>14,815</text:p>
          </table:table-cell>
          <table:table-cell table:style-name="ce3" office:value-type="float" office:value="2.121">
            <text:p>2,121</text:p>
          </table:table-cell>
          <table:table-cell table:style-name="ce3" office:value-type="float" office:value="21.236">
            <text:p>21,236</text:p>
          </table:table-cell>
          <table:table-cell table:style-name="ce3" office:value-type="float" office:value="3.105">
            <text:p>3,105</text:p>
          </table:table-cell>
          <table:table-cell table:style-name="ce3" office:value-type="float" office:value="15.263">
            <text:p>15,263</text:p>
          </table:table-cell>
          <table:table-cell table:style-name="ce3" office:value-type="float" office:value="2.193">
            <text:p>2,193</text:p>
          </table:table-cell>
          <table:table-cell table:style-name="ce3" table:formula="of:=([.B6]+[.D6]+[.F6]+[.H6])/10" office:value-type="float" office:value="16.1156">
            <text:p>16,1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];&quot;/delay=&quot;;[.L6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163.134">
            <text:p>163,134</text:p>
          </table:table-cell>
          <table:table-cell table:style-name="ce3" office:value-type="float" office:value="16.624">
            <text:p>16,624</text:p>
          </table:table-cell>
          <table:table-cell table:style-name="ce3" office:value-type="float" office:value="14.837">
            <text:p>14,837</text:p>
          </table:table-cell>
          <table:table-cell table:style-name="ce3" office:value-type="float" office:value="2.054">
            <text:p>2,054</text:p>
          </table:table-cell>
          <table:table-cell table:style-name="ce3" office:value-type="float" office:value="21.203">
            <text:p>21,203</text:p>
          </table:table-cell>
          <table:table-cell table:style-name="ce3" office:value-type="float" office:value="2.916">
            <text:p>2,916</text:p>
          </table:table-cell>
          <table:table-cell table:style-name="ce3" office:value-type="float" office:value="15.255">
            <text:p>15,255</text:p>
          </table:table-cell>
          <table:table-cell table:style-name="ce3" office:value-type="float" office:value="2.019">
            <text:p>2,019</text:p>
          </table:table-cell>
          <table:table-cell table:style-name="ce3" table:formula="of:=([.B7]+[.D7]+[.F7]+[.H7])/10" office:value-type="float" office:value="21.4429">
            <text:p>21,4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];&quot;/delay=&quot;;[.L7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216.455">
            <text:p>216,455</text:p>
          </table:table-cell>
          <table:table-cell table:style-name="ce3" office:value-type="float" office:value="20.15">
            <text:p>20,150</text:p>
          </table:table-cell>
          <table:table-cell table:style-name="ce3" office:value-type="float" office:value="14.881">
            <text:p>14,881</text:p>
          </table:table-cell>
          <table:table-cell table:style-name="ce3" office:value-type="float" office:value="1.979">
            <text:p>1,979</text:p>
          </table:table-cell>
          <table:table-cell table:style-name="ce3" office:value-type="float" office:value="21.183">
            <text:p>21,183</text:p>
          </table:table-cell>
          <table:table-cell table:style-name="ce3" office:value-type="float" office:value="2.826">
            <text:p>2,826</text:p>
          </table:table-cell>
          <table:table-cell table:style-name="ce3" office:value-type="float" office:value="15.267">
            <text:p>15,267</text:p>
          </table:table-cell>
          <table:table-cell table:style-name="ce3" office:value-type="float" office:value="1.963">
            <text:p>1,963</text:p>
          </table:table-cell>
          <table:table-cell table:style-name="ce3" table:formula="of:=([.B8]+[.D8]+[.F8]+[.H8])/10" office:value-type="float" office:value="26.7786">
            <text:p>26,7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8];&quot;/delay=&quot;;[.L8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270.229">
            <text:p>270,229</text:p>
          </table:table-cell>
          <table:table-cell table:style-name="ce3" office:value-type="float" office:value="22.369">
            <text:p>22,369</text:p>
          </table:table-cell>
          <table:table-cell table:style-name="ce3" office:value-type="float" office:value="14.916">
            <text:p>14,916</text:p>
          </table:table-cell>
          <table:table-cell table:style-name="ce3" office:value-type="float" office:value="1.919">
            <text:p>1,919</text:p>
          </table:table-cell>
          <table:table-cell table:style-name="ce3" office:value-type="float" office:value="21.189">
            <text:p>21,189</text:p>
          </table:table-cell>
          <table:table-cell table:style-name="ce3" office:value-type="float" office:value="2.844">
            <text:p>2,844</text:p>
          </table:table-cell>
          <table:table-cell table:style-name="ce3" office:value-type="float" office:value="15.265">
            <text:p>15,265</text:p>
          </table:table-cell>
          <table:table-cell table:style-name="ce3" office:value-type="float" office:value="1.941">
            <text:p>1,941</text:p>
          </table:table-cell>
          <table:table-cell table:style-name="ce3" table:formula="of:=([.B9]+[.D9]+[.F9]+[.H9])/10" office:value-type="float" office:value="32.1599">
            <text:p>32,1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9];&quot;/delay=&quot;;[.L9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320.432">
            <text:p>320,432</text:p>
          </table:table-cell>
          <table:table-cell table:style-name="ce3" office:value-type="float" office:value="31.825">
            <text:p>31,825</text:p>
          </table:table-cell>
          <table:table-cell table:style-name="ce3" office:value-type="float" office:value="15.177">
            <text:p>15,177</text:p>
          </table:table-cell>
          <table:table-cell table:style-name="ce3" office:value-type="float" office:value="4.1">
            <text:p>4,100</text:p>
          </table:table-cell>
          <table:table-cell table:style-name="ce3" office:value-type="float" office:value="21.658">
            <text:p>21,658</text:p>
          </table:table-cell>
          <table:table-cell table:style-name="ce3" office:value-type="float" office:value="5.204">
            <text:p>5,204</text:p>
          </table:table-cell>
          <table:table-cell table:style-name="ce3" office:value-type="float" office:value="15.541">
            <text:p>15,541</text:p>
          </table:table-cell>
          <table:table-cell table:style-name="ce3" office:value-type="float" office:value="3.218">
            <text:p>3,218</text:p>
          </table:table-cell>
          <table:table-cell table:style-name="ce3" table:formula="of:=([.B10]+[.D10]+[.F10]+[.H10])/10" office:value-type="float" office:value="37.2808">
            <text:p>37,28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10];&quot;/delay=&quot;;[.L10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375.79">
            <text:p>375,790</text:p>
          </table:table-cell>
          <table:table-cell table:style-name="ce3" office:value-type="float" office:value="35.512">
            <text:p>35,512</text:p>
          </table:table-cell>
          <table:table-cell table:style-name="ce3" office:value-type="float" office:value="15.368">
            <text:p>15,368</text:p>
          </table:table-cell>
          <table:table-cell table:style-name="ce3" office:value-type="float" office:value="5.451">
            <text:p>5,451</text:p>
          </table:table-cell>
          <table:table-cell table:style-name="ce3" office:value-type="float" office:value="21.598">
            <text:p>21,598</text:p>
          </table:table-cell>
          <table:table-cell table:style-name="ce3" office:value-type="float" office:value="5.72">
            <text:p>5,720</text:p>
          </table:table-cell>
          <table:table-cell table:style-name="ce3" office:value-type="float" office:value="15.672">
            <text:p>15,672</text:p>
          </table:table-cell>
          <table:table-cell table:style-name="ce3" office:value-type="float" office:value="3.893">
            <text:p>3,893</text:p>
          </table:table-cell>
          <table:table-cell table:style-name="ce3" table:formula="of:=([.B11]+[.D11]+[.F11]+[.H11])/10" office:value-type="float" office:value="42.8428">
            <text:p>42,8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11];&quot;/delay=&quot;;[.L11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601">
            <text:p>1,601</text:p>
          </table:table-cell>
          <table:table-cell table:style-name="ce3" office:value-type="float" office:value="0.966">
            <text:p>0,966</text:p>
          </table:table-cell>
          <table:table-cell table:style-name="ce3" office:value-type="float" office:value="1.332">
            <text:p>1,332</text:p>
          </table:table-cell>
          <table:table-cell table:style-name="ce3" office:value-type="float" office:value="0.537">
            <text:p>0,537</text:p>
          </table:table-cell>
          <table:table-cell table:style-name="ce3" office:value-type="float" office:value="2.41">
            <text:p>2,410</text:p>
          </table:table-cell>
          <table:table-cell table:style-name="ce3" office:value-type="float" office:value="0.709">
            <text:p>0,709</text:p>
          </table:table-cell>
          <table:table-cell table:style-name="ce3" office:value-type="float" office:value="0.789">
            <text:p>0,789</text:p>
          </table:table-cell>
          <table:table-cell table:style-name="ce3" office:value-type="float" office:value="0.472">
            <text:p>0,472</text:p>
          </table:table-cell>
          <table:table-cell table:style-name="ce3" table:formula="of:=([.B12]+[.D12]+[.F12]+[.H12])/10" office:value-type="float" office:value="0.6132">
            <text:p>0,6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2];&quot;/delay=&quot;;[.L12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391">
            <text:p>2,391</text:p>
          </table:table-cell>
          <table:table-cell table:style-name="ce3" office:value-type="float" office:value="2.1">
            <text:p>2,100</text:p>
          </table:table-cell>
          <table:table-cell table:style-name="ce3" office:value-type="float" office:value="1.893">
            <text:p>1,893</text:p>
          </table:table-cell>
          <table:table-cell table:style-name="ce3" office:value-type="float" office:value="0.946">
            <text:p>0,946</text:p>
          </table:table-cell>
          <table:table-cell table:style-name="ce3" office:value-type="float" office:value="2.967">
            <text:p>2,967</text:p>
          </table:table-cell>
          <table:table-cell table:style-name="ce3" office:value-type="float" office:value="1.221">
            <text:p>1,221</text:p>
          </table:table-cell>
          <table:table-cell table:style-name="ce3" office:value-type="float" office:value="1.259">
            <text:p>1,259</text:p>
          </table:table-cell>
          <table:table-cell table:style-name="ce3" office:value-type="float" office:value="0.846">
            <text:p>0,846</text:p>
          </table:table-cell>
          <table:table-cell table:style-name="ce3" table:formula="of:=([.B13]+[.D13]+[.F13]+[.H13])/10" office:value-type="float" office:value="0.851">
            <text:p>0,85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3];&quot;/delay=&quot;;[.L13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4.558">
            <text:p>4,558</text:p>
          </table:table-cell>
          <table:table-cell table:style-name="ce3" office:value-type="float" office:value="3.496">
            <text:p>3,496</text:p>
          </table:table-cell>
          <table:table-cell table:style-name="ce3" office:value-type="float" office:value="3.207">
            <text:p>3,207</text:p>
          </table:table-cell>
          <table:table-cell table:style-name="ce3" office:value-type="float" office:value="1.656">
            <text:p>1,656</text:p>
          </table:table-cell>
          <table:table-cell table:style-name="ce3" office:value-type="float" office:value="5.117">
            <text:p>5,117</text:p>
          </table:table-cell>
          <table:table-cell table:style-name="ce3" office:value-type="float" office:value="2.581">
            <text:p>2,581</text:p>
          </table:table-cell>
          <table:table-cell table:style-name="ce3" office:value-type="float" office:value="2.606">
            <text:p>2,606</text:p>
          </table:table-cell>
          <table:table-cell table:style-name="ce3" office:value-type="float" office:value="1.861">
            <text:p>1,861</text:p>
          </table:table-cell>
          <table:table-cell table:style-name="ce3" table:formula="of:=([.B14]+[.D14]+[.F14]+[.H14])/10" office:value-type="float" office:value="1.5488">
            <text:p>1,5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4];&quot;/delay=&quot;;[.L14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11.432">
            <text:p>11,432</text:p>
          </table:table-cell>
          <table:table-cell table:style-name="ce3" office:value-type="float" office:value="6.363">
            <text:p>6,363</text:p>
          </table:table-cell>
          <table:table-cell table:style-name="ce3" office:value-type="float" office:value="6.575">
            <text:p>6,575</text:p>
          </table:table-cell>
          <table:table-cell table:style-name="ce3" office:value-type="float" office:value="2.678">
            <text:p>2,678</text:p>
          </table:table-cell>
          <table:table-cell table:style-name="ce3" office:value-type="float" office:value="10.504">
            <text:p>10,504</text:p>
          </table:table-cell>
          <table:table-cell table:style-name="ce3" office:value-type="float" office:value="3.747">
            <text:p>3,747</text:p>
          </table:table-cell>
          <table:table-cell table:style-name="ce3" office:value-type="float" office:value="6.764">
            <text:p>6,764</text:p>
          </table:table-cell>
          <table:table-cell table:style-name="ce3" office:value-type="float" office:value="2.979">
            <text:p>2,979</text:p>
          </table:table-cell>
          <table:table-cell table:style-name="ce3" table:formula="of:=([.B15]+[.D15]+[.F15]+[.H15])/10" office:value-type="float" office:value="3.5275">
            <text:p>3,5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5];&quot;/delay=&quot;;[.L15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3.536">
            <text:p>33,536</text:p>
          </table:table-cell>
          <table:table-cell table:style-name="ce3" office:value-type="float" office:value="11.862">
            <text:p>11,862</text:p>
          </table:table-cell>
          <table:table-cell table:style-name="ce3" office:value-type="float" office:value="9.389">
            <text:p>9,389</text:p>
          </table:table-cell>
          <table:table-cell table:style-name="ce3" office:value-type="float" office:value="2.805">
            <text:p>2,805</text:p>
          </table:table-cell>
          <table:table-cell table:style-name="ce3" office:value-type="float" office:value="15.294">
            <text:p>15,294</text:p>
          </table:table-cell>
          <table:table-cell table:style-name="ce3" office:value-type="float" office:value="4.132">
            <text:p>4,132</text:p>
          </table:table-cell>
          <table:table-cell table:style-name="ce3" office:value-type="float" office:value="10.28">
            <text:p>10,280</text:p>
          </table:table-cell>
          <table:table-cell table:style-name="ce3" office:value-type="float" office:value="2.934">
            <text:p>2,934</text:p>
          </table:table-cell>
          <table:table-cell table:style-name="ce3" table:formula="of:=([.B16]+[.D16]+[.F16]+[.H16])/10" office:value-type="float" office:value="6.8499">
            <text:p>6,8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6];&quot;/delay=&quot;;[.L16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66.545">
            <text:p>66,545</text:p>
          </table:table-cell>
          <table:table-cell table:style-name="ce3" office:value-type="float" office:value="14.502">
            <text:p>14,502</text:p>
          </table:table-cell>
          <table:table-cell table:style-name="ce3" office:value-type="float" office:value="9.856">
            <text:p>9,856</text:p>
          </table:table-cell>
          <table:table-cell table:style-name="ce3" office:value-type="float" office:value="3.485">
            <text:p>3,485</text:p>
          </table:table-cell>
          <table:table-cell table:style-name="ce3" office:value-type="float" office:value="16.144">
            <text:p>16,144</text:p>
          </table:table-cell>
          <table:table-cell table:style-name="ce3" office:value-type="float" office:value="5.646">
            <text:p>5,646</text:p>
          </table:table-cell>
          <table:table-cell table:style-name="ce3" office:value-type="float" office:value="10.82">
            <text:p>10,820</text:p>
          </table:table-cell>
          <table:table-cell table:style-name="ce3" office:value-type="float" office:value="3.872">
            <text:p>3,872</text:p>
          </table:table-cell>
          <table:table-cell table:style-name="ce3" table:formula="of:=([.B17]+[.D17]+[.F17]+[.H17])/10" office:value-type="float" office:value="10.3365">
            <text:p>10,33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7];&quot;/delay=&quot;;[.L17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102.11">
            <text:p>102,110</text:p>
          </table:table-cell>
          <table:table-cell table:style-name="ce3" office:value-type="float" office:value="12.782">
            <text:p>12,782</text:p>
          </table:table-cell>
          <table:table-cell table:style-name="ce3" office:value-type="float" office:value="9.8">
            <text:p>9,800</text:p>
          </table:table-cell>
          <table:table-cell table:style-name="ce3" office:value-type="float" office:value="2.863">
            <text:p>2,863</text:p>
          </table:table-cell>
          <table:table-cell table:style-name="ce3" office:value-type="float" office:value="16.09">
            <text:p>16,090</text:p>
          </table:table-cell>
          <table:table-cell table:style-name="ce3" office:value-type="float" office:value="4.326">
            <text:p>4,326</text:p>
          </table:table-cell>
          <table:table-cell table:style-name="ce3" office:value-type="float" office:value="10.797">
            <text:p>10,797</text:p>
          </table:table-cell>
          <table:table-cell table:style-name="ce3" office:value-type="float" office:value="2.97">
            <text:p>2,970</text:p>
          </table:table-cell>
          <table:table-cell table:style-name="ce3" table:formula="of:=([.B18]+[.D18]+[.F18]+[.H18])/10" office:value-type="float" office:value="13.8797">
            <text:p>13,88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8];&quot;/delay=&quot;;[.L18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36.218">
            <text:p>136,218</text:p>
          </table:table-cell>
          <table:table-cell table:style-name="ce3" office:value-type="float" office:value="14.481">
            <text:p>14,481</text:p>
          </table:table-cell>
          <table:table-cell table:style-name="ce3" office:value-type="float" office:value="9.822">
            <text:p>9,822</text:p>
          </table:table-cell>
          <table:table-cell table:style-name="ce3" office:value-type="float" office:value="2.843">
            <text:p>2,843</text:p>
          </table:table-cell>
          <table:table-cell table:style-name="ce3" office:value-type="float" office:value="15.962">
            <text:p>15,962</text:p>
          </table:table-cell>
          <table:table-cell table:style-name="ce3" office:value-type="float" office:value="4.245">
            <text:p>4,245</text:p>
          </table:table-cell>
          <table:table-cell table:style-name="ce3" office:value-type="float" office:value="10.696">
            <text:p>10,696</text:p>
          </table:table-cell>
          <table:table-cell table:style-name="ce3" office:value-type="float" office:value="2.941">
            <text:p>2,941</text:p>
          </table:table-cell>
          <table:table-cell table:style-name="ce3" table:formula="of:=([.B19]+[.D19]+[.F19]+[.H19])/10" office:value-type="float" office:value="17.2698">
            <text:p>17,27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9];&quot;/delay=&quot;;[.L19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71.245">
            <text:p>171,245</text:p>
          </table:table-cell>
          <table:table-cell table:style-name="ce3" office:value-type="float" office:value="18.014">
            <text:p>18,014</text:p>
          </table:table-cell>
          <table:table-cell table:style-name="ce3" office:value-type="float" office:value="9.784">
            <text:p>9,784</text:p>
          </table:table-cell>
          <table:table-cell table:style-name="ce3" office:value-type="float" office:value="2.78">
            <text:p>2,780</text:p>
          </table:table-cell>
          <table:table-cell table:style-name="ce3" office:value-type="float" office:value="15.939">
            <text:p>15,939</text:p>
          </table:table-cell>
          <table:table-cell table:style-name="ce3" office:value-type="float" office:value="4.102">
            <text:p>4,102</text:p>
          </table:table-cell>
          <table:table-cell table:style-name="ce3" office:value-type="float" office:value="10.696">
            <text:p>10,696</text:p>
          </table:table-cell>
          <table:table-cell table:style-name="ce3" office:value-type="float" office:value="2.827">
            <text:p>2,827</text:p>
          </table:table-cell>
          <table:table-cell table:style-name="ce3" table:formula="of:=([.B20]+[.D20]+[.F20]+[.H20])/10" office:value-type="float" office:value="20.7664">
            <text:p>20,76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20];&quot;/delay=&quot;;[.L20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06.475">
            <text:p>206,475</text:p>
          </table:table-cell>
          <table:table-cell table:style-name="ce3" office:value-type="float" office:value="19.321">
            <text:p>19,321</text:p>
          </table:table-cell>
          <table:table-cell table:style-name="ce3" office:value-type="float" office:value="9.776">
            <text:p>9,776</text:p>
          </table:table-cell>
          <table:table-cell table:style-name="ce3" office:value-type="float" office:value="2.664">
            <text:p>2,664</text:p>
          </table:table-cell>
          <table:table-cell table:style-name="ce3" office:value-type="float" office:value="15.872">
            <text:p>15,872</text:p>
          </table:table-cell>
          <table:table-cell table:style-name="ce3" office:value-type="float" office:value="3.935">
            <text:p>3,935</text:p>
          </table:table-cell>
          <table:table-cell table:style-name="ce3" office:value-type="float" office:value="10.56">
            <text:p>10,560</text:p>
          </table:table-cell>
          <table:table-cell table:style-name="ce3" office:value-type="float" office:value="2.689">
            <text:p>2,689</text:p>
          </table:table-cell>
          <table:table-cell table:style-name="ce3" table:formula="of:=([.B21]+[.D21]+[.F21]+[.H21])/10" office:value-type="float" office:value="24.2683">
            <text:p>24,26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21];&quot;/delay=&quot;;[.L21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541">
            <text:p>1,541</text:p>
          </table:table-cell>
          <table:table-cell table:style-name="ce3" office:value-type="float" office:value="0.949">
            <text:p>0,949</text:p>
          </table:table-cell>
          <table:table-cell table:style-name="ce3" office:value-type="float" office:value="1.275">
            <text:p>1,275</text:p>
          </table:table-cell>
          <table:table-cell table:style-name="ce3" office:value-type="float" office:value="0.542">
            <text:p>0,542</text:p>
          </table:table-cell>
          <table:table-cell table:style-name="ce3" office:value-type="float" office:value="2.259">
            <text:p>2,259</text:p>
          </table:table-cell>
          <table:table-cell table:style-name="ce3" office:value-type="float" office:value="0.706">
            <text:p>0,706</text:p>
          </table:table-cell>
          <table:table-cell table:style-name="ce3" office:value-type="float" office:value="0.734">
            <text:p>0,734</text:p>
          </table:table-cell>
          <table:table-cell table:style-name="ce3" office:value-type="float" office:value="0.414">
            <text:p>0,414</text:p>
          </table:table-cell>
          <table:table-cell table:style-name="ce3" table:formula="of:=([.B22]+[.D22]+[.F22]+[.H22])/10" office:value-type="float" office:value="0.5809">
            <text:p>0,58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2];&quot;/delay=&quot;;[.L22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108">
            <text:p>2,108</text:p>
          </table:table-cell>
          <table:table-cell table:style-name="ce3" office:value-type="float" office:value="1.807">
            <text:p>1,807</text:p>
          </table:table-cell>
          <table:table-cell table:style-name="ce3" office:value-type="float" office:value="1.646">
            <text:p>1,646</text:p>
          </table:table-cell>
          <table:table-cell table:style-name="ce3" office:value-type="float" office:value="0.775">
            <text:p>0,775</text:p>
          </table:table-cell>
          <table:table-cell table:style-name="ce3" office:value-type="float" office:value="2.659">
            <text:p>2,659</text:p>
          </table:table-cell>
          <table:table-cell table:style-name="ce3" office:value-type="float" office:value="1.072">
            <text:p>1,072</text:p>
          </table:table-cell>
          <table:table-cell table:style-name="ce3" office:value-type="float" office:value="1.072">
            <text:p>1,072</text:p>
          </table:table-cell>
          <table:table-cell table:style-name="ce3" office:value-type="float" office:value="0.694">
            <text:p>0,694</text:p>
          </table:table-cell>
          <table:table-cell table:style-name="ce3" table:formula="of:=([.B23]+[.D23]+[.F23]+[.H23])/10" office:value-type="float" office:value="0.7485">
            <text:p>0,74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3];&quot;/delay=&quot;;[.L23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.816">
            <text:p>3,816</text:p>
          </table:table-cell>
          <table:table-cell table:style-name="ce3" office:value-type="float" office:value="3.058">
            <text:p>3,058</text:p>
          </table:table-cell>
          <table:table-cell table:style-name="ce3" office:value-type="float" office:value="2.642">
            <text:p>2,642</text:p>
          </table:table-cell>
          <table:table-cell table:style-name="ce3" office:value-type="float" office:value="1.438">
            <text:p>1,438</text:p>
          </table:table-cell>
          <table:table-cell table:style-name="ce3" office:value-type="float" office:value="4.427">
            <text:p>4,427</text:p>
          </table:table-cell>
          <table:table-cell table:style-name="ce3" office:value-type="float" office:value="2.204">
            <text:p>2,204</text:p>
          </table:table-cell>
          <table:table-cell table:style-name="ce3" office:value-type="float" office:value="2.148">
            <text:p>2,148</text:p>
          </table:table-cell>
          <table:table-cell table:style-name="ce3" office:value-type="float" office:value="1.485">
            <text:p>1,485</text:p>
          </table:table-cell>
          <table:table-cell table:style-name="ce3" table:formula="of:=([.B24]+[.D24]+[.F24]+[.H24])/10" office:value-type="float" office:value="1.3033">
            <text:p>1,30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4];&quot;/delay=&quot;;[.L24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8.17">
            <text:p>8,170</text:p>
          </table:table-cell>
          <table:table-cell table:style-name="ce3" office:value-type="float" office:value="5.115">
            <text:p>5,115</text:p>
          </table:table-cell>
          <table:table-cell table:style-name="ce3" office:value-type="float" office:value="5.06">
            <text:p>5,060</text:p>
          </table:table-cell>
          <table:table-cell table:style-name="ce3" office:value-type="float" office:value="2.339">
            <text:p>2,339</text:p>
          </table:table-cell>
          <table:table-cell table:style-name="ce3" office:value-type="float" office:value="8.397">
            <text:p>8,397</text:p>
          </table:table-cell>
          <table:table-cell table:style-name="ce3" office:value-type="float" office:value="3.359">
            <text:p>3,359</text:p>
          </table:table-cell>
          <table:table-cell table:style-name="ce3" office:value-type="float" office:value="4.816">
            <text:p>4,816</text:p>
          </table:table-cell>
          <table:table-cell table:style-name="ce3" office:value-type="float" office:value="2.533">
            <text:p>2,533</text:p>
          </table:table-cell>
          <table:table-cell table:style-name="ce3" table:formula="of:=([.B25]+[.D25]+[.F25]+[.H25])/10" office:value-type="float" office:value="2.6443">
            <text:p>2,64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5];&quot;/delay=&quot;;[.L25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23.726">
            <text:p>23,726</text:p>
          </table:table-cell>
          <table:table-cell table:style-name="ce3" office:value-type="float" office:value="10.555">
            <text:p>10,555</text:p>
          </table:table-cell>
          <table:table-cell table:style-name="ce3" office:value-type="float" office:value="8.165">
            <text:p>8,165</text:p>
          </table:table-cell>
          <table:table-cell table:style-name="ce3" office:value-type="float" office:value="2.731">
            <text:p>2,731</text:p>
          </table:table-cell>
          <table:table-cell table:style-name="ce3" office:value-type="float" office:value="13.579">
            <text:p>13,579</text:p>
          </table:table-cell>
          <table:table-cell table:style-name="ce3" office:value-type="float" office:value="3.938">
            <text:p>3,938</text:p>
          </table:table-cell>
          <table:table-cell table:style-name="ce3" office:value-type="float" office:value="8.705">
            <text:p>8,705</text:p>
          </table:table-cell>
          <table:table-cell table:style-name="ce3" office:value-type="float" office:value="3.08">
            <text:p>3,080</text:p>
          </table:table-cell>
          <table:table-cell table:style-name="ce3" table:formula="of:=([.B26]+[.D26]+[.F26]+[.H26])/10" office:value-type="float" office:value="5.4175">
            <text:p>5,4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6];&quot;/delay=&quot;;[.L26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53.246">
            <text:p>53,246</text:p>
          </table:table-cell>
          <table:table-cell table:style-name="ce3" office:value-type="float" office:value="11.82">
            <text:p>11,820</text:p>
          </table:table-cell>
          <table:table-cell table:style-name="ce3" office:value-type="float" office:value="8.837">
            <text:p>8,837</text:p>
          </table:table-cell>
          <table:table-cell table:style-name="ce3" office:value-type="float" office:value="2.848">
            <text:p>2,848</text:p>
          </table:table-cell>
          <table:table-cell table:style-name="ce3" office:value-type="float" office:value="14.763">
            <text:p>14,763</text:p>
          </table:table-cell>
          <table:table-cell table:style-name="ce3" office:value-type="float" office:value="3.945">
            <text:p>3,945</text:p>
          </table:table-cell>
          <table:table-cell table:style-name="ce3" office:value-type="float" office:value="9.54">
            <text:p>9,540</text:p>
          </table:table-cell>
          <table:table-cell table:style-name="ce3" office:value-type="float" office:value="3.113">
            <text:p>3,113</text:p>
          </table:table-cell>
          <table:table-cell table:style-name="ce3" table:formula="of:=([.B27]+[.D27]+[.F27]+[.H27])/10" office:value-type="float" office:value="8.6386">
            <text:p>8,6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7];&quot;/delay=&quot;;[.L27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84.829">
            <text:p>84,829</text:p>
          </table:table-cell>
          <table:table-cell table:style-name="ce3" office:value-type="float" office:value="11.561">
            <text:p>11,561</text:p>
          </table:table-cell>
          <table:table-cell table:style-name="ce3" office:value-type="float" office:value="8.941">
            <text:p>8,941</text:p>
          </table:table-cell>
          <table:table-cell table:style-name="ce3" office:value-type="float" office:value="2.944">
            <text:p>2,944</text:p>
          </table:table-cell>
          <table:table-cell table:style-name="ce3" office:value-type="float" office:value="15.006">
            <text:p>15,006</text:p>
          </table:table-cell>
          <table:table-cell table:style-name="ce3" office:value-type="float" office:value="4.11">
            <text:p>4,110</text:p>
          </table:table-cell>
          <table:table-cell table:style-name="ce3" office:value-type="float" office:value="9.748">
            <text:p>9,748</text:p>
          </table:table-cell>
          <table:table-cell table:style-name="ce3" office:value-type="float" office:value="3.153">
            <text:p>3,153</text:p>
          </table:table-cell>
          <table:table-cell table:style-name="ce3" table:formula="of:=([.B28]+[.D28]+[.F28]+[.H28])/10" office:value-type="float" office:value="11.8524">
            <text:p>11,85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8];&quot;/delay=&quot;;[.L28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18.394">
            <text:p>118,394</text:p>
          </table:table-cell>
          <table:table-cell table:style-name="ce3" office:value-type="float" office:value="12.905">
            <text:p>12,905</text:p>
          </table:table-cell>
          <table:table-cell table:style-name="ce3" office:value-type="float" office:value="8.985">
            <text:p>8,985</text:p>
          </table:table-cell>
          <table:table-cell table:style-name="ce3" office:value-type="float" office:value="2.91">
            <text:p>2,910</text:p>
          </table:table-cell>
          <table:table-cell table:style-name="ce3" office:value-type="float" office:value="15.169">
            <text:p>15,169</text:p>
          </table:table-cell>
          <table:table-cell table:style-name="ce3" office:value-type="float" office:value="4.093">
            <text:p>4,093</text:p>
          </table:table-cell>
          <table:table-cell table:style-name="ce3" office:value-type="float" office:value="9.864">
            <text:p>9,864</text:p>
          </table:table-cell>
          <table:table-cell table:style-name="ce3" office:value-type="float" office:value="3.18">
            <text:p>3,180</text:p>
          </table:table-cell>
          <table:table-cell table:style-name="ce3" table:formula="of:=([.B29]+[.D29]+[.F29]+[.H29])/10" office:value-type="float" office:value="15.2412">
            <text:p>15,24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9];&quot;/delay=&quot;;[.L29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50.057">
            <text:p>150,057</text:p>
          </table:table-cell>
          <table:table-cell table:style-name="ce3" office:value-type="float" office:value="15.526">
            <text:p>15,526</text:p>
          </table:table-cell>
          <table:table-cell table:style-name="ce3" office:value-type="float" office:value="8.999">
            <text:p>8,999</text:p>
          </table:table-cell>
          <table:table-cell table:style-name="ce3" office:value-type="float" office:value="2.899">
            <text:p>2,899</text:p>
          </table:table-cell>
          <table:table-cell table:style-name="ce3" office:value-type="float" office:value="15.106">
            <text:p>15,106</text:p>
          </table:table-cell>
          <table:table-cell table:style-name="ce3" office:value-type="float" office:value="3.953">
            <text:p>3,953</text:p>
          </table:table-cell>
          <table:table-cell table:style-name="ce3" office:value-type="float" office:value="9.797">
            <text:p>9,797</text:p>
          </table:table-cell>
          <table:table-cell table:style-name="ce3" office:value-type="float" office:value="3.127">
            <text:p>3,127</text:p>
          </table:table-cell>
          <table:table-cell table:style-name="ce3" table:formula="of:=([.B30]+[.D30]+[.F30]+[.H30])/10" office:value-type="float" office:value="18.3959">
            <text:p>18,39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30];&quot;/delay=&quot;;[.L30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80.934">
            <text:p>180,934</text:p>
          </table:table-cell>
          <table:table-cell table:style-name="ce3" office:value-type="float" office:value="19.086">
            <text:p>19,086</text:p>
          </table:table-cell>
          <table:table-cell table:style-name="ce3" office:value-type="float" office:value="9.004">
            <text:p>9,004</text:p>
          </table:table-cell>
          <table:table-cell table:style-name="ce3" office:value-type="float" office:value="2.876">
            <text:p>2,876</text:p>
          </table:table-cell>
          <table:table-cell table:style-name="ce3" office:value-type="float" office:value="15.131">
            <text:p>15,131</text:p>
          </table:table-cell>
          <table:table-cell table:style-name="ce3" office:value-type="float" office:value="3.924">
            <text:p>3,924</text:p>
          </table:table-cell>
          <table:table-cell table:style-name="ce3" office:value-type="float" office:value="9.798">
            <text:p>9,798</text:p>
          </table:table-cell>
          <table:table-cell table:style-name="ce3" office:value-type="float" office:value="3.064">
            <text:p>3,064</text:p>
          </table:table-cell>
          <table:table-cell table:style-name="ce3" table:formula="of:=([.B31]+[.D31]+[.F31]+[.H31])/10" office:value-type="float" office:value="21.4867">
            <text:p>21,48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31];&quot;/delay=&quot;;[.L31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516">
            <text:p>1,516</text:p>
          </table:table-cell>
          <table:table-cell table:style-name="ce3" office:value-type="float" office:value="0.89">
            <text:p>0,890</text:p>
          </table:table-cell>
          <table:table-cell table:style-name="ce3" office:value-type="float" office:value="2.086">
            <text:p>2,086</text:p>
          </table:table-cell>
          <table:table-cell table:style-name="ce3" office:value-type="float" office:value="1.22">
            <text:p>1,220</text:p>
          </table:table-cell>
          <table:table-cell table:style-name="ce3" office:value-type="float" office:value="3.516">
            <text:p>3,516</text:p>
          </table:table-cell>
          <table:table-cell table:style-name="ce3" office:value-type="float" office:value="1.227">
            <text:p>1,227</text:p>
          </table:table-cell>
          <table:table-cell table:style-name="ce3" office:value-type="float" office:value="0.789">
            <text:p>0,789</text:p>
          </table:table-cell>
          <table:table-cell table:style-name="ce3" office:value-type="float" office:value="0.57">
            <text:p>0,570</text:p>
          </table:table-cell>
          <table:table-cell table:style-name="ce3" table:formula="of:=([.B32]+[.D32]+[.F32]+[.H32])/10" office:value-type="float" office:value="0.7907">
            <text:p>0,79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2];&quot;/delay=&quot;;[.L32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3.021">
            <text:p>3,021</text:p>
          </table:table-cell>
          <table:table-cell table:style-name="ce3" office:value-type="float" office:value="3.041">
            <text:p>3,041</text:p>
          </table:table-cell>
          <table:table-cell table:style-name="ce3" office:value-type="float" office:value="3.682">
            <text:p>3,682</text:p>
          </table:table-cell>
          <table:table-cell table:style-name="ce3" office:value-type="float" office:value="2.381">
            <text:p>2,381</text:p>
          </table:table-cell>
          <table:table-cell table:style-name="ce3" office:value-type="float" office:value="6.165">
            <text:p>6,165</text:p>
          </table:table-cell>
          <table:table-cell table:style-name="ce3" office:value-type="float" office:value="3.328">
            <text:p>3,328</text:p>
          </table:table-cell>
          <table:table-cell table:style-name="ce3" office:value-type="float" office:value="1.972">
            <text:p>1,972</text:p>
          </table:table-cell>
          <table:table-cell table:style-name="ce3" office:value-type="float" office:value="2.014">
            <text:p>2,014</text:p>
          </table:table-cell>
          <table:table-cell table:style-name="ce3" table:formula="of:=([.B33]+[.D33]+[.F33]+[.H33])/10" office:value-type="float" office:value="1.484">
            <text:p>1,48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3];&quot;/delay=&quot;;[.L33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9.036">
            <text:p>9,036</text:p>
          </table:table-cell>
          <table:table-cell table:style-name="ce3" office:value-type="float" office:value="7.185">
            <text:p>7,185</text:p>
          </table:table-cell>
          <table:table-cell table:style-name="ce3" office:value-type="float" office:value="8.663">
            <text:p>8,663</text:p>
          </table:table-cell>
          <table:table-cell table:style-name="ce3" office:value-type="float" office:value="5.106">
            <text:p>5,106</text:p>
          </table:table-cell>
          <table:table-cell table:style-name="ce3" office:value-type="float" office:value="13.177">
            <text:p>13,177</text:p>
          </table:table-cell>
          <table:table-cell table:style-name="ce3" office:value-type="float" office:value="6.911">
            <text:p>6,911</text:p>
          </table:table-cell>
          <table:table-cell table:style-name="ce3" office:value-type="float" office:value="6.856">
            <text:p>6,856</text:p>
          </table:table-cell>
          <table:table-cell table:style-name="ce3" office:value-type="float" office:value="5.57">
            <text:p>5,570</text:p>
          </table:table-cell>
          <table:table-cell table:style-name="ce3" table:formula="of:=([.B34]+[.D34]+[.F34]+[.H34])/10" office:value-type="float" office:value="3.7732">
            <text:p>3,7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4];&quot;/delay=&quot;;[.L34];&quot;ms&quot;)" office:value-type="string" office:string-value="Threads=2/delay=0ms">
            <text:p>Threads=2/delay=0ms</text:p>
          </table:table-cell>
          <table:table-cell/>
          <table:table-cell>
            <draw:frame table:end-cell-address="'open-close'.AA64" table:end-x="0.881cm" table:end-y="0.008cm" draw:z-index="2" draw:style-name="gr1" svg:width="25.641cm" svg:height="13.124cm" svg:x="0.08cm" svg:y="0.433cm">
              <draw:object draw:notify-on-update-of-ranges="'open-close'.A2:'open-close'.A11 'open-close'.N2:'open-close'.N2 'open-close'.D2:'open-close'.D11 'open-close'.N12:'open-close'.N12 'open-close'.D12:'open-close'.D21 'open-close'.N23:'open-close'.N23 'open-close'.D22:'open-close'.D31 'open-close'.N32:'open-close'.N32 'open-close'.D32:'open-close'.D41 'open-close'.N42:'open-close'.N42 'open-close'.D42:'open-close'.D51 'open-close'.N52:'open-close'.N52 'open-close'.D52:'open-close'.D61 'open-close'.N62:'open-close'.N62 'open-close'.D62:'open-close'.D71 'open-close'.N72:'open-close'.N72 'open-close'.D72:'open-close'.D81 'open-close'.N82:'open-close'.N82 'open-close'.D82:'open-close'.D9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18.971">
            <text:p>18,971</text:p>
          </table:table-cell>
          <table:table-cell table:style-name="ce3" office:value-type="float" office:value="12.295">
            <text:p>12,295</text:p>
          </table:table-cell>
          <table:table-cell table:style-name="ce3" office:value-type="float" office:value="14.322">
            <text:p>14,322</text:p>
          </table:table-cell>
          <table:table-cell table:style-name="ce3" office:value-type="float" office:value="5.054">
            <text:p>5,054</text:p>
          </table:table-cell>
          <table:table-cell table:style-name="ce3" office:value-type="float" office:value="20.313">
            <text:p>20,313</text:p>
          </table:table-cell>
          <table:table-cell table:style-name="ce3" office:value-type="float" office:value="6.556">
            <text:p>6,556</text:p>
          </table:table-cell>
          <table:table-cell table:style-name="ce3" office:value-type="float" office:value="13.133">
            <text:p>13,133</text:p>
          </table:table-cell>
          <table:table-cell table:style-name="ce3" office:value-type="float" office:value="6.051">
            <text:p>6,051</text:p>
          </table:table-cell>
          <table:table-cell table:style-name="ce3" table:formula="of:=([.B35]+[.D35]+[.F35]+[.H35])/10" office:value-type="float" office:value="6.6739">
            <text:p>6,67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5];&quot;/delay=&quot;;[.L35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7.743">
            <text:p>37,743</text:p>
          </table:table-cell>
          <table:table-cell table:style-name="ce3" office:value-type="float" office:value="22.835">
            <text:p>22,835</text:p>
          </table:table-cell>
          <table:table-cell table:style-name="ce3" office:value-type="float" office:value="18.942">
            <text:p>18,942</text:p>
          </table:table-cell>
          <table:table-cell table:style-name="ce3" office:value-type="float" office:value="5.37">
            <text:p>5,370</text:p>
          </table:table-cell>
          <table:table-cell table:style-name="ce3" office:value-type="float" office:value="26.269">
            <text:p>26,269</text:p>
          </table:table-cell>
          <table:table-cell table:style-name="ce3" office:value-type="float" office:value="7.085">
            <text:p>7,085</text:p>
          </table:table-cell>
          <table:table-cell table:style-name="ce3" office:value-type="float" office:value="18.786">
            <text:p>18,786</text:p>
          </table:table-cell>
          <table:table-cell table:style-name="ce3" office:value-type="float" office:value="5.985">
            <text:p>5,985</text:p>
          </table:table-cell>
          <table:table-cell table:style-name="ce3" table:formula="of:=([.B36]+[.D36]+[.F36]+[.H36])/10" office:value-type="float" office:value="10.174">
            <text:p>10,17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6];&quot;/delay=&quot;;[.L36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68.853">
            <text:p>68,853</text:p>
          </table:table-cell>
          <table:table-cell table:style-name="ce3" office:value-type="float" office:value="39.589">
            <text:p>39,589</text:p>
          </table:table-cell>
          <table:table-cell table:style-name="ce3" office:value-type="float" office:value="21.135">
            <text:p>21,135</text:p>
          </table:table-cell>
          <table:table-cell table:style-name="ce3" office:value-type="float" office:value="6.093">
            <text:p>6,093</text:p>
          </table:table-cell>
          <table:table-cell table:style-name="ce3" office:value-type="float" office:value="29.657">
            <text:p>29,657</text:p>
          </table:table-cell>
          <table:table-cell table:style-name="ce3" office:value-type="float" office:value="8.753">
            <text:p>8,753</text:p>
          </table:table-cell>
          <table:table-cell table:style-name="ce3" office:value-type="float" office:value="21.692">
            <text:p>21,692</text:p>
          </table:table-cell>
          <table:table-cell table:style-name="ce3" office:value-type="float" office:value="7.171">
            <text:p>7,171</text:p>
          </table:table-cell>
          <table:table-cell table:style-name="ce3" table:formula="of:=([.B37]+[.D37]+[.F37]+[.H37])/10" office:value-type="float" office:value="14.1337">
            <text:p>14,1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7];&quot;/delay=&quot;;[.L37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102.947">
            <text:p>102,947</text:p>
          </table:table-cell>
          <table:table-cell table:style-name="ce3" office:value-type="float" office:value="66.373">
            <text:p>66,373</text:p>
          </table:table-cell>
          <table:table-cell table:style-name="ce3" office:value-type="float" office:value="21.674">
            <text:p>21,674</text:p>
          </table:table-cell>
          <table:table-cell table:style-name="ce3" office:value-type="float" office:value="5.672">
            <text:p>5,672</text:p>
          </table:table-cell>
          <table:table-cell table:style-name="ce3" office:value-type="float" office:value="30.172">
            <text:p>30,172</text:p>
          </table:table-cell>
          <table:table-cell table:style-name="ce3" office:value-type="float" office:value="7.775">
            <text:p>7,775</text:p>
          </table:table-cell>
          <table:table-cell table:style-name="ce3" office:value-type="float" office:value="22.126">
            <text:p>22,126</text:p>
          </table:table-cell>
          <table:table-cell table:style-name="ce3" office:value-type="float" office:value="6.33">
            <text:p>6,330</text:p>
          </table:table-cell>
          <table:table-cell table:style-name="ce3" table:formula="of:=([.B38]+[.D38]+[.F38]+[.H38])/10" office:value-type="float" office:value="17.6919">
            <text:p>17,69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8];&quot;/delay=&quot;;[.L38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41.534">
            <text:p>141,534</text:p>
          </table:table-cell>
          <table:table-cell table:style-name="ce3" office:value-type="float" office:value="100.953">
            <text:p>100,953</text:p>
          </table:table-cell>
          <table:table-cell table:style-name="ce3" office:value-type="float" office:value="21.84">
            <text:p>21,840</text:p>
          </table:table-cell>
          <table:table-cell table:style-name="ce3" office:value-type="float" office:value="5.778">
            <text:p>5,778</text:p>
          </table:table-cell>
          <table:table-cell table:style-name="ce3" office:value-type="float" office:value="30.301">
            <text:p>30,301</text:p>
          </table:table-cell>
          <table:table-cell table:style-name="ce3" office:value-type="float" office:value="7.786">
            <text:p>7,786</text:p>
          </table:table-cell>
          <table:table-cell table:style-name="ce3" office:value-type="float" office:value="22.287">
            <text:p>22,287</text:p>
          </table:table-cell>
          <table:table-cell table:style-name="ce3" office:value-type="float" office:value="6.353">
            <text:p>6,353</text:p>
          </table:table-cell>
          <table:table-cell table:style-name="ce3" table:formula="of:=([.B39]+[.D39]+[.F39]+[.H39])/10" office:value-type="float" office:value="21.5962">
            <text:p>21,59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9];&quot;/delay=&quot;;[.L39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79.687">
            <text:p>179,687</text:p>
          </table:table-cell>
          <table:table-cell table:style-name="ce3" office:value-type="float" office:value="137.053">
            <text:p>137,053</text:p>
          </table:table-cell>
          <table:table-cell table:style-name="ce3" office:value-type="float" office:value="21.884">
            <text:p>21,884</text:p>
          </table:table-cell>
          <table:table-cell table:style-name="ce3" office:value-type="float" office:value="5.492">
            <text:p>5,492</text:p>
          </table:table-cell>
          <table:table-cell table:style-name="ce3" office:value-type="float" office:value="30.358">
            <text:p>30,358</text:p>
          </table:table-cell>
          <table:table-cell table:style-name="ce3" office:value-type="float" office:value="7.328">
            <text:p>7,328</text:p>
          </table:table-cell>
          <table:table-cell table:style-name="ce3" office:value-type="float" office:value="22.279">
            <text:p>22,279</text:p>
          </table:table-cell>
          <table:table-cell table:style-name="ce3" office:value-type="float" office:value="6.035">
            <text:p>6,035</text:p>
          </table:table-cell>
          <table:table-cell table:style-name="ce3" table:formula="of:=([.B40]+[.D40]+[.F40]+[.H40])/10" office:value-type="float" office:value="25.4208">
            <text:p>25,42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0];&quot;/delay=&quot;;[.L40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18.318">
            <text:p>218,318</text:p>
          </table:table-cell>
          <table:table-cell table:style-name="ce3" office:value-type="float" office:value="171.253">
            <text:p>171,253</text:p>
          </table:table-cell>
          <table:table-cell table:style-name="ce3" office:value-type="float" office:value="21.961">
            <text:p>21,961</text:p>
          </table:table-cell>
          <table:table-cell table:style-name="ce3" office:value-type="float" office:value="6.571">
            <text:p>6,571</text:p>
          </table:table-cell>
          <table:table-cell table:style-name="ce3" office:value-type="float" office:value="30.685">
            <text:p>30,685</text:p>
          </table:table-cell>
          <table:table-cell table:style-name="ce3" office:value-type="float" office:value="9.303">
            <text:p>9,303</text:p>
          </table:table-cell>
          <table:table-cell table:style-name="ce3" office:value-type="float" office:value="22.469">
            <text:p>22,469</text:p>
          </table:table-cell>
          <table:table-cell table:style-name="ce3" office:value-type="float" office:value="6.927">
            <text:p>6,927</text:p>
          </table:table-cell>
          <table:table-cell table:style-name="ce3" table:formula="of:=([.B41]+[.D41]+[.F41]+[.H41])/10" office:value-type="float" office:value="29.3433">
            <text:p>29,34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1];&quot;/delay=&quot;;[.L41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453">
            <text:p>1,453</text:p>
          </table:table-cell>
          <table:table-cell table:style-name="ce3" office:value-type="float" office:value="0.843">
            <text:p>0,843</text:p>
          </table:table-cell>
          <table:table-cell table:style-name="ce3" office:value-type="float" office:value="1.277">
            <text:p>1,277</text:p>
          </table:table-cell>
          <table:table-cell table:style-name="ce3" office:value-type="float" office:value="0.6">
            <text:p>0,600</text:p>
          </table:table-cell>
          <table:table-cell table:style-name="ce3" office:value-type="float" office:value="2.348">
            <text:p>2,348</text:p>
          </table:table-cell>
          <table:table-cell table:style-name="ce3" office:value-type="float" office:value="0.718">
            <text:p>0,718</text:p>
          </table:table-cell>
          <table:table-cell table:style-name="ce3" office:value-type="float" office:value="0.696">
            <text:p>0,696</text:p>
          </table:table-cell>
          <table:table-cell table:style-name="ce3" office:value-type="float" office:value="0.362">
            <text:p>0,362</text:p>
          </table:table-cell>
          <table:table-cell table:style-name="ce3" table:formula="of:=([.B42]+[.D42]+[.F42]+[.H42])/10" office:value-type="float" office:value="0.5774">
            <text:p>0,57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2];&quot;/delay=&quot;;[.L42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042">
            <text:p>2,042</text:p>
          </table:table-cell>
          <table:table-cell table:style-name="ce3" office:value-type="float" office:value="1.825">
            <text:p>1,825</text:p>
          </table:table-cell>
          <table:table-cell table:style-name="ce3" office:value-type="float" office:value="1.891">
            <text:p>1,891</text:p>
          </table:table-cell>
          <table:table-cell table:style-name="ce3" office:value-type="float" office:value="1.38">
            <text:p>1,380</text:p>
          </table:table-cell>
          <table:table-cell table:style-name="ce3" office:value-type="float" office:value="2.932">
            <text:p>2,932</text:p>
          </table:table-cell>
          <table:table-cell table:style-name="ce3" office:value-type="float" office:value="1.574">
            <text:p>1,574</text:p>
          </table:table-cell>
          <table:table-cell table:style-name="ce3" office:value-type="float" office:value="1.136">
            <text:p>1,136</text:p>
          </table:table-cell>
          <table:table-cell table:style-name="ce3" office:value-type="float" office:value="1.024">
            <text:p>1,024</text:p>
          </table:table-cell>
          <table:table-cell table:style-name="ce3" table:formula="of:=([.B43]+[.D43]+[.F43]+[.H43])/10" office:value-type="float" office:value="0.8001">
            <text:p>0,8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3];&quot;/delay=&quot;;[.L43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.801">
            <text:p>3,801</text:p>
          </table:table-cell>
          <table:table-cell table:style-name="ce3" office:value-type="float" office:value="3.876">
            <text:p>3,876</text:p>
          </table:table-cell>
          <table:table-cell table:style-name="ce3" office:value-type="float" office:value="3.19">
            <text:p>3,190</text:p>
          </table:table-cell>
          <table:table-cell table:style-name="ce3" office:value-type="float" office:value="2.751">
            <text:p>2,751</text:p>
          </table:table-cell>
          <table:table-cell table:style-name="ce3" office:value-type="float" office:value="4.781">
            <text:p>4,781</text:p>
          </table:table-cell>
          <table:table-cell table:style-name="ce3" office:value-type="float" office:value="3.463">
            <text:p>3,463</text:p>
          </table:table-cell>
          <table:table-cell table:style-name="ce3" office:value-type="float" office:value="2.348">
            <text:p>2,348</text:p>
          </table:table-cell>
          <table:table-cell table:style-name="ce3" office:value-type="float" office:value="2.598">
            <text:p>2,598</text:p>
          </table:table-cell>
          <table:table-cell table:style-name="ce3" table:formula="of:=([.B44]+[.D44]+[.F44]+[.H44])/10" office:value-type="float" office:value="1.412">
            <text:p>1,4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4];&quot;/delay=&quot;;[.L44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8.96">
            <text:p>8,960</text:p>
          </table:table-cell>
          <table:table-cell table:style-name="ce3" office:value-type="float" office:value="7.96">
            <text:p>7,960</text:p>
          </table:table-cell>
          <table:table-cell table:style-name="ce3" office:value-type="float" office:value="5.407">
            <text:p>5,407</text:p>
          </table:table-cell>
          <table:table-cell table:style-name="ce3" office:value-type="float" office:value="4.649">
            <text:p>4,649</text:p>
          </table:table-cell>
          <table:table-cell table:style-name="ce3" office:value-type="float" office:value="9.05">
            <text:p>9,050</text:p>
          </table:table-cell>
          <table:table-cell table:style-name="ce3" office:value-type="float" office:value="5.853">
            <text:p>5,853</text:p>
          </table:table-cell>
          <table:table-cell table:style-name="ce3" office:value-type="float" office:value="4.793">
            <text:p>4,793</text:p>
          </table:table-cell>
          <table:table-cell table:style-name="ce3" office:value-type="float" office:value="4.883">
            <text:p>4,883</text:p>
          </table:table-cell>
          <table:table-cell table:style-name="ce3" table:formula="of:=([.B45]+[.D45]+[.F45]+[.H45])/10" office:value-type="float" office:value="2.821">
            <text:p>2,8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5];&quot;/delay=&quot;;[.L45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7.173">
            <text:p>17,173</text:p>
          </table:table-cell>
          <table:table-cell table:style-name="ce3" office:value-type="float" office:value="10.943">
            <text:p>10,943</text:p>
          </table:table-cell>
          <table:table-cell table:style-name="ce3" office:value-type="float" office:value="9.971">
            <text:p>9,971</text:p>
          </table:table-cell>
          <table:table-cell table:style-name="ce3" office:value-type="float" office:value="7.3">
            <text:p>7,300</text:p>
          </table:table-cell>
          <table:table-cell table:style-name="ce3" office:value-type="float" office:value="15.017">
            <text:p>15,017</text:p>
          </table:table-cell>
          <table:table-cell table:style-name="ce3" office:value-type="float" office:value="7.882">
            <text:p>7,882</text:p>
          </table:table-cell>
          <table:table-cell table:style-name="ce3" office:value-type="float" office:value="9.42">
            <text:p>9,420</text:p>
          </table:table-cell>
          <table:table-cell table:style-name="ce3" office:value-type="float" office:value="7.224">
            <text:p>7,224</text:p>
          </table:table-cell>
          <table:table-cell table:style-name="ce3" table:formula="of:=([.B46]+[.D46]+[.F46]+[.H46])/10" office:value-type="float" office:value="5.1581">
            <text:p>5,15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6];&quot;/delay=&quot;;[.L46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33.209">
            <text:p>33,209</text:p>
          </table:table-cell>
          <table:table-cell table:style-name="ce3" office:value-type="float" office:value="19.856">
            <text:p>19,856</text:p>
          </table:table-cell>
          <table:table-cell table:style-name="ce3" office:value-type="float" office:value="13.684">
            <text:p>13,684</text:p>
          </table:table-cell>
          <table:table-cell table:style-name="ce3" office:value-type="float" office:value="8.106">
            <text:p>8,106</text:p>
          </table:table-cell>
          <table:table-cell table:style-name="ce3" office:value-type="float" office:value="21.049">
            <text:p>21,049</text:p>
          </table:table-cell>
          <table:table-cell table:style-name="ce3" office:value-type="float" office:value="9.897">
            <text:p>9,897</text:p>
          </table:table-cell>
          <table:table-cell table:style-name="ce3" office:value-type="float" office:value="14.353">
            <text:p>14,353</text:p>
          </table:table-cell>
          <table:table-cell table:style-name="ce3" office:value-type="float" office:value="8.752">
            <text:p>8,752</text:p>
          </table:table-cell>
          <table:table-cell table:style-name="ce3" table:formula="of:=([.B47]+[.D47]+[.F47]+[.H47])/10" office:value-type="float" office:value="8.2295">
            <text:p>8,2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7];&quot;/delay=&quot;;[.L47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56.365">
            <text:p>56,365</text:p>
          </table:table-cell>
          <table:table-cell table:style-name="ce3" office:value-type="float" office:value="29.82">
            <text:p>29,820</text:p>
          </table:table-cell>
          <table:table-cell table:style-name="ce3" office:value-type="float" office:value="16.054">
            <text:p>16,054</text:p>
          </table:table-cell>
          <table:table-cell table:style-name="ce3" office:value-type="float" office:value="8.509">
            <text:p>8,509</text:p>
          </table:table-cell>
          <table:table-cell table:style-name="ce3" office:value-type="float" office:value="24.673">
            <text:p>24,673</text:p>
          </table:table-cell>
          <table:table-cell table:style-name="ce3" office:value-type="float" office:value="9.641">
            <text:p>9,641</text:p>
          </table:table-cell>
          <table:table-cell table:style-name="ce3" office:value-type="float" office:value="16.737">
            <text:p>16,737</text:p>
          </table:table-cell>
          <table:table-cell table:style-name="ce3" office:value-type="float" office:value="8.525">
            <text:p>8,525</text:p>
          </table:table-cell>
          <table:table-cell table:style-name="ce3" table:formula="of:=([.B48]+[.D48]+[.F48]+[.H48])/10" office:value-type="float" office:value="11.3829">
            <text:p>11,38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8];&quot;/delay=&quot;;[.L48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81.756">
            <text:p>81,756</text:p>
          </table:table-cell>
          <table:table-cell table:style-name="ce3" office:value-type="float" office:value="41.399">
            <text:p>41,399</text:p>
          </table:table-cell>
          <table:table-cell table:style-name="ce3" office:value-type="float" office:value="16.995">
            <text:p>16,995</text:p>
          </table:table-cell>
          <table:table-cell table:style-name="ce3" office:value-type="float" office:value="8.753">
            <text:p>8,753</text:p>
          </table:table-cell>
          <table:table-cell table:style-name="ce3" office:value-type="float" office:value="26.353">
            <text:p>26,353</text:p>
          </table:table-cell>
          <table:table-cell table:style-name="ce3" office:value-type="float" office:value="10.021">
            <text:p>10,021</text:p>
          </table:table-cell>
          <table:table-cell table:style-name="ce3" office:value-type="float" office:value="18.186">
            <text:p>18,186</text:p>
          </table:table-cell>
          <table:table-cell table:style-name="ce3" office:value-type="float" office:value="8.689">
            <text:p>8,689</text:p>
          </table:table-cell>
          <table:table-cell table:style-name="ce3" table:formula="of:=([.B49]+[.D49]+[.F49]+[.H49])/10" office:value-type="float" office:value="14.329">
            <text:p>14,3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9];&quot;/delay=&quot;;[.L49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11.324">
            <text:p>111,324</text:p>
          </table:table-cell>
          <table:table-cell table:style-name="ce3" office:value-type="float" office:value="60.539">
            <text:p>60,539</text:p>
          </table:table-cell>
          <table:table-cell table:style-name="ce3" office:value-type="float" office:value="17.554">
            <text:p>17,554</text:p>
          </table:table-cell>
          <table:table-cell table:style-name="ce3" office:value-type="float" office:value="8.917">
            <text:p>8,917</text:p>
          </table:table-cell>
          <table:table-cell table:style-name="ce3" office:value-type="float" office:value="27.502">
            <text:p>27,502</text:p>
          </table:table-cell>
          <table:table-cell table:style-name="ce3" office:value-type="float" office:value="11.058">
            <text:p>11,058</text:p>
          </table:table-cell>
          <table:table-cell table:style-name="ce3" office:value-type="float" office:value="18.888">
            <text:p>18,888</text:p>
          </table:table-cell>
          <table:table-cell table:style-name="ce3" office:value-type="float" office:value="9.269">
            <text:p>9,269</text:p>
          </table:table-cell>
          <table:table-cell table:style-name="ce3" table:formula="of:=([.B50]+[.D50]+[.F50]+[.H50])/10" office:value-type="float" office:value="17.5268">
            <text:p>17,52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50];&quot;/delay=&quot;;[.L50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40.997">
            <text:p>140,997</text:p>
          </table:table-cell>
          <table:table-cell table:style-name="ce3" office:value-type="float" office:value="77.883">
            <text:p>77,883</text:p>
          </table:table-cell>
          <table:table-cell table:style-name="ce3" office:value-type="float" office:value="18.279">
            <text:p>18,279</text:p>
          </table:table-cell>
          <table:table-cell table:style-name="ce3" office:value-type="float" office:value="11.95">
            <text:p>11,950</text:p>
          </table:table-cell>
          <table:table-cell table:style-name="ce3" office:value-type="float" office:value="27.417">
            <text:p>27,417</text:p>
          </table:table-cell>
          <table:table-cell table:style-name="ce3" office:value-type="float" office:value="10.945">
            <text:p>10,945</text:p>
          </table:table-cell>
          <table:table-cell table:style-name="ce3" office:value-type="float" office:value="19.048">
            <text:p>19,048</text:p>
          </table:table-cell>
          <table:table-cell table:style-name="ce3" office:value-type="float" office:value="9.588">
            <text:p>9,588</text:p>
          </table:table-cell>
          <table:table-cell table:style-name="ce3" table:formula="of:=([.B51]+[.D51]+[.F51]+[.H51])/10" office:value-type="float" office:value="20.5741">
            <text:p>20,57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51];&quot;/delay=&quot;;[.L51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46">
            <text:p>1,460</text:p>
          </table:table-cell>
          <table:table-cell table:style-name="ce3" office:value-type="float" office:value="0.886">
            <text:p>0,886</text:p>
          </table:table-cell>
          <table:table-cell table:style-name="ce3" office:value-type="float" office:value="1.205">
            <text:p>1,205</text:p>
          </table:table-cell>
          <table:table-cell table:style-name="ce3" office:value-type="float" office:value="0.441">
            <text:p>0,441</text:p>
          </table:table-cell>
          <table:table-cell table:style-name="ce3" office:value-type="float" office:value="2.272">
            <text:p>2,272</text:p>
          </table:table-cell>
          <table:table-cell table:style-name="ce3" office:value-type="float" office:value="0.782">
            <text:p>0,782</text:p>
          </table:table-cell>
          <table:table-cell table:style-name="ce3" office:value-type="float" office:value="0.679">
            <text:p>0,679</text:p>
          </table:table-cell>
          <table:table-cell table:style-name="ce3" office:value-type="float" office:value="0.361">
            <text:p>0,361</text:p>
          </table:table-cell>
          <table:table-cell table:style-name="ce3" table:formula="of:=([.B52]+[.D52]+[.F52]+[.H52])/10" office:value-type="float" office:value="0.5616">
            <text:p>0,56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2];&quot;/delay=&quot;;[.L52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.969">
            <text:p>1,969</text:p>
          </table:table-cell>
          <table:table-cell table:style-name="ce3" office:value-type="float" office:value="1.816">
            <text:p>1,816</text:p>
          </table:table-cell>
          <table:table-cell table:style-name="ce3" office:value-type="float" office:value="1.693">
            <text:p>1,693</text:p>
          </table:table-cell>
          <table:table-cell table:style-name="ce3" office:value-type="float" office:value="1.071">
            <text:p>1,071</text:p>
          </table:table-cell>
          <table:table-cell table:style-name="ce3" office:value-type="float" office:value="2.739">
            <text:p>2,739</text:p>
          </table:table-cell>
          <table:table-cell table:style-name="ce3" office:value-type="float" office:value="1.351">
            <text:p>1,351</text:p>
          </table:table-cell>
          <table:table-cell table:style-name="ce3" office:value-type="float" office:value="1.067">
            <text:p>1,067</text:p>
          </table:table-cell>
          <table:table-cell table:style-name="ce3" office:value-type="float" office:value="0.876">
            <text:p>0,876</text:p>
          </table:table-cell>
          <table:table-cell table:style-name="ce3" table:formula="of:=([.B53]+[.D53]+[.F53]+[.H53])/10" office:value-type="float" office:value="0.7468">
            <text:p>0,74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3];&quot;/delay=&quot;;[.L53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.246">
            <text:p>3,246</text:p>
          </table:table-cell>
          <table:table-cell table:style-name="ce3" office:value-type="float" office:value="3.366">
            <text:p>3,366</text:p>
          </table:table-cell>
          <table:table-cell table:style-name="ce3" office:value-type="float" office:value="2.795">
            <text:p>2,795</text:p>
          </table:table-cell>
          <table:table-cell table:style-name="ce3" office:value-type="float" office:value="2.471">
            <text:p>2,471</text:p>
          </table:table-cell>
          <table:table-cell table:style-name="ce3" office:value-type="float" office:value="4.277">
            <text:p>4,277</text:p>
          </table:table-cell>
          <table:table-cell table:style-name="ce3" office:value-type="float" office:value="2.922">
            <text:p>2,922</text:p>
          </table:table-cell>
          <table:table-cell table:style-name="ce3" office:value-type="float" office:value="1.976">
            <text:p>1,976</text:p>
          </table:table-cell>
          <table:table-cell table:style-name="ce3" office:value-type="float" office:value="1.987">
            <text:p>1,987</text:p>
          </table:table-cell>
          <table:table-cell table:style-name="ce3" table:formula="of:=([.B54]+[.D54]+[.F54]+[.H54])/10" office:value-type="float" office:value="1.2294">
            <text:p>1,22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4];&quot;/delay=&quot;;[.L54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6.92">
            <text:p>6,920</text:p>
          </table:table-cell>
          <table:table-cell table:style-name="ce3" office:value-type="float" office:value="6.619">
            <text:p>6,619</text:p>
          </table:table-cell>
          <table:table-cell table:style-name="ce3" office:value-type="float" office:value="5.058">
            <text:p>5,058</text:p>
          </table:table-cell>
          <table:table-cell table:style-name="ce3" office:value-type="float" office:value="4.75">
            <text:p>4,750</text:p>
          </table:table-cell>
          <table:table-cell table:style-name="ce3" office:value-type="float" office:value="7.802">
            <text:p>7,802</text:p>
          </table:table-cell>
          <table:table-cell table:style-name="ce3" office:value-type="float" office:value="5.328">
            <text:p>5,328</text:p>
          </table:table-cell>
          <table:table-cell table:style-name="ce3" office:value-type="float" office:value="3.826">
            <text:p>3,826</text:p>
          </table:table-cell>
          <table:table-cell table:style-name="ce3" office:value-type="float" office:value="3.942">
            <text:p>3,942</text:p>
          </table:table-cell>
          <table:table-cell table:style-name="ce3" table:formula="of:=([.B55]+[.D55]+[.F55]+[.H55])/10" office:value-type="float" office:value="2.3606">
            <text:p>2,36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5];&quot;/delay=&quot;;[.L55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6.024">
            <text:p>16,024</text:p>
          </table:table-cell>
          <table:table-cell table:style-name="ce3" office:value-type="float" office:value="10.568">
            <text:p>10,568</text:p>
          </table:table-cell>
          <table:table-cell table:style-name="ce3" office:value-type="float" office:value="8.956">
            <text:p>8,956</text:p>
          </table:table-cell>
          <table:table-cell table:style-name="ce3" office:value-type="float" office:value="7.22">
            <text:p>7,220</text:p>
          </table:table-cell>
          <table:table-cell table:style-name="ce3" office:value-type="float" office:value="13.948">
            <text:p>13,948</text:p>
          </table:table-cell>
          <table:table-cell table:style-name="ce3" office:value-type="float" office:value="7.704">
            <text:p>7,704</text:p>
          </table:table-cell>
          <table:table-cell table:style-name="ce3" office:value-type="float" office:value="8.192">
            <text:p>8,192</text:p>
          </table:table-cell>
          <table:table-cell table:style-name="ce3" office:value-type="float" office:value="7.403">
            <text:p>7,403</text:p>
          </table:table-cell>
          <table:table-cell table:style-name="ce3" table:formula="of:=([.B56]+[.D56]+[.F56]+[.H56])/10" office:value-type="float" office:value="4.712">
            <text:p>4,7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6];&quot;/delay=&quot;;[.L56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29.697">
            <text:p>29,697</text:p>
          </table:table-cell>
          <table:table-cell table:style-name="ce3" office:value-type="float" office:value="18.009">
            <text:p>18,009</text:p>
          </table:table-cell>
          <table:table-cell table:style-name="ce3" office:value-type="float" office:value="12.791">
            <text:p>12,791</text:p>
          </table:table-cell>
          <table:table-cell table:style-name="ce3" office:value-type="float" office:value="8.949">
            <text:p>8,949</text:p>
          </table:table-cell>
          <table:table-cell table:style-name="ce3" office:value-type="float" office:value="19.938">
            <text:p>19,938</text:p>
          </table:table-cell>
          <table:table-cell table:style-name="ce3" office:value-type="float" office:value="9.514">
            <text:p>9,514</text:p>
          </table:table-cell>
          <table:table-cell table:style-name="ce3" office:value-type="float" office:value="12.413">
            <text:p>12,413</text:p>
          </table:table-cell>
          <table:table-cell table:style-name="ce3" office:value-type="float" office:value="9.064">
            <text:p>9,064</text:p>
          </table:table-cell>
          <table:table-cell table:style-name="ce3" table:formula="of:=([.B57]+[.D57]+[.F57]+[.H57])/10" office:value-type="float" office:value="7.4839">
            <text:p>7,48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7];&quot;/delay=&quot;;[.L57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50.853">
            <text:p>50,853</text:p>
          </table:table-cell>
          <table:table-cell table:style-name="ce3" office:value-type="float" office:value="28.464">
            <text:p>28,464</text:p>
          </table:table-cell>
          <table:table-cell table:style-name="ce3" office:value-type="float" office:value="14.832">
            <text:p>14,832</text:p>
          </table:table-cell>
          <table:table-cell table:style-name="ce3" office:value-type="float" office:value="9.636">
            <text:p>9,636</text:p>
          </table:table-cell>
          <table:table-cell table:style-name="ce3" office:value-type="float" office:value="23.224">
            <text:p>23,224</text:p>
          </table:table-cell>
          <table:table-cell table:style-name="ce3" office:value-type="float" office:value="10.317">
            <text:p>10,317</text:p>
          </table:table-cell>
          <table:table-cell table:style-name="ce3" office:value-type="float" office:value="15.537">
            <text:p>15,537</text:p>
          </table:table-cell>
          <table:table-cell table:style-name="ce3" office:value-type="float" office:value="10.034">
            <text:p>10,034</text:p>
          </table:table-cell>
          <table:table-cell table:style-name="ce3" table:formula="of:=([.B58]+[.D58]+[.F58]+[.H58])/10" office:value-type="float" office:value="10.4446">
            <text:p>10,44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8];&quot;/delay=&quot;;[.L58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75.784">
            <text:p>75,784</text:p>
          </table:table-cell>
          <table:table-cell table:style-name="ce3" office:value-type="float" office:value="38.953">
            <text:p>38,953</text:p>
          </table:table-cell>
          <table:table-cell table:style-name="ce3" office:value-type="float" office:value="16.103">
            <text:p>16,103</text:p>
          </table:table-cell>
          <table:table-cell table:style-name="ce3" office:value-type="float" office:value="9.969">
            <text:p>9,969</text:p>
          </table:table-cell>
          <table:table-cell table:style-name="ce3" office:value-type="float" office:value="25.254">
            <text:p>25,254</text:p>
          </table:table-cell>
          <table:table-cell table:style-name="ce3" office:value-type="float" office:value="10.339">
            <text:p>10,339</text:p>
          </table:table-cell>
          <table:table-cell table:style-name="ce3" office:value-type="float" office:value="17.227">
            <text:p>17,227</text:p>
          </table:table-cell>
          <table:table-cell table:style-name="ce3" office:value-type="float" office:value="10.33">
            <text:p>10,330</text:p>
          </table:table-cell>
          <table:table-cell table:style-name="ce3" table:formula="of:=([.B59]+[.D59]+[.F59]+[.H59])/10" office:value-type="float" office:value="13.4368">
            <text:p>13,43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9];&quot;/delay=&quot;;[.L59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02.021">
            <text:p>102,021</text:p>
          </table:table-cell>
          <table:table-cell table:style-name="ce3" office:value-type="float" office:value="49.998">
            <text:p>49,998</text:p>
          </table:table-cell>
          <table:table-cell table:style-name="ce3" office:value-type="float" office:value="16.903">
            <text:p>16,903</text:p>
          </table:table-cell>
          <table:table-cell table:style-name="ce3" office:value-type="float" office:value="10.006">
            <text:p>10,006</text:p>
          </table:table-cell>
          <table:table-cell table:style-name="ce3" office:value-type="float" office:value="26.531">
            <text:p>26,531</text:p>
          </table:table-cell>
          <table:table-cell table:style-name="ce3" office:value-type="float" office:value="10.673">
            <text:p>10,673</text:p>
          </table:table-cell>
          <table:table-cell table:style-name="ce3" office:value-type="float" office:value="18.517">
            <text:p>18,517</text:p>
          </table:table-cell>
          <table:table-cell table:style-name="ce3" office:value-type="float" office:value="10.403">
            <text:p>10,403</text:p>
          </table:table-cell>
          <table:table-cell table:style-name="ce3" table:formula="of:=([.B60]+[.D60]+[.F60]+[.H60])/10" office:value-type="float" office:value="16.3972">
            <text:p>16,39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60];&quot;/delay=&quot;;[.L60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31.602">
            <text:p>131,602</text:p>
          </table:table-cell>
          <table:table-cell table:style-name="ce3" office:value-type="float" office:value="68.097">
            <text:p>68,097</text:p>
          </table:table-cell>
          <table:table-cell table:style-name="ce3" office:value-type="float" office:value="16.955">
            <text:p>16,955</text:p>
          </table:table-cell>
          <table:table-cell table:style-name="ce3" office:value-type="float" office:value="9.85">
            <text:p>9,850</text:p>
          </table:table-cell>
          <table:table-cell table:style-name="ce3" office:value-type="float" office:value="26.24">
            <text:p>26,240</text:p>
          </table:table-cell>
          <table:table-cell table:style-name="ce3" office:value-type="float" office:value="10.39">
            <text:p>10,390</text:p>
          </table:table-cell>
          <table:table-cell table:style-name="ce3" office:value-type="float" office:value="18.258">
            <text:p>18,258</text:p>
          </table:table-cell>
          <table:table-cell table:style-name="ce3" office:value-type="float" office:value="10.153">
            <text:p>10,153</text:p>
          </table:table-cell>
          <table:table-cell table:style-name="ce3" table:formula="of:=([.B61]+[.D61]+[.F61]+[.H61])/10" office:value-type="float" office:value="19.3055">
            <text:p>19,30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61];&quot;/delay=&quot;;[.L61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529">
            <text:p>1,529</text:p>
          </table:table-cell>
          <table:table-cell table:style-name="ce3" office:value-type="float" office:value="1.139">
            <text:p>1,139</text:p>
          </table:table-cell>
          <table:table-cell table:style-name="ce3" office:value-type="float" office:value="1.981">
            <text:p>1,981</text:p>
          </table:table-cell>
          <table:table-cell table:style-name="ce3" office:value-type="float" office:value="0.896">
            <text:p>0,896</text:p>
          </table:table-cell>
          <table:table-cell table:style-name="ce3" office:value-type="float" office:value="3.572">
            <text:p>3,572</text:p>
          </table:table-cell>
          <table:table-cell table:style-name="ce3" office:value-type="float" office:value="1.831">
            <text:p>1,831</text:p>
          </table:table-cell>
          <table:table-cell table:style-name="ce3" office:value-type="float" office:value="0.777">
            <text:p>0,777</text:p>
          </table:table-cell>
          <table:table-cell table:style-name="ce3" office:value-type="float" office:value="0.556">
            <text:p>0,556</text:p>
          </table:table-cell>
          <table:table-cell table:style-name="ce3" table:formula="of:=([.B62]+[.D62]+[.F62]+[.H62])/10" office:value-type="float" office:value="0.7859">
            <text:p>0,78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2];&quot;/delay=&quot;;[.L62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579">
            <text:p>2,579</text:p>
          </table:table-cell>
          <table:table-cell table:style-name="ce3" office:value-type="float" office:value="2.914">
            <text:p>2,914</text:p>
          </table:table-cell>
          <table:table-cell table:style-name="ce3" office:value-type="float" office:value="3.55">
            <text:p>3,550</text:p>
          </table:table-cell>
          <table:table-cell table:style-name="ce3" office:value-type="float" office:value="2.909">
            <text:p>2,909</text:p>
          </table:table-cell>
          <table:table-cell table:style-name="ce3" office:value-type="float" office:value="6.074">
            <text:p>6,074</text:p>
          </table:table-cell>
          <table:table-cell table:style-name="ce3" office:value-type="float" office:value="4.49">
            <text:p>4,490</text:p>
          </table:table-cell>
          <table:table-cell table:style-name="ce3" office:value-type="float" office:value="1.727">
            <text:p>1,727</text:p>
          </table:table-cell>
          <table:table-cell table:style-name="ce3" office:value-type="float" office:value="2.236">
            <text:p>2,236</text:p>
          </table:table-cell>
          <table:table-cell table:style-name="ce3" table:formula="of:=([.B63]+[.D63]+[.F63]+[.H63])/10" office:value-type="float" office:value="1.393">
            <text:p>1,39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3];&quot;/delay=&quot;;[.L63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6.916">
            <text:p>6,916</text:p>
          </table:table-cell>
          <table:table-cell table:style-name="ce3" office:value-type="float" office:value="7.333">
            <text:p>7,333</text:p>
          </table:table-cell>
          <table:table-cell table:style-name="ce3" office:value-type="float" office:value="8.711">
            <text:p>8,711</text:p>
          </table:table-cell>
          <table:table-cell table:style-name="ce3" office:value-type="float" office:value="6.077">
            <text:p>6,077</text:p>
          </table:table-cell>
          <table:table-cell table:style-name="ce3" office:value-type="float" office:value="12.353">
            <text:p>12,353</text:p>
          </table:table-cell>
          <table:table-cell table:style-name="ce3" office:value-type="float" office:value="8.567">
            <text:p>8,567</text:p>
          </table:table-cell>
          <table:table-cell table:style-name="ce3" office:value-type="float" office:value="5.104">
            <text:p>5,104</text:p>
          </table:table-cell>
          <table:table-cell table:style-name="ce3" office:value-type="float" office:value="4.887">
            <text:p>4,887</text:p>
          </table:table-cell>
          <table:table-cell table:style-name="ce3" table:formula="of:=([.B64]+[.D64]+[.F64]+[.H64])/10" office:value-type="float" office:value="3.3084">
            <text:p>3,30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4];&quot;/delay=&quot;;[.L64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16.732">
            <text:p>16,732</text:p>
          </table:table-cell>
          <table:table-cell table:style-name="ce3" office:value-type="float" office:value="11.642">
            <text:p>11,642</text:p>
          </table:table-cell>
          <table:table-cell table:style-name="ce3" office:value-type="float" office:value="16.728">
            <text:p>16,728</text:p>
          </table:table-cell>
          <table:table-cell table:style-name="ce3" office:value-type="float" office:value="6.365">
            <text:p>6,365</text:p>
          </table:table-cell>
          <table:table-cell table:style-name="ce3" office:value-type="float" office:value="21.707">
            <text:p>21,707</text:p>
          </table:table-cell>
          <table:table-cell table:style-name="ce3" office:value-type="float" office:value="8.202">
            <text:p>8,202</text:p>
          </table:table-cell>
          <table:table-cell table:style-name="ce3" office:value-type="float" office:value="12.644">
            <text:p>12,644</text:p>
          </table:table-cell>
          <table:table-cell table:style-name="ce3" office:value-type="float" office:value="7.223">
            <text:p>7,223</text:p>
          </table:table-cell>
          <table:table-cell table:style-name="ce3" table:formula="of:=([.B65]+[.D65]+[.F65]+[.H65])/10" office:value-type="float" office:value="6.7811">
            <text:p>6,78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5];&quot;/delay=&quot;;[.L65];&quot;ms&quot;)" office:value-type="string" office:string-value="Threads=3/delay=0ms">
            <text:p>Threads=3/delay=0ms</text:p>
          </table:table-cell>
          <table:table-cell/>
          <table:table-cell>
            <draw:frame table:end-cell-address="'open-close'.AA95" table:end-x="0.881cm" table:end-y="0.008cm" draw:z-index="3" draw:style-name="gr1" svg:width="25.641cm" svg:height="13.123cm" svg:x="0.08cm" svg:y="0.433cm">
              <draw:object draw:notify-on-update-of-ranges="'open-close'.A2:'open-close'.A11 'open-close'.N2:'open-close'.N2 'open-close'.F2:'open-close'.F11 'open-close'.N12:'open-close'.N12 'open-close'.F12:'open-close'.F21 'open-close'.N23:'open-close'.N23 'open-close'.F22:'open-close'.F31 'open-close'.N32:'open-close'.N32 'open-close'.F32:'open-close'.F41 'open-close'.N42:'open-close'.N42 'open-close'.F42:'open-close'.F51 'open-close'.N52:'open-close'.N52 'open-close'.F52:'open-close'.F61 'open-close'.N62:'open-close'.N62 'open-close'.F62:'open-close'.F71 'open-close'.N72:'open-close'.N72 'open-close'.F72:'open-close'.F81 'open-close'.N82:'open-close'.N82 'open-close'.F82:'open-close'.F9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1.623">
            <text:p>31,623</text:p>
          </table:table-cell>
          <table:table-cell table:style-name="ce3" office:value-type="float" office:value="22.23">
            <text:p>22,230</text:p>
          </table:table-cell>
          <table:table-cell table:style-name="ce3" office:value-type="float" office:value="22.33">
            <text:p>22,330</text:p>
          </table:table-cell>
          <table:table-cell table:style-name="ce3" office:value-type="float" office:value="7.947">
            <text:p>7,947</text:p>
          </table:table-cell>
          <table:table-cell table:style-name="ce3" office:value-type="float" office:value="29.43">
            <text:p>29,430</text:p>
          </table:table-cell>
          <table:table-cell table:style-name="ce3" office:value-type="float" office:value="10.616">
            <text:p>10,616</text:p>
          </table:table-cell>
          <table:table-cell table:style-name="ce3" office:value-type="float" office:value="19.668">
            <text:p>19,668</text:p>
          </table:table-cell>
          <table:table-cell table:style-name="ce3" office:value-type="float" office:value="8.898">
            <text:p>8,898</text:p>
          </table:table-cell>
          <table:table-cell table:style-name="ce3" table:formula="of:=([.B66]+[.D66]+[.F66]+[.H66])/10" office:value-type="float" office:value="10.3051">
            <text:p>10,30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6];&quot;/delay=&quot;;[.L66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51.353">
            <text:p>51,353</text:p>
          </table:table-cell>
          <table:table-cell table:style-name="ce3" office:value-type="float" office:value="34.647">
            <text:p>34,647</text:p>
          </table:table-cell>
          <table:table-cell table:style-name="ce3" office:value-type="float" office:value="26.271">
            <text:p>26,271</text:p>
          </table:table-cell>
          <table:table-cell table:style-name="ce3" office:value-type="float" office:value="7.605">
            <text:p>7,605</text:p>
          </table:table-cell>
          <table:table-cell table:style-name="ce3" office:value-type="float" office:value="34.902">
            <text:p>34,902</text:p>
          </table:table-cell>
          <table:table-cell table:style-name="ce3" office:value-type="float" office:value="9.693">
            <text:p>9,693</text:p>
          </table:table-cell>
          <table:table-cell table:style-name="ce3" office:value-type="float" office:value="24.731">
            <text:p>24,731</text:p>
          </table:table-cell>
          <table:table-cell table:style-name="ce3" office:value-type="float" office:value="8.865">
            <text:p>8,865</text:p>
          </table:table-cell>
          <table:table-cell table:style-name="ce3" table:formula="of:=([.B67]+[.D67]+[.F67]+[.H67])/10" office:value-type="float" office:value="13.7257">
            <text:p>13,7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7];&quot;/delay=&quot;;[.L67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76.517">
            <text:p>76,517</text:p>
          </table:table-cell>
          <table:table-cell table:style-name="ce3" office:value-type="float" office:value="53.361">
            <text:p>53,361</text:p>
          </table:table-cell>
          <table:table-cell table:style-name="ce3" office:value-type="float" office:value="28.855">
            <text:p>28,855</text:p>
          </table:table-cell>
          <table:table-cell table:style-name="ce3" office:value-type="float" office:value="7.994">
            <text:p>7,994</text:p>
          </table:table-cell>
          <table:table-cell table:style-name="ce3" office:value-type="float" office:value="38.8">
            <text:p>38,800</text:p>
          </table:table-cell>
          <table:table-cell table:style-name="ce3" office:value-type="float" office:value="10.171">
            <text:p>10,171</text:p>
          </table:table-cell>
          <table:table-cell table:style-name="ce3" office:value-type="float" office:value="28.579">
            <text:p>28,579</text:p>
          </table:table-cell>
          <table:table-cell table:style-name="ce3" office:value-type="float" office:value="9.19">
            <text:p>9,190</text:p>
          </table:table-cell>
          <table:table-cell table:style-name="ce3" table:formula="of:=([.B68]+[.D68]+[.F68]+[.H68])/10" office:value-type="float" office:value="17.2751">
            <text:p>17,27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8];&quot;/delay=&quot;;[.L68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04.95">
            <text:p>104,950</text:p>
          </table:table-cell>
          <table:table-cell table:style-name="ce3" office:value-type="float" office:value="67.557">
            <text:p>67,557</text:p>
          </table:table-cell>
          <table:table-cell table:style-name="ce3" office:value-type="float" office:value="30.762">
            <text:p>30,762</text:p>
          </table:table-cell>
          <table:table-cell table:style-name="ce3" office:value-type="float" office:value="7.351">
            <text:p>7,351</text:p>
          </table:table-cell>
          <table:table-cell table:style-name="ce3" office:value-type="float" office:value="41.382">
            <text:p>41,382</text:p>
          </table:table-cell>
          <table:table-cell table:style-name="ce3" office:value-type="float" office:value="10.014">
            <text:p>10,014</text:p>
          </table:table-cell>
          <table:table-cell table:style-name="ce3" office:value-type="float" office:value="31.106">
            <text:p>31,106</text:p>
          </table:table-cell>
          <table:table-cell table:style-name="ce3" office:value-type="float" office:value="8.472">
            <text:p>8,472</text:p>
          </table:table-cell>
          <table:table-cell table:style-name="ce3" table:formula="of:=([.B69]+[.D69]+[.F69]+[.H69])/10" office:value-type="float" office:value="20.82">
            <text:p>20,8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9];&quot;/delay=&quot;;[.L69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37.921">
            <text:p>137,921</text:p>
          </table:table-cell>
          <table:table-cell table:style-name="ce3" office:value-type="float" office:value="88.772">
            <text:p>88,772</text:p>
          </table:table-cell>
          <table:table-cell table:style-name="ce3" office:value-type="float" office:value="31.518">
            <text:p>31,518</text:p>
          </table:table-cell>
          <table:table-cell table:style-name="ce3" office:value-type="float" office:value="8.745">
            <text:p>8,745</text:p>
          </table:table-cell>
          <table:table-cell table:style-name="ce3" office:value-type="float" office:value="42.868">
            <text:p>42,868</text:p>
          </table:table-cell>
          <table:table-cell table:style-name="ce3" office:value-type="float" office:value="12.033">
            <text:p>12,033</text:p>
          </table:table-cell>
          <table:table-cell table:style-name="ce3" office:value-type="float" office:value="32.166">
            <text:p>32,166</text:p>
          </table:table-cell>
          <table:table-cell table:style-name="ce3" office:value-type="float" office:value="9.631">
            <text:p>9,631</text:p>
          </table:table-cell>
          <table:table-cell table:style-name="ce3" table:formula="of:=([.B70]+[.D70]+[.F70]+[.H70])/10" office:value-type="float" office:value="24.4473">
            <text:p>24,4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0];&quot;/delay=&quot;;[.L70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71.643">
            <text:p>171,643</text:p>
          </table:table-cell>
          <table:table-cell table:style-name="ce3" office:value-type="float" office:value="101.184">
            <text:p>101,184</text:p>
          </table:table-cell>
          <table:table-cell table:style-name="ce3" office:value-type="float" office:value="32.356">
            <text:p>32,356</text:p>
          </table:table-cell>
          <table:table-cell table:style-name="ce3" office:value-type="float" office:value="7.054">
            <text:p>7,054</text:p>
          </table:table-cell>
          <table:table-cell table:style-name="ce3" office:value-type="float" office:value="43.503">
            <text:p>43,503</text:p>
          </table:table-cell>
          <table:table-cell table:style-name="ce3" office:value-type="float" office:value="9.26">
            <text:p>9,260</text:p>
          </table:table-cell>
          <table:table-cell table:style-name="ce3" office:value-type="float" office:value="33.143">
            <text:p>33,143</text:p>
          </table:table-cell>
          <table:table-cell table:style-name="ce3" office:value-type="float" office:value="7.713">
            <text:p>7,713</text:p>
          </table:table-cell>
          <table:table-cell table:style-name="ce3" table:formula="of:=([.B71]+[.D71]+[.F71]+[.H71])/10" office:value-type="float" office:value="28.0645">
            <text:p>28,06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1];&quot;/delay=&quot;;[.L71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536">
            <text:p>1,536</text:p>
          </table:table-cell>
          <table:table-cell table:style-name="ce3" office:value-type="float" office:value="0.975">
            <text:p>0,975</text:p>
          </table:table-cell>
          <table:table-cell table:style-name="ce3" office:value-type="float" office:value="1.278">
            <text:p>1,278</text:p>
          </table:table-cell>
          <table:table-cell table:style-name="ce3" office:value-type="float" office:value="0.746">
            <text:p>0,746</text:p>
          </table:table-cell>
          <table:table-cell table:style-name="ce3" office:value-type="float" office:value="2.484">
            <text:p>2,484</text:p>
          </table:table-cell>
          <table:table-cell table:style-name="ce3" office:value-type="float" office:value="1.035">
            <text:p>1,035</text:p>
          </table:table-cell>
          <table:table-cell table:style-name="ce3" office:value-type="float" office:value="0.69">
            <text:p>0,690</text:p>
          </table:table-cell>
          <table:table-cell table:style-name="ce3" office:value-type="float" office:value="0.442">
            <text:p>0,442</text:p>
          </table:table-cell>
          <table:table-cell table:style-name="ce3" table:formula="of:=([.B72]+[.D72]+[.F72]+[.H72])/10" office:value-type="float" office:value="0.5988">
            <text:p>0,59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2];&quot;/delay=&quot;;[.L72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083">
            <text:p>2,083</text:p>
          </table:table-cell>
          <table:table-cell table:style-name="ce3" office:value-type="float" office:value="2.112">
            <text:p>2,112</text:p>
          </table:table-cell>
          <table:table-cell table:style-name="ce3" office:value-type="float" office:value="1.873">
            <text:p>1,873</text:p>
          </table:table-cell>
          <table:table-cell table:style-name="ce3" office:value-type="float" office:value="1.641">
            <text:p>1,641</text:p>
          </table:table-cell>
          <table:table-cell table:style-name="ce3" office:value-type="float" office:value="3.01">
            <text:p>3,010</text:p>
          </table:table-cell>
          <table:table-cell table:style-name="ce3" office:value-type="float" office:value="1.898">
            <text:p>1,898</text:p>
          </table:table-cell>
          <table:table-cell table:style-name="ce3" office:value-type="float" office:value="1.143">
            <text:p>1,143</text:p>
          </table:table-cell>
          <table:table-cell table:style-name="ce3" office:value-type="float" office:value="1.285">
            <text:p>1,285</text:p>
          </table:table-cell>
          <table:table-cell table:style-name="ce3" table:formula="of:=([.B73]+[.D73]+[.F73]+[.H73])/10" office:value-type="float" office:value="0.8109">
            <text:p>0,8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3];&quot;/delay=&quot;;[.L73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.518">
            <text:p>3,518</text:p>
          </table:table-cell>
          <table:table-cell table:style-name="ce3" office:value-type="float" office:value="3.922">
            <text:p>3,922</text:p>
          </table:table-cell>
          <table:table-cell table:style-name="ce3" office:value-type="float" office:value="3.391">
            <text:p>3,391</text:p>
          </table:table-cell>
          <table:table-cell table:style-name="ce3" office:value-type="float" office:value="3.48">
            <text:p>3,480</text:p>
          </table:table-cell>
          <table:table-cell table:style-name="ce3" office:value-type="float" office:value="4.852">
            <text:p>4,852</text:p>
          </table:table-cell>
          <table:table-cell table:style-name="ce3" office:value-type="float" office:value="3.67">
            <text:p>3,670</text:p>
          </table:table-cell>
          <table:table-cell table:style-name="ce3" office:value-type="float" office:value="2.395">
            <text:p>2,395</text:p>
          </table:table-cell>
          <table:table-cell table:style-name="ce3" office:value-type="float" office:value="2.998">
            <text:p>2,998</text:p>
          </table:table-cell>
          <table:table-cell table:style-name="ce3" table:formula="of:=([.B74]+[.D74]+[.F74]+[.H74])/10" office:value-type="float" office:value="1.4156">
            <text:p>1,41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4];&quot;/delay=&quot;;[.L74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7.953">
            <text:p>7,953</text:p>
          </table:table-cell>
          <table:table-cell table:style-name="ce3" office:value-type="float" office:value="7.43">
            <text:p>7,430</text:p>
          </table:table-cell>
          <table:table-cell table:style-name="ce3" office:value-type="float" office:value="6.596">
            <text:p>6,596</text:p>
          </table:table-cell>
          <table:table-cell table:style-name="ce3" office:value-type="float" office:value="6.178">
            <text:p>6,178</text:p>
          </table:table-cell>
          <table:table-cell table:style-name="ce3" office:value-type="float" office:value="8.935">
            <text:p>8,935</text:p>
          </table:table-cell>
          <table:table-cell table:style-name="ce3" office:value-type="float" office:value="6.214">
            <text:p>6,214</text:p>
          </table:table-cell>
          <table:table-cell table:style-name="ce3" office:value-type="float" office:value="5.166">
            <text:p>5,166</text:p>
          </table:table-cell>
          <table:table-cell table:style-name="ce3" office:value-type="float" office:value="5.555">
            <text:p>5,555</text:p>
          </table:table-cell>
          <table:table-cell table:style-name="ce3" table:formula="of:=([.B75]+[.D75]+[.F75]+[.H75])/10" office:value-type="float" office:value="2.865">
            <text:p>2,86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5];&quot;/delay=&quot;;[.L75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6.438">
            <text:p>16,438</text:p>
          </table:table-cell>
          <table:table-cell table:style-name="ce3" office:value-type="float" office:value="12.949">
            <text:p>12,949</text:p>
          </table:table-cell>
          <table:table-cell table:style-name="ce3" office:value-type="float" office:value="10.941">
            <text:p>10,941</text:p>
          </table:table-cell>
          <table:table-cell table:style-name="ce3" office:value-type="float" office:value="9.545">
            <text:p>9,545</text:p>
          </table:table-cell>
          <table:table-cell table:style-name="ce3" office:value-type="float" office:value="15.256">
            <text:p>15,256</text:p>
          </table:table-cell>
          <table:table-cell table:style-name="ce3" office:value-type="float" office:value="9.681">
            <text:p>9,681</text:p>
          </table:table-cell>
          <table:table-cell table:style-name="ce3" office:value-type="float" office:value="9.714">
            <text:p>9,714</text:p>
          </table:table-cell>
          <table:table-cell table:style-name="ce3" office:value-type="float" office:value="9.21">
            <text:p>9,210</text:p>
          </table:table-cell>
          <table:table-cell table:style-name="ce3" table:formula="of:=([.B76]+[.D76]+[.F76]+[.H76])/10" office:value-type="float" office:value="5.2349">
            <text:p>5,23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6];&quot;/delay=&quot;;[.L76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27.259">
            <text:p>27,259</text:p>
          </table:table-cell>
          <table:table-cell table:style-name="ce3" office:value-type="float" office:value="19.086">
            <text:p>19,086</text:p>
          </table:table-cell>
          <table:table-cell table:style-name="ce3" office:value-type="float" office:value="15.411">
            <text:p>15,411</text:p>
          </table:table-cell>
          <table:table-cell table:style-name="ce3" office:value-type="float" office:value="11.298">
            <text:p>11,298</text:p>
          </table:table-cell>
          <table:table-cell table:style-name="ce3" office:value-type="float" office:value="21.926">
            <text:p>21,926</text:p>
          </table:table-cell>
          <table:table-cell table:style-name="ce3" office:value-type="float" office:value="12.397">
            <text:p>12,397</text:p>
          </table:table-cell>
          <table:table-cell table:style-name="ce3" office:value-type="float" office:value="14.815">
            <text:p>14,815</text:p>
          </table:table-cell>
          <table:table-cell table:style-name="ce3" office:value-type="float" office:value="11.175">
            <text:p>11,175</text:p>
          </table:table-cell>
          <table:table-cell table:style-name="ce3" table:formula="of:=([.B77]+[.D77]+[.F77]+[.H77])/10" office:value-type="float" office:value="7.9411">
            <text:p>7,94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7];&quot;/delay=&quot;;[.L77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43.371">
            <text:p>43,371</text:p>
          </table:table-cell>
          <table:table-cell table:style-name="ce3" office:value-type="float" office:value="28.593">
            <text:p>28,593</text:p>
          </table:table-cell>
          <table:table-cell table:style-name="ce3" office:value-type="float" office:value="19.308">
            <text:p>19,308</text:p>
          </table:table-cell>
          <table:table-cell table:style-name="ce3" office:value-type="float" office:value="11.818">
            <text:p>11,818</text:p>
          </table:table-cell>
          <table:table-cell table:style-name="ce3" office:value-type="float" office:value="27.76">
            <text:p>27,760</text:p>
          </table:table-cell>
          <table:table-cell table:style-name="ce3" office:value-type="float" office:value="13.846">
            <text:p>13,846</text:p>
          </table:table-cell>
          <table:table-cell table:style-name="ce3" office:value-type="float" office:value="19.192">
            <text:p>19,192</text:p>
          </table:table-cell>
          <table:table-cell table:style-name="ce3" office:value-type="float" office:value="12.564">
            <text:p>12,564</text:p>
          </table:table-cell>
          <table:table-cell table:style-name="ce3" table:formula="of:=([.B78]+[.D78]+[.F78]+[.H78])/10" office:value-type="float" office:value="10.9631">
            <text:p>10,96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8];&quot;/delay=&quot;;[.L78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63.032">
            <text:p>63,032</text:p>
          </table:table-cell>
          <table:table-cell table:style-name="ce3" office:value-type="float" office:value="40.649">
            <text:p>40,649</text:p>
          </table:table-cell>
          <table:table-cell table:style-name="ce3" office:value-type="float" office:value="21.869">
            <text:p>21,869</text:p>
          </table:table-cell>
          <table:table-cell table:style-name="ce3" office:value-type="float" office:value="12.303">
            <text:p>12,303</text:p>
          </table:table-cell>
          <table:table-cell table:style-name="ce3" office:value-type="float" office:value="31.868">
            <text:p>31,868</text:p>
          </table:table-cell>
          <table:table-cell table:style-name="ce3" office:value-type="float" office:value="13.985">
            <text:p>13,985</text:p>
          </table:table-cell>
          <table:table-cell table:style-name="ce3" office:value-type="float" office:value="22.291">
            <text:p>22,291</text:p>
          </table:table-cell>
          <table:table-cell table:style-name="ce3" office:value-type="float" office:value="12.479">
            <text:p>12,479</text:p>
          </table:table-cell>
          <table:table-cell table:style-name="ce3" table:formula="of:=([.B79]+[.D79]+[.F79]+[.H79])/10" office:value-type="float" office:value="13.906">
            <text:p>13,90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9];&quot;/delay=&quot;;[.L79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85.631">
            <text:p>85,631</text:p>
          </table:table-cell>
          <table:table-cell table:style-name="ce3" office:value-type="float" office:value="55.432">
            <text:p>55,432</text:p>
          </table:table-cell>
          <table:table-cell table:style-name="ce3" office:value-type="float" office:value="23.763">
            <text:p>23,763</text:p>
          </table:table-cell>
          <table:table-cell table:style-name="ce3" office:value-type="float" office:value="12.634">
            <text:p>12,634</text:p>
          </table:table-cell>
          <table:table-cell table:style-name="ce3" office:value-type="float" office:value="35.065">
            <text:p>35,065</text:p>
          </table:table-cell>
          <table:table-cell table:style-name="ce3" office:value-type="float" office:value="14.78">
            <text:p>14,780</text:p>
          </table:table-cell>
          <table:table-cell table:style-name="ce3" office:value-type="float" office:value="24.321">
            <text:p>24,321</text:p>
          </table:table-cell>
          <table:table-cell table:style-name="ce3" office:value-type="float" office:value="12.782">
            <text:p>12,782</text:p>
          </table:table-cell>
          <table:table-cell table:style-name="ce3" table:formula="of:=([.B80]+[.D80]+[.F80]+[.H80])/10" office:value-type="float" office:value="16.878">
            <text:p>16,87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80];&quot;/delay=&quot;;[.L80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12.68">
            <text:p>112,680</text:p>
          </table:table-cell>
          <table:table-cell table:style-name="ce3" office:value-type="float" office:value="73.325">
            <text:p>73,325</text:p>
          </table:table-cell>
          <table:table-cell table:style-name="ce3" office:value-type="float" office:value="25.017">
            <text:p>25,017</text:p>
          </table:table-cell>
          <table:table-cell table:style-name="ce3" office:value-type="float" office:value="12.692">
            <text:p>12,692</text:p>
          </table:table-cell>
          <table:table-cell table:style-name="ce3" office:value-type="float" office:value="37.311">
            <text:p>37,311</text:p>
          </table:table-cell>
          <table:table-cell table:style-name="ce3" office:value-type="float" office:value="14.718">
            <text:p>14,718</text:p>
          </table:table-cell>
          <table:table-cell table:style-name="ce3" office:value-type="float" office:value="25.999">
            <text:p>25,999</text:p>
          </table:table-cell>
          <table:table-cell table:style-name="ce3" office:value-type="float" office:value="12.941">
            <text:p>12,941</text:p>
          </table:table-cell>
          <table:table-cell table:style-name="ce3" table:formula="of:=([.B81]+[.D81]+[.F81]+[.H81])/10" office:value-type="float" office:value="20.1007">
            <text:p>20,10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81];&quot;/delay=&quot;;[.L81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499">
            <text:p>1,499</text:p>
          </table:table-cell>
          <table:table-cell table:style-name="ce3" office:value-type="float" office:value="0.911">
            <text:p>0,911</text:p>
          </table:table-cell>
          <table:table-cell table:style-name="ce3" office:value-type="float" office:value="1.195">
            <text:p>1,195</text:p>
          </table:table-cell>
          <table:table-cell table:style-name="ce3" office:value-type="float" office:value="0.493">
            <text:p>0,493</text:p>
          </table:table-cell>
          <table:table-cell table:style-name="ce3" office:value-type="float" office:value="2.322">
            <text:p>2,322</text:p>
          </table:table-cell>
          <table:table-cell table:style-name="ce3" office:value-type="float" office:value="0.821">
            <text:p>0,821</text:p>
          </table:table-cell>
          <table:table-cell table:style-name="ce3" office:value-type="float" office:value="0.675">
            <text:p>0,675</text:p>
          </table:table-cell>
          <table:table-cell table:style-name="ce3" office:value-type="float" office:value="0.386">
            <text:p>0,386</text:p>
          </table:table-cell>
          <table:table-cell table:style-name="ce3" table:formula="of:=([.B82]+[.D82]+[.F82]+[.H82])/10" office:value-type="float" office:value="0.5691">
            <text:p>0,56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2];&quot;/delay=&quot;;[.L82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.953">
            <text:p>1,953</text:p>
          </table:table-cell>
          <table:table-cell table:style-name="ce3" office:value-type="float" office:value="1.769">
            <text:p>1,769</text:p>
          </table:table-cell>
          <table:table-cell table:style-name="ce3" office:value-type="float" office:value="1.711">
            <text:p>1,711</text:p>
          </table:table-cell>
          <table:table-cell table:style-name="ce3" office:value-type="float" office:value="1.432">
            <text:p>1,432</text:p>
          </table:table-cell>
          <table:table-cell table:style-name="ce3" office:value-type="float" office:value="2.825">
            <text:p>2,825</text:p>
          </table:table-cell>
          <table:table-cell table:style-name="ce3" office:value-type="float" office:value="1.714">
            <text:p>1,714</text:p>
          </table:table-cell>
          <table:table-cell table:style-name="ce3" office:value-type="float" office:value="1.056">
            <text:p>1,056</text:p>
          </table:table-cell>
          <table:table-cell table:style-name="ce3" office:value-type="float" office:value="1.057">
            <text:p>1,057</text:p>
          </table:table-cell>
          <table:table-cell table:style-name="ce3" table:formula="of:=([.B83]+[.D83]+[.F83]+[.H83])/10" office:value-type="float" office:value="0.7545">
            <text:p>0,75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3];&quot;/delay=&quot;;[.L83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.147">
            <text:p>3,147</text:p>
          </table:table-cell>
          <table:table-cell table:style-name="ce3" office:value-type="float" office:value="3.698">
            <text:p>3,698</text:p>
          </table:table-cell>
          <table:table-cell table:style-name="ce3" office:value-type="float" office:value="2.98">
            <text:p>2,980</text:p>
          </table:table-cell>
          <table:table-cell table:style-name="ce3" office:value-type="float" office:value="3.05">
            <text:p>3,050</text:p>
          </table:table-cell>
          <table:table-cell table:style-name="ce3" office:value-type="float" office:value="4.262">
            <text:p>4,262</text:p>
          </table:table-cell>
          <table:table-cell table:style-name="ce3" office:value-type="float" office:value="3.189">
            <text:p>3,189</text:p>
          </table:table-cell>
          <table:table-cell table:style-name="ce3" office:value-type="float" office:value="2.008">
            <text:p>2,008</text:p>
          </table:table-cell>
          <table:table-cell table:style-name="ce3" office:value-type="float" office:value="2.435">
            <text:p>2,435</text:p>
          </table:table-cell>
          <table:table-cell table:style-name="ce3" table:formula="of:=([.B84]+[.D84]+[.F84]+[.H84])/10" office:value-type="float" office:value="1.2397">
            <text:p>1,24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4];&quot;/delay=&quot;;[.L84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6.604">
            <text:p>6,604</text:p>
          </table:table-cell>
          <table:table-cell table:style-name="ce3" office:value-type="float" office:value="6.787">
            <text:p>6,787</text:p>
          </table:table-cell>
          <table:table-cell table:style-name="ce3" office:value-type="float" office:value="6.015">
            <text:p>6,015</text:p>
          </table:table-cell>
          <table:table-cell table:style-name="ce3" office:value-type="float" office:value="5.636">
            <text:p>5,636</text:p>
          </table:table-cell>
          <table:table-cell table:style-name="ce3" office:value-type="float" office:value="7.977">
            <text:p>7,977</text:p>
          </table:table-cell>
          <table:table-cell table:style-name="ce3" office:value-type="float" office:value="5.658">
            <text:p>5,658</text:p>
          </table:table-cell>
          <table:table-cell table:style-name="ce3" office:value-type="float" office:value="4.547">
            <text:p>4,547</text:p>
          </table:table-cell>
          <table:table-cell table:style-name="ce3" office:value-type="float" office:value="4.782">
            <text:p>4,782</text:p>
          </table:table-cell>
          <table:table-cell table:style-name="ce3" table:formula="of:=([.B85]+[.D85]+[.F85]+[.H85])/10" office:value-type="float" office:value="2.5143">
            <text:p>2,5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5];&quot;/delay=&quot;;[.L85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5.169">
            <text:p>15,169</text:p>
          </table:table-cell>
          <table:table-cell table:style-name="ce3" office:value-type="float" office:value="12.609">
            <text:p>12,609</text:p>
          </table:table-cell>
          <table:table-cell table:style-name="ce3" office:value-type="float" office:value="10.275">
            <text:p>10,275</text:p>
          </table:table-cell>
          <table:table-cell table:style-name="ce3" office:value-type="float" office:value="8.936">
            <text:p>8,936</text:p>
          </table:table-cell>
          <table:table-cell table:style-name="ce3" office:value-type="float" office:value="14.34">
            <text:p>14,340</text:p>
          </table:table-cell>
          <table:table-cell table:style-name="ce3" office:value-type="float" office:value="9.339">
            <text:p>9,339</text:p>
          </table:table-cell>
          <table:table-cell table:style-name="ce3" office:value-type="float" office:value="8.557">
            <text:p>8,557</text:p>
          </table:table-cell>
          <table:table-cell table:style-name="ce3" office:value-type="float" office:value="8.47">
            <text:p>8,470</text:p>
          </table:table-cell>
          <table:table-cell table:style-name="ce3" table:formula="of:=([.B86]+[.D86]+[.F86]+[.H86])/10" office:value-type="float" office:value="4.8341">
            <text:p>4,83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6];&quot;/delay=&quot;;[.L86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26.121">
            <text:p>26,121</text:p>
          </table:table-cell>
          <table:table-cell table:style-name="ce3" office:value-type="float" office:value="18.134">
            <text:p>18,134</text:p>
          </table:table-cell>
          <table:table-cell table:style-name="ce3" office:value-type="float" office:value="14.813">
            <text:p>14,813</text:p>
          </table:table-cell>
          <table:table-cell table:style-name="ce3" office:value-type="float" office:value="10.867">
            <text:p>10,867</text:p>
          </table:table-cell>
          <table:table-cell table:style-name="ce3" office:value-type="float" office:value="20.655">
            <text:p>20,655</text:p>
          </table:table-cell>
          <table:table-cell table:style-name="ce3" office:value-type="float" office:value="11.171">
            <text:p>11,171</text:p>
          </table:table-cell>
          <table:table-cell table:style-name="ce3" office:value-type="float" office:value="13.256">
            <text:p>13,256</text:p>
          </table:table-cell>
          <table:table-cell table:style-name="ce3" office:value-type="float" office:value="10.644">
            <text:p>10,644</text:p>
          </table:table-cell>
          <table:table-cell table:style-name="ce3" table:formula="of:=([.B87]+[.D87]+[.F87]+[.H87])/10" office:value-type="float" office:value="7.4845">
            <text:p>7,48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7];&quot;/delay=&quot;;[.L87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40.298">
            <text:p>40,298</text:p>
          </table:table-cell>
          <table:table-cell table:style-name="ce3" office:value-type="float" office:value="26.135">
            <text:p>26,135</text:p>
          </table:table-cell>
          <table:table-cell table:style-name="ce3" office:value-type="float" office:value="18.623">
            <text:p>18,623</text:p>
          </table:table-cell>
          <table:table-cell table:style-name="ce3" office:value-type="float" office:value="11.522">
            <text:p>11,522</text:p>
          </table:table-cell>
          <table:table-cell table:style-name="ce3" office:value-type="float" office:value="26.833">
            <text:p>26,833</text:p>
          </table:table-cell>
          <table:table-cell table:style-name="ce3" office:value-type="float" office:value="13.36">
            <text:p>13,360</text:p>
          </table:table-cell>
          <table:table-cell table:style-name="ce3" office:value-type="float" office:value="18.764">
            <text:p>18,764</text:p>
          </table:table-cell>
          <table:table-cell table:style-name="ce3" office:value-type="float" office:value="12.299">
            <text:p>12,299</text:p>
          </table:table-cell>
          <table:table-cell table:style-name="ce3" table:formula="of:=([.B88]+[.D88]+[.F88]+[.H88])/10" office:value-type="float" office:value="10.4518">
            <text:p>10,45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8];&quot;/delay=&quot;;[.L88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60.049">
            <text:p>60,049</text:p>
          </table:table-cell>
          <table:table-cell table:style-name="ce3" office:value-type="float" office:value="38.589">
            <text:p>38,589</text:p>
          </table:table-cell>
          <table:table-cell table:style-name="ce3" office:value-type="float" office:value="21.112">
            <text:p>21,112</text:p>
          </table:table-cell>
          <table:table-cell table:style-name="ce3" office:value-type="float" office:value="12.492">
            <text:p>12,492</text:p>
          </table:table-cell>
          <table:table-cell table:style-name="ce3" office:value-type="float" office:value="31.491">
            <text:p>31,491</text:p>
          </table:table-cell>
          <table:table-cell table:style-name="ce3" office:value-type="float" office:value="15.182">
            <text:p>15,182</text:p>
          </table:table-cell>
          <table:table-cell table:style-name="ce3" office:value-type="float" office:value="22.025">
            <text:p>22,025</text:p>
          </table:table-cell>
          <table:table-cell table:style-name="ce3" office:value-type="float" office:value="13.738">
            <text:p>13,738</text:p>
          </table:table-cell>
          <table:table-cell table:style-name="ce3" table:formula="of:=([.B89]+[.D89]+[.F89]+[.H89])/10" office:value-type="float" office:value="13.4677">
            <text:p>13,46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9];&quot;/delay=&quot;;[.L89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82.779">
            <text:p>82,779</text:p>
          </table:table-cell>
          <table:table-cell table:style-name="ce3" office:value-type="float" office:value="55.082">
            <text:p>55,082</text:p>
          </table:table-cell>
          <table:table-cell table:style-name="ce3" office:value-type="float" office:value="23.008">
            <text:p>23,008</text:p>
          </table:table-cell>
          <table:table-cell table:style-name="ce3" office:value-type="float" office:value="12.671">
            <text:p>12,671</text:p>
          </table:table-cell>
          <table:table-cell table:style-name="ce3" office:value-type="float" office:value="34.148">
            <text:p>34,148</text:p>
          </table:table-cell>
          <table:table-cell table:style-name="ce3" office:value-type="float" office:value="15.564">
            <text:p>15,564</text:p>
          </table:table-cell>
          <table:table-cell table:style-name="ce3" office:value-type="float" office:value="24.207">
            <text:p>24,207</text:p>
          </table:table-cell>
          <table:table-cell table:style-name="ce3" office:value-type="float" office:value="13.866">
            <text:p>13,866</text:p>
          </table:table-cell>
          <table:table-cell table:style-name="ce3" table:formula="of:=([.B90]+[.D90]+[.F90]+[.H90])/10" office:value-type="float" office:value="16.4142">
            <text:p>16,4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90];&quot;/delay=&quot;;[.L90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07.249">
            <text:p>107,249</text:p>
          </table:table-cell>
          <table:table-cell table:style-name="ce3" office:value-type="float" office:value="70.657">
            <text:p>70,657</text:p>
          </table:table-cell>
          <table:table-cell table:style-name="ce3" office:value-type="float" office:value="24.357">
            <text:p>24,357</text:p>
          </table:table-cell>
          <table:table-cell table:style-name="ce3" office:value-type="float" office:value="12.869">
            <text:p>12,869</text:p>
          </table:table-cell>
          <table:table-cell table:style-name="ce3" office:value-type="float" office:value="36.527">
            <text:p>36,527</text:p>
          </table:table-cell>
          <table:table-cell table:style-name="ce3" office:value-type="float" office:value="15.114">
            <text:p>15,114</text:p>
          </table:table-cell>
          <table:table-cell table:style-name="ce3" office:value-type="float" office:value="25.805">
            <text:p>25,805</text:p>
          </table:table-cell>
          <table:table-cell table:style-name="ce3" office:value-type="float" office:value="13.335">
            <text:p>13,335</text:p>
          </table:table-cell>
          <table:table-cell table:style-name="ce3" table:formula="of:=([.B91]+[.D91]+[.F91]+[.H91])/10" office:value-type="float" office:value="19.3938">
            <text:p>19,39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91];&quot;/delay=&quot;;[.L91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'open-close'.AA126" table:end-x="0.881cm" table:end-y="0.008cm" draw:z-index="4" draw:style-name="gr1" svg:width="25.641cm" svg:height="13.124cm" svg:x="0.08cm" svg:y="0.433cm">
              <draw:object draw:notify-on-update-of-ranges="'open-close'.A2:'open-close'.A11 'open-close'.N2:'open-close'.N2 'open-close'.H2:'open-close'.H11 'open-close'.N12:'open-close'.N12 'open-close'.H12:'open-close'.H21 'open-close'.N23:'open-close'.N23 'open-close'.H22:'open-close'.H31 'open-close'.N32:'open-close'.N32 'open-close'.H32:'open-close'.H41 'open-close'.N42:'open-close'.N42 'open-close'.H42:'open-close'.H51 'open-close'.N52:'open-close'.N52 'open-close'.H52:'open-close'.H61 'open-close'.N62:'open-close'.N62 'open-close'.H62:'open-close'.H71 'open-close'.N72:'open-close'.N72 'open-close'.H72:'open-close'.H81 'open-close'.N82:'open-close'.N82 'open-close'.H82:'open-close'.H9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'open-close'.AA157" table:end-x="0.881cm" table:end-y="0.009cm" draw:z-index="5" draw:style-name="gr1" svg:width="25.641cm" svg:height="13.125cm" svg:x="0.08cm" svg:y="0.433cm">
              <draw:object draw:notify-on-update-of-ranges="'open-close'.A2:'open-close'.A11 'open-close'.N2:'open-close'.N2 'open-close'.J2:'open-close'.J11 'open-close'.N12:'open-close'.N12 'open-close'.J12:'open-close'.J21 'open-close'.N23:'open-close'.N23 'open-close'.J22:'open-close'.J31 'open-close'.N32:'open-close'.N32 'open-close'.J32:'open-close'.J41 'open-close'.N42:'open-close'.N42 'open-close'.J42:'open-close'.J51 'open-close'.N52:'open-close'.N52 'open-close'.J52:'open-close'.J61 'open-close'.N62:'open-close'.N62 'open-close'.J62:'open-close'.J71 'open-close'.N72:'open-close'.N72 'open-close'.J72:'open-close'.J81 'open-close'.N82:'open-close'.N82 'open-close'.J82:'open-close'.J9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6540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no open-close'.A1:'no open-close'.AMJ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3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/01/2012</text:date>, <text:time>21.26.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1-29T21:26:15.25</dc:date>
    <dc:creator>Christian Ferrari</dc:creator>
    <meta:editing-duration>PT03H17M54S</meta:editing-duration>
    <meta:editing-cycles>41</meta:editing-cycles>
    <meta:document-statistic meta:table-count="2" meta:cell-count="254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5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5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5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5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5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5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5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." chart:class="chart:line" chart:style-name="ch1">
        <chart:title svg:x="9.289cm" svg:y="0.262cm" chart:style-name="ch2">
          <text:p>tx_open() average elapsed time</text:p>
        </chart:title>
        <chart:subtitle svg:x="9.54cm" svg:y="1.107cm" chart:style-name="ch3">
          <text:p>[no open/close for every transaction]</text:p>
        </chart:subtitle>
        <chart:legend chart:legend-position="end" svg:x="21.046cm" svg:y="4.718cm" chart:style-name="ch4"/>
        <chart:plot-area chart:style-name="ch5" table:cell-range-address="'no open-close'.A2:'no open-close'.B11 'no open-close'.N2:'no open-close'.N2 'no open-close'.N12:'no open-close'.N12 'no open-close'.B12:'no open-close'.B91 'no open-close'.N23:'no open-close'.N23 'no open-close'.N32:'no open-close'.N32 'no open-close'.N42:'no open-close'.N42 'no open-close'.N52:'no open-close'.N52 'no open-close'.N62:'no open-close'.N62 'no open-close'.N72:'no open-close'.N72 'no open-close'.N82:'no open-close'.N82" chart:data-source-has-labels="both" svg:x="0.82cm" svg:y="1.713cm" svg:width="19.334cm" svg:height="11.248cm">
          <chart:axis chart:dimension="x" chart:name="primary-x" chart:style-name="ch6">
            <chart:title svg:x="9.141cm" svg:y="12.405cm" chart:style-name="ch7">
              <text:p>Number of clients</text:p>
            </chart:title>
            <chart:categories table:cell-range-address="'no open-close'.A2:'no open-close'.A11"/>
          </chart:axis>
          <chart:axis chart:dimension="y" chart:name="primary-y" chart:style-name="ch8">
            <chart:title svg:x="0.196cm" svg:y="8.424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no open-close'.B2:'no open-close'.B11" chart:label-cell-address="'no open-close'.N2:'no open-close'.N2" chart:class="chart:line">
            <chart:data-point chart:repeated="10"/>
          </chart:series>
          <chart:series chart:style-name="ch12" chart:values-cell-range-address="'no open-close'.B12:'no open-close'.B21" chart:label-cell-address="'no open-close'.N12:'no open-close'.N12" chart:class="chart:line">
            <chart:data-point chart:repeated="10"/>
          </chart:series>
          <chart:series chart:style-name="ch13" chart:values-cell-range-address="'no open-close'.B22:'no open-close'.B31" chart:label-cell-address="'no open-close'.N23:'no open-close'.N23" chart:class="chart:line">
            <chart:data-point chart:repeated="10"/>
          </chart:series>
          <chart:series chart:style-name="ch14" chart:values-cell-range-address="'no open-close'.B32:'no open-close'.B41" chart:label-cell-address="'no open-close'.N32:'no open-close'.N32" chart:class="chart:line">
            <chart:data-point chart:repeated="10"/>
          </chart:series>
          <chart:series chart:style-name="ch15" chart:values-cell-range-address="'no open-close'.B42:'no open-close'.B51" chart:label-cell-address="'no open-close'.N42:'no open-close'.N42" chart:class="chart:line">
            <chart:data-point chart:repeated="10"/>
          </chart:series>
          <chart:series chart:style-name="ch16" chart:values-cell-range-address="'no open-close'.B52:'no open-close'.B61" chart:label-cell-address="'no open-close'.N52:'no open-close'.N52" chart:class="chart:line">
            <chart:data-point chart:repeated="10"/>
          </chart:series>
          <chart:series chart:style-name="ch17" chart:values-cell-range-address="'no open-close'.B62:'no open-close'.B71" chart:label-cell-address="'no open-close'.N62:'no open-close'.N62" chart:class="chart:line">
            <chart:data-point chart:repeated="10"/>
          </chart:series>
          <chart:series chart:style-name="ch18" chart:values-cell-range-address="'no open-close'.B72:'no open-close'.B81" chart:label-cell-address="'no open-close'.N72:'no open-close'.N72" chart:class="chart:line">
            <chart:data-point chart:repeated="10"/>
          </chart:series>
          <chart:series chart:style-name="ch19" chart:values-cell-range-address="'no open-close'.B82:'no open-close'.B91" chart:label-cell-address="'no open-close'.N82:'no 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open-close'.N2:'no open-close'.N2">Threads=1/delay=0ms</text:p>
              </table:table-cell>
              <table:table-cell office:value-type="string">
                <text:p text:id="'no open-close'.N12:'no open-close'.N12">Threads=1/delay=10ms</text:p>
              </table:table-cell>
              <table:table-cell office:value-type="string">
                <text:p text:id="'no open-close'.N23:'no open-close'.N23">Threads=1/delay=20ms</text:p>
              </table:table-cell>
              <table:table-cell office:value-type="string">
                <text:p text:id="'no open-close'.N32:'no open-close'.N32">Threads=2/delay=0ms</text:p>
              </table:table-cell>
              <table:table-cell office:value-type="string">
                <text:p text:id="'no open-close'.N42:'no open-close'.N42">Threads=2/delay=10ms</text:p>
              </table:table-cell>
              <table:table-cell office:value-type="string">
                <text:p text:id="'no open-close'.N52:'no open-close'.N52">Threads=2/delay=20ms</text:p>
              </table:table-cell>
              <table:table-cell office:value-type="string">
                <text:p text:id="'no open-close'.N62:'no open-close'.N62">Threads=3/delay=0ms</text:p>
              </table:table-cell>
              <table:table-cell office:value-type="string">
                <text:p text:id="'no open-close'.N72:'no open-close'.N72">Threads=3/delay=10ms</text:p>
              </table:table-cell>
              <table:table-cell office:value-type="string">
                <text:p text:id="'no open-close'.N82:'no 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no open-close'.A2:'no open-close'.A11">10</text:p>
              </table:table-cell>
              <table:table-cell office:value-type="float" office:value="8.537">
                <text:p text:id="'no open-close'.B2:'no open-close'.B11">8.537</text:p>
              </table:table-cell>
              <table:table-cell office:value-type="float" office:value="8.035">
                <text:p text:id="'no open-close'.B12:'no open-close'.B21">8.035</text:p>
              </table:table-cell>
              <table:table-cell office:value-type="float" office:value="7.705">
                <text:p text:id="'no open-close'.B22:'no open-close'.B31">7.705</text:p>
              </table:table-cell>
              <table:table-cell office:value-type="float" office:value="6.376">
                <text:p text:id="'no open-close'.B32:'no open-close'.B41">6.376</text:p>
              </table:table-cell>
              <table:table-cell office:value-type="float" office:value="8.261">
                <text:p text:id="'no open-close'.B42:'no open-close'.B51">8.261</text:p>
              </table:table-cell>
              <table:table-cell office:value-type="float" office:value="8.045">
                <text:p text:id="'no open-close'.B52:'no open-close'.B61">8.045</text:p>
              </table:table-cell>
              <table:table-cell office:value-type="float" office:value="8.66">
                <text:p text:id="'no open-close'.B62:'no open-close'.B71">8.66</text:p>
              </table:table-cell>
              <table:table-cell office:value-type="float" office:value="9.163">
                <text:p text:id="'no open-close'.B72:'no open-close'.B81">9.163</text:p>
              </table:table-cell>
              <table:table-cell office:value-type="float" office:value="7.969">
                <text:p text:id="'no open-close'.B82:'no open-close'.B91">7.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602">
                <text:p>23.602</text:p>
              </table:table-cell>
              <table:table-cell office:value-type="float" office:value="15.803">
                <text:p>15.803</text:p>
              </table:table-cell>
              <table:table-cell office:value-type="float" office:value="14.843">
                <text:p>14.843</text:p>
              </table:table-cell>
              <table:table-cell office:value-type="float" office:value="16.261">
                <text:p>16.261</text:p>
              </table:table-cell>
              <table:table-cell office:value-type="float" office:value="15.552">
                <text:p>15.552</text:p>
              </table:table-cell>
              <table:table-cell office:value-type="float" office:value="15.737">
                <text:p>15.737</text:p>
              </table:table-cell>
              <table:table-cell office:value-type="float" office:value="16.921">
                <text:p>16.921</text:p>
              </table:table-cell>
              <table:table-cell office:value-type="float" office:value="16.258">
                <text:p>16.258</text:p>
              </table:table-cell>
              <table:table-cell office:value-type="float" office:value="18.559">
                <text:p>18.5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765">
                <text:p>35.765</text:p>
              </table:table-cell>
              <table:table-cell office:value-type="float" office:value="24.358">
                <text:p>24.358</text:p>
              </table:table-cell>
              <table:table-cell office:value-type="float" office:value="23.579">
                <text:p>23.579</text:p>
              </table:table-cell>
              <table:table-cell office:value-type="float" office:value="28.655">
                <text:p>28.655</text:p>
              </table:table-cell>
              <table:table-cell office:value-type="float" office:value="23.833">
                <text:p>23.833</text:p>
              </table:table-cell>
              <table:table-cell office:value-type="float" office:value="20.591">
                <text:p>20.591</text:p>
              </table:table-cell>
              <table:table-cell office:value-type="float" office:value="27.83">
                <text:p>27.83</text:p>
              </table:table-cell>
              <table:table-cell office:value-type="float" office:value="23.962">
                <text:p>23.962</text:p>
              </table:table-cell>
              <table:table-cell office:value-type="float" office:value="21.945">
                <text:p>21.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597">
                <text:p>48.597</text:p>
              </table:table-cell>
              <table:table-cell office:value-type="float" office:value="31.894">
                <text:p>31.894</text:p>
              </table:table-cell>
              <table:table-cell office:value-type="float" office:value="30.174">
                <text:p>30.174</text:p>
              </table:table-cell>
              <table:table-cell office:value-type="float" office:value="41.93">
                <text:p>41.93</text:p>
              </table:table-cell>
              <table:table-cell office:value-type="float" office:value="30.236">
                <text:p>30.236</text:p>
              </table:table-cell>
              <table:table-cell office:value-type="float" office:value="30.002">
                <text:p>30.002</text:p>
              </table:table-cell>
              <table:table-cell office:value-type="float" office:value="37.635">
                <text:p>37.635</text:p>
              </table:table-cell>
              <table:table-cell office:value-type="float" office:value="30.559">
                <text:p>30.559</text:p>
              </table:table-cell>
              <table:table-cell office:value-type="float" office:value="29.358">
                <text:p>29.3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24">
                <text:p>67.24</text:p>
              </table:table-cell>
              <table:table-cell office:value-type="float" office:value="41.448">
                <text:p>41.448</text:p>
              </table:table-cell>
              <table:table-cell office:value-type="float" office:value="40.472">
                <text:p>40.472</text:p>
              </table:table-cell>
              <table:table-cell office:value-type="float" office:value="50.3">
                <text:p>50.3</text:p>
              </table:table-cell>
              <table:table-cell office:value-type="float" office:value="39.008">
                <text:p>39.008</text:p>
              </table:table-cell>
              <table:table-cell office:value-type="float" office:value="36.546">
                <text:p>36.546</text:p>
              </table:table-cell>
              <table:table-cell office:value-type="float" office:value="54.444">
                <text:p>54.444</text:p>
              </table:table-cell>
              <table:table-cell office:value-type="float" office:value="36.356">
                <text:p>36.356</text:p>
              </table:table-cell>
              <table:table-cell office:value-type="float" office:value="37.279">
                <text:p>37.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.141">
                <text:p>91.141</text:p>
              </table:table-cell>
              <table:table-cell office:value-type="float" office:value="54.542">
                <text:p>54.542</text:p>
              </table:table-cell>
              <table:table-cell office:value-type="float" office:value="49.512">
                <text:p>49.512</text:p>
              </table:table-cell>
              <table:table-cell office:value-type="float" office:value="82.169">
                <text:p>82.169</text:p>
              </table:table-cell>
              <table:table-cell office:value-type="float" office:value="50.299">
                <text:p>50.299</text:p>
              </table:table-cell>
              <table:table-cell office:value-type="float" office:value="51.634">
                <text:p>51.634</text:p>
              </table:table-cell>
              <table:table-cell office:value-type="float" office:value="81.905">
                <text:p>81.905</text:p>
              </table:table-cell>
              <table:table-cell office:value-type="float" office:value="47.753">
                <text:p>47.753</text:p>
              </table:table-cell>
              <table:table-cell office:value-type="float" office:value="45.799">
                <text:p>45.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.666">
                <text:p>137.666</text:p>
              </table:table-cell>
              <table:table-cell office:value-type="float" office:value="63.928">
                <text:p>63.928</text:p>
              </table:table-cell>
              <table:table-cell office:value-type="float" office:value="60.718">
                <text:p>60.718</text:p>
              </table:table-cell>
              <table:table-cell office:value-type="float" office:value="115.243">
                <text:p>115.243</text:p>
              </table:table-cell>
              <table:table-cell office:value-type="float" office:value="61.104">
                <text:p>61.104</text:p>
              </table:table-cell>
              <table:table-cell office:value-type="float" office:value="50.78">
                <text:p>50.78</text:p>
              </table:table-cell>
              <table:table-cell office:value-type="float" office:value="131.058">
                <text:p>131.058</text:p>
              </table:table-cell>
              <table:table-cell office:value-type="float" office:value="69.075">
                <text:p>69.075</text:p>
              </table:table-cell>
              <table:table-cell office:value-type="float" office:value="64.698">
                <text:p>64.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.663">
                <text:p>165.663</text:p>
              </table:table-cell>
              <table:table-cell office:value-type="float" office:value="83.141">
                <text:p>83.141</text:p>
              </table:table-cell>
              <table:table-cell office:value-type="float" office:value="72.763">
                <text:p>72.763</text:p>
              </table:table-cell>
              <table:table-cell office:value-type="float" office:value="206.913">
                <text:p>206.913</text:p>
              </table:table-cell>
              <table:table-cell office:value-type="float" office:value="64.787">
                <text:p>64.787</text:p>
              </table:table-cell>
              <table:table-cell office:value-type="float" office:value="68.937">
                <text:p>68.937</text:p>
              </table:table-cell>
              <table:table-cell office:value-type="float" office:value="144.553">
                <text:p>144.553</text:p>
              </table:table-cell>
              <table:table-cell office:value-type="float" office:value="80.103">
                <text:p>80.103</text:p>
              </table:table-cell>
              <table:table-cell office:value-type="float" office:value="67.69">
                <text:p>67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5.81">
                <text:p>215.81</text:p>
              </table:table-cell>
              <table:table-cell office:value-type="float" office:value="115.541">
                <text:p>115.541</text:p>
              </table:table-cell>
              <table:table-cell office:value-type="float" office:value="92.903">
                <text:p>92.903</text:p>
              </table:table-cell>
              <table:table-cell office:value-type="float" office:value="182.002">
                <text:p>182.002</text:p>
              </table:table-cell>
              <table:table-cell office:value-type="float" office:value="84.123">
                <text:p>84.123</text:p>
              </table:table-cell>
              <table:table-cell office:value-type="float" office:value="98.094">
                <text:p>98.094</text:p>
              </table:table-cell>
              <table:table-cell office:value-type="float" office:value="109.729">
                <text:p>109.729</text:p>
              </table:table-cell>
              <table:table-cell office:value-type="float" office:value="104.04">
                <text:p>104.04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.74">
                <text:p>275.74</text:p>
              </table:table-cell>
              <table:table-cell office:value-type="float" office:value="139.436">
                <text:p>139.436</text:p>
              </table:table-cell>
              <table:table-cell office:value-type="float" office:value="122.694">
                <text:p>122.694</text:p>
              </table:table-cell>
              <table:table-cell office:value-type="float" office:value="257.425">
                <text:p>257.425</text:p>
              </table:table-cell>
              <table:table-cell office:value-type="float" office:value="150.114">
                <text:p>150.114</text:p>
              </table:table-cell>
              <table:table-cell office:value-type="float" office:value="126.463">
                <text:p>126.463</text:p>
              </table:table-cell>
              <table:table-cell office:value-type="float" office:value="287.936">
                <text:p>287.936</text:p>
              </table:table-cell>
              <table:table-cell office:value-type="float" office:value="169.352">
                <text:p>169.352</text:p>
              </table:table-cell>
              <table:table-cell office:value-type="float" office:value="165.869">
                <text:p>165.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5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5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5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5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5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5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5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." chart:class="chart:line" chart:style-name="ch1">
        <chart:title svg:x="9.249cm" svg:y="0.262cm" chart:style-name="ch2">
          <text:p>tx_close() average elapsed time</text:p>
        </chart:title>
        <chart:subtitle svg:x="9.54cm" svg:y="1.107cm" chart:style-name="ch3">
          <text:p>[no open/close for every transaction]</text:p>
        </chart:subtitle>
        <chart:legend chart:legend-position="end" svg:x="21.046cm" svg:y="4.718cm" chart:style-name="ch4"/>
        <chart:plot-area chart:style-name="ch5" table:cell-range-address="'no open-close'.A2:'no open-close'.A11 'no open-close'.N2:'no open-close'.N2 'no open-close'.H2:'no open-close'.H91 'no open-close'.N12:'no open-close'.N12 'no open-close'.N23:'no open-close'.N23 'no open-close'.N32:'no open-close'.N32 'no open-close'.N42:'no open-close'.N42 'no open-close'.N52:'no open-close'.N52 'no open-close'.N62:'no open-close'.N62 'no open-close'.N72:'no open-close'.N72 'no open-close'.N82:'no open-close'.N82" chart:data-source-has-labels="both" svg:x="0.82cm" svg:y="1.713cm" svg:width="19.334cm" svg:height="11.248cm">
          <chart:axis chart:dimension="x" chart:name="primary-x" chart:style-name="ch6">
            <chart:title svg:x="9.145cm" svg:y="12.405cm" chart:style-name="ch7">
              <text:p>Number of clients</text:p>
            </chart:title>
            <chart:categories table:cell-range-address="'no open-close'.A2:'no open-close'.A11"/>
          </chart:axis>
          <chart:axis chart:dimension="y" chart:name="primary-y" chart:style-name="ch8">
            <chart:title svg:x="0.196cm" svg:y="8.42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no open-close'.H2:'no open-close'.H11" chart:label-cell-address="'no open-close'.N2:'no open-close'.N2" chart:class="chart:line">
            <chart:data-point chart:repeated="10"/>
          </chart:series>
          <chart:series chart:style-name="ch12" chart:values-cell-range-address="'no open-close'.H12:'no open-close'.H21" chart:label-cell-address="'no open-close'.N12:'no open-close'.N12" chart:class="chart:line">
            <chart:data-point chart:repeated="10"/>
          </chart:series>
          <chart:series chart:style-name="ch13" chart:values-cell-range-address="'no open-close'.H22:'no open-close'.H31" chart:label-cell-address="'no open-close'.N23:'no open-close'.N23" chart:class="chart:line">
            <chart:data-point chart:repeated="10"/>
          </chart:series>
          <chart:series chart:style-name="ch14" chart:values-cell-range-address="'no open-close'.H32:'no open-close'.H41" chart:label-cell-address="'no open-close'.N32:'no open-close'.N32" chart:class="chart:line">
            <chart:data-point chart:repeated="10"/>
          </chart:series>
          <chart:series chart:style-name="ch15" chart:values-cell-range-address="'no open-close'.H42:'no open-close'.H51" chart:label-cell-address="'no open-close'.N42:'no open-close'.N42" chart:class="chart:line">
            <chart:data-point chart:repeated="10"/>
          </chart:series>
          <chart:series chart:style-name="ch16" chart:values-cell-range-address="'no open-close'.H52:'no open-close'.H61" chart:label-cell-address="'no open-close'.N52:'no open-close'.N52" chart:class="chart:line">
            <chart:data-point chart:repeated="10"/>
          </chart:series>
          <chart:series chart:style-name="ch17" chart:values-cell-range-address="'no open-close'.H62:'no open-close'.H71" chart:label-cell-address="'no open-close'.N62:'no open-close'.N62" chart:class="chart:line">
            <chart:data-point chart:repeated="10"/>
          </chart:series>
          <chart:series chart:style-name="ch18" chart:values-cell-range-address="'no open-close'.H72:'no open-close'.H81" chart:label-cell-address="'no open-close'.N72:'no open-close'.N72" chart:class="chart:line">
            <chart:data-point chart:repeated="10"/>
          </chart:series>
          <chart:series chart:style-name="ch19" chart:values-cell-range-address="'no open-close'.H82:'no open-close'.H91" chart:label-cell-address="'no open-close'.N82:'no 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open-close'.N2:'no open-close'.N2">Threads=1/delay=0ms</text:p>
              </table:table-cell>
              <table:table-cell office:value-type="string">
                <text:p text:id="'no open-close'.N12:'no open-close'.N12">Threads=1/delay=10ms</text:p>
              </table:table-cell>
              <table:table-cell office:value-type="string">
                <text:p text:id="'no open-close'.N23:'no open-close'.N23">Threads=1/delay=20ms</text:p>
              </table:table-cell>
              <table:table-cell office:value-type="string">
                <text:p text:id="'no open-close'.N32:'no open-close'.N32">Threads=2/delay=0ms</text:p>
              </table:table-cell>
              <table:table-cell office:value-type="string">
                <text:p text:id="'no open-close'.N42:'no open-close'.N42">Threads=2/delay=10ms</text:p>
              </table:table-cell>
              <table:table-cell office:value-type="string">
                <text:p text:id="'no open-close'.N52:'no open-close'.N52">Threads=2/delay=20ms</text:p>
              </table:table-cell>
              <table:table-cell office:value-type="string">
                <text:p text:id="'no open-close'.N62:'no open-close'.N62">Threads=3/delay=0ms</text:p>
              </table:table-cell>
              <table:table-cell office:value-type="string">
                <text:p text:id="'no open-close'.N72:'no open-close'.N72">Threads=3/delay=10ms</text:p>
              </table:table-cell>
              <table:table-cell office:value-type="string">
                <text:p text:id="'no open-close'.N82:'no 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no open-close'.A2:'no open-close'.A11">10</text:p>
              </table:table-cell>
              <table:table-cell office:value-type="float" office:value="0.572">
                <text:p text:id="'no open-close'.H2:'no open-close'.H11">0.572</text:p>
              </table:table-cell>
              <table:table-cell office:value-type="float" office:value="0.731">
                <text:p text:id="'no open-close'.H12:'no open-close'.H21">0.731</text:p>
              </table:table-cell>
              <table:table-cell office:value-type="float" office:value="0.564">
                <text:p text:id="'no open-close'.H22:'no open-close'.H31">0.564</text:p>
              </table:table-cell>
              <table:table-cell office:value-type="float" office:value="0.773">
                <text:p text:id="'no open-close'.H32:'no open-close'.H41">0.773</text:p>
              </table:table-cell>
              <table:table-cell office:value-type="float" office:value="1.047">
                <text:p text:id="'no open-close'.H42:'no open-close'.H51">1.047</text:p>
              </table:table-cell>
              <table:table-cell office:value-type="float" office:value="0.517">
                <text:p text:id="'no open-close'.H52:'no open-close'.H61">0.517</text:p>
              </table:table-cell>
              <table:table-cell office:value-type="float" office:value="0.749">
                <text:p text:id="'no open-close'.H62:'no open-close'.H71">0.749</text:p>
              </table:table-cell>
              <table:table-cell office:value-type="float" office:value="0.693">
                <text:p text:id="'no open-close'.H72:'no open-close'.H81">0.693</text:p>
              </table:table-cell>
              <table:table-cell office:value-type="float" office:value="0.698">
                <text:p text:id="'no open-close'.H82:'no open-close'.H91">0.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7">
                <text:p>1.827</text:p>
              </table:table-cell>
              <table:table-cell office:value-type="float" office:value="0.644">
                <text:p>0.644</text:p>
              </table:table-cell>
              <table:table-cell office:value-type="float" office:value="0.903">
                <text:p>0.903</text:p>
              </table:table-cell>
              <table:table-cell office:value-type="float" office:value="1.005">
                <text:p>1.005</text:p>
              </table:table-cell>
              <table:table-cell office:value-type="float" office:value="0.656">
                <text:p>0.656</text:p>
              </table:table-cell>
              <table:table-cell office:value-type="float" office:value="0.58">
                <text:p>0.58</text:p>
              </table:table-cell>
              <table:table-cell office:value-type="float" office:value="0.641">
                <text:p>0.641</text:p>
              </table:table-cell>
              <table:table-cell office:value-type="float" office:value="0.658">
                <text:p>0.658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56">
                <text:p>3.156</text:p>
              </table:table-cell>
              <table:table-cell office:value-type="float" office:value="0.793">
                <text:p>0.793</text:p>
              </table:table-cell>
              <table:table-cell office:value-type="float" office:value="0.966">
                <text:p>0.966</text:p>
              </table:table-cell>
              <table:table-cell office:value-type="float" office:value="1.153">
                <text:p>1.153</text:p>
              </table:table-cell>
              <table:table-cell office:value-type="float" office:value="0.815">
                <text:p>0.815</text:p>
              </table:table-cell>
              <table:table-cell office:value-type="float" office:value="0.69">
                <text:p>0.69</text:p>
              </table:table-cell>
              <table:table-cell office:value-type="float" office:value="1.031">
                <text:p>1.031</text:p>
              </table:table-cell>
              <table:table-cell office:value-type="float" office:value="0.65">
                <text:p>0.65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87">
                <text:p>6.187</text:p>
              </table:table-cell>
              <table:table-cell office:value-type="float" office:value="1.08">
                <text:p>1.08</text:p>
              </table:table-cell>
              <table:table-cell office:value-type="float" office:value="1.03">
                <text:p>1.03</text:p>
              </table:table-cell>
              <table:table-cell office:value-type="float" office:value="1.9">
                <text:p>1.9</text:p>
              </table:table-cell>
              <table:table-cell office:value-type="float" office:value="0.797">
                <text:p>0.797</text:p>
              </table:table-cell>
              <table:table-cell office:value-type="float" office:value="0.788">
                <text:p>0.788</text:p>
              </table:table-cell>
              <table:table-cell office:value-type="float" office:value="1.81">
                <text:p>1.81</text:p>
              </table:table-cell>
              <table:table-cell office:value-type="float" office:value="0.763">
                <text:p>0.763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093">
                <text:p>10.093</text:p>
              </table:table-cell>
              <table:table-cell office:value-type="float" office:value="1.433">
                <text:p>1.433</text:p>
              </table:table-cell>
              <table:table-cell office:value-type="float" office:value="1.305">
                <text:p>1.305</text:p>
              </table:table-cell>
              <table:table-cell office:value-type="float" office:value="2.876">
                <text:p>2.876</text:p>
              </table:table-cell>
              <table:table-cell office:value-type="float" office:value="1.246">
                <text:p>1.246</text:p>
              </table:table-cell>
              <table:table-cell office:value-type="float" office:value="0.847">
                <text:p>0.847</text:p>
              </table:table-cell>
              <table:table-cell office:value-type="float" office:value="4.858">
                <text:p>4.858</text:p>
              </table:table-cell>
              <table:table-cell office:value-type="float" office:value="0.872">
                <text:p>0.872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75">
                <text:p>12.375</text:p>
              </table:table-cell>
              <table:table-cell office:value-type="float" office:value="2.734">
                <text:p>2.734</text:p>
              </table:table-cell>
              <table:table-cell office:value-type="float" office:value="1.636">
                <text:p>1.636</text:p>
              </table:table-cell>
              <table:table-cell office:value-type="float" office:value="12.504">
                <text:p>12.504</text:p>
              </table:table-cell>
              <table:table-cell office:value-type="float" office:value="1.957">
                <text:p>1.957</text:p>
              </table:table-cell>
              <table:table-cell office:value-type="float" office:value="1.225">
                <text:p>1.225</text:p>
              </table:table-cell>
              <table:table-cell office:value-type="float" office:value="5.359">
                <text:p>5.359</text:p>
              </table:table-cell>
              <table:table-cell office:value-type="float" office:value="1.128">
                <text:p>1.128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85">
                <text:p>15.485</text:p>
              </table:table-cell>
              <table:table-cell office:value-type="float" office:value="5.068">
                <text:p>5.068</text:p>
              </table:table-cell>
              <table:table-cell office:value-type="float" office:value="3.32">
                <text:p>3.32</text:p>
              </table:table-cell>
              <table:table-cell office:value-type="float" office:value="15.422">
                <text:p>15.422</text:p>
              </table:table-cell>
              <table:table-cell office:value-type="float" office:value="3.808">
                <text:p>3.808</text:p>
              </table:table-cell>
              <table:table-cell office:value-type="float" office:value="1.513">
                <text:p>1.513</text:p>
              </table:table-cell>
              <table:table-cell office:value-type="float" office:value="9.138">
                <text:p>9.138</text:p>
              </table:table-cell>
              <table:table-cell office:value-type="float" office:value="2.43">
                <text:p>2.4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538">
                <text:p>18.538</text:p>
              </table:table-cell>
              <table:table-cell office:value-type="float" office:value="8.329">
                <text:p>8.329</text:p>
              </table:table-cell>
              <table:table-cell office:value-type="float" office:value="5.215">
                <text:p>5.215</text:p>
              </table:table-cell>
              <table:table-cell office:value-type="float" office:value="10.64">
                <text:p>10.64</text:p>
              </table:table-cell>
              <table:table-cell office:value-type="float" office:value="1.962">
                <text:p>1.962</text:p>
              </table:table-cell>
              <table:table-cell office:value-type="float" office:value="3.903">
                <text:p>3.903</text:p>
              </table:table-cell>
              <table:table-cell office:value-type="float" office:value="10.279">
                <text:p>10.279</text:p>
              </table:table-cell>
              <table:table-cell office:value-type="float" office:value="5.674">
                <text:p>5.674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015">
                <text:p>21.015</text:p>
              </table:table-cell>
              <table:table-cell office:value-type="float" office:value="11.516">
                <text:p>11.516</text:p>
              </table:table-cell>
              <table:table-cell office:value-type="float" office:value="7.605">
                <text:p>7.605</text:p>
              </table:table-cell>
              <table:table-cell office:value-type="float" office:value="10.659">
                <text:p>10.659</text:p>
              </table:table-cell>
              <table:table-cell office:value-type="float" office:value="2.035">
                <text:p>2.035</text:p>
              </table:table-cell>
              <table:table-cell office:value-type="float" office:value="7.376">
                <text:p>7.376</text:p>
              </table:table-cell>
              <table:table-cell office:value-type="float" office:value="7.62">
                <text:p>7.62</text:p>
              </table:table-cell>
              <table:table-cell office:value-type="float" office:value="10.855">
                <text:p>10.855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42">
                <text:p>24.42</text:p>
              </table:table-cell>
              <table:table-cell office:value-type="float" office:value="14.97">
                <text:p>14.97</text:p>
              </table:table-cell>
              <table:table-cell office:value-type="float" office:value="11.801">
                <text:p>11.801</text:p>
              </table:table-cell>
              <table:table-cell office:value-type="float" office:value="25.385">
                <text:p>25.385</text:p>
              </table:table-cell>
              <table:table-cell office:value-type="float" office:value="15.243">
                <text:p>15.243</text:p>
              </table:table-cell>
              <table:table-cell office:value-type="float" office:value="10.702">
                <text:p>10.702</text:p>
              </table:table-cell>
              <table:table-cell office:value-type="float" office:value="23.121">
                <text:p>23.121</text:p>
              </table:table-cell>
              <table:table-cell office:value-type="float" office:value="13.782">
                <text:p>13.782</text:p>
              </table:table-cell>
              <table:table-cell office:value-type="float" office:value="4.681">
                <text:p>4.6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5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5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5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5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5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5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5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." chart:class="chart:line" chart:style-name="ch1">
        <chart:title svg:x="9.619cm" svg:y="0.262cm" chart:style-name="ch2">
          <text:p>overall average elapsed time</text:p>
        </chart:title>
        <chart:subtitle svg:x="9.54cm" svg:y="1.107cm" chart:style-name="ch3">
          <text:p>[no open/close for every transaction]</text:p>
        </chart:subtitle>
        <chart:legend chart:legend-position="end" svg:x="21.046cm" svg:y="4.718cm" chart:style-name="ch4"/>
        <chart:plot-area chart:style-name="ch5" table:cell-range-address="'no open-close'.A2:'no open-close'.A11 'no open-close'.N2:'no open-close'.N2 'no open-close'.J2:'no open-close'.J91 'no open-close'.N12:'no open-close'.N12 'no open-close'.N23:'no open-close'.N23 'no open-close'.N32:'no open-close'.N32 'no open-close'.N42:'no open-close'.N42 'no open-close'.N52:'no open-close'.N52 'no open-close'.N62:'no open-close'.N62 'no open-close'.N72:'no open-close'.N72 'no open-close'.N82:'no open-close'.N82" chart:data-source-has-labels="both" svg:x="0.82cm" svg:y="1.713cm" svg:width="19.334cm" svg:height="11.248cm">
          <chart:axis chart:dimension="x" chart:name="primary-x" chart:style-name="ch6">
            <chart:title svg:x="9.145cm" svg:y="12.405cm" chart:style-name="ch7">
              <text:p>Number of clients</text:p>
            </chart:title>
            <chart:categories table:cell-range-address="'no open-close'.A2:'no open-close'.A11"/>
          </chart:axis>
          <chart:axis chart:dimension="y" chart:name="primary-y" chart:style-name="ch8">
            <chart:title svg:x="0.196cm" svg:y="8.42cm" chart:style-name="ch9">
              <text:p>Elapsed time [s]</text:p>
            </chart:title>
            <chart:grid chart:style-name="ch10" chart:class="major"/>
          </chart:axis>
          <chart:series chart:style-name="ch11" chart:values-cell-range-address="'no open-close'.J2:'no open-close'.J11" chart:label-cell-address="'no open-close'.N2:'no open-close'.N2" chart:class="chart:line">
            <chart:data-point chart:repeated="10"/>
          </chart:series>
          <chart:series chart:style-name="ch12" chart:values-cell-range-address="'no open-close'.J12:'no open-close'.J21" chart:label-cell-address="'no open-close'.N12:'no open-close'.N12" chart:class="chart:line">
            <chart:data-point chart:repeated="10"/>
          </chart:series>
          <chart:series chart:style-name="ch13" chart:values-cell-range-address="'no open-close'.J22:'no open-close'.J31" chart:label-cell-address="'no open-close'.N23:'no open-close'.N23" chart:class="chart:line">
            <chart:data-point chart:repeated="10"/>
          </chart:series>
          <chart:series chart:style-name="ch14" chart:values-cell-range-address="'no open-close'.J32:'no open-close'.J41" chart:label-cell-address="'no open-close'.N32:'no open-close'.N32" chart:class="chart:line">
            <chart:data-point chart:repeated="10"/>
          </chart:series>
          <chart:series chart:style-name="ch15" chart:values-cell-range-address="'no open-close'.J42:'no open-close'.J51" chart:label-cell-address="'no open-close'.N42:'no open-close'.N42" chart:class="chart:line">
            <chart:data-point chart:repeated="10"/>
          </chart:series>
          <chart:series chart:style-name="ch16" chart:values-cell-range-address="'no open-close'.J52:'no open-close'.J61" chart:label-cell-address="'no open-close'.N52:'no open-close'.N52" chart:class="chart:line">
            <chart:data-point chart:repeated="10"/>
          </chart:series>
          <chart:series chart:style-name="ch17" chart:values-cell-range-address="'no open-close'.J62:'no open-close'.J71" chart:label-cell-address="'no open-close'.N62:'no open-close'.N62" chart:class="chart:line">
            <chart:data-point chart:repeated="10"/>
          </chart:series>
          <chart:series chart:style-name="ch18" chart:values-cell-range-address="'no open-close'.J72:'no open-close'.J81" chart:label-cell-address="'no open-close'.N72:'no open-close'.N72" chart:class="chart:line">
            <chart:data-point chart:repeated="10"/>
          </chart:series>
          <chart:series chart:style-name="ch19" chart:values-cell-range-address="'no open-close'.J82:'no open-close'.J91" chart:label-cell-address="'no open-close'.N82:'no 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open-close'.N2:'no open-close'.N2">Threads=1/delay=0ms</text:p>
              </table:table-cell>
              <table:table-cell office:value-type="string">
                <text:p text:id="'no open-close'.N12:'no open-close'.N12">Threads=1/delay=10ms</text:p>
              </table:table-cell>
              <table:table-cell office:value-type="string">
                <text:p text:id="'no open-close'.N23:'no open-close'.N23">Threads=1/delay=20ms</text:p>
              </table:table-cell>
              <table:table-cell office:value-type="string">
                <text:p text:id="'no open-close'.N32:'no open-close'.N32">Threads=2/delay=0ms</text:p>
              </table:table-cell>
              <table:table-cell office:value-type="string">
                <text:p text:id="'no open-close'.N42:'no open-close'.N42">Threads=2/delay=10ms</text:p>
              </table:table-cell>
              <table:table-cell office:value-type="string">
                <text:p text:id="'no open-close'.N52:'no open-close'.N52">Threads=2/delay=20ms</text:p>
              </table:table-cell>
              <table:table-cell office:value-type="string">
                <text:p text:id="'no open-close'.N62:'no open-close'.N62">Threads=3/delay=0ms</text:p>
              </table:table-cell>
              <table:table-cell office:value-type="string">
                <text:p text:id="'no open-close'.N72:'no open-close'.N72">Threads=3/delay=10ms</text:p>
              </table:table-cell>
              <table:table-cell office:value-type="string">
                <text:p text:id="'no open-close'.N82:'no 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no open-close'.A2:'no open-close'.A11">10</text:p>
              </table:table-cell>
              <table:table-cell office:value-type="float" office:value="0.633009">
                <text:p text:id="'no open-close'.J2:'no open-close'.J11">0.633009</text:p>
              </table:table-cell>
              <table:table-cell office:value-type="float" office:value="0.379066">
                <text:p text:id="'no open-close'.J12:'no open-close'.J21">0.379066</text:p>
              </table:table-cell>
              <table:table-cell office:value-type="float" office:value="0.361169">
                <text:p text:id="'no open-close'.J22:'no open-close'.J31">0.361169</text:p>
              </table:table-cell>
              <table:table-cell office:value-type="float" office:value="0.520849">
                <text:p text:id="'no open-close'.J32:'no open-close'.J41">0.520849</text:p>
              </table:table-cell>
              <table:table-cell office:value-type="float" office:value="0.369608">
                <text:p text:id="'no open-close'.J42:'no open-close'.J51">0.369608</text:p>
              </table:table-cell>
              <table:table-cell office:value-type="float" office:value="0.358262">
                <text:p text:id="'no open-close'.J52:'no open-close'.J61">0.358262</text:p>
              </table:table-cell>
              <table:table-cell office:value-type="float" office:value="0.549709">
                <text:p text:id="'no open-close'.J62:'no open-close'.J71">0.549709</text:p>
              </table:table-cell>
              <table:table-cell office:value-type="float" office:value="0.382256">
                <text:p text:id="'no open-close'.J72:'no open-close'.J81">0.382256</text:p>
              </table:table-cell>
              <table:table-cell office:value-type="float" office:value="0.363667">
                <text:p text:id="'no open-close'.J82:'no open-close'.J91">0.363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6029">
                <text:p>1.116029</text:p>
              </table:table-cell>
              <table:table-cell office:value-type="float" office:value="0.438947">
                <text:p>0.438947</text:p>
              </table:table-cell>
              <table:table-cell office:value-type="float" office:value="0.412146">
                <text:p>0.412146</text:p>
              </table:table-cell>
              <table:table-cell office:value-type="float" office:value="0.790266">
                <text:p>0.790266</text:p>
              </table:table-cell>
              <table:table-cell office:value-type="float" office:value="0.416508">
                <text:p>0.416508</text:p>
              </table:table-cell>
              <table:table-cell office:value-type="float" office:value="0.380317">
                <text:p>0.380317</text:p>
              </table:table-cell>
              <table:table-cell office:value-type="float" office:value="0.757762">
                <text:p>0.757762</text:p>
              </table:table-cell>
              <table:table-cell office:value-type="float" office:value="0.413716">
                <text:p>0.413716</text:p>
              </table:table-cell>
              <table:table-cell office:value-type="float" office:value="0.3942">
                <text:p>0.3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35521">
                <text:p>2.035521</text:p>
              </table:table-cell>
              <table:table-cell office:value-type="float" office:value="0.558151">
                <text:p>0.558151</text:p>
              </table:table-cell>
              <table:table-cell office:value-type="float" office:value="0.511345">
                <text:p>0.511345</text:p>
              </table:table-cell>
              <table:table-cell office:value-type="float" office:value="1.358908">
                <text:p>1.358908</text:p>
              </table:table-cell>
              <table:table-cell office:value-type="float" office:value="0.513848">
                <text:p>0.513848</text:p>
              </table:table-cell>
              <table:table-cell office:value-type="float" office:value="0.475081">
                <text:p>0.475081</text:p>
              </table:table-cell>
              <table:table-cell office:value-type="float" office:value="1.358461">
                <text:p>1.358461</text:p>
              </table:table-cell>
              <table:table-cell office:value-type="float" office:value="0.516612">
                <text:p>0.516612</text:p>
              </table:table-cell>
              <table:table-cell office:value-type="float" office:value="0.448934">
                <text:p>0.4489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29984">
                <text:p>3.429984</text:p>
              </table:table-cell>
              <table:table-cell office:value-type="float" office:value="0.840774">
                <text:p>0.840774</text:p>
              </table:table-cell>
              <table:table-cell office:value-type="float" office:value="0.668304">
                <text:p>0.668304</text:p>
              </table:table-cell>
              <table:table-cell office:value-type="float" office:value="2.33333">
                <text:p>2.33333</text:p>
              </table:table-cell>
              <table:table-cell office:value-type="float" office:value="0.737833">
                <text:p>0.737833</text:p>
              </table:table-cell>
              <table:table-cell office:value-type="float" office:value="0.62259">
                <text:p>0.62259</text:p>
              </table:table-cell>
              <table:table-cell office:value-type="float" office:value="2.256845">
                <text:p>2.256845</text:p>
              </table:table-cell>
              <table:table-cell office:value-type="float" office:value="0.715722">
                <text:p>0.715722</text:p>
              </table:table-cell>
              <table:table-cell office:value-type="float" office:value="0.64562">
                <text:p>0.64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02733">
                <text:p>4.602733</text:p>
              </table:table-cell>
              <table:table-cell office:value-type="float" office:value="1.302581">
                <text:p>1.302581</text:p>
              </table:table-cell>
              <table:table-cell office:value-type="float" office:value="0.910877">
                <text:p>0.910877</text:p>
              </table:table-cell>
              <table:table-cell office:value-type="float" office:value="3.258276">
                <text:p>3.258276</text:p>
              </table:table-cell>
              <table:table-cell office:value-type="float" office:value="1.087154">
                <text:p>1.087154</text:p>
              </table:table-cell>
              <table:table-cell office:value-type="float" office:value="0.915593">
                <text:p>0.915593</text:p>
              </table:table-cell>
              <table:table-cell office:value-type="float" office:value="3.440302">
                <text:p>3.440302</text:p>
              </table:table-cell>
              <table:table-cell office:value-type="float" office:value="1.156928">
                <text:p>1.156928</text:p>
              </table:table-cell>
              <table:table-cell office:value-type="float" office:value="0.941414">
                <text:p>0.941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40516">
                <text:p>5.940516</text:p>
              </table:table-cell>
              <table:table-cell office:value-type="float" office:value="2.258376">
                <text:p>2.258376</text:p>
              </table:table-cell>
              <table:table-cell office:value-type="float" office:value="1.522448">
                <text:p>1.522448</text:p>
              </table:table-cell>
              <table:table-cell office:value-type="float" office:value="5.498273">
                <text:p>5.498273</text:p>
              </table:table-cell>
              <table:table-cell office:value-type="float" office:value="2.205256">
                <text:p>2.205256</text:p>
              </table:table-cell>
              <table:table-cell office:value-type="float" office:value="1.523559">
                <text:p>1.523559</text:p>
              </table:table-cell>
              <table:table-cell office:value-type="float" office:value="5.392964">
                <text:p>5.392964</text:p>
              </table:table-cell>
              <table:table-cell office:value-type="float" office:value="2.207881">
                <text:p>2.207881</text:p>
              </table:table-cell>
              <table:table-cell office:value-type="float" office:value="1.458178">
                <text:p>1.458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02151">
                <text:p>7.302151</text:p>
              </table:table-cell>
              <table:table-cell office:value-type="float" office:value="4.248296">
                <text:p>4.248296</text:p>
              </table:table-cell>
              <table:table-cell office:value-type="float" office:value="2.774438">
                <text:p>2.774438</text:p>
              </table:table-cell>
              <table:table-cell office:value-type="float" office:value="7.124465">
                <text:p>7.124465</text:p>
              </table:table-cell>
              <table:table-cell office:value-type="float" office:value="4.219212">
                <text:p>4.219212</text:p>
              </table:table-cell>
              <table:table-cell office:value-type="float" office:value="2.144193">
                <text:p>2.144193</text:p>
              </table:table-cell>
              <table:table-cell office:value-type="float" office:value="7.150496">
                <text:p>7.150496</text:p>
              </table:table-cell>
              <table:table-cell office:value-type="float" office:value="3.644305">
                <text:p>3.644305</text:p>
              </table:table-cell>
              <table:table-cell office:value-type="float" office:value="2.964708">
                <text:p>2.964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63101">
                <text:p>8.663101</text:p>
              </table:table-cell>
              <table:table-cell office:value-type="float" office:value="6.24287">
                <text:p>6.24287</text:p>
              </table:table-cell>
              <table:table-cell office:value-type="float" office:value="4.553678">
                <text:p>4.553678</text:p>
              </table:table-cell>
              <table:table-cell office:value-type="float" office:value="7.305653">
                <text:p>7.305653</text:p>
              </table:table-cell>
              <table:table-cell office:value-type="float" office:value="3.973149">
                <text:p>3.973149</text:p>
              </table:table-cell>
              <table:table-cell office:value-type="float" office:value="4.61244">
                <text:p>4.61244</text:p>
              </table:table-cell>
              <table:table-cell office:value-type="float" office:value="8.431432">
                <text:p>8.431432</text:p>
              </table:table-cell>
              <table:table-cell office:value-type="float" office:value="5.878577">
                <text:p>5.878577</text:p>
              </table:table-cell>
              <table:table-cell office:value-type="float" office:value="3.903738">
                <text:p>3.903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279025">
                <text:p>10.279025</text:p>
              </table:table-cell>
              <table:table-cell office:value-type="float" office:value="8.299357">
                <text:p>8.299357</text:p>
              </table:table-cell>
              <table:table-cell office:value-type="float" office:value="6.444408">
                <text:p>6.444408</text:p>
              </table:table-cell>
              <table:table-cell office:value-type="float" office:value="9.338161">
                <text:p>9.338161</text:p>
              </table:table-cell>
              <table:table-cell office:value-type="float" office:value="5.397658">
                <text:p>5.397658</text:p>
              </table:table-cell>
              <table:table-cell office:value-type="float" office:value="6.63237">
                <text:p>6.63237</text:p>
              </table:table-cell>
              <table:table-cell office:value-type="float" office:value="9.090549">
                <text:p>9.090549</text:p>
              </table:table-cell>
              <table:table-cell office:value-type="float" office:value="8.315795">
                <text:p>8.315795</text:p>
              </table:table-cell>
              <table:table-cell office:value-type="float" office:value="5.893668">
                <text:p>5.893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02246">
                <text:p>12.02246</text:p>
              </table:table-cell>
              <table:table-cell office:value-type="float" office:value="11.504706">
                <text:p>11.504706</text:p>
              </table:table-cell>
              <table:table-cell office:value-type="float" office:value="8.854795">
                <text:p>8.854795</text:p>
              </table:table-cell>
              <table:table-cell office:value-type="float" office:value="12.39671">
                <text:p>12.39671</text:p>
              </table:table-cell>
              <table:table-cell office:value-type="float" office:value="12.063057">
                <text:p>12.063057</text:p>
              </table:table-cell>
              <table:table-cell office:value-type="float" office:value="8.850265">
                <text:p>8.850265</text:p>
              </table:table-cell>
              <table:table-cell office:value-type="float" office:value="12.144957">
                <text:p>12.144957</text:p>
              </table:table-cell>
              <table:table-cell office:value-type="float" office:value="11.312934">
                <text:p>11.312934</text:p>
              </table:table-cell>
              <table:table-cell office:value-type="float" office:value="7.60695">
                <text:p>7.606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none"/>
      <style:graphic-properties draw:fill-color="#aecf00"/>
      <style:text-properties fo:font-size="6pt" style:font-size-asian="6pt" style:font-size-complex="6pt"/>
    </style:style>
    <style:style style:name="ch8" style:family="chart" style:data-style-name="N105">
      <style:chart-properties chart:symbol-type="none"/>
      <style:graphic-properties draw:fill-color="#83caff"/>
      <style:text-properties fo:font-size="6pt" style:font-size-asian="6pt" style:font-size-complex="6pt"/>
    </style:style>
    <style:style style:name="ch9" style:family="chart" style:data-style-name="N105">
      <style:chart-properties chart:symbol-type="none"/>
      <style:graphic-properties draw:fill-color="#579d1c"/>
      <style:text-properties fo:font-size="6pt" style:font-size-asian="6pt" style:font-size-complex="6pt"/>
    </style:style>
    <style:style style:name="ch10" style:family="chart" style:data-style-name="N105">
      <style:chart-properties chart:symbol-type="none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7cm" svg:height="2.046cm" xlink:href=".." chart:class="chart:line" chart:style-name="ch1">
        <chart:legend chart:legend-position="end" svg:x="18.366cm" svg:y="0.075cm" chart:style-name="ch2"/>
        <chart:plot-area chart:style-name="ch3" table:cell-range-address="'open-close'.A1:'open-close'.B11 'open-close'.H1:'open-close'.H11 'open-close'.F1:'open-close'.F11 'open-close'.D1:'open-close'.D11" chart:data-source-has-labels="both" svg:x="0.419cm" svg:y="0.04cm" svg:width="17.529cm" svg:height="1.92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666666" dr3d:direction="(0.9 0.5 0.0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en-close'.A2:'open-close'.A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open-close'.H2:'open-close'.H11" chart:label-cell-address="'open-close'.H1:'open-close'.H1" chart:class="chart:line">
            <chart:data-point chart:repeated="10"/>
          </chart:series>
          <chart:series chart:style-name="ch8" chart:values-cell-range-address="'open-close'.F2:'open-close'.F11" chart:label-cell-address="'open-close'.F1:'open-close'.F1" chart:class="chart:line">
            <chart:data-point chart:repeated="10"/>
          </chart:series>
          <chart:series chart:style-name="ch9" chart:values-cell-range-address="'open-close'.D2:'open-close'.D11" chart:label-cell-address="'open-close'.D1:'open-close'.D1" chart:class="chart:line">
            <chart:data-point chart:repeated="10"/>
          </chart:series>
          <chart:series chart:style-name="ch10" chart:values-cell-range-address="'open-close'.B2:'open-close'.B11" chart:label-cell-address="'open-close'.B1:'open-close'.B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H1:'open-close'.H1">Close_avg</text:p>
              </table:table-cell>
              <table:table-cell office:value-type="string">
                <text:p text:id="'open-close'.F1:'open-close'.F1">Commit_avg</text:p>
              </table:table-cell>
              <table:table-cell office:value-type="string">
                <text:p text:id="'open-close'.D1:'open-close'.D1">Begin_avg</text:p>
              </table:table-cell>
              <table:table-cell office:value-type="string">
                <text:p text:id="'open-close'.B1:'open-close'.B1">Open_avg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1.162">
                <text:p text:id="'open-close'.H2:'open-close'.H11">1.162</text:p>
              </table:table-cell>
              <table:table-cell office:value-type="float" office:value="4.414">
                <text:p text:id="'open-close'.F2:'open-close'.F11">4.414</text:p>
              </table:table-cell>
              <table:table-cell office:value-type="float" office:value="2.413">
                <text:p text:id="'open-close'.D2:'open-close'.D11">2.413</text:p>
              </table:table-cell>
              <table:table-cell office:value-type="float" office:value="1.99">
                <text:p text:id="'open-close'.B2:'open-close'.B11">1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">
                <text:p>4.94</text:p>
              </table:table-cell>
              <table:table-cell office:value-type="float" office:value="9.383">
                <text:p>9.383</text:p>
              </table:table-cell>
              <table:table-cell office:value-type="float" office:value="5.946">
                <text:p>5.946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027">
                <text:p>12.027</text:p>
              </table:table-cell>
              <table:table-cell office:value-type="float" office:value="17.473">
                <text:p>17.473</text:p>
              </table:table-cell>
              <table:table-cell office:value-type="float" office:value="12.139">
                <text:p>12.139</text:p>
              </table:table-cell>
              <table:table-cell office:value-type="float" office:value="17.764">
                <text:p>17.7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25">
                <text:p>15.125</text:p>
              </table:table-cell>
              <table:table-cell office:value-type="float" office:value="21.029">
                <text:p>21.029</text:p>
              </table:table-cell>
              <table:table-cell office:value-type="float" office:value="14.694">
                <text:p>14.694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263">
                <text:p>15.263</text:p>
              </table:table-cell>
              <table:table-cell office:value-type="float" office:value="21.236">
                <text:p>21.236</text:p>
              </table:table-cell>
              <table:table-cell office:value-type="float" office:value="14.815">
                <text:p>14.815</text:p>
              </table:table-cell>
              <table:table-cell office:value-type="float" office:value="109.842">
                <text:p>109.8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5">
                <text:p>15.255</text:p>
              </table:table-cell>
              <table:table-cell office:value-type="float" office:value="21.203">
                <text:p>21.203</text:p>
              </table:table-cell>
              <table:table-cell office:value-type="float" office:value="14.837">
                <text:p>14.837</text:p>
              </table:table-cell>
              <table:table-cell office:value-type="float" office:value="163.134">
                <text:p>163.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67">
                <text:p>15.267</text:p>
              </table:table-cell>
              <table:table-cell office:value-type="float" office:value="21.183">
                <text:p>21.183</text:p>
              </table:table-cell>
              <table:table-cell office:value-type="float" office:value="14.881">
                <text:p>14.881</text:p>
              </table:table-cell>
              <table:table-cell office:value-type="float" office:value="216.455">
                <text:p>216.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65">
                <text:p>15.265</text:p>
              </table:table-cell>
              <table:table-cell office:value-type="float" office:value="21.189">
                <text:p>21.189</text:p>
              </table:table-cell>
              <table:table-cell office:value-type="float" office:value="14.916">
                <text:p>14.916</text:p>
              </table:table-cell>
              <table:table-cell office:value-type="float" office:value="270.229">
                <text:p>270.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541">
                <text:p>15.541</text:p>
              </table:table-cell>
              <table:table-cell office:value-type="float" office:value="21.658">
                <text:p>21.658</text:p>
              </table:table-cell>
              <table:table-cell office:value-type="float" office:value="15.177">
                <text:p>15.177</text:p>
              </table:table-cell>
              <table:table-cell office:value-type="float" office:value="320.432">
                <text:p>320.4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672">
                <text:p>15.672</text:p>
              </table:table-cell>
              <table:table-cell office:value-type="float" office:value="21.598">
                <text:p>21.598</text:p>
              </table:table-cell>
              <table:table-cell office:value-type="float" office:value="15.368">
                <text:p>15.368</text:p>
              </table:table-cell>
              <table:table-cell office:value-type="float" office:value="375.79">
                <text:p>375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5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5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5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5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5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5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5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5cm" xlink:href=".." chart:class="chart:line" chart:style-name="ch1">
        <chart:title svg:x="9.236cm" svg:y="0.262cm" chart:style-name="ch2">
          <text:p>tx_begin() average elapsed time</text:p>
        </chart:title>
        <chart:subtitle svg:x="9.818cm" svg:y="1.107cm" chart:style-name="ch3">
          <text:p>[open/close for every transaction]</text:p>
        </chart:subtitle>
        <chart:legend chart:legend-position="end" svg:x="21.046cm" svg:y="4.718cm" chart:style-name="ch4"/>
        <chart:plot-area chart:style-name="ch5" table:cell-range-address="'open-close'.A2:'open-close'.A11 'open-close'.N2:'open-close'.N2 'open-close'.D2:'open-close'.D91 'open-close'.N12:'open-close'.N12 'open-close'.N23:'open-close'.N23 'open-close'.N32:'open-close'.N32 'open-close'.N42:'open-close'.N42 'open-close'.N52:'open-close'.N52 'open-close'.N62:'open-close'.N62 'open-close'.N72:'open-close'.N72 'open-close'.N82:'open-close'.N82" chart:data-source-has-labels="both" svg:x="0.82cm" svg:y="1.713cm" svg:width="19.334cm" svg:height="11.248cm">
          <chart:axis chart:dimension="x" chart:name="primary-x" chart:style-name="ch6">
            <chart:title svg:x="9.142cm" svg:y="12.405cm" chart:style-name="ch7">
              <text:p>Number of clients</text:p>
            </chart:title>
            <chart:categories table:cell-range-address="'open-close'.A2:'open-close'.A11"/>
          </chart:axis>
          <chart:axis chart:dimension="y" chart:name="primary-y" chart:style-name="ch8">
            <chart:title svg:x="0.196cm" svg:y="8.423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open-close'.D2:'open-close'.D11" chart:label-cell-address="'open-close'.N2:'open-close'.N2" chart:class="chart:line">
            <chart:data-point chart:repeated="10"/>
          </chart:series>
          <chart:series chart:style-name="ch12" chart:values-cell-range-address="'open-close'.D12:'open-close'.D21" chart:label-cell-address="'open-close'.N12:'open-close'.N12" chart:class="chart:line">
            <chart:data-point chart:repeated="10"/>
          </chart:series>
          <chart:series chart:style-name="ch13" chart:values-cell-range-address="'open-close'.D22:'open-close'.D31" chart:label-cell-address="'open-close'.N23:'open-close'.N23" chart:class="chart:line">
            <chart:data-point chart:repeated="10"/>
          </chart:series>
          <chart:series chart:style-name="ch14" chart:values-cell-range-address="'open-close'.D32:'open-close'.D41" chart:label-cell-address="'open-close'.N32:'open-close'.N32" chart:class="chart:line">
            <chart:data-point chart:repeated="10"/>
          </chart:series>
          <chart:series chart:style-name="ch15" chart:values-cell-range-address="'open-close'.D42:'open-close'.D51" chart:label-cell-address="'open-close'.N42:'open-close'.N42" chart:class="chart:line">
            <chart:data-point chart:repeated="10"/>
          </chart:series>
          <chart:series chart:style-name="ch16" chart:values-cell-range-address="'open-close'.D52:'open-close'.D61" chart:label-cell-address="'open-close'.N52:'open-close'.N52" chart:class="chart:line">
            <chart:data-point chart:repeated="10"/>
          </chart:series>
          <chart:series chart:style-name="ch17" chart:values-cell-range-address="'open-close'.D62:'open-close'.D71" chart:label-cell-address="'open-close'.N62:'open-close'.N62" chart:class="chart:line">
            <chart:data-point chart:repeated="10"/>
          </chart:series>
          <chart:series chart:style-name="ch18" chart:values-cell-range-address="'open-close'.D72:'open-close'.D81" chart:label-cell-address="'open-close'.N72:'open-close'.N72" chart:class="chart:line">
            <chart:data-point chart:repeated="10"/>
          </chart:series>
          <chart:series chart:style-name="ch19" chart:values-cell-range-address="'open-close'.D82:'open-close'.D91" chart:label-cell-address="'open-close'.N82:'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N2:'open-close'.N2">Threads=1/delay=0ms</text:p>
              </table:table-cell>
              <table:table-cell office:value-type="string">
                <text:p text:id="'open-close'.N12:'open-close'.N12">Threads=1/delay=10ms</text:p>
              </table:table-cell>
              <table:table-cell office:value-type="string">
                <text:p text:id="'open-close'.N23:'open-close'.N23">Threads=1/delay=20ms</text:p>
              </table:table-cell>
              <table:table-cell office:value-type="string">
                <text:p text:id="'open-close'.N32:'open-close'.N32">Threads=2/delay=0ms</text:p>
              </table:table-cell>
              <table:table-cell office:value-type="string">
                <text:p text:id="'open-close'.N42:'open-close'.N42">Threads=2/delay=10ms</text:p>
              </table:table-cell>
              <table:table-cell office:value-type="string">
                <text:p text:id="'open-close'.N52:'open-close'.N52">Threads=2/delay=20ms</text:p>
              </table:table-cell>
              <table:table-cell office:value-type="string">
                <text:p text:id="'open-close'.N62:'open-close'.N62">Threads=3/delay=0ms</text:p>
              </table:table-cell>
              <table:table-cell office:value-type="string">
                <text:p text:id="'open-close'.N72:'open-close'.N72">Threads=3/delay=10ms</text:p>
              </table:table-cell>
              <table:table-cell office:value-type="string">
                <text:p text:id="'open-close'.N82:'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2.413">
                <text:p text:id="'open-close'.D2:'open-close'.D11">2.413</text:p>
              </table:table-cell>
              <table:table-cell office:value-type="float" office:value="1.332">
                <text:p text:id="'open-close'.D12:'open-close'.D21">1.332</text:p>
              </table:table-cell>
              <table:table-cell office:value-type="float" office:value="1.275">
                <text:p text:id="'open-close'.D22:'open-close'.D31">1.275</text:p>
              </table:table-cell>
              <table:table-cell office:value-type="float" office:value="2.086">
                <text:p text:id="'open-close'.D32:'open-close'.D41">2.086</text:p>
              </table:table-cell>
              <table:table-cell office:value-type="float" office:value="1.277">
                <text:p text:id="'open-close'.D42:'open-close'.D51">1.277</text:p>
              </table:table-cell>
              <table:table-cell office:value-type="float" office:value="1.205">
                <text:p text:id="'open-close'.D52:'open-close'.D61">1.205</text:p>
              </table:table-cell>
              <table:table-cell office:value-type="float" office:value="1.981">
                <text:p text:id="'open-close'.D62:'open-close'.D71">1.981</text:p>
              </table:table-cell>
              <table:table-cell office:value-type="float" office:value="1.278">
                <text:p text:id="'open-close'.D72:'open-close'.D81">1.278</text:p>
              </table:table-cell>
              <table:table-cell office:value-type="float" office:value="1.195">
                <text:p text:id="'open-close'.D82:'open-close'.D91">1.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46">
                <text:p>5.946</text:p>
              </table:table-cell>
              <table:table-cell office:value-type="float" office:value="1.893">
                <text:p>1.893</text:p>
              </table:table-cell>
              <table:table-cell office:value-type="float" office:value="1.646">
                <text:p>1.646</text:p>
              </table:table-cell>
              <table:table-cell office:value-type="float" office:value="3.682">
                <text:p>3.682</text:p>
              </table:table-cell>
              <table:table-cell office:value-type="float" office:value="1.891">
                <text:p>1.891</text:p>
              </table:table-cell>
              <table:table-cell office:value-type="float" office:value="1.693">
                <text:p>1.693</text:p>
              </table:table-cell>
              <table:table-cell office:value-type="float" office:value="3.55">
                <text:p>3.55</text:p>
              </table:table-cell>
              <table:table-cell office:value-type="float" office:value="1.873">
                <text:p>1.873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139">
                <text:p>12.139</text:p>
              </table:table-cell>
              <table:table-cell office:value-type="float" office:value="3.207">
                <text:p>3.207</text:p>
              </table:table-cell>
              <table:table-cell office:value-type="float" office:value="2.642">
                <text:p>2.642</text:p>
              </table:table-cell>
              <table:table-cell office:value-type="float" office:value="8.663">
                <text:p>8.663</text:p>
              </table:table-cell>
              <table:table-cell office:value-type="float" office:value="3.19">
                <text:p>3.19</text:p>
              </table:table-cell>
              <table:table-cell office:value-type="float" office:value="2.795">
                <text:p>2.795</text:p>
              </table:table-cell>
              <table:table-cell office:value-type="float" office:value="8.711">
                <text:p>8.711</text:p>
              </table:table-cell>
              <table:table-cell office:value-type="float" office:value="3.391">
                <text:p>3.39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694">
                <text:p>14.694</text:p>
              </table:table-cell>
              <table:table-cell office:value-type="float" office:value="6.575">
                <text:p>6.575</text:p>
              </table:table-cell>
              <table:table-cell office:value-type="float" office:value="5.06">
                <text:p>5.06</text:p>
              </table:table-cell>
              <table:table-cell office:value-type="float" office:value="14.322">
                <text:p>14.322</text:p>
              </table:table-cell>
              <table:table-cell office:value-type="float" office:value="5.407">
                <text:p>5.407</text:p>
              </table:table-cell>
              <table:table-cell office:value-type="float" office:value="5.058">
                <text:p>5.058</text:p>
              </table:table-cell>
              <table:table-cell office:value-type="float" office:value="16.728">
                <text:p>16.728</text:p>
              </table:table-cell>
              <table:table-cell office:value-type="float" office:value="6.596">
                <text:p>6.596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815">
                <text:p>14.815</text:p>
              </table:table-cell>
              <table:table-cell office:value-type="float" office:value="9.389">
                <text:p>9.389</text:p>
              </table:table-cell>
              <table:table-cell office:value-type="float" office:value="8.165">
                <text:p>8.165</text:p>
              </table:table-cell>
              <table:table-cell office:value-type="float" office:value="18.942">
                <text:p>18.942</text:p>
              </table:table-cell>
              <table:table-cell office:value-type="float" office:value="9.971">
                <text:p>9.971</text:p>
              </table:table-cell>
              <table:table-cell office:value-type="float" office:value="8.956">
                <text:p>8.956</text:p>
              </table:table-cell>
              <table:table-cell office:value-type="float" office:value="22.33">
                <text:p>22.33</text:p>
              </table:table-cell>
              <table:table-cell office:value-type="float" office:value="10.941">
                <text:p>10.941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837">
                <text:p>14.837</text:p>
              </table:table-cell>
              <table:table-cell office:value-type="float" office:value="9.856">
                <text:p>9.856</text:p>
              </table:table-cell>
              <table:table-cell office:value-type="float" office:value="8.837">
                <text:p>8.837</text:p>
              </table:table-cell>
              <table:table-cell office:value-type="float" office:value="21.135">
                <text:p>21.135</text:p>
              </table:table-cell>
              <table:table-cell office:value-type="float" office:value="13.684">
                <text:p>13.684</text:p>
              </table:table-cell>
              <table:table-cell office:value-type="float" office:value="12.791">
                <text:p>12.791</text:p>
              </table:table-cell>
              <table:table-cell office:value-type="float" office:value="26.271">
                <text:p>26.271</text:p>
              </table:table-cell>
              <table:table-cell office:value-type="float" office:value="15.411">
                <text:p>15.411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881">
                <text:p>14.881</text:p>
              </table:table-cell>
              <table:table-cell office:value-type="float" office:value="9.8">
                <text:p>9.8</text:p>
              </table:table-cell>
              <table:table-cell office:value-type="float" office:value="8.941">
                <text:p>8.941</text:p>
              </table:table-cell>
              <table:table-cell office:value-type="float" office:value="21.674">
                <text:p>21.674</text:p>
              </table:table-cell>
              <table:table-cell office:value-type="float" office:value="16.054">
                <text:p>16.054</text:p>
              </table:table-cell>
              <table:table-cell office:value-type="float" office:value="14.832">
                <text:p>14.832</text:p>
              </table:table-cell>
              <table:table-cell office:value-type="float" office:value="28.855">
                <text:p>28.855</text:p>
              </table:table-cell>
              <table:table-cell office:value-type="float" office:value="19.308">
                <text:p>19.308</text:p>
              </table:table-cell>
              <table:table-cell office:value-type="float" office:value="18.623">
                <text:p>18.6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916">
                <text:p>14.916</text:p>
              </table:table-cell>
              <table:table-cell office:value-type="float" office:value="9.822">
                <text:p>9.822</text:p>
              </table:table-cell>
              <table:table-cell office:value-type="float" office:value="8.985">
                <text:p>8.985</text:p>
              </table:table-cell>
              <table:table-cell office:value-type="float" office:value="21.84">
                <text:p>21.84</text:p>
              </table:table-cell>
              <table:table-cell office:value-type="float" office:value="16.995">
                <text:p>16.995</text:p>
              </table:table-cell>
              <table:table-cell office:value-type="float" office:value="16.103">
                <text:p>16.103</text:p>
              </table:table-cell>
              <table:table-cell office:value-type="float" office:value="30.762">
                <text:p>30.762</text:p>
              </table:table-cell>
              <table:table-cell office:value-type="float" office:value="21.869">
                <text:p>21.869</text:p>
              </table:table-cell>
              <table:table-cell office:value-type="float" office:value="21.112">
                <text:p>21.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177">
                <text:p>15.177</text:p>
              </table:table-cell>
              <table:table-cell office:value-type="float" office:value="9.784">
                <text:p>9.784</text:p>
              </table:table-cell>
              <table:table-cell office:value-type="float" office:value="8.999">
                <text:p>8.999</text:p>
              </table:table-cell>
              <table:table-cell office:value-type="float" office:value="21.884">
                <text:p>21.884</text:p>
              </table:table-cell>
              <table:table-cell office:value-type="float" office:value="17.554">
                <text:p>17.554</text:p>
              </table:table-cell>
              <table:table-cell office:value-type="float" office:value="16.903">
                <text:p>16.903</text:p>
              </table:table-cell>
              <table:table-cell office:value-type="float" office:value="31.518">
                <text:p>31.518</text:p>
              </table:table-cell>
              <table:table-cell office:value-type="float" office:value="23.763">
                <text:p>23.763</text:p>
              </table:table-cell>
              <table:table-cell office:value-type="float" office:value="23.008">
                <text:p>23.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368">
                <text:p>15.368</text:p>
              </table:table-cell>
              <table:table-cell office:value-type="float" office:value="9.776">
                <text:p>9.776</text:p>
              </table:table-cell>
              <table:table-cell office:value-type="float" office:value="9.004">
                <text:p>9.004</text:p>
              </table:table-cell>
              <table:table-cell office:value-type="float" office:value="21.961">
                <text:p>21.961</text:p>
              </table:table-cell>
              <table:table-cell office:value-type="float" office:value="18.279">
                <text:p>18.279</text:p>
              </table:table-cell>
              <table:table-cell office:value-type="float" office:value="16.955">
                <text:p>16.955</text:p>
              </table:table-cell>
              <table:table-cell office:value-type="float" office:value="32.356">
                <text:p>32.356</text:p>
              </table:table-cell>
              <table:table-cell office:value-type="float" office:value="25.017">
                <text:p>25.017</text:p>
              </table:table-cell>
              <table:table-cell office:value-type="float" office:value="24.357">
                <text:p>24.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5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5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5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5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5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5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5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4cm" xlink:href=".." chart:class="chart:line" chart:style-name="ch1">
        <chart:title svg:x="9.037cm" svg:y="0.262cm" chart:style-name="ch2">
          <text:p>tx_commit() average elapsed time</text:p>
        </chart:title>
        <chart:subtitle svg:x="9.818cm" svg:y="1.107cm" chart:style-name="ch3">
          <text:p>[open/close for every transaction]</text:p>
        </chart:subtitle>
        <chart:legend chart:legend-position="end" svg:x="21.046cm" svg:y="4.717cm" chart:style-name="ch4"/>
        <chart:plot-area chart:style-name="ch5" table:cell-range-address="'open-close'.A2:'open-close'.A11 'open-close'.N2:'open-close'.N2 'open-close'.F2:'open-close'.F91 'open-close'.N12:'open-close'.N12 'open-close'.N23:'open-close'.N23 'open-close'.N32:'open-close'.N32 'open-close'.N42:'open-close'.N42 'open-close'.N52:'open-close'.N52 'open-close'.N62:'open-close'.N62 'open-close'.N72:'open-close'.N72 'open-close'.N82:'open-close'.N82" chart:data-source-has-labels="both" svg:x="0.82cm" svg:y="1.712cm" svg:width="19.334cm" svg:height="11.247cm">
          <chart:axis chart:dimension="x" chart:name="primary-x" chart:style-name="ch6">
            <chart:title svg:x="9.143cm" svg:y="12.404cm" chart:style-name="ch7">
              <text:p>Number of clients</text:p>
            </chart:title>
            <chart:categories table:cell-range-address="'open-close'.A2:'open-close'.A11"/>
          </chart:axis>
          <chart:axis chart:dimension="y" chart:name="primary-y" chart:style-name="ch8">
            <chart:title svg:x="0.196cm" svg:y="8.421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open-close'.F2:'open-close'.F11" chart:label-cell-address="'open-close'.N2:'open-close'.N2" chart:class="chart:line">
            <chart:data-point chart:repeated="10"/>
          </chart:series>
          <chart:series chart:style-name="ch12" chart:values-cell-range-address="'open-close'.F12:'open-close'.F21" chart:label-cell-address="'open-close'.N12:'open-close'.N12" chart:class="chart:line">
            <chart:data-point chart:repeated="10"/>
          </chart:series>
          <chart:series chart:style-name="ch13" chart:values-cell-range-address="'open-close'.F22:'open-close'.F31" chart:label-cell-address="'open-close'.N23:'open-close'.N23" chart:class="chart:line">
            <chart:data-point chart:repeated="10"/>
          </chart:series>
          <chart:series chart:style-name="ch14" chart:values-cell-range-address="'open-close'.F32:'open-close'.F41" chart:label-cell-address="'open-close'.N32:'open-close'.N32" chart:class="chart:line">
            <chart:data-point chart:repeated="10"/>
          </chart:series>
          <chart:series chart:style-name="ch15" chart:values-cell-range-address="'open-close'.F42:'open-close'.F51" chart:label-cell-address="'open-close'.N42:'open-close'.N42" chart:class="chart:line">
            <chart:data-point chart:repeated="10"/>
          </chart:series>
          <chart:series chart:style-name="ch16" chart:values-cell-range-address="'open-close'.F52:'open-close'.F61" chart:label-cell-address="'open-close'.N52:'open-close'.N52" chart:class="chart:line">
            <chart:data-point chart:repeated="10"/>
          </chart:series>
          <chart:series chart:style-name="ch17" chart:values-cell-range-address="'open-close'.F62:'open-close'.F71" chart:label-cell-address="'open-close'.N62:'open-close'.N62" chart:class="chart:line">
            <chart:data-point chart:repeated="10"/>
          </chart:series>
          <chart:series chart:style-name="ch18" chart:values-cell-range-address="'open-close'.F72:'open-close'.F81" chart:label-cell-address="'open-close'.N72:'open-close'.N72" chart:class="chart:line">
            <chart:data-point chart:repeated="10"/>
          </chart:series>
          <chart:series chart:style-name="ch19" chart:values-cell-range-address="'open-close'.F82:'open-close'.F91" chart:label-cell-address="'open-close'.N82:'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N2:'open-close'.N2">Threads=1/delay=0ms</text:p>
              </table:table-cell>
              <table:table-cell office:value-type="string">
                <text:p text:id="'open-close'.N12:'open-close'.N12">Threads=1/delay=10ms</text:p>
              </table:table-cell>
              <table:table-cell office:value-type="string">
                <text:p text:id="'open-close'.N23:'open-close'.N23">Threads=1/delay=20ms</text:p>
              </table:table-cell>
              <table:table-cell office:value-type="string">
                <text:p text:id="'open-close'.N32:'open-close'.N32">Threads=2/delay=0ms</text:p>
              </table:table-cell>
              <table:table-cell office:value-type="string">
                <text:p text:id="'open-close'.N42:'open-close'.N42">Threads=2/delay=10ms</text:p>
              </table:table-cell>
              <table:table-cell office:value-type="string">
                <text:p text:id="'open-close'.N52:'open-close'.N52">Threads=2/delay=20ms</text:p>
              </table:table-cell>
              <table:table-cell office:value-type="string">
                <text:p text:id="'open-close'.N62:'open-close'.N62">Threads=3/delay=0ms</text:p>
              </table:table-cell>
              <table:table-cell office:value-type="string">
                <text:p text:id="'open-close'.N72:'open-close'.N72">Threads=3/delay=10ms</text:p>
              </table:table-cell>
              <table:table-cell office:value-type="string">
                <text:p text:id="'open-close'.N82:'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4.414">
                <text:p text:id="'open-close'.F2:'open-close'.F11">4.414</text:p>
              </table:table-cell>
              <table:table-cell office:value-type="float" office:value="2.41">
                <text:p text:id="'open-close'.F12:'open-close'.F21">2.41</text:p>
              </table:table-cell>
              <table:table-cell office:value-type="float" office:value="2.259">
                <text:p text:id="'open-close'.F22:'open-close'.F31">2.259</text:p>
              </table:table-cell>
              <table:table-cell office:value-type="float" office:value="3.516">
                <text:p text:id="'open-close'.F32:'open-close'.F41">3.516</text:p>
              </table:table-cell>
              <table:table-cell office:value-type="float" office:value="2.348">
                <text:p text:id="'open-close'.F42:'open-close'.F51">2.348</text:p>
              </table:table-cell>
              <table:table-cell office:value-type="float" office:value="2.272">
                <text:p text:id="'open-close'.F52:'open-close'.F61">2.272</text:p>
              </table:table-cell>
              <table:table-cell office:value-type="float" office:value="3.572">
                <text:p text:id="'open-close'.F62:'open-close'.F71">3.572</text:p>
              </table:table-cell>
              <table:table-cell office:value-type="float" office:value="2.484">
                <text:p text:id="'open-close'.F72:'open-close'.F81">2.484</text:p>
              </table:table-cell>
              <table:table-cell office:value-type="float" office:value="2.322">
                <text:p text:id="'open-close'.F82:'open-close'.F91">2.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83">
                <text:p>9.383</text:p>
              </table:table-cell>
              <table:table-cell office:value-type="float" office:value="2.967">
                <text:p>2.967</text:p>
              </table:table-cell>
              <table:table-cell office:value-type="float" office:value="2.659">
                <text:p>2.659</text:p>
              </table:table-cell>
              <table:table-cell office:value-type="float" office:value="6.165">
                <text:p>6.165</text:p>
              </table:table-cell>
              <table:table-cell office:value-type="float" office:value="2.932">
                <text:p>2.932</text:p>
              </table:table-cell>
              <table:table-cell office:value-type="float" office:value="2.739">
                <text:p>2.739</text:p>
              </table:table-cell>
              <table:table-cell office:value-type="float" office:value="6.074">
                <text:p>6.074</text:p>
              </table:table-cell>
              <table:table-cell office:value-type="float" office:value="3.01">
                <text:p>3.01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473">
                <text:p>17.473</text:p>
              </table:table-cell>
              <table:table-cell office:value-type="float" office:value="5.117">
                <text:p>5.117</text:p>
              </table:table-cell>
              <table:table-cell office:value-type="float" office:value="4.427">
                <text:p>4.427</text:p>
              </table:table-cell>
              <table:table-cell office:value-type="float" office:value="13.177">
                <text:p>13.177</text:p>
              </table:table-cell>
              <table:table-cell office:value-type="float" office:value="4.781">
                <text:p>4.781</text:p>
              </table:table-cell>
              <table:table-cell office:value-type="float" office:value="4.277">
                <text:p>4.277</text:p>
              </table:table-cell>
              <table:table-cell office:value-type="float" office:value="12.353">
                <text:p>12.353</text:p>
              </table:table-cell>
              <table:table-cell office:value-type="float" office:value="4.852">
                <text:p>4.852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029">
                <text:p>21.029</text:p>
              </table:table-cell>
              <table:table-cell office:value-type="float" office:value="10.504">
                <text:p>10.504</text:p>
              </table:table-cell>
              <table:table-cell office:value-type="float" office:value="8.397">
                <text:p>8.397</text:p>
              </table:table-cell>
              <table:table-cell office:value-type="float" office:value="20.313">
                <text:p>20.313</text:p>
              </table:table-cell>
              <table:table-cell office:value-type="float" office:value="9.05">
                <text:p>9.05</text:p>
              </table:table-cell>
              <table:table-cell office:value-type="float" office:value="7.802">
                <text:p>7.802</text:p>
              </table:table-cell>
              <table:table-cell office:value-type="float" office:value="21.707">
                <text:p>21.707</text:p>
              </table:table-cell>
              <table:table-cell office:value-type="float" office:value="8.935">
                <text:p>8.935</text:p>
              </table:table-cell>
              <table:table-cell office:value-type="float" office:value="7.977">
                <text:p>7.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236">
                <text:p>21.236</text:p>
              </table:table-cell>
              <table:table-cell office:value-type="float" office:value="15.294">
                <text:p>15.294</text:p>
              </table:table-cell>
              <table:table-cell office:value-type="float" office:value="13.579">
                <text:p>13.579</text:p>
              </table:table-cell>
              <table:table-cell office:value-type="float" office:value="26.269">
                <text:p>26.269</text:p>
              </table:table-cell>
              <table:table-cell office:value-type="float" office:value="15.017">
                <text:p>15.017</text:p>
              </table:table-cell>
              <table:table-cell office:value-type="float" office:value="13.948">
                <text:p>13.948</text:p>
              </table:table-cell>
              <table:table-cell office:value-type="float" office:value="29.43">
                <text:p>29.43</text:p>
              </table:table-cell>
              <table:table-cell office:value-type="float" office:value="15.256">
                <text:p>15.25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203">
                <text:p>21.203</text:p>
              </table:table-cell>
              <table:table-cell office:value-type="float" office:value="16.144">
                <text:p>16.144</text:p>
              </table:table-cell>
              <table:table-cell office:value-type="float" office:value="14.763">
                <text:p>14.763</text:p>
              </table:table-cell>
              <table:table-cell office:value-type="float" office:value="29.657">
                <text:p>29.657</text:p>
              </table:table-cell>
              <table:table-cell office:value-type="float" office:value="21.049">
                <text:p>21.049</text:p>
              </table:table-cell>
              <table:table-cell office:value-type="float" office:value="19.938">
                <text:p>19.938</text:p>
              </table:table-cell>
              <table:table-cell office:value-type="float" office:value="34.902">
                <text:p>34.902</text:p>
              </table:table-cell>
              <table:table-cell office:value-type="float" office:value="21.926">
                <text:p>21.926</text:p>
              </table:table-cell>
              <table:table-cell office:value-type="float" office:value="20.655">
                <text:p>20.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183">
                <text:p>21.183</text:p>
              </table:table-cell>
              <table:table-cell office:value-type="float" office:value="16.09">
                <text:p>16.09</text:p>
              </table:table-cell>
              <table:table-cell office:value-type="float" office:value="15.006">
                <text:p>15.006</text:p>
              </table:table-cell>
              <table:table-cell office:value-type="float" office:value="30.172">
                <text:p>30.172</text:p>
              </table:table-cell>
              <table:table-cell office:value-type="float" office:value="24.673">
                <text:p>24.673</text:p>
              </table:table-cell>
              <table:table-cell office:value-type="float" office:value="23.224">
                <text:p>23.224</text:p>
              </table:table-cell>
              <table:table-cell office:value-type="float" office:value="38.8">
                <text:p>38.8</text:p>
              </table:table-cell>
              <table:table-cell office:value-type="float" office:value="27.76">
                <text:p>27.76</text:p>
              </table:table-cell>
              <table:table-cell office:value-type="float" office:value="26.833">
                <text:p>26.8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189">
                <text:p>21.189</text:p>
              </table:table-cell>
              <table:table-cell office:value-type="float" office:value="15.962">
                <text:p>15.962</text:p>
              </table:table-cell>
              <table:table-cell office:value-type="float" office:value="15.169">
                <text:p>15.169</text:p>
              </table:table-cell>
              <table:table-cell office:value-type="float" office:value="30.301">
                <text:p>30.301</text:p>
              </table:table-cell>
              <table:table-cell office:value-type="float" office:value="26.353">
                <text:p>26.353</text:p>
              </table:table-cell>
              <table:table-cell office:value-type="float" office:value="25.254">
                <text:p>25.254</text:p>
              </table:table-cell>
              <table:table-cell office:value-type="float" office:value="41.382">
                <text:p>41.382</text:p>
              </table:table-cell>
              <table:table-cell office:value-type="float" office:value="31.868">
                <text:p>31.868</text:p>
              </table:table-cell>
              <table:table-cell office:value-type="float" office:value="31.491">
                <text:p>31.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658">
                <text:p>21.658</text:p>
              </table:table-cell>
              <table:table-cell office:value-type="float" office:value="15.939">
                <text:p>15.939</text:p>
              </table:table-cell>
              <table:table-cell office:value-type="float" office:value="15.106">
                <text:p>15.106</text:p>
              </table:table-cell>
              <table:table-cell office:value-type="float" office:value="30.358">
                <text:p>30.358</text:p>
              </table:table-cell>
              <table:table-cell office:value-type="float" office:value="27.502">
                <text:p>27.502</text:p>
              </table:table-cell>
              <table:table-cell office:value-type="float" office:value="26.531">
                <text:p>26.531</text:p>
              </table:table-cell>
              <table:table-cell office:value-type="float" office:value="42.868">
                <text:p>42.868</text:p>
              </table:table-cell>
              <table:table-cell office:value-type="float" office:value="35.065">
                <text:p>35.065</text:p>
              </table:table-cell>
              <table:table-cell office:value-type="float" office:value="34.148">
                <text:p>34.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98">
                <text:p>21.598</text:p>
              </table:table-cell>
              <table:table-cell office:value-type="float" office:value="15.872">
                <text:p>15.872</text:p>
              </table:table-cell>
              <table:table-cell office:value-type="float" office:value="15.131">
                <text:p>15.131</text:p>
              </table:table-cell>
              <table:table-cell office:value-type="float" office:value="30.685">
                <text:p>30.685</text:p>
              </table:table-cell>
              <table:table-cell office:value-type="float" office:value="27.417">
                <text:p>27.417</text:p>
              </table:table-cell>
              <table:table-cell office:value-type="float" office:value="26.24">
                <text:p>26.24</text:p>
              </table:table-cell>
              <table:table-cell office:value-type="float" office:value="43.503">
                <text:p>43.503</text:p>
              </table:table-cell>
              <table:table-cell office:value-type="float" office:value="37.311">
                <text:p>37.311</text:p>
              </table:table-cell>
              <table:table-cell office:value-type="float" office:value="36.527">
                <text:p>36.5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5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5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5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5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5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5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5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5cm" xlink:href=".." chart:class="chart:line" chart:style-name="ch1">
        <chart:title svg:x="9.249cm" svg:y="0.262cm" chart:style-name="ch2">
          <text:p>tx_close() average elapsed time</text:p>
        </chart:title>
        <chart:subtitle svg:x="9.818cm" svg:y="1.107cm" chart:style-name="ch3">
          <text:p>[open/close for every transaction]</text:p>
        </chart:subtitle>
        <chart:legend chart:legend-position="end" svg:x="21.046cm" svg:y="4.718cm" chart:style-name="ch4"/>
        <chart:plot-area chart:style-name="ch5" table:cell-range-address="'open-close'.A2:'open-close'.A11 'open-close'.N2:'open-close'.N2 'open-close'.H2:'open-close'.H91 'open-close'.N12:'open-close'.N12 'open-close'.N23:'open-close'.N23 'open-close'.N32:'open-close'.N32 'open-close'.N42:'open-close'.N42 'open-close'.N52:'open-close'.N52 'open-close'.N62:'open-close'.N62 'open-close'.N72:'open-close'.N72 'open-close'.N82:'open-close'.N82" chart:data-source-has-labels="both" svg:x="0.82cm" svg:y="1.713cm" svg:width="19.334cm" svg:height="11.248cm">
          <chart:axis chart:dimension="x" chart:name="primary-x" chart:style-name="ch6">
            <chart:title svg:x="9.144cm" svg:y="12.405cm" chart:style-name="ch7">
              <text:p>Number of clients</text:p>
            </chart:title>
            <chart:categories table:cell-range-address="'open-close'.A2:'open-close'.A11"/>
          </chart:axis>
          <chart:axis chart:dimension="y" chart:name="primary-y" chart:style-name="ch8">
            <chart:title svg:x="0.196cm" svg:y="8.421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open-close'.H2:'open-close'.H11" chart:label-cell-address="'open-close'.N2:'open-close'.N2" chart:class="chart:line">
            <chart:data-point chart:repeated="10"/>
          </chart:series>
          <chart:series chart:style-name="ch12" chart:values-cell-range-address="'open-close'.H12:'open-close'.H21" chart:label-cell-address="'open-close'.N12:'open-close'.N12" chart:class="chart:line">
            <chart:data-point chart:repeated="10"/>
          </chart:series>
          <chart:series chart:style-name="ch13" chart:values-cell-range-address="'open-close'.H22:'open-close'.H31" chart:label-cell-address="'open-close'.N23:'open-close'.N23" chart:class="chart:line">
            <chart:data-point chart:repeated="10"/>
          </chart:series>
          <chart:series chart:style-name="ch14" chart:values-cell-range-address="'open-close'.H32:'open-close'.H41" chart:label-cell-address="'open-close'.N32:'open-close'.N32" chart:class="chart:line">
            <chart:data-point chart:repeated="10"/>
          </chart:series>
          <chart:series chart:style-name="ch15" chart:values-cell-range-address="'open-close'.H42:'open-close'.H51" chart:label-cell-address="'open-close'.N42:'open-close'.N42" chart:class="chart:line">
            <chart:data-point chart:repeated="10"/>
          </chart:series>
          <chart:series chart:style-name="ch16" chart:values-cell-range-address="'open-close'.H52:'open-close'.H61" chart:label-cell-address="'open-close'.N52:'open-close'.N52" chart:class="chart:line">
            <chart:data-point chart:repeated="10"/>
          </chart:series>
          <chart:series chart:style-name="ch17" chart:values-cell-range-address="'open-close'.H62:'open-close'.H71" chart:label-cell-address="'open-close'.N62:'open-close'.N62" chart:class="chart:line">
            <chart:data-point chart:repeated="10"/>
          </chart:series>
          <chart:series chart:style-name="ch18" chart:values-cell-range-address="'open-close'.H72:'open-close'.H81" chart:label-cell-address="'open-close'.N72:'open-close'.N72" chart:class="chart:line">
            <chart:data-point chart:repeated="10"/>
          </chart:series>
          <chart:series chart:style-name="ch19" chart:values-cell-range-address="'open-close'.H82:'open-close'.H91" chart:label-cell-address="'open-close'.N82:'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N2:'open-close'.N2">Threads=1/delay=0ms</text:p>
              </table:table-cell>
              <table:table-cell office:value-type="string">
                <text:p text:id="'open-close'.N12:'open-close'.N12">Threads=1/delay=10ms</text:p>
              </table:table-cell>
              <table:table-cell office:value-type="string">
                <text:p text:id="'open-close'.N23:'open-close'.N23">Threads=1/delay=20ms</text:p>
              </table:table-cell>
              <table:table-cell office:value-type="string">
                <text:p text:id="'open-close'.N32:'open-close'.N32">Threads=2/delay=0ms</text:p>
              </table:table-cell>
              <table:table-cell office:value-type="string">
                <text:p text:id="'open-close'.N42:'open-close'.N42">Threads=2/delay=10ms</text:p>
              </table:table-cell>
              <table:table-cell office:value-type="string">
                <text:p text:id="'open-close'.N52:'open-close'.N52">Threads=2/delay=20ms</text:p>
              </table:table-cell>
              <table:table-cell office:value-type="string">
                <text:p text:id="'open-close'.N62:'open-close'.N62">Threads=3/delay=0ms</text:p>
              </table:table-cell>
              <table:table-cell office:value-type="string">
                <text:p text:id="'open-close'.N72:'open-close'.N72">Threads=3/delay=10ms</text:p>
              </table:table-cell>
              <table:table-cell office:value-type="string">
                <text:p text:id="'open-close'.N82:'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1.162">
                <text:p text:id="'open-close'.H2:'open-close'.H11">1.162</text:p>
              </table:table-cell>
              <table:table-cell office:value-type="float" office:value="0.789">
                <text:p text:id="'open-close'.H12:'open-close'.H21">0.789</text:p>
              </table:table-cell>
              <table:table-cell office:value-type="float" office:value="0.734">
                <text:p text:id="'open-close'.H22:'open-close'.H31">0.734</text:p>
              </table:table-cell>
              <table:table-cell office:value-type="float" office:value="0.789">
                <text:p text:id="'open-close'.H32:'open-close'.H41">0.789</text:p>
              </table:table-cell>
              <table:table-cell office:value-type="float" office:value="0.696">
                <text:p text:id="'open-close'.H42:'open-close'.H51">0.696</text:p>
              </table:table-cell>
              <table:table-cell office:value-type="float" office:value="0.679">
                <text:p text:id="'open-close'.H52:'open-close'.H61">0.679</text:p>
              </table:table-cell>
              <table:table-cell office:value-type="float" office:value="0.777">
                <text:p text:id="'open-close'.H62:'open-close'.H71">0.777</text:p>
              </table:table-cell>
              <table:table-cell office:value-type="float" office:value="0.69">
                <text:p text:id="'open-close'.H72:'open-close'.H81">0.69</text:p>
              </table:table-cell>
              <table:table-cell office:value-type="float" office:value="0.675">
                <text:p text:id="'open-close'.H82:'open-close'.H91">0.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">
                <text:p>4.94</text:p>
              </table:table-cell>
              <table:table-cell office:value-type="float" office:value="1.259">
                <text:p>1.259</text:p>
              </table:table-cell>
              <table:table-cell office:value-type="float" office:value="1.072">
                <text:p>1.072</text:p>
              </table:table-cell>
              <table:table-cell office:value-type="float" office:value="1.972">
                <text:p>1.972</text:p>
              </table:table-cell>
              <table:table-cell office:value-type="float" office:value="1.136">
                <text:p>1.136</text:p>
              </table:table-cell>
              <table:table-cell office:value-type="float" office:value="1.067">
                <text:p>1.067</text:p>
              </table:table-cell>
              <table:table-cell office:value-type="float" office:value="1.727">
                <text:p>1.727</text:p>
              </table:table-cell>
              <table:table-cell office:value-type="float" office:value="1.143">
                <text:p>1.14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027">
                <text:p>12.027</text:p>
              </table:table-cell>
              <table:table-cell office:value-type="float" office:value="2.606">
                <text:p>2.606</text:p>
              </table:table-cell>
              <table:table-cell office:value-type="float" office:value="2.148">
                <text:p>2.148</text:p>
              </table:table-cell>
              <table:table-cell office:value-type="float" office:value="6.856">
                <text:p>6.856</text:p>
              </table:table-cell>
              <table:table-cell office:value-type="float" office:value="2.348">
                <text:p>2.348</text:p>
              </table:table-cell>
              <table:table-cell office:value-type="float" office:value="1.976">
                <text:p>1.976</text:p>
              </table:table-cell>
              <table:table-cell office:value-type="float" office:value="5.104">
                <text:p>5.104</text:p>
              </table:table-cell>
              <table:table-cell office:value-type="float" office:value="2.395">
                <text:p>2.395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25">
                <text:p>15.125</text:p>
              </table:table-cell>
              <table:table-cell office:value-type="float" office:value="6.764">
                <text:p>6.764</text:p>
              </table:table-cell>
              <table:table-cell office:value-type="float" office:value="4.816">
                <text:p>4.816</text:p>
              </table:table-cell>
              <table:table-cell office:value-type="float" office:value="13.133">
                <text:p>13.133</text:p>
              </table:table-cell>
              <table:table-cell office:value-type="float" office:value="4.793">
                <text:p>4.793</text:p>
              </table:table-cell>
              <table:table-cell office:value-type="float" office:value="3.826">
                <text:p>3.826</text:p>
              </table:table-cell>
              <table:table-cell office:value-type="float" office:value="12.644">
                <text:p>12.644</text:p>
              </table:table-cell>
              <table:table-cell office:value-type="float" office:value="5.166">
                <text:p>5.166</text:p>
              </table:table-cell>
              <table:table-cell office:value-type="float" office:value="4.547">
                <text:p>4.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263">
                <text:p>15.263</text:p>
              </table:table-cell>
              <table:table-cell office:value-type="float" office:value="10.28">
                <text:p>10.28</text:p>
              </table:table-cell>
              <table:table-cell office:value-type="float" office:value="8.705">
                <text:p>8.705</text:p>
              </table:table-cell>
              <table:table-cell office:value-type="float" office:value="18.786">
                <text:p>18.786</text:p>
              </table:table-cell>
              <table:table-cell office:value-type="float" office:value="9.42">
                <text:p>9.42</text:p>
              </table:table-cell>
              <table:table-cell office:value-type="float" office:value="8.192">
                <text:p>8.192</text:p>
              </table:table-cell>
              <table:table-cell office:value-type="float" office:value="19.668">
                <text:p>19.668</text:p>
              </table:table-cell>
              <table:table-cell office:value-type="float" office:value="9.714">
                <text:p>9.714</text:p>
              </table:table-cell>
              <table:table-cell office:value-type="float" office:value="8.557">
                <text:p>8.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5">
                <text:p>15.255</text:p>
              </table:table-cell>
              <table:table-cell office:value-type="float" office:value="10.82">
                <text:p>10.82</text:p>
              </table:table-cell>
              <table:table-cell office:value-type="float" office:value="9.54">
                <text:p>9.54</text:p>
              </table:table-cell>
              <table:table-cell office:value-type="float" office:value="21.692">
                <text:p>21.692</text:p>
              </table:table-cell>
              <table:table-cell office:value-type="float" office:value="14.353">
                <text:p>14.353</text:p>
              </table:table-cell>
              <table:table-cell office:value-type="float" office:value="12.413">
                <text:p>12.413</text:p>
              </table:table-cell>
              <table:table-cell office:value-type="float" office:value="24.731">
                <text:p>24.731</text:p>
              </table:table-cell>
              <table:table-cell office:value-type="float" office:value="14.815">
                <text:p>14.815</text:p>
              </table:table-cell>
              <table:table-cell office:value-type="float" office:value="13.256">
                <text:p>13.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67">
                <text:p>15.267</text:p>
              </table:table-cell>
              <table:table-cell office:value-type="float" office:value="10.797">
                <text:p>10.797</text:p>
              </table:table-cell>
              <table:table-cell office:value-type="float" office:value="9.748">
                <text:p>9.748</text:p>
              </table:table-cell>
              <table:table-cell office:value-type="float" office:value="22.126">
                <text:p>22.126</text:p>
              </table:table-cell>
              <table:table-cell office:value-type="float" office:value="16.737">
                <text:p>16.737</text:p>
              </table:table-cell>
              <table:table-cell office:value-type="float" office:value="15.537">
                <text:p>15.537</text:p>
              </table:table-cell>
              <table:table-cell office:value-type="float" office:value="28.579">
                <text:p>28.579</text:p>
              </table:table-cell>
              <table:table-cell office:value-type="float" office:value="19.192">
                <text:p>19.192</text:p>
              </table:table-cell>
              <table:table-cell office:value-type="float" office:value="18.764">
                <text:p>18.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65">
                <text:p>15.265</text:p>
              </table:table-cell>
              <table:table-cell office:value-type="float" office:value="10.696">
                <text:p>10.696</text:p>
              </table:table-cell>
              <table:table-cell office:value-type="float" office:value="9.864">
                <text:p>9.864</text:p>
              </table:table-cell>
              <table:table-cell office:value-type="float" office:value="22.287">
                <text:p>22.287</text:p>
              </table:table-cell>
              <table:table-cell office:value-type="float" office:value="18.186">
                <text:p>18.186</text:p>
              </table:table-cell>
              <table:table-cell office:value-type="float" office:value="17.227">
                <text:p>17.227</text:p>
              </table:table-cell>
              <table:table-cell office:value-type="float" office:value="31.106">
                <text:p>31.106</text:p>
              </table:table-cell>
              <table:table-cell office:value-type="float" office:value="22.291">
                <text:p>22.29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541">
                <text:p>15.541</text:p>
              </table:table-cell>
              <table:table-cell office:value-type="float" office:value="10.696">
                <text:p>10.696</text:p>
              </table:table-cell>
              <table:table-cell office:value-type="float" office:value="9.797">
                <text:p>9.797</text:p>
              </table:table-cell>
              <table:table-cell office:value-type="float" office:value="22.279">
                <text:p>22.279</text:p>
              </table:table-cell>
              <table:table-cell office:value-type="float" office:value="18.888">
                <text:p>18.888</text:p>
              </table:table-cell>
              <table:table-cell office:value-type="float" office:value="18.517">
                <text:p>18.517</text:p>
              </table:table-cell>
              <table:table-cell office:value-type="float" office:value="32.166">
                <text:p>32.166</text:p>
              </table:table-cell>
              <table:table-cell office:value-type="float" office:value="24.321">
                <text:p>24.321</text:p>
              </table:table-cell>
              <table:table-cell office:value-type="float" office:value="24.207">
                <text:p>24.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672">
                <text:p>15.672</text:p>
              </table:table-cell>
              <table:table-cell office:value-type="float" office:value="10.56">
                <text:p>10.56</text:p>
              </table:table-cell>
              <table:table-cell office:value-type="float" office:value="9.798">
                <text:p>9.798</text:p>
              </table:table-cell>
              <table:table-cell office:value-type="float" office:value="22.469">
                <text:p>22.469</text:p>
              </table:table-cell>
              <table:table-cell office:value-type="float" office:value="19.048">
                <text:p>19.048</text:p>
              </table:table-cell>
              <table:table-cell office:value-type="float" office:value="18.258">
                <text:p>18.258</text:p>
              </table:table-cell>
              <table:table-cell office:value-type="float" office:value="33.143">
                <text:p>33.143</text:p>
              </table:table-cell>
              <table:table-cell office:value-type="float" office:value="25.999">
                <text:p>25.999</text:p>
              </table:table-cell>
              <table:table-cell office:value-type="float" office:value="25.805">
                <text:p>25.8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5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5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5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5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5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5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5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." chart:class="chart:line" chart:style-name="ch1">
        <chart:title svg:x="9.619cm" svg:y="0.262cm" chart:style-name="ch2">
          <text:p>overall average elapsed time</text:p>
        </chart:title>
        <chart:subtitle svg:x="9.818cm" svg:y="1.107cm" chart:style-name="ch3">
          <text:p>[open/close for every transaction]</text:p>
        </chart:subtitle>
        <chart:legend chart:legend-position="end" svg:x="21.046cm" svg:y="4.718cm" chart:style-name="ch4"/>
        <chart:plot-area chart:style-name="ch5" table:cell-range-address="'open-close'.A2:'open-close'.A11 'open-close'.N2:'open-close'.N2 'open-close'.J2:'open-close'.J91 'open-close'.N12:'open-close'.N12 'open-close'.N23:'open-close'.N23 'open-close'.N32:'open-close'.N32 'open-close'.N42:'open-close'.N42 'open-close'.N52:'open-close'.N52 'open-close'.N62:'open-close'.N62 'open-close'.N72:'open-close'.N72 'open-close'.N82:'open-close'.N82" chart:data-source-has-labels="both" svg:x="0.82cm" svg:y="1.713cm" svg:width="19.334cm" svg:height="11.248cm">
          <chart:axis chart:dimension="x" chart:name="primary-x" chart:style-name="ch6">
            <chart:title svg:x="9.145cm" svg:y="12.405cm" chart:style-name="ch7">
              <text:p>Number of clients</text:p>
            </chart:title>
            <chart:categories table:cell-range-address="'open-close'.A2:'open-close'.A11"/>
          </chart:axis>
          <chart:axis chart:dimension="y" chart:name="primary-y" chart:style-name="ch8">
            <chart:title svg:x="0.196cm" svg:y="8.42cm" chart:style-name="ch9">
              <text:p>Elapsed time [s]</text:p>
            </chart:title>
            <chart:grid chart:style-name="ch10" chart:class="major"/>
          </chart:axis>
          <chart:series chart:style-name="ch11" chart:values-cell-range-address="'open-close'.J2:'open-close'.J11" chart:label-cell-address="'open-close'.N2:'open-close'.N2" chart:class="chart:line">
            <chart:data-point chart:repeated="10"/>
          </chart:series>
          <chart:series chart:style-name="ch12" chart:values-cell-range-address="'open-close'.J12:'open-close'.J21" chart:label-cell-address="'open-close'.N12:'open-close'.N12" chart:class="chart:line">
            <chart:data-point chart:repeated="10"/>
          </chart:series>
          <chart:series chart:style-name="ch13" chart:values-cell-range-address="'open-close'.J22:'open-close'.J31" chart:label-cell-address="'open-close'.N23:'open-close'.N23" chart:class="chart:line">
            <chart:data-point chart:repeated="10"/>
          </chart:series>
          <chart:series chart:style-name="ch14" chart:values-cell-range-address="'open-close'.J32:'open-close'.J41" chart:label-cell-address="'open-close'.N32:'open-close'.N32" chart:class="chart:line">
            <chart:data-point chart:repeated="10"/>
          </chart:series>
          <chart:series chart:style-name="ch15" chart:values-cell-range-address="'open-close'.J42:'open-close'.J51" chart:label-cell-address="'open-close'.N42:'open-close'.N42" chart:class="chart:line">
            <chart:data-point chart:repeated="10"/>
          </chart:series>
          <chart:series chart:style-name="ch16" chart:values-cell-range-address="'open-close'.J52:'open-close'.J61" chart:label-cell-address="'open-close'.N52:'open-close'.N52" chart:class="chart:line">
            <chart:data-point chart:repeated="10"/>
          </chart:series>
          <chart:series chart:style-name="ch17" chart:values-cell-range-address="'open-close'.J62:'open-close'.J71" chart:label-cell-address="'open-close'.N62:'open-close'.N62" chart:class="chart:line">
            <chart:data-point chart:repeated="10"/>
          </chart:series>
          <chart:series chart:style-name="ch18" chart:values-cell-range-address="'open-close'.J72:'open-close'.J81" chart:label-cell-address="'open-close'.N72:'open-close'.N72" chart:class="chart:line">
            <chart:data-point chart:repeated="10"/>
          </chart:series>
          <chart:series chart:style-name="ch19" chart:values-cell-range-address="'open-close'.J82:'open-close'.J91" chart:label-cell-address="'open-close'.N82:'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N2:'open-close'.N2">Threads=1/delay=0ms</text:p>
              </table:table-cell>
              <table:table-cell office:value-type="string">
                <text:p text:id="'open-close'.N12:'open-close'.N12">Threads=1/delay=10ms</text:p>
              </table:table-cell>
              <table:table-cell office:value-type="string">
                <text:p text:id="'open-close'.N23:'open-close'.N23">Threads=1/delay=20ms</text:p>
              </table:table-cell>
              <table:table-cell office:value-type="string">
                <text:p text:id="'open-close'.N32:'open-close'.N32">Threads=2/delay=0ms</text:p>
              </table:table-cell>
              <table:table-cell office:value-type="string">
                <text:p text:id="'open-close'.N42:'open-close'.N42">Threads=2/delay=10ms</text:p>
              </table:table-cell>
              <table:table-cell office:value-type="string">
                <text:p text:id="'open-close'.N52:'open-close'.N52">Threads=2/delay=20ms</text:p>
              </table:table-cell>
              <table:table-cell office:value-type="string">
                <text:p text:id="'open-close'.N62:'open-close'.N62">Threads=3/delay=0ms</text:p>
              </table:table-cell>
              <table:table-cell office:value-type="string">
                <text:p text:id="'open-close'.N72:'open-close'.N72">Threads=3/delay=10ms</text:p>
              </table:table-cell>
              <table:table-cell office:value-type="string">
                <text:p text:id="'open-close'.N82:'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0.9979">
                <text:p text:id="'open-close'.J2:'open-close'.J11">0.9979</text:p>
              </table:table-cell>
              <table:table-cell office:value-type="float" office:value="0.6132">
                <text:p text:id="'open-close'.J12:'open-close'.J21">0.6132</text:p>
              </table:table-cell>
              <table:table-cell office:value-type="float" office:value="0.5809">
                <text:p text:id="'open-close'.J22:'open-close'.J31">0.5809</text:p>
              </table:table-cell>
              <table:table-cell office:value-type="float" office:value="0.7907">
                <text:p text:id="'open-close'.J32:'open-close'.J41">0.7907</text:p>
              </table:table-cell>
              <table:table-cell office:value-type="float" office:value="0.5774">
                <text:p text:id="'open-close'.J42:'open-close'.J51">0.5774</text:p>
              </table:table-cell>
              <table:table-cell office:value-type="float" office:value="0.5616">
                <text:p text:id="'open-close'.J52:'open-close'.J61">0.5616</text:p>
              </table:table-cell>
              <table:table-cell office:value-type="float" office:value="0.7859">
                <text:p text:id="'open-close'.J62:'open-close'.J71">0.7859</text:p>
              </table:table-cell>
              <table:table-cell office:value-type="float" office:value="0.5988">
                <text:p text:id="'open-close'.J72:'open-close'.J81">0.5988</text:p>
              </table:table-cell>
              <table:table-cell office:value-type="float" office:value="0.5691">
                <text:p text:id="'open-close'.J82:'open-close'.J91">0.5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919">
                <text:p>2.6919</text:p>
              </table:table-cell>
              <table:table-cell office:value-type="float" office:value="0.851">
                <text:p>0.851</text:p>
              </table:table-cell>
              <table:table-cell office:value-type="float" office:value="0.7485">
                <text:p>0.7485</text:p>
              </table:table-cell>
              <table:table-cell office:value-type="float" office:value="1.484">
                <text:p>1.484</text:p>
              </table:table-cell>
              <table:table-cell office:value-type="float" office:value="0.8001">
                <text:p>0.8001</text:p>
              </table:table-cell>
              <table:table-cell office:value-type="float" office:value="0.7468">
                <text:p>0.7468</text:p>
              </table:table-cell>
              <table:table-cell office:value-type="float" office:value="1.393">
                <text:p>1.393</text:p>
              </table:table-cell>
              <table:table-cell office:value-type="float" office:value="0.8109">
                <text:p>0.8109</text:p>
              </table:table-cell>
              <table:table-cell office:value-type="float" office:value="0.7545">
                <text:p>0.7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403">
                <text:p>5.9403</text:p>
              </table:table-cell>
              <table:table-cell office:value-type="float" office:value="1.5488">
                <text:p>1.5488</text:p>
              </table:table-cell>
              <table:table-cell office:value-type="float" office:value="1.3033">
                <text:p>1.3033</text:p>
              </table:table-cell>
              <table:table-cell office:value-type="float" office:value="3.7732">
                <text:p>3.7732</text:p>
              </table:table-cell>
              <table:table-cell office:value-type="float" office:value="1.412">
                <text:p>1.412</text:p>
              </table:table-cell>
              <table:table-cell office:value-type="float" office:value="1.2294">
                <text:p>1.2294</text:p>
              </table:table-cell>
              <table:table-cell office:value-type="float" office:value="3.3084">
                <text:p>3.3084</text:p>
              </table:table-cell>
              <table:table-cell office:value-type="float" office:value="1.4156">
                <text:p>1.4156</text:p>
              </table:table-cell>
              <table:table-cell office:value-type="float" office:value="1.2397">
                <text:p>1.23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7988">
                <text:p>10.7988</text:p>
              </table:table-cell>
              <table:table-cell office:value-type="float" office:value="3.5275">
                <text:p>3.5275</text:p>
              </table:table-cell>
              <table:table-cell office:value-type="float" office:value="2.6443">
                <text:p>2.6443</text:p>
              </table:table-cell>
              <table:table-cell office:value-type="float" office:value="6.6739">
                <text:p>6.6739</text:p>
              </table:table-cell>
              <table:table-cell office:value-type="float" office:value="2.821">
                <text:p>2.821</text:p>
              </table:table-cell>
              <table:table-cell office:value-type="float" office:value="2.3606">
                <text:p>2.3606</text:p>
              </table:table-cell>
              <table:table-cell office:value-type="float" office:value="6.7811">
                <text:p>6.7811</text:p>
              </table:table-cell>
              <table:table-cell office:value-type="float" office:value="2.865">
                <text:p>2.865</text:p>
              </table:table-cell>
              <table:table-cell office:value-type="float" office:value="2.5143">
                <text:p>2.5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156">
                <text:p>16.1156</text:p>
              </table:table-cell>
              <table:table-cell office:value-type="float" office:value="6.8499">
                <text:p>6.8499</text:p>
              </table:table-cell>
              <table:table-cell office:value-type="float" office:value="5.4175">
                <text:p>5.4175</text:p>
              </table:table-cell>
              <table:table-cell office:value-type="float" office:value="10.174">
                <text:p>10.174</text:p>
              </table:table-cell>
              <table:table-cell office:value-type="float" office:value="5.1581">
                <text:p>5.1581</text:p>
              </table:table-cell>
              <table:table-cell office:value-type="float" office:value="4.712">
                <text:p>4.712</text:p>
              </table:table-cell>
              <table:table-cell office:value-type="float" office:value="10.3051">
                <text:p>10.3051</text:p>
              </table:table-cell>
              <table:table-cell office:value-type="float" office:value="5.2349">
                <text:p>5.2349</text:p>
              </table:table-cell>
              <table:table-cell office:value-type="float" office:value="4.8341">
                <text:p>4.8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4429">
                <text:p>21.4429</text:p>
              </table:table-cell>
              <table:table-cell office:value-type="float" office:value="10.3365">
                <text:p>10.3365</text:p>
              </table:table-cell>
              <table:table-cell office:value-type="float" office:value="8.6386">
                <text:p>8.6386</text:p>
              </table:table-cell>
              <table:table-cell office:value-type="float" office:value="14.1337">
                <text:p>14.1337</text:p>
              </table:table-cell>
              <table:table-cell office:value-type="float" office:value="8.2295">
                <text:p>8.2295</text:p>
              </table:table-cell>
              <table:table-cell office:value-type="float" office:value="7.4839">
                <text:p>7.4839</text:p>
              </table:table-cell>
              <table:table-cell office:value-type="float" office:value="13.7257">
                <text:p>13.7257</text:p>
              </table:table-cell>
              <table:table-cell office:value-type="float" office:value="7.9411">
                <text:p>7.9411</text:p>
              </table:table-cell>
              <table:table-cell office:value-type="float" office:value="7.4845">
                <text:p>7.4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7786">
                <text:p>26.7786</text:p>
              </table:table-cell>
              <table:table-cell office:value-type="float" office:value="13.8797">
                <text:p>13.8797</text:p>
              </table:table-cell>
              <table:table-cell office:value-type="float" office:value="11.8524">
                <text:p>11.8524</text:p>
              </table:table-cell>
              <table:table-cell office:value-type="float" office:value="17.6919">
                <text:p>17.6919</text:p>
              </table:table-cell>
              <table:table-cell office:value-type="float" office:value="11.3829">
                <text:p>11.3829</text:p>
              </table:table-cell>
              <table:table-cell office:value-type="float" office:value="10.4446">
                <text:p>10.4446</text:p>
              </table:table-cell>
              <table:table-cell office:value-type="float" office:value="17.2751">
                <text:p>17.2751</text:p>
              </table:table-cell>
              <table:table-cell office:value-type="float" office:value="10.9631">
                <text:p>10.9631</text:p>
              </table:table-cell>
              <table:table-cell office:value-type="float" office:value="10.4518">
                <text:p>10.4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.1599">
                <text:p>32.1599</text:p>
              </table:table-cell>
              <table:table-cell office:value-type="float" office:value="17.2698">
                <text:p>17.2698</text:p>
              </table:table-cell>
              <table:table-cell office:value-type="float" office:value="15.2412">
                <text:p>15.2412</text:p>
              </table:table-cell>
              <table:table-cell office:value-type="float" office:value="21.5962">
                <text:p>21.5962</text:p>
              </table:table-cell>
              <table:table-cell office:value-type="float" office:value="14.329">
                <text:p>14.329</text:p>
              </table:table-cell>
              <table:table-cell office:value-type="float" office:value="13.4368">
                <text:p>13.4368</text:p>
              </table:table-cell>
              <table:table-cell office:value-type="float" office:value="20.82">
                <text:p>20.82</text:p>
              </table:table-cell>
              <table:table-cell office:value-type="float" office:value="13.906">
                <text:p>13.906</text:p>
              </table:table-cell>
              <table:table-cell office:value-type="float" office:value="13.4677">
                <text:p>13.46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2808">
                <text:p>37.2808</text:p>
              </table:table-cell>
              <table:table-cell office:value-type="float" office:value="20.7664">
                <text:p>20.7664</text:p>
              </table:table-cell>
              <table:table-cell office:value-type="float" office:value="18.3959">
                <text:p>18.3959</text:p>
              </table:table-cell>
              <table:table-cell office:value-type="float" office:value="25.4208">
                <text:p>25.4208</text:p>
              </table:table-cell>
              <table:table-cell office:value-type="float" office:value="17.5268">
                <text:p>17.5268</text:p>
              </table:table-cell>
              <table:table-cell office:value-type="float" office:value="16.3972">
                <text:p>16.3972</text:p>
              </table:table-cell>
              <table:table-cell office:value-type="float" office:value="24.4473">
                <text:p>24.4473</text:p>
              </table:table-cell>
              <table:table-cell office:value-type="float" office:value="16.878">
                <text:p>16.878</text:p>
              </table:table-cell>
              <table:table-cell office:value-type="float" office:value="16.4142">
                <text:p>16.4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.8428">
                <text:p>42.8428</text:p>
              </table:table-cell>
              <table:table-cell office:value-type="float" office:value="24.2683">
                <text:p>24.2683</text:p>
              </table:table-cell>
              <table:table-cell office:value-type="float" office:value="21.4867">
                <text:p>21.4867</text:p>
              </table:table-cell>
              <table:table-cell office:value-type="float" office:value="29.3433">
                <text:p>29.3433</text:p>
              </table:table-cell>
              <table:table-cell office:value-type="float" office:value="20.5741">
                <text:p>20.5741</text:p>
              </table:table-cell>
              <table:table-cell office:value-type="float" office:value="19.3055">
                <text:p>19.3055</text:p>
              </table:table-cell>
              <table:table-cell office:value-type="float" office:value="28.0645">
                <text:p>28.0645</text:p>
              </table:table-cell>
              <table:table-cell office:value-type="float" office:value="20.1007">
                <text:p>20.1007</text:p>
              </table:table-cell>
              <table:table-cell office:value-type="float" office:value="19.3938">
                <text:p>19.39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5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5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5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5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5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5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5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." chart:class="chart:line" chart:style-name="ch1">
        <chart:title svg:x="9.289cm" svg:y="0.262cm" chart:style-name="ch2">
          <text:p>tx_open() average elapsed time</text:p>
        </chart:title>
        <chart:subtitle svg:x="9.818cm" svg:y="1.107cm" chart:style-name="ch3">
          <text:p>[open/close for every transaction]</text:p>
        </chart:subtitle>
        <chart:legend chart:legend-position="end" svg:x="21.046cm" svg:y="4.718cm" chart:style-name="ch4"/>
        <chart:plot-area chart:style-name="ch5" table:cell-range-address="'open-close'.A2:'open-close'.B11 'open-close'.N2:'open-close'.N2 'open-close'.N12:'open-close'.N12 'open-close'.B12:'open-close'.B91 'open-close'.N23:'open-close'.N23 'open-close'.N32:'open-close'.N32 'open-close'.N42:'open-close'.N42 'open-close'.N52:'open-close'.N52 'open-close'.N62:'open-close'.N62 'open-close'.N72:'open-close'.N72 'open-close'.N82:'open-close'.N82" chart:data-source-has-labels="both" svg:x="0.82cm" svg:y="1.713cm" svg:width="19.334cm" svg:height="11.248cm">
          <chart:axis chart:dimension="x" chart:name="primary-x" chart:style-name="ch6">
            <chart:title svg:x="9.141cm" svg:y="12.405cm" chart:style-name="ch7">
              <text:p>Number of clients</text:p>
            </chart:title>
            <chart:categories table:cell-range-address="'open-close'.A2:'open-close'.A11"/>
          </chart:axis>
          <chart:axis chart:dimension="y" chart:name="primary-y" chart:style-name="ch8">
            <chart:title svg:x="0.196cm" svg:y="8.424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open-close'.B2:'open-close'.B11" chart:label-cell-address="'open-close'.N2:'open-close'.N2" chart:class="chart:line">
            <chart:data-point chart:repeated="10"/>
          </chart:series>
          <chart:series chart:style-name="ch12" chart:values-cell-range-address="'open-close'.B12:'open-close'.B21" chart:label-cell-address="'open-close'.N12:'open-close'.N12" chart:class="chart:line">
            <chart:data-point chart:repeated="10"/>
          </chart:series>
          <chart:series chart:style-name="ch13" chart:values-cell-range-address="'open-close'.B22:'open-close'.B31" chart:label-cell-address="'open-close'.N23:'open-close'.N23" chart:class="chart:line">
            <chart:data-point chart:repeated="10"/>
          </chart:series>
          <chart:series chart:style-name="ch14" chart:values-cell-range-address="'open-close'.B32:'open-close'.B41" chart:label-cell-address="'open-close'.N32:'open-close'.N32" chart:class="chart:line">
            <chart:data-point chart:repeated="10"/>
          </chart:series>
          <chart:series chart:style-name="ch15" chart:values-cell-range-address="'open-close'.B42:'open-close'.B51" chart:label-cell-address="'open-close'.N42:'open-close'.N42" chart:class="chart:line">
            <chart:data-point chart:repeated="10"/>
          </chart:series>
          <chart:series chart:style-name="ch16" chart:values-cell-range-address="'open-close'.B52:'open-close'.B61" chart:label-cell-address="'open-close'.N52:'open-close'.N52" chart:class="chart:line">
            <chart:data-point chart:repeated="10"/>
          </chart:series>
          <chart:series chart:style-name="ch17" chart:values-cell-range-address="'open-close'.B62:'open-close'.B71" chart:label-cell-address="'open-close'.N62:'open-close'.N62" chart:class="chart:line">
            <chart:data-point chart:repeated="10"/>
          </chart:series>
          <chart:series chart:style-name="ch18" chart:values-cell-range-address="'open-close'.B72:'open-close'.B81" chart:label-cell-address="'open-close'.N72:'open-close'.N72" chart:class="chart:line">
            <chart:data-point chart:repeated="10"/>
          </chart:series>
          <chart:series chart:style-name="ch19" chart:values-cell-range-address="'open-close'.B82:'open-close'.B91" chart:label-cell-address="'open-close'.N82:'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N2:'open-close'.N2">Threads=1/delay=0ms</text:p>
              </table:table-cell>
              <table:table-cell office:value-type="string">
                <text:p text:id="'open-close'.N12:'open-close'.N12">Threads=1/delay=10ms</text:p>
              </table:table-cell>
              <table:table-cell office:value-type="string">
                <text:p text:id="'open-close'.N23:'open-close'.N23">Threads=1/delay=20ms</text:p>
              </table:table-cell>
              <table:table-cell office:value-type="string">
                <text:p text:id="'open-close'.N32:'open-close'.N32">Threads=2/delay=0ms</text:p>
              </table:table-cell>
              <table:table-cell office:value-type="string">
                <text:p text:id="'open-close'.N42:'open-close'.N42">Threads=2/delay=10ms</text:p>
              </table:table-cell>
              <table:table-cell office:value-type="string">
                <text:p text:id="'open-close'.N52:'open-close'.N52">Threads=2/delay=20ms</text:p>
              </table:table-cell>
              <table:table-cell office:value-type="string">
                <text:p text:id="'open-close'.N62:'open-close'.N62">Threads=3/delay=0ms</text:p>
              </table:table-cell>
              <table:table-cell office:value-type="string">
                <text:p text:id="'open-close'.N72:'open-close'.N72">Threads=3/delay=10ms</text:p>
              </table:table-cell>
              <table:table-cell office:value-type="string">
                <text:p text:id="'open-close'.N82:'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1.99">
                <text:p text:id="'open-close'.B2:'open-close'.B11">1.99</text:p>
              </table:table-cell>
              <table:table-cell office:value-type="float" office:value="1.601">
                <text:p text:id="'open-close'.B12:'open-close'.B21">1.601</text:p>
              </table:table-cell>
              <table:table-cell office:value-type="float" office:value="1.541">
                <text:p text:id="'open-close'.B22:'open-close'.B31">1.541</text:p>
              </table:table-cell>
              <table:table-cell office:value-type="float" office:value="1.516">
                <text:p text:id="'open-close'.B32:'open-close'.B41">1.516</text:p>
              </table:table-cell>
              <table:table-cell office:value-type="float" office:value="1.453">
                <text:p text:id="'open-close'.B42:'open-close'.B51">1.453</text:p>
              </table:table-cell>
              <table:table-cell office:value-type="float" office:value="1.46">
                <text:p text:id="'open-close'.B52:'open-close'.B61">1.46</text:p>
              </table:table-cell>
              <table:table-cell office:value-type="float" office:value="1.529">
                <text:p text:id="'open-close'.B62:'open-close'.B71">1.529</text:p>
              </table:table-cell>
              <table:table-cell office:value-type="float" office:value="1.536">
                <text:p text:id="'open-close'.B72:'open-close'.B81">1.536</text:p>
              </table:table-cell>
              <table:table-cell office:value-type="float" office:value="1.499">
                <text:p text:id="'open-close'.B82:'open-close'.B91">1.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2.391">
                <text:p>2.391</text:p>
              </table:table-cell>
              <table:table-cell office:value-type="float" office:value="2.108">
                <text:p>2.108</text:p>
              </table:table-cell>
              <table:table-cell office:value-type="float" office:value="3.021">
                <text:p>3.021</text:p>
              </table:table-cell>
              <table:table-cell office:value-type="float" office:value="2.042">
                <text:p>2.042</text:p>
              </table:table-cell>
              <table:table-cell office:value-type="float" office:value="1.969">
                <text:p>1.969</text:p>
              </table:table-cell>
              <table:table-cell office:value-type="float" office:value="2.579">
                <text:p>2.579</text:p>
              </table:table-cell>
              <table:table-cell office:value-type="float" office:value="2.083">
                <text:p>2.083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64">
                <text:p>17.764</text:p>
              </table:table-cell>
              <table:table-cell office:value-type="float" office:value="4.558">
                <text:p>4.558</text:p>
              </table:table-cell>
              <table:table-cell office:value-type="float" office:value="3.816">
                <text:p>3.816</text:p>
              </table:table-cell>
              <table:table-cell office:value-type="float" office:value="9.036">
                <text:p>9.036</text:p>
              </table:table-cell>
              <table:table-cell office:value-type="float" office:value="3.801">
                <text:p>3.801</text:p>
              </table:table-cell>
              <table:table-cell office:value-type="float" office:value="3.246">
                <text:p>3.246</text:p>
              </table:table-cell>
              <table:table-cell office:value-type="float" office:value="6.916">
                <text:p>6.916</text:p>
              </table:table-cell>
              <table:table-cell office:value-type="float" office:value="3.518">
                <text:p>3.518</text:p>
              </table:table-cell>
              <table:table-cell office:value-type="float" office:value="3.147">
                <text:p>3.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14">
                <text:p>57.14</text:p>
              </table:table-cell>
              <table:table-cell office:value-type="float" office:value="11.432">
                <text:p>11.432</text:p>
              </table:table-cell>
              <table:table-cell office:value-type="float" office:value="8.17">
                <text:p>8.17</text:p>
              </table:table-cell>
              <table:table-cell office:value-type="float" office:value="18.971">
                <text:p>18.971</text:p>
              </table:table-cell>
              <table:table-cell office:value-type="float" office:value="8.96">
                <text:p>8.96</text:p>
              </table:table-cell>
              <table:table-cell office:value-type="float" office:value="6.92">
                <text:p>6.92</text:p>
              </table:table-cell>
              <table:table-cell office:value-type="float" office:value="16.732">
                <text:p>16.732</text:p>
              </table:table-cell>
              <table:table-cell office:value-type="float" office:value="7.953">
                <text:p>7.953</text:p>
              </table:table-cell>
              <table:table-cell office:value-type="float" office:value="6.604">
                <text:p>6.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.842">
                <text:p>109.842</text:p>
              </table:table-cell>
              <table:table-cell office:value-type="float" office:value="33.536">
                <text:p>33.536</text:p>
              </table:table-cell>
              <table:table-cell office:value-type="float" office:value="23.726">
                <text:p>23.726</text:p>
              </table:table-cell>
              <table:table-cell office:value-type="float" office:value="37.743">
                <text:p>37.743</text:p>
              </table:table-cell>
              <table:table-cell office:value-type="float" office:value="17.173">
                <text:p>17.173</text:p>
              </table:table-cell>
              <table:table-cell office:value-type="float" office:value="16.024">
                <text:p>16.024</text:p>
              </table:table-cell>
              <table:table-cell office:value-type="float" office:value="31.623">
                <text:p>31.623</text:p>
              </table:table-cell>
              <table:table-cell office:value-type="float" office:value="16.438">
                <text:p>16.438</text:p>
              </table:table-cell>
              <table:table-cell office:value-type="float" office:value="15.169">
                <text:p>15.1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.134">
                <text:p>163.134</text:p>
              </table:table-cell>
              <table:table-cell office:value-type="float" office:value="66.545">
                <text:p>66.545</text:p>
              </table:table-cell>
              <table:table-cell office:value-type="float" office:value="53.246">
                <text:p>53.246</text:p>
              </table:table-cell>
              <table:table-cell office:value-type="float" office:value="68.853">
                <text:p>68.853</text:p>
              </table:table-cell>
              <table:table-cell office:value-type="float" office:value="33.209">
                <text:p>33.209</text:p>
              </table:table-cell>
              <table:table-cell office:value-type="float" office:value="29.697">
                <text:p>29.697</text:p>
              </table:table-cell>
              <table:table-cell office:value-type="float" office:value="51.353">
                <text:p>51.353</text:p>
              </table:table-cell>
              <table:table-cell office:value-type="float" office:value="27.259">
                <text:p>27.259</text:p>
              </table:table-cell>
              <table:table-cell office:value-type="float" office:value="26.121">
                <text:p>26.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6.455">
                <text:p>216.455</text:p>
              </table:table-cell>
              <table:table-cell office:value-type="float" office:value="102.11">
                <text:p>102.11</text:p>
              </table:table-cell>
              <table:table-cell office:value-type="float" office:value="84.829">
                <text:p>84.829</text:p>
              </table:table-cell>
              <table:table-cell office:value-type="float" office:value="102.947">
                <text:p>102.947</text:p>
              </table:table-cell>
              <table:table-cell office:value-type="float" office:value="56.365">
                <text:p>56.365</text:p>
              </table:table-cell>
              <table:table-cell office:value-type="float" office:value="50.853">
                <text:p>50.853</text:p>
              </table:table-cell>
              <table:table-cell office:value-type="float" office:value="76.517">
                <text:p>76.517</text:p>
              </table:table-cell>
              <table:table-cell office:value-type="float" office:value="43.371">
                <text:p>43.371</text:p>
              </table:table-cell>
              <table:table-cell office:value-type="float" office:value="40.298">
                <text:p>40.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.229">
                <text:p>270.229</text:p>
              </table:table-cell>
              <table:table-cell office:value-type="float" office:value="136.218">
                <text:p>136.218</text:p>
              </table:table-cell>
              <table:table-cell office:value-type="float" office:value="118.394">
                <text:p>118.394</text:p>
              </table:table-cell>
              <table:table-cell office:value-type="float" office:value="141.534">
                <text:p>141.534</text:p>
              </table:table-cell>
              <table:table-cell office:value-type="float" office:value="81.756">
                <text:p>81.756</text:p>
              </table:table-cell>
              <table:table-cell office:value-type="float" office:value="75.784">
                <text:p>75.784</text:p>
              </table:table-cell>
              <table:table-cell office:value-type="float" office:value="104.95">
                <text:p>104.95</text:p>
              </table:table-cell>
              <table:table-cell office:value-type="float" office:value="63.032">
                <text:p>63.032</text:p>
              </table:table-cell>
              <table:table-cell office:value-type="float" office:value="60.049">
                <text:p>60.0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.432">
                <text:p>320.432</text:p>
              </table:table-cell>
              <table:table-cell office:value-type="float" office:value="171.245">
                <text:p>171.245</text:p>
              </table:table-cell>
              <table:table-cell office:value-type="float" office:value="150.057">
                <text:p>150.057</text:p>
              </table:table-cell>
              <table:table-cell office:value-type="float" office:value="179.687">
                <text:p>179.687</text:p>
              </table:table-cell>
              <table:table-cell office:value-type="float" office:value="111.324">
                <text:p>111.324</text:p>
              </table:table-cell>
              <table:table-cell office:value-type="float" office:value="102.021">
                <text:p>102.021</text:p>
              </table:table-cell>
              <table:table-cell office:value-type="float" office:value="137.921">
                <text:p>137.921</text:p>
              </table:table-cell>
              <table:table-cell office:value-type="float" office:value="85.631">
                <text:p>85.631</text:p>
              </table:table-cell>
              <table:table-cell office:value-type="float" office:value="82.779">
                <text:p>82.7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5.79">
                <text:p>375.79</text:p>
              </table:table-cell>
              <table:table-cell office:value-type="float" office:value="206.475">
                <text:p>206.475</text:p>
              </table:table-cell>
              <table:table-cell office:value-type="float" office:value="180.934">
                <text:p>180.934</text:p>
              </table:table-cell>
              <table:table-cell office:value-type="float" office:value="218.318">
                <text:p>218.318</text:p>
              </table:table-cell>
              <table:table-cell office:value-type="float" office:value="140.997">
                <text:p>140.997</text:p>
              </table:table-cell>
              <table:table-cell office:value-type="float" office:value="131.602">
                <text:p>131.602</text:p>
              </table:table-cell>
              <table:table-cell office:value-type="float" office:value="171.643">
                <text:p>171.643</text:p>
              </table:table-cell>
              <table:table-cell office:value-type="float" office:value="112.68">
                <text:p>112.68</text:p>
              </table:table-cell>
              <table:table-cell office:value-type="float" office:value="107.249">
                <text:p>107.2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5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5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5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5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5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5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5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." chart:class="chart:line" chart:style-name="ch1">
        <chart:title svg:x="9.236cm" svg:y="0.262cm" chart:style-name="ch2">
          <text:p>tx_begin() average elapsed time</text:p>
        </chart:title>
        <chart:subtitle svg:x="9.54cm" svg:y="1.107cm" chart:style-name="ch3">
          <text:p>[no open/close for every transaction]</text:p>
        </chart:subtitle>
        <chart:legend chart:legend-position="end" svg:x="21.046cm" svg:y="4.718cm" chart:style-name="ch4"/>
        <chart:plot-area chart:style-name="ch5" table:cell-range-address="'no open-close'.A2:'no open-close'.A11 'no open-close'.N2:'no open-close'.N2 'no open-close'.D2:'no open-close'.D91 'no open-close'.N12:'no open-close'.N12 'no open-close'.N23:'no open-close'.N23 'no open-close'.N32:'no open-close'.N32 'no open-close'.N42:'no open-close'.N42 'no open-close'.N52:'no open-close'.N52 'no open-close'.N62:'no open-close'.N62 'no open-close'.N72:'no open-close'.N72 'no open-close'.N82:'no open-close'.N82" chart:data-source-has-labels="both" svg:x="0.82cm" svg:y="1.713cm" svg:width="19.334cm" svg:height="11.248cm">
          <chart:axis chart:dimension="x" chart:name="primary-x" chart:style-name="ch6">
            <chart:title svg:x="9.143cm" svg:y="12.405cm" chart:style-name="ch7">
              <text:p>Number of clients</text:p>
            </chart:title>
            <chart:categories table:cell-range-address="'no open-close'.A2:'no open-close'.A11"/>
          </chart:axis>
          <chart:axis chart:dimension="y" chart:name="primary-y" chart:style-name="ch8">
            <chart:title svg:x="0.196cm" svg:y="8.422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no open-close'.D2:'no open-close'.D11" chart:label-cell-address="'no open-close'.N2:'no open-close'.N2" chart:class="chart:line">
            <chart:data-point chart:repeated="10"/>
          </chart:series>
          <chart:series chart:style-name="ch12" chart:values-cell-range-address="'no open-close'.D12:'no open-close'.D21" chart:label-cell-address="'no open-close'.N12:'no open-close'.N12" chart:class="chart:line">
            <chart:data-point chart:repeated="10"/>
          </chart:series>
          <chart:series chart:style-name="ch13" chart:values-cell-range-address="'no open-close'.D22:'no open-close'.D31" chart:label-cell-address="'no open-close'.N23:'no open-close'.N23" chart:class="chart:line">
            <chart:data-point chart:repeated="10"/>
          </chart:series>
          <chart:series chart:style-name="ch14" chart:values-cell-range-address="'no open-close'.D32:'no open-close'.D41" chart:label-cell-address="'no open-close'.N32:'no open-close'.N32" chart:class="chart:line">
            <chart:data-point chart:repeated="10"/>
          </chart:series>
          <chart:series chart:style-name="ch15" chart:values-cell-range-address="'no open-close'.D42:'no open-close'.D51" chart:label-cell-address="'no open-close'.N42:'no open-close'.N42" chart:class="chart:line">
            <chart:data-point chart:repeated="10"/>
          </chart:series>
          <chart:series chart:style-name="ch16" chart:values-cell-range-address="'no open-close'.D52:'no open-close'.D61" chart:label-cell-address="'no open-close'.N52:'no open-close'.N52" chart:class="chart:line">
            <chart:data-point chart:repeated="10"/>
          </chart:series>
          <chart:series chart:style-name="ch17" chart:values-cell-range-address="'no open-close'.D62:'no open-close'.D71" chart:label-cell-address="'no open-close'.N62:'no open-close'.N62" chart:class="chart:line">
            <chart:data-point chart:repeated="10"/>
          </chart:series>
          <chart:series chart:style-name="ch18" chart:values-cell-range-address="'no open-close'.D72:'no open-close'.D81" chart:label-cell-address="'no open-close'.N72:'no open-close'.N72" chart:class="chart:line">
            <chart:data-point chart:repeated="10"/>
          </chart:series>
          <chart:series chart:style-name="ch19" chart:values-cell-range-address="'no open-close'.D82:'no open-close'.D91" chart:label-cell-address="'no open-close'.N82:'no 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open-close'.N2:'no open-close'.N2">Threads=1/delay=0ms</text:p>
              </table:table-cell>
              <table:table-cell office:value-type="string">
                <text:p text:id="'no open-close'.N12:'no open-close'.N12">Threads=1/delay=10ms</text:p>
              </table:table-cell>
              <table:table-cell office:value-type="string">
                <text:p text:id="'no open-close'.N23:'no open-close'.N23">Threads=1/delay=20ms</text:p>
              </table:table-cell>
              <table:table-cell office:value-type="string">
                <text:p text:id="'no open-close'.N32:'no open-close'.N32">Threads=2/delay=0ms</text:p>
              </table:table-cell>
              <table:table-cell office:value-type="string">
                <text:p text:id="'no open-close'.N42:'no open-close'.N42">Threads=2/delay=10ms</text:p>
              </table:table-cell>
              <table:table-cell office:value-type="string">
                <text:p text:id="'no open-close'.N52:'no open-close'.N52">Threads=2/delay=20ms</text:p>
              </table:table-cell>
              <table:table-cell office:value-type="string">
                <text:p text:id="'no open-close'.N62:'no open-close'.N62">Threads=3/delay=0ms</text:p>
              </table:table-cell>
              <table:table-cell office:value-type="string">
                <text:p text:id="'no open-close'.N72:'no open-close'.N72">Threads=3/delay=10ms</text:p>
              </table:table-cell>
              <table:table-cell office:value-type="string">
                <text:p text:id="'no open-close'.N82:'no 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no open-close'.A2:'no open-close'.A11">10</text:p>
              </table:table-cell>
              <table:table-cell office:value-type="float" office:value="2.225">
                <text:p text:id="'no open-close'.D2:'no open-close'.D11">2.225</text:p>
              </table:table-cell>
              <table:table-cell office:value-type="float" office:value="1.365">
                <text:p text:id="'no open-close'.D12:'no open-close'.D21">1.365</text:p>
              </table:table-cell>
              <table:table-cell office:value-type="float" office:value="1.347">
                <text:p text:id="'no open-close'.D22:'no open-close'.D31">1.347</text:p>
              </table:table-cell>
              <table:table-cell office:value-type="float" office:value="1.878">
                <text:p text:id="'no open-close'.D32:'no open-close'.D41">1.878</text:p>
              </table:table-cell>
              <table:table-cell office:value-type="float" office:value="1.298">
                <text:p text:id="'no open-close'.D42:'no open-close'.D51">1.298</text:p>
              </table:table-cell>
              <table:table-cell office:value-type="float" office:value="1.259">
                <text:p text:id="'no open-close'.D52:'no open-close'.D61">1.259</text:p>
              </table:table-cell>
              <table:table-cell office:value-type="float" office:value="1.924">
                <text:p text:id="'no open-close'.D62:'no open-close'.D71">1.924</text:p>
              </table:table-cell>
              <table:table-cell office:value-type="float" office:value="1.275">
                <text:p text:id="'no open-close'.D72:'no open-close'.D81">1.275</text:p>
              </table:table-cell>
              <table:table-cell office:value-type="float" office:value="1.237">
                <text:p text:id="'no open-close'.D82:'no open-close'.D91">1.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61">
                <text:p>3.761</text:p>
              </table:table-cell>
              <table:table-cell office:value-type="float" office:value="1.667">
                <text:p>1.667</text:p>
              </table:table-cell>
              <table:table-cell office:value-type="float" office:value="1.531">
                <text:p>1.531</text:p>
              </table:table-cell>
              <table:table-cell office:value-type="float" office:value="2.714">
                <text:p>2.714</text:p>
              </table:table-cell>
              <table:table-cell office:value-type="float" office:value="1.525">
                <text:p>1.525</text:p>
              </table:table-cell>
              <table:table-cell office:value-type="float" office:value="1.379">
                <text:p>1.379</text:p>
              </table:table-cell>
              <table:table-cell office:value-type="float" office:value="2.575">
                <text:p>2.575</text:p>
              </table:table-cell>
              <table:table-cell office:value-type="float" office:value="1.449">
                <text:p>1.449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833">
                <text:p>6.833</text:p>
              </table:table-cell>
              <table:table-cell office:value-type="float" office:value="2.131">
                <text:p>2.131</text:p>
              </table:table-cell>
              <table:table-cell office:value-type="float" office:value="1.944">
                <text:p>1.944</text:p>
              </table:table-cell>
              <table:table-cell office:value-type="float" office:value="4.678">
                <text:p>4.678</text:p>
              </table:table-cell>
              <table:table-cell office:value-type="float" office:value="1.879">
                <text:p>1.879</text:p>
              </table:table-cell>
              <table:table-cell office:value-type="float" office:value="1.774">
                <text:p>1.774</text:p>
              </table:table-cell>
              <table:table-cell office:value-type="float" office:value="4.637">
                <text:p>4.637</text:p>
              </table:table-cell>
              <table:table-cell office:value-type="float" office:value="1.862">
                <text:p>1.862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509">
                <text:p>12.509</text:p>
              </table:table-cell>
              <table:table-cell office:value-type="float" office:value="3.406">
                <text:p>3.406</text:p>
              </table:table-cell>
              <table:table-cell office:value-type="float" office:value="2.499">
                <text:p>2.499</text:p>
              </table:table-cell>
              <table:table-cell office:value-type="float" office:value="8.203">
                <text:p>8.203</text:p>
              </table:table-cell>
              <table:table-cell office:value-type="float" office:value="2.772">
                <text:p>2.772</text:p>
              </table:table-cell>
              <table:table-cell office:value-type="float" office:value="2.273">
                <text:p>2.273</text:p>
              </table:table-cell>
              <table:table-cell office:value-type="float" office:value="7.528">
                <text:p>7.528</text:p>
              </table:table-cell>
              <table:table-cell office:value-type="float" office:value="2.665">
                <text:p>2.665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85">
                <text:p>17.485</text:p>
              </table:table-cell>
              <table:table-cell office:value-type="float" office:value="5.092">
                <text:p>5.092</text:p>
              </table:table-cell>
              <table:table-cell office:value-type="float" office:value="3.307">
                <text:p>3.307</text:p>
              </table:table-cell>
              <table:table-cell office:value-type="float" office:value="11.527">
                <text:p>11.527</text:p>
              </table:table-cell>
              <table:table-cell office:value-type="float" office:value="4.384">
                <text:p>4.384</text:p>
              </table:table-cell>
              <table:table-cell office:value-type="float" office:value="3.513">
                <text:p>3.513</text:p>
              </table:table-cell>
              <table:table-cell office:value-type="float" office:value="12.543">
                <text:p>12.543</text:p>
              </table:table-cell>
              <table:table-cell office:value-type="float" office:value="4.265">
                <text:p>4.26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25">
                <text:p>23.25</text:p>
              </table:table-cell>
              <table:table-cell office:value-type="float" office:value="8.169">
                <text:p>8.169</text:p>
              </table:table-cell>
              <table:table-cell office:value-type="float" office:value="5.454">
                <text:p>5.454</text:p>
              </table:table-cell>
              <table:table-cell office:value-type="float" office:value="21.279">
                <text:p>21.279</text:p>
              </table:table-cell>
              <table:table-cell office:value-type="float" office:value="7.97">
                <text:p>7.97</text:p>
              </table:table-cell>
              <table:table-cell office:value-type="float" office:value="6.3">
                <text:p>6.3</text:p>
              </table:table-cell>
              <table:table-cell office:value-type="float" office:value="21.274">
                <text:p>21.274</text:p>
              </table:table-cell>
              <table:table-cell office:value-type="float" office:value="8.195">
                <text:p>8.195</text:p>
              </table:table-cell>
              <table:table-cell office:value-type="float" office:value="5.146">
                <text:p>5.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.954">
                <text:p>28.954</text:p>
              </table:table-cell>
              <table:table-cell office:value-type="float" office:value="15.886">
                <text:p>15.886</text:p>
              </table:table-cell>
              <table:table-cell office:value-type="float" office:value="10.059">
                <text:p>10.059</text:p>
              </table:table-cell>
              <table:table-cell office:value-type="float" office:value="28.222">
                <text:p>28.222</text:p>
              </table:table-cell>
              <table:table-cell office:value-type="float" office:value="16.073">
                <text:p>16.073</text:p>
              </table:table-cell>
              <table:table-cell office:value-type="float" office:value="8.893">
                <text:p>8.893</text:p>
              </table:table-cell>
              <table:table-cell office:value-type="float" office:value="28.452">
                <text:p>28.452</text:p>
              </table:table-cell>
              <table:table-cell office:value-type="float" office:value="14.211">
                <text:p>14.211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604">
                <text:p>34.604</text:p>
              </table:table-cell>
              <table:table-cell office:value-type="float" office:value="24.63">
                <text:p>24.63</text:p>
              </table:table-cell>
              <table:table-cell office:value-type="float" office:value="17.089">
                <text:p>17.089</text:p>
              </table:table-cell>
              <table:table-cell office:value-type="float" office:value="28.851">
                <text:p>28.851</text:p>
              </table:table-cell>
              <table:table-cell office:value-type="float" office:value="16.399">
                <text:p>16.399</text:p>
              </table:table-cell>
              <table:table-cell office:value-type="float" office:value="17.395">
                <text:p>17.395</text:p>
              </table:table-cell>
              <table:table-cell office:value-type="float" office:value="33.353">
                <text:p>33.353</text:p>
              </table:table-cell>
              <table:table-cell office:value-type="float" office:value="23.145">
                <text:p>23.145</text:p>
              </table:table-cell>
              <table:table-cell office:value-type="float" office:value="15.764">
                <text:p>15.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447">
                <text:p>41.447</text:p>
              </table:table-cell>
              <table:table-cell office:value-type="float" office:value="33.267">
                <text:p>33.267</text:p>
              </table:table-cell>
              <table:table-cell office:value-type="float" office:value="24.941">
                <text:p>24.941</text:p>
              </table:table-cell>
              <table:table-cell office:value-type="float" office:value="37.965">
                <text:p>37.965</text:p>
              </table:table-cell>
              <table:table-cell office:value-type="float" office:value="22.722">
                <text:p>22.722</text:p>
              </table:table-cell>
              <table:table-cell office:value-type="float" office:value="25.827">
                <text:p>25.827</text:p>
              </table:table-cell>
              <table:table-cell office:value-type="float" office:value="38.128">
                <text:p>38.128</text:p>
              </table:table-cell>
              <table:table-cell office:value-type="float" office:value="33.468">
                <text:p>33.468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671">
                <text:p>48.671</text:p>
              </table:table-cell>
              <table:table-cell office:value-type="float" office:value="46.992">
                <text:p>46.992</text:p>
              </table:table-cell>
              <table:table-cell office:value-type="float" office:value="35.495">
                <text:p>35.495</text:p>
              </table:table-cell>
              <table:table-cell office:value-type="float" office:value="50.418">
                <text:p>50.418</text:p>
              </table:table-cell>
              <table:table-cell office:value-type="float" office:value="49.507">
                <text:p>49.507</text:p>
              </table:table-cell>
              <table:table-cell office:value-type="float" office:value="35.473">
                <text:p>35.473</text:p>
              </table:table-cell>
              <table:table-cell office:value-type="float" office:value="49.176">
                <text:p>49.176</text:p>
              </table:table-cell>
              <table:table-cell office:value-type="float" office:value="46.138">
                <text:p>46.138</text:p>
              </table:table-cell>
              <table:table-cell office:value-type="float" office:value="30.334">
                <text:p>30.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05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05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05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05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05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05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05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05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42cm" svg:height="13.126cm" xlink:href=".." chart:class="chart:line" chart:style-name="ch1">
        <chart:title svg:x="9.037cm" svg:y="0.262cm" chart:style-name="ch2">
          <text:p>tx_commit() average elapsed time</text:p>
        </chart:title>
        <chart:subtitle svg:x="9.54cm" svg:y="1.107cm" chart:style-name="ch3">
          <text:p>[no open/close for every transaction]</text:p>
        </chart:subtitle>
        <chart:legend chart:legend-position="end" svg:x="21.046cm" svg:y="4.718cm" chart:style-name="ch4"/>
        <chart:plot-area chart:style-name="ch5" table:cell-range-address="'no open-close'.A2:'no open-close'.A11 'no open-close'.N2:'no open-close'.N2 'no open-close'.F2:'no open-close'.F91 'no open-close'.N12:'no open-close'.N12 'no open-close'.N23:'no open-close'.N23 'no open-close'.N32:'no open-close'.N32 'no open-close'.N42:'no open-close'.N42 'no open-close'.N52:'no open-close'.N52 'no open-close'.N62:'no open-close'.N62 'no open-close'.N72:'no open-close'.N72 'no open-close'.N82:'no open-close'.N82" chart:data-source-has-labels="both" svg:x="0.82cm" svg:y="1.713cm" svg:width="19.334cm" svg:height="11.248cm">
          <chart:axis chart:dimension="x" chart:name="primary-x" chart:style-name="ch6">
            <chart:title svg:x="9.144cm" svg:y="12.405cm" chart:style-name="ch7">
              <text:p>Number of clients</text:p>
            </chart:title>
            <chart:categories table:cell-range-address="'no open-close'.A2:'no open-close'.A11"/>
          </chart:axis>
          <chart:axis chart:dimension="y" chart:name="primary-y" chart:style-name="ch8">
            <chart:title svg:x="0.196cm" svg:y="8.421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no open-close'.F2:'no open-close'.F11" chart:label-cell-address="'no open-close'.N2:'no open-close'.N2" chart:class="chart:line">
            <chart:data-point chart:repeated="10"/>
          </chart:series>
          <chart:series chart:style-name="ch12" chart:values-cell-range-address="'no open-close'.F12:'no open-close'.F21" chart:label-cell-address="'no open-close'.N12:'no open-close'.N12" chart:class="chart:line">
            <chart:data-point chart:repeated="10"/>
          </chart:series>
          <chart:series chart:style-name="ch13" chart:values-cell-range-address="'no open-close'.F22:'no open-close'.F31" chart:label-cell-address="'no open-close'.N23:'no open-close'.N23" chart:class="chart:line">
            <chart:data-point chart:repeated="10"/>
          </chart:series>
          <chart:series chart:style-name="ch14" chart:values-cell-range-address="'no open-close'.F32:'no open-close'.F41" chart:label-cell-address="'no open-close'.N32:'no open-close'.N32" chart:class="chart:line">
            <chart:data-point chart:repeated="10"/>
          </chart:series>
          <chart:series chart:style-name="ch15" chart:values-cell-range-address="'no open-close'.F42:'no open-close'.F51" chart:label-cell-address="'no open-close'.N42:'no open-close'.N42" chart:class="chart:line">
            <chart:data-point chart:repeated="10"/>
          </chart:series>
          <chart:series chart:style-name="ch16" chart:values-cell-range-address="'no open-close'.F52:'no open-close'.F61" chart:label-cell-address="'no open-close'.N52:'no open-close'.N52" chart:class="chart:line">
            <chart:data-point chart:repeated="10"/>
          </chart:series>
          <chart:series chart:style-name="ch17" chart:values-cell-range-address="'no open-close'.F62:'no open-close'.F71" chart:label-cell-address="'no open-close'.N62:'no open-close'.N62" chart:class="chart:line">
            <chart:data-point chart:repeated="10"/>
          </chart:series>
          <chart:series chart:style-name="ch18" chart:values-cell-range-address="'no open-close'.F72:'no open-close'.F81" chart:label-cell-address="'no open-close'.N72:'no open-close'.N72" chart:class="chart:line">
            <chart:data-point chart:repeated="10"/>
          </chart:series>
          <chart:series chart:style-name="ch19" chart:values-cell-range-address="'no open-close'.F82:'no open-close'.F91" chart:label-cell-address="'no open-close'.N82:'no 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open-close'.N2:'no open-close'.N2">Threads=1/delay=0ms</text:p>
              </table:table-cell>
              <table:table-cell office:value-type="string">
                <text:p text:id="'no open-close'.N12:'no open-close'.N12">Threads=1/delay=10ms</text:p>
              </table:table-cell>
              <table:table-cell office:value-type="string">
                <text:p text:id="'no open-close'.N23:'no open-close'.N23">Threads=1/delay=20ms</text:p>
              </table:table-cell>
              <table:table-cell office:value-type="string">
                <text:p text:id="'no open-close'.N32:'no open-close'.N32">Threads=2/delay=0ms</text:p>
              </table:table-cell>
              <table:table-cell office:value-type="string">
                <text:p text:id="'no open-close'.N42:'no open-close'.N42">Threads=2/delay=10ms</text:p>
              </table:table-cell>
              <table:table-cell office:value-type="string">
                <text:p text:id="'no open-close'.N52:'no open-close'.N52">Threads=2/delay=20ms</text:p>
              </table:table-cell>
              <table:table-cell office:value-type="string">
                <text:p text:id="'no open-close'.N62:'no open-close'.N62">Threads=3/delay=0ms</text:p>
              </table:table-cell>
              <table:table-cell office:value-type="string">
                <text:p text:id="'no open-close'.N72:'no open-close'.N72">Threads=3/delay=10ms</text:p>
              </table:table-cell>
              <table:table-cell office:value-type="string">
                <text:p text:id="'no open-close'.N82:'no 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no open-close'.A2:'no open-close'.A11">10</text:p>
              </table:table-cell>
              <table:table-cell office:value-type="float" office:value="4.014">
                <text:p text:id="'no open-close'.F2:'no open-close'.F11">4.014</text:p>
              </table:table-cell>
              <table:table-cell office:value-type="float" office:value="2.338">
                <text:p text:id="'no open-close'.F12:'no open-close'.F21">2.338</text:p>
              </table:table-cell>
              <table:table-cell office:value-type="float" office:value="2.182">
                <text:p text:id="'no open-close'.F22:'no open-close'.F31">2.182</text:p>
              </table:table-cell>
              <table:table-cell office:value-type="float" office:value="3.259">
                <text:p text:id="'no open-close'.F32:'no open-close'.F41">3.259</text:p>
              </table:table-cell>
              <table:table-cell office:value-type="float" office:value="2.305">
                <text:p text:id="'no open-close'.F42:'no open-close'.F51">2.305</text:p>
              </table:table-cell>
              <table:table-cell office:value-type="float" office:value="2.238">
                <text:p text:id="'no open-close'.F52:'no open-close'.F61">2.238</text:p>
              </table:table-cell>
              <table:table-cell office:value-type="float" office:value="3.479">
                <text:p text:id="'no open-close'.F62:'no open-close'.F71">3.479</text:p>
              </table:table-cell>
              <table:table-cell office:value-type="float" office:value="2.449">
                <text:p text:id="'no open-close'.F72:'no open-close'.F81">2.449</text:p>
              </table:table-cell>
              <table:table-cell office:value-type="float" office:value="2.313">
                <text:p text:id="'no open-close'.F82:'no open-close'.F91">2.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45">
                <text:p>7.145</text:p>
              </table:table-cell>
              <table:table-cell office:value-type="float" office:value="2.558">
                <text:p>2.558</text:p>
              </table:table-cell>
              <table:table-cell office:value-type="float" office:value="2.433">
                <text:p>2.433</text:p>
              </table:table-cell>
              <table:table-cell office:value-type="float" office:value="5.016">
                <text:p>5.016</text:p>
              </table:table-cell>
              <table:table-cell office:value-type="float" office:value="2.478">
                <text:p>2.478</text:p>
              </table:table-cell>
              <table:table-cell office:value-type="float" office:value="2.261">
                <text:p>2.261</text:p>
              </table:table-cell>
              <table:table-cell office:value-type="float" office:value="4.827">
                <text:p>4.827</text:p>
              </table:table-cell>
              <table:table-cell office:value-type="float" office:value="2.519">
                <text:p>2.519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33">
                <text:p>13.133</text:p>
              </table:table-cell>
              <table:table-cell office:value-type="float" office:value="3.199">
                <text:p>3.199</text:p>
              </table:table-cell>
              <table:table-cell office:value-type="float" office:value="2.924">
                <text:p>2.924</text:p>
              </table:table-cell>
              <table:table-cell office:value-type="float" office:value="8.613">
                <text:p>8.613</text:p>
              </table:table-cell>
              <table:table-cell office:value-type="float" office:value="3.013">
                <text:p>3.013</text:p>
              </table:table-cell>
              <table:table-cell office:value-type="float" office:value="2.764">
                <text:p>2.764</text:p>
              </table:table-cell>
              <table:table-cell office:value-type="float" office:value="8.659">
                <text:p>8.659</text:p>
              </table:table-cell>
              <table:table-cell office:value-type="float" office:value="3.058">
                <text:p>3.058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243">
                <text:p>21.243</text:p>
              </table:table-cell>
              <table:table-cell office:value-type="float" office:value="4.672">
                <text:p>4.672</text:p>
              </table:table-cell>
              <table:table-cell office:value-type="float" office:value="3.872">
                <text:p>3.872</text:p>
              </table:table-cell>
              <table:table-cell office:value-type="float" office:value="14.692">
                <text:p>14.692</text:p>
              </table:table-cell>
              <table:table-cell office:value-type="float" office:value="4.296">
                <text:p>4.296</text:p>
              </table:table-cell>
              <table:table-cell office:value-type="float" office:value="3.645">
                <text:p>3.645</text:p>
              </table:table-cell>
              <table:table-cell office:value-type="float" office:value="14.646">
                <text:p>14.646</text:p>
              </table:table-cell>
              <table:table-cell office:value-type="float" office:value="4.179">
                <text:p>4.179</text:p>
              </table:table-cell>
              <table:table-cell office:value-type="float" office:value="3.843">
                <text:p>3.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769">
                <text:p>27.769</text:p>
              </table:table-cell>
              <table:table-cell office:value-type="float" office:value="7.505">
                <text:p>7.505</text:p>
              </table:table-cell>
              <table:table-cell office:value-type="float" office:value="5.384">
                <text:p>5.384</text:p>
              </table:table-cell>
              <table:table-cell office:value-type="float" office:value="20.524">
                <text:p>20.524</text:p>
              </table:table-cell>
              <table:table-cell office:value-type="float" office:value="6.085">
                <text:p>6.085</text:p>
              </table:table-cell>
              <table:table-cell office:value-type="float" office:value="5.269">
                <text:p>5.269</text:p>
              </table:table-cell>
              <table:table-cell office:value-type="float" office:value="21.267">
                <text:p>21.267</text:p>
              </table:table-cell>
              <table:table-cell office:value-type="float" office:value="6.932">
                <text:p>6.932</text:p>
              </table:table-cell>
              <table:table-cell office:value-type="float" office:value="5.583">
                <text:p>5.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12">
                <text:p>35.12</text:p>
              </table:table-cell>
              <table:table-cell office:value-type="float" office:value="13.842">
                <text:p>13.842</text:p>
              </table:table-cell>
              <table:table-cell office:value-type="float" office:value="9.259">
                <text:p>9.259</text:p>
              </table:table-cell>
              <table:table-cell office:value-type="float" office:value="32.757">
                <text:p>32.757</text:p>
              </table:table-cell>
              <table:table-cell office:value-type="float" office:value="13.56">
                <text:p>13.56</text:p>
              </table:table-cell>
              <table:table-cell office:value-type="float" office:value="8.407">
                <text:p>8.407</text:p>
              </table:table-cell>
              <table:table-cell office:value-type="float" office:value="31.783">
                <text:p>31.783</text:p>
              </table:table-cell>
              <table:table-cell office:value-type="float" office:value="13.395">
                <text:p>13.395</text:p>
              </table:table-cell>
              <table:table-cell office:value-type="float" office:value="8.964">
                <text:p>8.9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.536">
                <text:p>42.536</text:p>
              </table:table-cell>
              <table:table-cell office:value-type="float" office:value="25.907">
                <text:p>25.907</text:p>
              </table:table-cell>
              <table:table-cell office:value-type="float" office:value="17.045">
                <text:p>17.045</text:p>
              </table:table-cell>
              <table:table-cell office:value-type="float" office:value="41.716">
                <text:p>41.716</text:p>
              </table:table-cell>
              <table:table-cell office:value-type="float" office:value="25.47">
                <text:p>25.47</text:p>
              </table:table-cell>
              <table:table-cell office:value-type="float" office:value="12.026">
                <text:p>12.026</text:p>
              </table:table-cell>
              <table:table-cell office:value-type="float" office:value="41.651">
                <text:p>41.651</text:p>
              </table:table-cell>
              <table:table-cell office:value-type="float" office:value="21.517">
                <text:p>21.517</text:p>
              </table:table-cell>
              <table:table-cell office:value-type="float" office:value="18.131">
                <text:p>18.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.185">
                <text:p>50.185</text:p>
              </table:table-cell>
              <table:table-cell office:value-type="float" office:value="36.884">
                <text:p>36.884</text:p>
              </table:table-cell>
              <table:table-cell office:value-type="float" office:value="27.668">
                <text:p>27.668</text:p>
              </table:table-cell>
              <table:table-cell office:value-type="float" office:value="42.03">
                <text:p>42.03</text:p>
              </table:table-cell>
              <table:table-cell office:value-type="float" office:value="22.665">
                <text:p>22.665</text:p>
              </table:table-cell>
              <table:table-cell office:value-type="float" office:value="28.001">
                <text:p>28.001</text:p>
              </table:table-cell>
              <table:table-cell office:value-type="float" office:value="49.413">
                <text:p>49.413</text:p>
              </table:table-cell>
              <table:table-cell office:value-type="float" office:value="34.783">
                <text:p>34.783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.975">
                <text:p>58.975</text:p>
              </table:table-cell>
              <table:table-cell office:value-type="float" office:value="48.456">
                <text:p>48.456</text:p>
              </table:table-cell>
              <table:table-cell office:value-type="float" office:value="38.498">
                <text:p>38.498</text:p>
              </table:table-cell>
              <table:table-cell office:value-type="float" office:value="53.49">
                <text:p>53.49</text:p>
              </table:table-cell>
              <table:table-cell office:value-type="float" office:value="30.393">
                <text:p>30.393</text:p>
              </table:table-cell>
              <table:table-cell office:value-type="float" office:value="39.442">
                <text:p>39.442</text:p>
              </table:table-cell>
              <table:table-cell office:value-type="float" office:value="51.604">
                <text:p>51.604</text:p>
              </table:table-cell>
              <table:table-cell office:value-type="float" office:value="48.541">
                <text:p>48.541</text:p>
              </table:table-cell>
              <table:table-cell office:value-type="float" office:value="34.376">
                <text:p>34.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.552">
                <text:p>68.552</text:p>
              </table:table-cell>
              <table:table-cell office:value-type="float" office:value="66.511">
                <text:p>66.511</text:p>
              </table:table-cell>
              <table:table-cell office:value-type="float" office:value="51.708">
                <text:p>51.708</text:p>
              </table:table-cell>
              <table:table-cell office:value-type="float" office:value="70.721">
                <text:p>70.721</text:p>
              </table:table-cell>
              <table:table-cell office:value-type="float" office:value="69.47">
                <text:p>69.47</text:p>
              </table:table-cell>
              <table:table-cell office:value-type="float" office:value="51.658">
                <text:p>51.658</text:p>
              </table:table-cell>
              <table:table-cell office:value-type="float" office:value="69.163">
                <text:p>69.163</text:p>
              </table:table-cell>
              <table:table-cell office:value-type="float" office:value="65.16">
                <text:p>65.16</text:p>
              </table:table-cell>
              <table:table-cell office:value-type="float" office:value="44.03">
                <text:p>44.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